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7879EC091D2E76AB.png" manifest:media-type="image/pn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Arial"/>
    <style:font-face style:name="Arial" svg:font-family="Arial, Helvetica, sans-serif"/>
    <style:font-face style:name="Arial3" svg:font-family="Arial, Verdana"/>
    <style:font-face style:name="Arial2" svg:font-family="Arial, sans-serif"/>
    <style:font-face style:name="Georgia" svg:font-family="Georgia, Times, serif"/>
    <style:font-face style:name="Linux Libertine" svg:font-family="'Linux Libertine', Georgia, Times, serif"/>
    <style:font-face style:name="Lohit Devanagari1" svg:font-family="'Lohit Devanagari'"/>
    <style:font-face style:name="Lucida Grande" svg:font-family="'Lucida Grande', 'Lucida Sans', Arial, sans-serif"/>
    <style:font-face style:name="PT Sans" svg:font-family="'PT Sans', sans-serif"/>
    <style:font-face style:name="Symbol" svg:font-family="Symbol"/>
    <style:font-face style:name="Times New Roman1" svg:font-family="'Times New Roman'"/>
    <style:font-face style:name="arial1" svg:font-family="arial, helvetica, sans-serif"/>
    <style:font-face style:name="arial" svg:font-family="arial, sans-serif"/>
    <style:font-face style:name="inherit" svg:font-family="inherit"/>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cm" table:align="left"/>
    </style:style>
    <style:style style:name="Таблица1.A" style:family="table-column">
      <style:table-column-properties style:column-width="17cm"/>
    </style:style>
    <style:style style:name="Таблица1.A1" style:family="table-cell">
      <style:table-cell-properties fo:padding="0.049cm" fo:border="none"/>
    </style:style>
    <style:style style:name="Таблица3" style:family="table">
      <style:table-properties style:width="16cm" fo:margin-left="1cm" table:align="left"/>
    </style:style>
    <style:style style:name="Таблица3.A" style:family="table-column">
      <style:table-column-properties style:column-width="16cm"/>
    </style:style>
    <style:style style:name="Таблица3.A1" style:family="table-cell">
      <style:table-cell-properties style:vertical-align="middle" fo:background-color="#fff8dc" fo:padding="0.049cm" fo:border="0.05pt solid #eaecf0">
        <style:background-image/>
      </style:table-cell-properties>
    </style:style>
    <style:style style:name="Таблица4" style:family="table">
      <style:table-properties style:width="16cm" fo:margin-left="1cm" table:align="left"/>
    </style:style>
    <style:style style:name="Таблица4.A" style:family="table-column">
      <style:table-column-properties style:column-width="16cm"/>
    </style:style>
    <style:style style:name="Таблица4.A1" style:family="table-cell">
      <style:table-cell-properties style:vertical-align="middle" fo:background-color="#fff8dc" fo:padding="0.049cm" fo:border="0.05pt solid #eaecf0">
        <style:background-image/>
      </style:table-cell-properties>
    </style:style>
    <style:style style:name="Таблица5" style:family="table">
      <style:table-properties style:width="16cm" fo:margin-left="1cm" table:align="left"/>
    </style:style>
    <style:style style:name="Таблица5.A" style:family="table-column">
      <style:table-column-properties style:column-width="16cm"/>
    </style:style>
    <style:style style:name="Таблица5.A1" style:family="table-cell">
      <style:table-cell-properties style:vertical-align="middle" fo:background-color="#fff8dc" fo:padding="0.049cm" fo:border="0.05pt solid #eaecf0">
        <style:background-image/>
      </style:table-cell-properties>
    </style:style>
    <style:style style:name="Таблица6" style:family="table">
      <style:table-properties style:width="16cm" fo:margin-left="1cm" table:align="left"/>
    </style:style>
    <style:style style:name="Таблица6.A" style:family="table-column">
      <style:table-column-properties style:column-width="16cm"/>
    </style:style>
    <style:style style:name="Таблица6.A1" style:family="table-cell">
      <style:table-cell-properties style:vertical-align="middle" fo:background-color="#fff8dc" fo:padding="0.049cm" fo:border="0.05pt solid #eaecf0">
        <style:background-image/>
      </style:table-cell-properties>
    </style:style>
    <style:style style:name="Таблица7" style:family="table">
      <style:table-properties style:width="17cm" table:align="center"/>
    </style:style>
    <style:style style:name="Таблица7.A" style:family="table-column">
      <style:table-column-properties style:column-width="17cm"/>
    </style:style>
    <style:style style:name="Таблица7.A1" style:family="table-cell">
      <style:table-cell-properties style:vertical-align="middle" fo:padding="0cm" fo:border="none"/>
    </style:style>
    <style:style style:name="P1" style:family="paragraph" style:parent-style-name="Standard">
      <style:paragraph-properties fo:margin-left="0cm" fo:margin-right="0cm" fo:margin-top="0cm" fo:margin-bottom="0cm" loext:contextual-spacing="false" fo:line-height="150%" fo:text-indent="0cm" style:auto-text-indent="false"/>
      <style:text-properties style:font-name="Times New Roman" fo:font-size="14pt" style:font-size-asian="14pt" style:font-size-complex="14pt"/>
    </style:style>
    <style:style style:name="P2" style:family="paragraph" style:parent-style-name="Standard">
      <style:paragraph-properties fo:margin-left="0cm" fo:margin-right="0cm" fo:margin-top="0cm" fo:margin-bottom="0cm" loext:contextual-spacing="false" fo:line-height="150%" fo:text-indent="0cm" style:auto-text-indent="false"/>
      <style:text-properties style:font-name="Times New Roman" fo:font-size="14pt" officeooo:rsid="002321ca" officeooo:paragraph-rsid="002321ca" style:font-size-asian="14pt" style:font-size-complex="14pt"/>
    </style:style>
    <style:style style:name="P3" style:family="paragraph" style:parent-style-name="Standard">
      <style:paragraph-properties fo:margin-left="0cm" fo:margin-right="0cm" fo:margin-top="0cm" fo:margin-bottom="0cm" loext:contextual-spacing="false" fo:line-height="150%" fo:text-indent="1.251cm" style:auto-text-indent="false"/>
      <style:text-properties style:font-name="Times New Roman" fo:font-size="14pt" officeooo:rsid="002435b2" officeooo:paragraph-rsid="002435b2" style:font-size-asian="14pt" style:font-size-complex="14pt"/>
    </style:style>
    <style:style style:name="P4" style:family="paragraph" style:parent-style-name="Standard">
      <style:paragraph-properties fo:margin-left="0cm" fo:margin-right="0cm" fo:margin-top="0cm" fo:margin-bottom="0cm" loext:contextual-spacing="false" fo:line-height="150%" fo:text-indent="1.251cm" style:auto-text-indent="false"/>
      <style:text-properties officeooo:rsid="002435b2" officeooo:paragraph-rsid="002435b2"/>
    </style:style>
    <style:style style:name="P5" style:family="paragraph" style:parent-style-name="Text_20_body">
      <style:paragraph-properties style:line-height-at-least="0.529cm"/>
      <style:text-properties fo:font-variant="normal" fo:text-transform="none" fo:color="#555555" style:font-name="arial" fo:font-size="8.25pt" fo:font-style="normal" fo:font-weight="normal"/>
    </style:style>
    <style:style style:name="P6" style:family="paragraph" style:parent-style-name="Text_20_body">
      <style:text-properties fo:font-size="2pt" style:font-size-asian="2pt" style:font-size-complex="2pt"/>
    </style:style>
    <style:style style:name="P7" style:family="paragraph" style:parent-style-name="Text_20_body">
      <style:paragraph-properties fo:text-align="center" style:justify-single-word="false"/>
      <style:text-properties fo:text-transform="uppercase" fo:color="#555555" style:font-name="Lucida Grande" fo:font-size="8.25pt" fo:font-weight="normal"/>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b0080" style:text-line-through-style="none" style:text-line-through-type="none" fo:letter-spacing="normal" style:text-underline-style="none" style:text-blinking="false" fo:background-color="#f8f9fa" loext:padding="0.079cm" loext:border="0.06pt solid #c8ccd1"/>
    </style:style>
    <style:style style:name="P10"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Arial3" fo:font-size="9pt" fo:letter-spacing="normal" fo:font-style="normal" fo:font-weight="normal"/>
    </style:style>
    <style:style style:name="P11" style:family="paragraph" style:parent-style-name="Text_20_body">
      <style:paragraph-properties fo:margin-left="0cm" fo:margin-right="0cm" fo:margin-top="0.053cm" fo:margin-bottom="0.053cm" loext:contextual-spacing="false" fo:text-align="center" style:justify-single-word="false" fo:orphans="2" fo:widows="2" fo:text-indent="0cm" style:auto-text-indent="false"/>
      <style:text-properties fo:font-variant="normal" fo:text-transform="none" fo:color="#202122" fo:letter-spacing="normal" fo:background-color="#f8f9fa" loext:padding="0cm" loext:border="none"/>
    </style:style>
    <style:style style:name="P12" style:family="paragraph" style:parent-style-name="Text_20_body">
      <style:paragraph-properties fo:margin-left="0.079cm" fo:margin-right="0cm" fo:margin-top="0cm" fo:margin-bottom="0cm" loext:contextual-spacing="false" fo:text-align="start" style:justify-single-word="false" fo:orphans="2" fo:widows="2" fo:text-indent="0.397cm" style:auto-text-indent="false"/>
      <style:text-properties fo:font-variant="normal" fo:text-transform="none" fo:color="#202122" style:font-name="sans-serif" fo:font-size="9pt" fo:letter-spacing="normal" fo:font-style="normal" fo:font-weight="normal" fo:background-color="#f8f9fa" loext:padding="0cm" loext:border="none"/>
    </style:style>
    <style:style style:name="P13" style:family="paragraph" style:parent-style-name="Text_20_body">
      <style:paragraph-properties fo:margin-left="0cm" fo:margin-right="0cm" style:line-height-at-least="0.476cm" fo:text-align="justify" style:justify-single-word="false" fo:orphans="2" fo:widows="2" fo:text-indent="0.635cm" style:auto-text-indent="false"/>
      <style:text-properties fo:font-variant="normal" fo:text-transform="none" fo:color="#000000" fo:letter-spacing="normal"/>
    </style:style>
    <style:style style:name="P14" style:family="paragraph" style:parent-style-name="Text_20_body">
      <style:paragraph-properties fo:margin-left="0cm" fo:margin-right="0cm" style:line-height-at-least="0.476cm" fo:text-align="center" style:justify-single-word="false" fo:orphans="2" fo:widows="2" fo:text-indent="0.635cm" style:auto-text-indent="false"/>
      <style:text-properties fo:font-variant="normal" fo:text-transform="none" fo:color="#000000" fo:letter-spacing="normal"/>
    </style:style>
    <style:style style:name="P15" style:family="paragraph" style:parent-style-name="Text_20_body">
      <style:paragraph-properties fo:margin-left="0cm" fo:margin-right="0cm" style:line-height-at-least="0.476cm" fo:orphans="2" fo:widows="2" fo:text-indent="0.635cm" style:auto-text-indent="false"/>
      <style:text-properties fo:font-variant="normal" fo:text-transform="none" fo:color="#000000" fo:letter-spacing="normal"/>
    </style:style>
    <style:style style:name="P16" style:family="paragraph" style:parent-style-name="Text_20_body">
      <style:paragraph-properties fo:margin-left="0cm" fo:margin-right="0cm" fo:text-indent="12.952cm" style:auto-text-indent="false"/>
      <style:text-properties fo:font-size="2pt" style:font-size-asian="2pt" style:font-size-complex="2pt"/>
    </style:style>
    <style:style style:name="P17" style:family="paragraph" style:parent-style-name="Text_20_body">
      <style:paragraph-properties fo:margin-left="0cm" fo:margin-right="0.132cm" fo:text-indent="12.952cm" style:auto-text-indent="false"/>
      <style:text-properties fo:font-size="2pt" style:font-size-asian="2pt" style:font-size-complex="2pt"/>
    </style:style>
    <style:style style:name="P18" style:family="paragraph" style:parent-style-name="Text_20_body">
      <style:paragraph-properties fo:margin-left="0cm" fo:margin-right="0cm" fo:margin-top="0cm" fo:margin-bottom="0cm" loext:contextual-spacing="false" fo:line-height="150%" fo:text-align="center" style:justify-single-word="false" fo:text-indent="1.251cm" style:auto-text-indent="false"/>
      <style:text-properties style:text-position="0% 100%" style:font-name="Times New Roman" fo:font-size="14pt" fo:language="uk" fo:country="UA" officeooo:rsid="001466d4" style:font-size-asian="14pt" style:language-asian="zh" style:country-asian="CN" style:font-name-complex="Times New Roman2" style:font-size-complex="14pt" style:language-complex="ar" style:country-complex="none"/>
    </style:style>
    <style:style style:name="P19" style:family="paragraph" style:parent-style-name="Text_20_body">
      <style:paragraph-properties fo:margin-left="0cm" fo:margin-right="0cm" fo:margin-top="0cm" fo:margin-bottom="0cm" loext:contextual-spacing="false" fo:line-height="150%" fo:orphans="2" fo:widows="2" fo:text-indent="1.251cm" style:auto-text-indent="false"/>
      <style:text-properties fo:font-variant="normal" fo:text-transform="none" fo:color="#000000" style:font-name="Times New Roman" fo:font-size="14pt" fo:letter-spacing="normal" style:font-size-asian="14pt" style:font-size-complex="14pt" loext:padding="0cm" loext:border="none"/>
    </style:style>
    <style:style style:name="P20" style:family="paragraph" style:parent-style-name="Text_20_body">
      <style:paragraph-properties fo:margin-left="0cm" fo:margin-right="0cm" fo:margin-top="0cm" fo:margin-bottom="0cm" loext:contextual-spacing="false" fo:line-height="150%" fo:text-align="justify" style:justify-single-word="false" fo:orphans="2" fo:widows="2" fo:text-indent="1.251cm" style:auto-text-indent="false"/>
      <style:text-properties fo:font-variant="normal" fo:text-transform="none" fo:color="#000000" style:font-name="Times New Roman" fo:font-size="14pt" fo:letter-spacing="normal" style:font-size-asian="14pt" style:font-size-complex="14pt"/>
    </style:style>
    <style:style style:name="P21" style:family="paragraph" style:parent-style-name="Text_20_body">
      <style:paragraph-properties fo:margin-left="0cm" fo:margin-right="0cm" fo:margin-top="0cm" fo:margin-bottom="0cm" loext:contextual-spacing="false" fo:line-height="150%" fo:orphans="2" fo:widows="2" fo:text-indent="1.251cm" style:auto-text-indent="false"/>
      <style:text-properties fo:font-variant="normal" fo:text-transform="none" fo:color="#000000" style:font-name="Times New Roman" fo:font-size="14pt" fo:letter-spacing="normal" style:font-size-asian="14pt" style:font-size-complex="14pt"/>
    </style:style>
    <style:style style:name="P22" style:family="paragraph" style:parent-style-name="Text_20_body">
      <style:paragraph-properties fo:margin-left="0cm" fo:margin-right="0cm" fo:margin-top="0cm" fo:margin-bottom="0cm" loext:contextual-spacing="false" fo:line-height="150%" fo:text-indent="1.251cm" style:auto-text-indent="false"/>
      <style:text-properties fo:font-variant="normal" fo:text-transform="none" fo:color="#000000" style:font-name="Times New Roman" fo:font-size="14pt" fo:letter-spacing="normal" fo:font-style="normal" fo:font-weight="normal" officeooo:rsid="00299895" officeooo:paragraph-rsid="00299895" style:font-size-asian="14pt" style:font-size-complex="14pt"/>
    </style:style>
    <style:style style:name="P23" style:family="paragraph" style:parent-style-name="Text_20_body">
      <style:paragraph-properties fo:margin-left="0cm" fo:margin-right="0cm" fo:margin-top="0cm" fo:margin-bottom="0cm" loext:contextual-spacing="false" fo:line-height="150%" fo:text-align="justify" style:justify-single-word="false" fo:orphans="2" fo:widows="2" fo:text-indent="1.251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24" style:family="paragraph" style:parent-style-name="Text_20_body">
      <style:paragraph-properties fo:margin-left="0cm" fo:margin-right="0cm" fo:margin-top="0cm" fo:margin-bottom="0cm" loext:contextual-spacing="false" fo:line-height="150%" fo:orphans="2" fo:widows="2" fo:text-indent="1.251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25" style:family="paragraph" style:parent-style-name="Text_20_body">
      <style:paragraph-properties fo:margin-left="0cm" fo:margin-right="0cm" fo:margin-top="0cm" fo:margin-bottom="0cm" loext:contextual-spacing="false" fo:line-height="150%" fo:text-align="justify" style:justify-single-word="false" fo:orphans="2" fo:widows="2" fo:text-indent="1.251cm" style:auto-text-indent="false"/>
      <style:text-properties fo:font-variant="normal" fo:text-transform="none" fo:color="#666666" style:font-name="Times New Roman" fo:font-size="14pt" fo:letter-spacing="normal" fo:font-style="normal" fo:font-weight="normal" style:font-size-asian="14pt" style:font-size-complex="14pt"/>
    </style:style>
    <style:style style:name="P26" style:family="paragraph" style:parent-style-name="Text_20_body">
      <style:paragraph-properties fo:margin-left="0cm" fo:margin-right="0cm" fo:margin-top="0cm" fo:margin-bottom="0cm" loext:contextual-spacing="false" fo:line-height="150%" fo:orphans="2" fo:widows="2" fo:text-indent="1.251cm" style:auto-text-indent="false"/>
      <style:text-properties fo:font-variant="normal" fo:text-transform="none" fo:color="#888888" style:font-name="Times New Roman" fo:font-size="14pt" fo:letter-spacing="normal" fo:font-style="normal" fo:font-weight="normal" style:font-size-asian="14pt" style:font-size-complex="14pt" loext:padding="0cm" loext:border="none"/>
    </style:style>
    <style:style style:name="P27" style:family="paragraph" style:parent-style-name="Text_20_body">
      <style:paragraph-properties fo:margin-left="0cm" fo:margin-right="0cm" fo:margin-top="0cm" fo:margin-bottom="0cm" loext:contextual-spacing="false" fo:line-height="150%" fo:orphans="2" fo:widows="2" fo:text-indent="1.251cm" style:auto-text-indent="false"/>
      <style:text-properties fo:font-variant="normal" fo:text-transform="none" fo:color="#0087eb" style:text-line-through-style="none" style:text-line-through-type="none" style:font-name="Times New Roman" fo:font-size="14pt" fo:letter-spacing="normal" style:text-underline-style="none" style:text-blinking="false" style:font-size-asian="14pt" style:font-size-complex="14pt" loext:padding="0cm" loext:border="none"/>
    </style:style>
    <style:style style:name="P28" style:family="paragraph" style:parent-style-name="Text_20_body">
      <style:paragraph-properties fo:margin-left="0cm" fo:margin-right="0cm" fo:margin-top="0cm" fo:margin-bottom="0cm" loext:contextual-spacing="false" fo:line-height="150%" fo:text-align="center" style:justify-single-word="false" fo:orphans="2" fo:widows="2" fo:text-indent="1.251cm" style:auto-text-indent="false"/>
      <style:text-properties fo:font-variant="normal" fo:text-transform="none" fo:color="#0b0080" style:text-line-through-style="none" style:text-line-through-type="none" style:font-name="Times New Roman" fo:font-size="14pt" fo:letter-spacing="normal" style:text-underline-style="none" style:text-blinking="false" fo:background-color="#f8f9fa" style:font-size-asian="14pt" style:font-size-complex="14pt" loext:padding="0.079cm" loext:border="0.06pt solid #c8ccd1"/>
    </style:style>
    <style:style style:name="P29" style:family="paragraph" style:parent-style-name="Text_20_body">
      <style:paragraph-properties fo:margin-left="0cm" fo:margin-right="0cm" fo:margin-top="0cm" fo:margin-bottom="0cm" loext:contextual-spacing="false" fo:line-height="150%" fo:orphans="2" fo:widows="2" fo:text-indent="1.251cm" style:auto-text-indent="false"/>
      <style:text-properties fo:font-variant="normal" fo:text-transform="none" fo:color="#202122" style:font-name="Times New Roman" fo:font-size="14pt" fo:letter-spacing="normal" fo:font-style="normal" fo:font-weight="normal" style:font-size-asian="14pt" style:font-size-complex="14pt"/>
    </style:style>
    <style:style style:name="P30" style:family="paragraph" style:parent-style-name="Text_20_body">
      <style:paragraph-properties fo:margin-left="0cm" fo:margin-right="0cm" fo:margin-top="0cm" fo:margin-bottom="0cm" loext:contextual-spacing="false" fo:line-height="150%" fo:orphans="2" fo:widows="2" fo:text-indent="1.251cm" style:auto-text-indent="false"/>
      <style:text-properties fo:font-variant="normal" fo:text-transform="none" fo:color="#333333" style:font-name="Times New Roman" fo:font-size="14pt" fo:letter-spacing="normal" fo:font-style="normal" fo:font-weight="normal" style:font-size-asian="14pt" style:font-size-complex="14pt"/>
    </style:style>
    <style:style style:name="P31" style:family="paragraph" style:parent-style-name="Text_20_body" style:list-style-name="L22">
      <style:paragraph-properties fo:margin-left="0cm" fo:margin-right="0cm" fo:margin-top="0cm" fo:margin-bottom="0cm" loext:contextual-spacing="false" fo:line-height="150%" fo:text-align="justify" style:justify-single-word="false" fo:orphans="2" fo:widows="2" fo:text-indent="1.251cm" style:auto-text-indent="false"/>
      <style:text-properties fo:font-variant="normal" fo:text-transform="none" fo:color="#333333" style:font-name="Times New Roman" fo:font-size="14pt" fo:letter-spacing="normal" fo:font-style="normal" fo:font-weight="normal" style:font-size-asian="14pt" style:font-size-complex="14pt"/>
    </style:style>
    <style:style style:name="P32" style:family="paragraph" style:parent-style-name="Text_20_body">
      <style:paragraph-properties fo:margin-left="0cm" fo:margin-right="0cm" fo:margin-top="0cm" fo:margin-bottom="0cm" loext:contextual-spacing="false" fo:line-height="150%" fo:orphans="2" fo:widows="2" fo:text-indent="1.251cm" style:auto-text-indent="false"/>
      <style:text-properties fo:font-variant="normal" fo:text-transform="none" fo:color="#333333" style:font-name="Times New Roman" fo:font-size="14pt" fo:letter-spacing="normal" style:font-size-asian="14pt" style:font-size-complex="14pt"/>
    </style:style>
    <style:style style:name="P33" style:family="paragraph" style:parent-style-name="Text_20_body">
      <style:paragraph-properties fo:margin-left="0cm" fo:margin-right="0cm" fo:margin-top="0cm" fo:margin-bottom="0cm" loext:contextual-spacing="false" fo:line-height="150%" fo:text-indent="1.251cm" style:auto-text-indent="false"/>
      <style:text-properties officeooo:rsid="0021af62" officeooo:paragraph-rsid="0021af62"/>
    </style:style>
    <style:style style:name="P34" style:family="paragraph" style:parent-style-name="Text_20_body">
      <style:paragraph-properties fo:margin-left="0cm" fo:margin-right="0cm" fo:margin-top="0cm" fo:margin-bottom="0cm" loext:contextual-spacing="false" fo:line-height="150%" fo:text-indent="1.251cm" style:auto-text-indent="false"/>
    </style:style>
    <style:style style:name="P35" style:family="paragraph" style:parent-style-name="Text_20_body">
      <style:paragraph-properties fo:margin-left="0cm" fo:margin-right="0cm" fo:margin-top="0cm" fo:margin-bottom="0cm" loext:contextual-spacing="false" fo:line-height="150%" fo:text-align="justify" style:justify-single-word="false" fo:orphans="2" fo:widows="2" fo:text-indent="1.251cm" style:auto-text-indent="false"/>
    </style:style>
    <style:style style:name="P36" style:family="paragraph" style:parent-style-name="Text_20_body">
      <style:paragraph-properties fo:margin-left="0cm" fo:margin-right="0cm" fo:margin-top="0cm" fo:margin-bottom="0cm" loext:contextual-spacing="false" fo:line-height="150%" fo:orphans="2" fo:widows="2" fo:text-indent="1.251cm" style:auto-text-indent="false"/>
    </style:style>
    <style:style style:name="P37" style:family="paragraph" style:parent-style-name="Text_20_body">
      <style:paragraph-properties fo:margin-left="0cm" fo:margin-right="0cm" fo:margin-top="0cm" fo:margin-bottom="0cm" loext:contextual-spacing="false" fo:line-height="150%" fo:orphans="2" fo:widows="2" fo:text-indent="1.251cm" style:auto-text-indent="false"/>
      <style:text-properties officeooo:paragraph-rsid="002db4e0"/>
    </style:style>
    <style:style style:name="P38" style:family="paragraph" style:parent-style-name="Text_20_body">
      <style:paragraph-properties fo:margin-left="0cm" fo:margin-right="0cm" fo:margin-top="0cm" fo:margin-bottom="0cm" loext:contextual-spacing="false" fo:line-height="150%" fo:text-align="center" style:justify-single-word="false" fo:orphans="2" fo:widows="2" fo:text-indent="1.251cm" style:auto-text-indent="false"/>
    </style:style>
    <style:style style:name="P39" style:family="paragraph" style:parent-style-name="Text_20_body">
      <style:paragraph-properties fo:margin-left="0cm" fo:margin-right="0cm" fo:margin-top="0cm" fo:margin-bottom="0cm" loext:contextual-spacing="false" fo:line-height="150%" fo:text-indent="1.251cm" style:auto-text-indent="false"/>
      <style:text-properties officeooo:paragraph-rsid="002b61ad"/>
    </style:style>
    <style:style style:name="P40" style:family="paragraph" style:parent-style-name="Text_20_body">
      <style:paragraph-properties fo:margin-left="0cm" fo:margin-right="0cm" fo:margin-top="0cm" fo:margin-bottom="0cm" loext:contextual-spacing="false" fo:line-height="150%" fo:text-indent="1.251cm" style:auto-text-indent="false"/>
      <style:text-properties style:font-name="Times New Roman" fo:font-size="14pt" style:font-size-asian="14pt" style:font-size-complex="14pt"/>
    </style:style>
    <style:style style:name="P41" style:family="paragraph" style:parent-style-name="Text_20_body">
      <style:paragraph-properties fo:margin-left="0cm" fo:margin-right="0cm" fo:margin-top="0cm" fo:margin-bottom="0cm" loext:contextual-spacing="false" fo:line-height="150%" fo:orphans="2" fo:widows="2" fo:text-indent="1.251cm" style:auto-text-indent="false"/>
      <style:text-properties style:font-name="Times New Roman" fo:font-size="14pt" style:font-size-asian="14pt" style:font-size-complex="14pt"/>
    </style:style>
    <style:style style:name="P42" style:family="paragraph" style:parent-style-name="Text_20_body">
      <style:paragraph-properties fo:margin-left="0cm" fo:margin-right="0cm" fo:margin-top="0cm" fo:margin-bottom="0cm" loext:contextual-spacing="false" fo:line-height="150%" fo:text-align="center" style:justify-single-word="false" fo:orphans="2" fo:widows="2" fo:text-indent="1.251cm" style:auto-text-indent="false"/>
      <style:text-properties style:font-name="Times New Roman" fo:font-size="14pt" style:font-size-asian="14pt" style:font-size-complex="14pt"/>
    </style:style>
    <style:style style:name="P43" style:family="paragraph" style:parent-style-name="Text_20_body">
      <style:paragraph-properties fo:margin-left="0cm" fo:margin-right="0cm" fo:margin-top="0cm" fo:margin-bottom="0cm" loext:contextual-spacing="false" fo:line-height="150%" fo:text-indent="1.251cm" style:auto-text-indent="false"/>
      <style:text-properties style:font-name="Times New Roman" fo:font-size="14pt" officeooo:paragraph-rsid="002b61ad" style:font-size-asian="14pt" style:font-size-complex="14pt"/>
    </style:style>
    <style:style style:name="P44" style:family="paragraph" style:parent-style-name="Text_20_body">
      <style:paragraph-properties fo:margin-left="0cm" fo:margin-right="0cm" fo:margin-top="0cm" fo:margin-bottom="0cm" loext:contextual-spacing="false" fo:line-height="150%" fo:text-indent="1.251cm" style:auto-text-indent="false"/>
      <style:text-properties style:font-name="Times New Roman" fo:font-size="14pt" officeooo:rsid="002321ca" officeooo:paragraph-rsid="002321ca" style:font-size-asian="14pt" style:font-size-complex="14pt"/>
    </style:style>
    <style:style style:name="P45" style:family="paragraph" style:parent-style-name="Text_20_body">
      <style:paragraph-properties fo:margin-left="0cm" fo:margin-right="0cm" fo:margin-top="0cm" fo:margin-bottom="0cm" loext:contextual-spacing="false" fo:line-height="150%" fo:text-indent="1.251cm" style:auto-text-indent="false"/>
      <style:text-properties style:font-name="Times New Roman" fo:font-size="14pt" officeooo:rsid="0023c58c" officeooo:paragraph-rsid="0023c58c" style:font-size-asian="14pt" style:font-size-complex="14pt"/>
    </style:style>
    <style:style style:name="P46" style:family="paragraph" style:parent-style-name="Text_20_body">
      <style:paragraph-properties fo:margin-left="0cm" fo:margin-right="0cm" fo:margin-top="0cm" fo:margin-bottom="0cm" loext:contextual-spacing="false" fo:line-height="150%" fo:text-indent="1.251cm" style:auto-text-indent="false"/>
      <style:text-properties style:font-name="Times New Roman" fo:font-size="14pt" officeooo:rsid="0023f54c" officeooo:paragraph-rsid="0023f54c" style:font-size-asian="14pt" style:font-size-complex="14pt"/>
    </style:style>
    <style:style style:name="P47" style:family="paragraph" style:parent-style-name="Text_20_body">
      <style:paragraph-properties fo:margin-left="0cm" fo:margin-right="0cm" fo:margin-top="0cm" fo:margin-bottom="0cm" loext:contextual-spacing="false" fo:line-height="150%" fo:text-indent="1.251cm" style:auto-text-indent="false"/>
      <style:text-properties style:font-name="Times New Roman" fo:font-size="14pt" officeooo:rsid="0025c090" officeooo:paragraph-rsid="0025c090" style:font-size-asian="14pt" style:font-size-complex="14pt"/>
    </style:style>
    <style:style style:name="P48" style:family="paragraph" style:parent-style-name="Text_20_body">
      <style:paragraph-properties fo:margin-left="0cm" fo:margin-right="0cm" fo:margin-top="0cm" fo:margin-bottom="0cm" loext:contextual-spacing="false" fo:line-height="150%" fo:text-indent="1.251cm" style:auto-text-indent="false"/>
      <style:text-properties style:font-name="Times New Roman" fo:font-size="14pt" officeooo:rsid="0028e1c7" officeooo:paragraph-rsid="0028e1c7" style:font-size-asian="14pt" style:font-size-complex="14pt"/>
    </style:style>
    <style:style style:name="P49" style:family="paragraph" style:parent-style-name="Text_20_body">
      <style:paragraph-properties fo:margin-left="0cm" fo:margin-right="0cm" fo:margin-top="0cm" fo:margin-bottom="0cm" loext:contextual-spacing="false" fo:line-height="150%" fo:text-indent="1.251cm" style:auto-text-indent="false"/>
      <style:text-properties style:font-name="Times New Roman" fo:font-size="14pt" officeooo:rsid="00299895" officeooo:paragraph-rsid="00299895" style:font-size-asian="14pt" style:font-size-complex="14pt"/>
    </style:style>
    <style:style style:name="P50" style:family="paragraph" style:parent-style-name="Text_20_body">
      <style:paragraph-properties fo:margin-left="0cm" fo:margin-right="0cm" fo:margin-top="0cm" fo:margin-bottom="0cm" loext:contextual-spacing="false" fo:line-height="150%" fo:text-indent="1.251cm" style:auto-text-indent="false"/>
      <style:text-properties style:font-name="Times New Roman" fo:font-size="14pt" officeooo:rsid="002e90db" officeooo:paragraph-rsid="002e90db" style:font-size-asian="14pt" style:font-size-complex="14pt"/>
    </style:style>
    <style:style style:name="P51" style:family="paragraph" style:parent-style-name="Text_20_body">
      <style:paragraph-properties fo:margin-left="0cm" fo:margin-right="0cm" fo:margin-top="0cm" fo:margin-bottom="0cm" loext:contextual-spacing="false" fo:line-height="150%" fo:text-indent="1.251cm" style:auto-text-indent="false"/>
      <style:text-properties officeooo:rsid="0023c58c" officeooo:paragraph-rsid="0023c58c"/>
    </style:style>
    <style:style style:name="P52" style:family="paragraph" style:parent-style-name="Text_20_body">
      <style:paragraph-properties fo:margin-left="0cm" fo:margin-right="0cm" fo:margin-top="0cm" fo:margin-bottom="0cm" loext:contextual-spacing="false" fo:line-height="150%" fo:text-indent="1.251cm" style:auto-text-indent="false"/>
      <style:text-properties officeooo:rsid="0025c090" officeooo:paragraph-rsid="0025c090"/>
    </style:style>
    <style:style style:name="P53" style:family="paragraph" style:parent-style-name="Text_20_body">
      <style:paragraph-properties fo:margin-left="0cm" fo:margin-right="0cm" fo:margin-top="0cm" fo:margin-bottom="0cm" loext:contextual-spacing="false" fo:line-height="150%" fo:text-indent="1.251cm" style:auto-text-indent="false"/>
      <style:text-properties officeooo:rsid="0028e1c7" officeooo:paragraph-rsid="0028e1c7"/>
    </style:style>
    <style:style style:name="P54" style:family="paragraph" style:parent-style-name="Text_20_body">
      <style:paragraph-properties fo:margin-left="0cm" fo:margin-right="0cm" fo:margin-top="0cm" fo:margin-bottom="0cm" loext:contextual-spacing="false" fo:line-height="150%" fo:text-indent="1.251cm" style:auto-text-indent="false"/>
      <style:text-properties officeooo:rsid="00299895" officeooo:paragraph-rsid="00299895"/>
    </style:style>
    <style:style style:name="P55" style:family="paragraph" style:parent-style-name="Text_20_body">
      <style:paragraph-properties fo:margin-left="0cm" fo:margin-right="0cm" fo:margin-top="0cm" fo:margin-bottom="0cm" loext:contextual-spacing="false" fo:line-height="150%" fo:text-indent="1.251cm" style:auto-text-indent="false"/>
      <style:text-properties officeooo:rsid="002b61ad" officeooo:paragraph-rsid="002b61ad"/>
    </style:style>
    <style:style style:name="P56" style:family="paragraph" style:parent-style-name="Text_20_body">
      <style:paragraph-properties fo:margin-left="0cm" fo:margin-right="0cm" fo:margin-top="0cm" fo:margin-bottom="0cm" loext:contextual-spacing="false" fo:line-height="150%" fo:orphans="2" fo:widows="2" fo:text-indent="1.251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57" style:family="paragraph" style:parent-style-name="Text_20_body">
      <style:paragraph-properties fo:margin-left="0cm" fo:margin-right="0cm" fo:margin-top="0cm" fo:margin-bottom="0cm" loext:contextual-spacing="false" fo:line-height="150%" fo:text-align="justify" style:justify-single-word="false" fo:orphans="2" fo:widows="2" fo:text-indent="1.251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58" style:family="paragraph" style:parent-style-name="Text_20_body" style:list-style-name="L4">
      <style:paragraph-properties fo:margin-left="0cm" fo:margin-right="0cm" fo:margin-top="0cm" fo:margin-bottom="0cm" loext:contextual-spacing="false" fo:line-height="150%" fo:text-align="justify" style:justify-single-word="false" fo:orphans="2" fo:widows="2" fo:text-indent="1.251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59" style:family="paragraph" style:parent-style-name="Text_20_body" style:list-style-name="L5">
      <style:paragraph-properties fo:margin-left="0cm" fo:margin-right="0cm" fo:margin-top="0cm" fo:margin-bottom="0cm" loext:contextual-spacing="false" fo:line-height="150%" fo:text-align="justify" style:justify-single-word="false" fo:orphans="2" fo:widows="2" fo:text-indent="1.251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0" style:family="paragraph" style:parent-style-name="Text_20_body" style:list-style-name="L6">
      <style:paragraph-properties fo:margin-left="0cm" fo:margin-right="0cm" fo:margin-top="0cm" fo:margin-bottom="0cm" loext:contextual-spacing="false" fo:line-height="150%" fo:text-align="justify" style:justify-single-word="false" fo:orphans="2" fo:widows="2" fo:text-indent="1.251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1" style:family="paragraph" style:parent-style-name="Text_20_body" style:list-style-name="L7">
      <style:paragraph-properties fo:margin-left="0cm" fo:margin-right="0cm" fo:margin-top="0cm" fo:margin-bottom="0cm" loext:contextual-spacing="false" fo:line-height="150%" fo:text-align="justify" style:justify-single-word="false" fo:orphans="2" fo:widows="2" fo:text-indent="1.251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2" style:family="paragraph" style:parent-style-name="Text_20_body">
      <style:paragraph-properties fo:margin-left="0cm" fo:margin-right="0cm" fo:margin-top="0cm" fo:margin-bottom="0cm" loext:contextual-spacing="false" fo:line-height="150%" fo:text-align="center" style:justify-single-word="false" fo:orphans="2" fo:widows="2" fo:text-indent="1.251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3" style:family="paragraph" style:parent-style-name="Text_20_body">
      <style:paragraph-properties fo:margin-left="0cm" fo:margin-right="0cm" fo:margin-top="0cm" fo:margin-bottom="0cm" loext:contextual-spacing="false" fo:line-height="150%" fo:text-align="justify" style:justify-single-word="false" fo:orphans="2" fo:widows="2" fo:text-indent="1.251cm" style:auto-text-indent="false" fo:padding="0cm" fo:border="none"/>
      <style:text-properties fo:font-variant="normal" fo:text-transform="none" fo:color="#000000" style:font-name="Times New Roman" fo:font-size="14pt" fo:letter-spacing="normal" fo:font-style="normal" fo:font-weight="bold" style:font-size-asian="14pt" style:font-size-complex="14pt"/>
    </style:style>
    <style:style style:name="P64" style:family="paragraph" style:parent-style-name="Text_20_body">
      <style:paragraph-properties fo:margin-left="0cm" fo:margin-right="0cm" fo:margin-top="0cm" fo:margin-bottom="0cm" loext:contextual-spacing="false" fo:line-height="150%" fo:text-align="justify" style:justify-single-word="false" fo:orphans="2" fo:widows="2" fo:text-indent="1.251cm" style:auto-text-indent="false" fo:padding="0cm" fo:border="none"/>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size-complex="14pt"/>
    </style:style>
    <style:style style:name="P65" style:family="paragraph" style:parent-style-name="Text_20_body">
      <style:paragraph-properties fo:margin-left="0cm" fo:margin-right="0cm" fo:margin-top="0cm" fo:margin-bottom="0cm" loext:contextual-spacing="false" fo:line-height="150%" fo:orphans="2" fo:widows="2" fo:text-indent="1.251cm" style:auto-text-indent="false" fo:padding="0cm" fo:border="none"/>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size-complex="14pt"/>
    </style:style>
    <style:style style:name="P66" style:family="paragraph" style:parent-style-name="Text_20_body">
      <style:paragraph-properties fo:margin-left="0cm" fo:margin-right="0cm" fo:margin-top="0cm" fo:margin-bottom="0cm" loext:contextual-spacing="false" fo:line-height="150%" fo:orphans="2" fo:widows="2" fo:text-indent="1.251cm" style:auto-text-indent="false" fo:padding="0cm" fo:border="none"/>
      <style:text-properties fo:font-variant="normal" fo:text-transform="none" fo:color="#3e3e3e" style:font-name="Times New Roman" fo:font-size="14pt" fo:letter-spacing="normal" fo:font-style="normal" fo:font-weight="normal" style:font-size-asian="14pt" style:font-size-complex="14pt"/>
    </style:style>
    <style:style style:name="P67" style:family="paragraph" style:parent-style-name="Text_20_body">
      <style:paragraph-properties fo:margin-left="0cm" fo:margin-right="0cm" fo:margin-top="0cm" fo:margin-bottom="0cm" loext:contextual-spacing="false" fo:line-height="150%" fo:orphans="2" fo:widows="2" fo:text-indent="1.251cm" style:auto-text-indent="false" fo:padding="0cm" fo:border="none"/>
      <style:text-properties fo:font-variant="normal" fo:text-transform="none" fo:color="#888888" style:font-name="Times New Roman" fo:font-size="14pt" fo:letter-spacing="normal" fo:font-style="normal" fo:font-weight="normal" style:font-size-asian="14pt" style:font-size-complex="14pt" loext:padding="0cm" loext:border="none"/>
    </style:style>
    <style:style style:name="P68" style:family="paragraph" style:parent-style-name="Text_20_body">
      <style:paragraph-properties fo:margin-left="0cm" fo:margin-right="0cm" fo:margin-top="0cm" fo:margin-bottom="0cm" loext:contextual-spacing="false" fo:line-height="150%" fo:orphans="2" fo:widows="2" fo:text-indent="1.251cm" style:auto-text-indent="false" fo:padding="0cm" fo:border="none"/>
    </style:style>
    <style:style style:name="P69" style:family="paragraph" style:parent-style-name="Text_20_body" style:list-style-name="L8">
      <style:paragraph-properties fo:margin-left="0cm" fo:margin-right="0cm" fo:margin-top="0cm" fo:margin-bottom="0cm" loext:contextual-spacing="false" fo:line-height="150%" fo:orphans="2" fo:widows="2" fo:text-indent="1.251cm" style:auto-text-indent="false" fo:padding="0cm" fo:border="none"/>
    </style:style>
    <style:style style:name="P70" style:family="paragraph" style:parent-style-name="Text_20_body" style:list-style-name="L9">
      <style:paragraph-properties fo:margin-left="0cm" fo:margin-right="0cm" fo:margin-top="0cm" fo:margin-bottom="0cm" loext:contextual-spacing="false" fo:line-height="150%" fo:orphans="2" fo:widows="2" fo:text-indent="1.251cm" style:auto-text-indent="false" fo:padding="0cm" fo:border="none"/>
    </style:style>
    <style:style style:name="P71" style:family="paragraph" style:parent-style-name="Text_20_body" style:list-style-name="L10">
      <style:paragraph-properties fo:margin-left="0cm" fo:margin-right="0cm" fo:margin-top="0cm" fo:margin-bottom="0cm" loext:contextual-spacing="false" fo:line-height="150%" fo:orphans="2" fo:widows="2" fo:text-indent="1.251cm" style:auto-text-indent="false" fo:padding="0cm" fo:border="none"/>
    </style:style>
    <style:style style:name="P72" style:family="paragraph" style:parent-style-name="Text_20_body" style:list-style-name="L11">
      <style:paragraph-properties fo:margin-left="0cm" fo:margin-right="0cm" fo:margin-top="0cm" fo:margin-bottom="0cm" loext:contextual-spacing="false" fo:line-height="150%" fo:orphans="2" fo:widows="2" fo:text-indent="1.251cm" style:auto-text-indent="false" fo:padding="0cm" fo:border="none"/>
    </style:style>
    <style:style style:name="P73" style:family="paragraph" style:parent-style-name="Text_20_body" style:list-style-name="L12">
      <style:paragraph-properties fo:margin-left="0cm" fo:margin-right="0cm" fo:margin-top="0cm" fo:margin-bottom="0cm" loext:contextual-spacing="false" fo:line-height="150%" fo:orphans="2" fo:widows="2" fo:text-indent="1.251cm" style:auto-text-indent="false" fo:padding="0cm" fo:border="none"/>
    </style:style>
    <style:style style:name="P74" style:family="paragraph" style:parent-style-name="Text_20_body" style:list-style-name="L13">
      <style:paragraph-properties fo:margin-left="0cm" fo:margin-right="0cm" fo:margin-top="0cm" fo:margin-bottom="0cm" loext:contextual-spacing="false" fo:line-height="150%" fo:orphans="2" fo:widows="2" fo:text-indent="1.251cm" style:auto-text-indent="false" fo:padding="0cm" fo:border="none"/>
    </style:style>
    <style:style style:name="P75" style:family="paragraph" style:parent-style-name="Text_20_body" style:list-style-name="L14">
      <style:paragraph-properties fo:margin-left="0cm" fo:margin-right="0cm" fo:margin-top="0cm" fo:margin-bottom="0cm" loext:contextual-spacing="false" fo:line-height="150%" fo:orphans="2" fo:widows="2" fo:text-indent="1.251cm" style:auto-text-indent="false" fo:padding="0cm" fo:border="none"/>
    </style:style>
    <style:style style:name="P76" style:family="paragraph" style:parent-style-name="Text_20_body" style:list-style-name="L15">
      <style:paragraph-properties fo:margin-left="0cm" fo:margin-right="0cm" fo:margin-top="0cm" fo:margin-bottom="0cm" loext:contextual-spacing="false" fo:line-height="150%" fo:orphans="2" fo:widows="2" fo:text-indent="1.251cm" style:auto-text-indent="false" fo:padding="0cm" fo:border="none"/>
    </style:style>
    <style:style style:name="P77" style:family="paragraph" style:parent-style-name="Text_20_body" style:list-style-name="L16">
      <style:paragraph-properties fo:margin-left="0cm" fo:margin-right="0cm" fo:margin-top="0cm" fo:margin-bottom="0cm" loext:contextual-spacing="false" fo:line-height="150%" fo:orphans="2" fo:widows="2" fo:text-indent="1.251cm" style:auto-text-indent="false" fo:padding="0cm" fo:border="none"/>
    </style:style>
    <style:style style:name="P78" style:family="paragraph" style:parent-style-name="Text_20_body" style:list-style-name="L17">
      <style:paragraph-properties fo:margin-left="0cm" fo:margin-right="0cm" fo:margin-top="0cm" fo:margin-bottom="0cm" loext:contextual-spacing="false" fo:line-height="150%" fo:orphans="2" fo:widows="2" fo:text-indent="1.251cm" style:auto-text-indent="false" fo:padding="0cm" fo:border="none"/>
    </style:style>
    <style:style style:name="P79" style:family="paragraph" style:parent-style-name="Text_20_body" style:list-style-name="L18">
      <style:paragraph-properties fo:margin-left="0cm" fo:margin-right="0cm" fo:margin-top="0cm" fo:margin-bottom="0cm" loext:contextual-spacing="false" fo:line-height="150%" fo:orphans="2" fo:widows="2" fo:text-indent="1.251cm" style:auto-text-indent="false" fo:padding="0cm" fo:border="none"/>
    </style:style>
    <style:style style:name="P80" style:family="paragraph" style:parent-style-name="Text_20_body" style:list-style-name="L19">
      <style:paragraph-properties fo:margin-left="0cm" fo:margin-right="0cm" fo:margin-top="0cm" fo:margin-bottom="0cm" loext:contextual-spacing="false" fo:line-height="150%" fo:orphans="2" fo:widows="2" fo:text-indent="1.251cm" style:auto-text-indent="false" fo:padding="0cm" fo:border="none"/>
    </style:style>
    <style:style style:name="P81" style:family="paragraph" style:parent-style-name="Text_20_body" style:list-style-name="L20">
      <style:paragraph-properties fo:margin-left="0cm" fo:margin-right="0cm" fo:margin-top="0cm" fo:margin-bottom="0cm" loext:contextual-spacing="false" fo:line-height="150%" fo:orphans="2" fo:widows="2" fo:text-indent="1.251cm" style:auto-text-indent="false" fo:padding="0cm" fo:border="none"/>
    </style:style>
    <style:style style:name="P82" style:family="paragraph" style:parent-style-name="Text_20_body" style:list-style-name="L21">
      <style:paragraph-properties fo:margin-left="0cm" fo:margin-right="0cm" fo:margin-top="0cm" fo:margin-bottom="0cm" loext:contextual-spacing="false" fo:line-height="150%" fo:orphans="2" fo:widows="2" fo:text-indent="1.251cm" style:auto-text-indent="false" fo:padding="0cm" fo:border="none"/>
    </style:style>
    <style:style style:name="P83" style:family="paragraph" style:parent-style-name="Text_20_body" style:list-style-name="L23">
      <style:paragraph-properties fo:margin-left="0cm" fo:margin-right="0cm" fo:margin-top="0cm" fo:margin-bottom="0cm" loext:contextual-spacing="false" fo:line-height="150%" fo:orphans="2" fo:widows="2" fo:text-indent="1.251cm" style:auto-text-indent="false" fo:padding="0cm" fo:border="none"/>
    </style:style>
    <style:style style:name="P84" style:family="paragraph" style:parent-style-name="Text_20_body" style:list-style-name="L24">
      <style:paragraph-properties fo:margin-left="0cm" fo:margin-right="0cm" fo:margin-top="0cm" fo:margin-bottom="0cm" loext:contextual-spacing="false" fo:line-height="150%" fo:orphans="2" fo:widows="2" fo:text-indent="1.251cm" style:auto-text-indent="false" fo:padding="0cm" fo:border="none"/>
    </style:style>
    <style:style style:name="P85" style:family="paragraph" style:parent-style-name="Text_20_body" style:list-style-name="L25">
      <style:paragraph-properties fo:margin-left="0cm" fo:margin-right="0cm" fo:margin-top="0cm" fo:margin-bottom="0cm" loext:contextual-spacing="false" fo:line-height="150%" fo:orphans="2" fo:widows="2" fo:text-indent="1.251cm" style:auto-text-indent="false" fo:padding="0cm" fo:border="none"/>
    </style:style>
    <style:style style:name="P86" style:family="paragraph" style:parent-style-name="Text_20_body" style:list-style-name="L26">
      <style:paragraph-properties fo:margin-left="0cm" fo:margin-right="0cm" fo:margin-top="0cm" fo:margin-bottom="0cm" loext:contextual-spacing="false" fo:line-height="150%" fo:orphans="2" fo:widows="2" fo:text-indent="1.251cm" style:auto-text-indent="false" fo:padding="0cm" fo:border="none"/>
    </style:style>
    <style:style style:name="P87" style:family="paragraph" style:parent-style-name="Text_20_body" style:list-style-name="L27">
      <style:paragraph-properties fo:margin-left="0cm" fo:margin-right="0cm" fo:margin-top="0cm" fo:margin-bottom="0cm" loext:contextual-spacing="false" fo:line-height="150%" fo:orphans="2" fo:widows="2" fo:text-indent="1.251cm" style:auto-text-indent="false" fo:padding="0cm" fo:border="none"/>
    </style:style>
    <style:style style:name="P88" style:family="paragraph" style:parent-style-name="Text_20_body" style:list-style-name="L28">
      <style:paragraph-properties fo:margin-left="0cm" fo:margin-right="0cm" fo:margin-top="0cm" fo:margin-bottom="0cm" loext:contextual-spacing="false" fo:line-height="150%" fo:orphans="2" fo:widows="2" fo:text-indent="1.251cm" style:auto-text-indent="false" fo:padding="0cm" fo:border="none"/>
    </style:style>
    <style:style style:name="P89" style:family="paragraph" style:parent-style-name="Text_20_body" style:list-style-name="L28">
      <style:paragraph-properties fo:margin-left="0cm" fo:margin-right="0cm" fo:margin-top="0cm" fo:margin-bottom="0cm" loext:contextual-spacing="false" fo:line-height="150%" fo:orphans="2" fo:widows="2" fo:text-indent="1.251cm" style:auto-text-indent="false" fo:padding="0cm" fo:border="none"/>
      <style:text-properties officeooo:paragraph-rsid="002db4e0"/>
    </style:style>
    <style:style style:name="P90" style:family="paragraph" style:parent-style-name="Title">
      <style:text-properties fo:font-size="24pt" style:font-size-asian="24pt" style:font-size-complex="24pt"/>
    </style:style>
    <style:style style:name="P91" style:family="paragraph" style:parent-style-name="Title">
      <style:paragraph-properties fo:margin-left="0cm" fo:margin-right="0cm" fo:margin-top="0cm" fo:margin-bottom="0cm" loext:contextual-spacing="false" fo:line-height="150%" fo:text-indent="1.251cm" style:auto-text-indent="false"/>
      <style:text-properties style:font-name="Times New Roman" fo:font-size="24pt" officeooo:rsid="002b61ad" officeooo:paragraph-rsid="002b61ad" style:font-size-asian="24pt" style:font-size-complex="24pt"/>
    </style:style>
    <style:style style:name="P92" style:family="paragraph" style:parent-style-name="Title">
      <style:paragraph-properties fo:margin-left="0cm" fo:margin-right="0cm" fo:margin-top="0cm" fo:margin-bottom="0cm" loext:contextual-spacing="false" fo:line-height="150%" fo:text-indent="1.251cm" style:auto-text-indent="false"/>
      <style:text-properties style:font-name="Times New Roman" fo:font-size="24pt" officeooo:rsid="002e90db" officeooo:paragraph-rsid="002e90db" style:font-size-asian="24pt" style:font-size-complex="24pt"/>
    </style:style>
    <style:style style:name="P93" style:family="paragraph" style:parent-style-name="Quotations">
      <style:paragraph-properties fo:margin-left="0cm" fo:margin-right="0cm" fo:margin-top="0cm" fo:margin-bottom="0cm" loext:contextual-spacing="false" fo:line-height="150%" fo:text-indent="1.251cm" style:auto-text-indent="false" fo:padding-left="0.397cm" fo:padding-right="0.397cm" fo:padding-top="0.079cm" fo:padding-bottom="0.079cm" fo:border="0.06pt solid #e0e0e0"/>
    </style:style>
    <style:style style:name="P94" style:family="paragraph" style:parent-style-name="Heading_20_3">
      <style:paragraph-properties fo:margin-left="0cm" fo:margin-right="0cm" fo:margin-top="0cm" fo:margin-bottom="0cm" loext:contextual-spacing="false" fo:line-height="150%" fo:text-indent="1.251cm" style:auto-text-indent="false"/>
      <style:text-properties fo:color="#000000" style:font-name="Times New Roman" fo:font-size="14pt" fo:font-style="italic" fo:font-weight="bold" officeooo:rsid="002321ca" officeooo:paragraph-rsid="002321ca" style:font-size-asian="14pt" style:font-size-complex="14pt"/>
    </style:style>
    <style:style style:name="P95" style:family="paragraph" style:parent-style-name="Heading_20_3">
      <style:paragraph-properties fo:margin-left="0cm" fo:margin-right="0cm" fo:margin-top="0cm" fo:margin-bottom="0cm" loext:contextual-spacing="false" fo:line-height="150%" fo:text-indent="1.251cm" style:auto-text-indent="false"/>
      <style:text-properties fo:color="#000000" style:font-name="Times New Roman" fo:font-size="14pt" fo:font-style="italic" fo:font-weight="bold" officeooo:rsid="0023f54c" officeooo:paragraph-rsid="0023f54c" style:font-size-asian="14pt" style:font-size-complex="14pt"/>
    </style:style>
    <style:style style:name="P96" style:family="paragraph" style:parent-style-name="Heading_20_3">
      <style:paragraph-properties fo:margin-left="0cm" fo:margin-right="0cm" fo:margin-top="0cm" fo:margin-bottom="0cm" loext:contextual-spacing="false" fo:line-height="150%" fo:text-indent="1.251cm" style:auto-text-indent="false"/>
      <style:text-properties style:font-name="Times New Roman" fo:font-size="14pt" officeooo:paragraph-rsid="0023f54c" style:font-size-asian="14pt" style:font-size-complex="14pt"/>
    </style:style>
    <style:style style:name="P97" style:family="paragraph" style:parent-style-name="Heading_20_3">
      <style:paragraph-properties fo:margin-left="0cm" fo:margin-right="0cm" fo:margin-top="0cm" fo:margin-bottom="0cm" loext:contextual-spacing="false" fo:line-height="150%" fo:text-indent="1.251cm" style:auto-text-indent="false"/>
      <style:text-properties officeooo:rsid="00299895" officeooo:paragraph-rsid="00299895"/>
    </style:style>
    <style:style style:name="P98" style:family="paragraph" style:parent-style-name="Heading_20_3">
      <style:paragraph-properties fo:margin-left="0cm" fo:margin-right="0cm" fo:margin-top="0cm" fo:margin-bottom="0cm" loext:contextual-spacing="false" fo:line-height="150%" fo:text-indent="1.251cm" style:auto-text-indent="false" fo:padding="0cm" fo:border="none"/>
      <style:text-properties fo:color="#000000" style:font-name="Times New Roman" fo:font-size="14pt" fo:font-style="italic" fo:font-weight="bold" style:font-size-asian="14pt" style:font-size-complex="14pt"/>
    </style:style>
    <style:style style:name="P99" style:family="paragraph" style:parent-style-name="Heading_20_3">
      <style:paragraph-properties fo:margin-left="0cm" fo:margin-right="0cm" fo:margin-top="0cm" fo:margin-bottom="0cm" loext:contextual-spacing="false" fo:line-height="150%" fo:orphans="2" fo:widows="2" fo:text-indent="1.251cm" style:auto-text-indent="false" fo:padding="0cm" fo:border="none"/>
    </style:style>
    <style:style style:name="P100" style:family="paragraph" style:parent-style-name="Heading_20_3">
      <style:paragraph-properties fo:margin-left="0cm" fo:margin-right="0cm" fo:margin-top="0cm" fo:margin-bottom="0cm" loext:contextual-spacing="false" fo:line-height="150%" fo:orphans="2" fo:widows="2" fo:text-indent="1.251cm" style:auto-text-indent="false" fo:padding="0cm" fo:border="none"/>
      <style:text-properties style:font-name="Times New Roman" fo:font-size="14pt" style:font-size-asian="14pt" style:font-size-complex="14pt"/>
    </style:style>
    <style:style style:name="P101" style:family="paragraph" style:parent-style-name="Heading_20_3">
      <style:paragraph-properties fo:margin-left="0cm" fo:margin-right="0cm" fo:margin-top="0cm" fo:margin-bottom="0cm" loext:contextual-spacing="false" fo:line-height="150%" fo:orphans="2" fo:widows="2" fo:text-indent="1.251cm" style:auto-text-indent="false" fo:padding="0cm" fo:border="none"/>
      <style:text-properties style:font-name="Times New Roman" fo:font-size="14pt" officeooo:paragraph-rsid="002db4e0" style:font-size-asian="14pt" style:font-size-complex="14pt"/>
    </style:style>
    <style:style style:name="P102" style:family="paragraph" style:parent-style-name="Heading_20_3">
      <style:paragraph-properties fo:margin-left="0cm" fo:margin-right="0cm" fo:margin-top="0cm" fo:margin-bottom="0cm" loext:contextual-spacing="false" fo:line-height="150%" fo:orphans="2" fo:widows="2" fo:text-indent="1.251cm" style:auto-text-indent="false" fo:padding="0cm" fo:border="none"/>
      <style:text-properties fo:font-variant="normal" fo:text-transform="none" fo:color="#000000" style:font-name="Times New Roman" fo:font-size="14pt" fo:letter-spacing="normal" fo:font-style="normal" fo:font-weight="bold" style:font-size-asian="14pt" style:font-size-complex="14pt"/>
    </style:style>
    <style:style style:name="P103" style:family="paragraph" style:parent-style-name="Table_20_Heading">
      <style:paragraph-properties fo:margin-left="0cm" fo:margin-right="0cm" fo:margin-top="0cm" fo:margin-bottom="0cm" loext:contextual-spacing="false" fo:line-height="150%" fo:text-indent="1.251cm" style:auto-text-indent="false"/>
    </style:style>
    <style:style style:name="P104" style:family="paragraph" style:parent-style-name="Table_20_Heading">
      <style:paragraph-properties fo:margin-left="0cm" fo:margin-right="0cm" fo:margin-top="0cm" fo:margin-bottom="0cm" loext:contextual-spacing="false" fo:line-height="150%" fo:text-indent="0cm" style:auto-text-indent="false"/>
    </style:style>
    <style:style style:name="P105" style:family="paragraph" style:parent-style-name="Heading_20_2">
      <style:paragraph-properties fo:margin-left="0cm" fo:margin-right="0cm" fo:margin-top="0cm" fo:margin-bottom="0cm" loext:contextual-spacing="false" fo:line-height="150%" fo:text-align="center" style:justify-single-word="false" fo:orphans="2" fo:widows="2" fo:text-indent="1.251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106" style:family="paragraph" style:parent-style-name="Heading_20_2">
      <style:paragraph-properties fo:margin-left="0cm" fo:margin-right="0cm" fo:margin-top="0cm" fo:margin-bottom="0cm" loext:contextual-spacing="false" fo:line-height="150%" fo:text-indent="1.251cm" style:auto-text-indent="false"/>
      <style:text-properties officeooo:rsid="0024c3d9" officeooo:paragraph-rsid="0024c3d9"/>
    </style:style>
    <style:style style:name="P107" style:family="paragraph" style:parent-style-name="Heading_20_2">
      <style:paragraph-properties fo:margin-left="0cm" fo:margin-right="0cm" fo:margin-top="0cm" fo:margin-bottom="0cm" loext:contextual-spacing="false" fo:line-height="150%" fo:text-indent="1.251cm" style:auto-text-indent="false"/>
    </style:style>
    <style:style style:name="P108" style:family="paragraph" style:parent-style-name="Heading_20_2">
      <style:paragraph-properties fo:margin-left="0cm" fo:margin-right="0cm" fo:margin-top="0cm" fo:margin-bottom="0cm" loext:contextual-spacing="false" fo:line-height="150%" fo:text-indent="1.251cm" style:auto-text-indent="false"/>
      <style:text-properties officeooo:paragraph-rsid="002db4e0"/>
    </style:style>
    <style:style style:name="P109" style:family="paragraph" style:parent-style-name="Heading_20_2">
      <style:paragraph-properties fo:margin-left="0cm" fo:margin-right="0cm" fo:margin-top="0cm" fo:margin-bottom="0cm" loext:contextual-spacing="false" fo:line-height="150%" fo:text-indent="1.251cm" style:auto-text-indent="false"/>
      <style:text-properties style:font-name="Times New Roman" fo:font-size="14pt" officeooo:paragraph-rsid="002db4e0" style:font-size-asian="14pt" style:font-size-complex="14pt"/>
    </style:style>
    <style:style style:name="P110" style:family="paragraph" style:parent-style-name="Heading_20_2">
      <style:paragraph-properties fo:margin-left="0cm" fo:margin-right="0cm" fo:margin-top="0cm" fo:margin-bottom="0cm" loext:contextual-spacing="false" fo:line-height="150%" fo:orphans="2" fo:widows="2" fo:text-indent="1.251cm" style:auto-text-indent="false" fo:padding-left="0cm" fo:padding-right="0cm" fo:padding-top="0cm" fo:padding-bottom="0.049cm" fo:border-left="none" fo:border-right="none" fo:border-top="none" fo:border-bottom="0.06pt solid #a2a9b1"/>
    </style:style>
    <style:style style:name="P111" style:family="paragraph" style:parent-style-name="Table_20_Contents">
      <style:text-properties fo:font-size="2pt" style:font-size-asian="2pt" style:font-size-complex="2pt"/>
    </style:style>
    <style:style style:name="P112" style:family="paragraph" style:parent-style-name="Table_20_Contents">
      <style:paragraph-properties fo:text-align="center" style:justify-single-word="false"/>
    </style:style>
    <style:style style:name="P113" style:family="paragraph" style:parent-style-name="Table_20_Contents">
      <style:paragraph-properties fo:text-align="center" style:justify-single-word="false"/>
      <style:text-properties fo:color="#0b0080" style:text-line-through-style="none" style:text-line-through-type="none" style:text-underline-style="none" style:text-blinking="false"/>
    </style:style>
    <style:style style:name="P114" style:family="paragraph" style:parent-style-name="Table_20_Contents">
      <style:paragraph-properties fo:margin-left="0cm" fo:margin-right="0cm" fo:text-align="center" style:justify-single-word="false" fo:text-indent="0cm" style:auto-text-indent="false"/>
      <style:text-properties fo:color="#0b0080" style:text-line-through-style="none" style:text-line-through-type="none" style:text-underline-style="none" style:text-blinking="false" fo:background-color="#f8f9fa" loext:padding="0.079cm" loext:border="0.06pt solid #c8ccd1"/>
    </style:style>
    <style:style style:name="P115" style:family="paragraph" style:parent-style-name="Table_20_Contents">
      <style:paragraph-properties fo:margin-left="0cm" fo:margin-right="0cm" fo:text-align="center" style:justify-single-word="false" fo:text-indent="0cm" style:auto-text-indent="false"/>
      <style:text-properties fo:background-color="#f8f9fa" loext:padding="0cm" loext:border="none"/>
    </style:style>
    <style:style style:name="P116" style:family="paragraph" style:parent-style-name="Table_20_Contents">
      <style:paragraph-properties fo:margin-left="0cm" fo:margin-right="0cm" fo:margin-top="0.053cm" fo:margin-bottom="0.053cm" loext:contextual-spacing="false" fo:text-align="center" style:justify-single-word="false" fo:text-indent="0cm" style:auto-text-indent="false"/>
      <style:text-properties fo:background-color="#f8f9fa" loext:padding="0cm" loext:border="none"/>
    </style:style>
    <style:style style:name="P117" style:family="paragraph" style:parent-style-name="Table_20_Contents">
      <style:paragraph-properties fo:margin-left="0.265cm" fo:margin-right="0cm" fo:text-indent="0cm" style:auto-text-indent="false"/>
    </style:style>
    <style:style style:name="P118" style:family="paragraph" style:parent-style-name="Table_20_Contents">
      <style:paragraph-properties fo:margin-left="0cm" fo:margin-right="0.053cm" fo:text-indent="0cm" style:auto-text-indent="false"/>
      <style:text-properties fo:font-size="2pt" style:font-size-asian="2pt" style:font-size-complex="2pt"/>
    </style:style>
    <style:style style:name="P119" style:family="paragraph" style:parent-style-name="Table_20_Contents">
      <style:paragraph-properties fo:margin-left="0.079cm" fo:margin-right="0cm" fo:text-align="start" style:justify-single-word="false" fo:text-indent="0.397cm" style:auto-text-indent="false"/>
      <style:text-properties fo:font-size="9pt" fo:background-color="#f8f9fa" loext:padding="0cm" loext:border="none"/>
    </style:style>
    <style:style style:name="P120" style:family="paragraph" style:parent-style-name="Table_20_Contents">
      <style:paragraph-properties fo:margin-left="0cm" fo:margin-right="0cm" fo:margin-top="0cm" fo:margin-bottom="0cm" loext:contextual-spacing="false" fo:line-height="150%" fo:text-indent="1.251cm" style:auto-text-indent="false"/>
      <style:text-properties style:font-name="Times New Roman" fo:font-size="14pt" style:font-size-asian="14pt" style:font-size-complex="14pt"/>
    </style:style>
    <style:style style:name="P121" style:family="paragraph" style:parent-style-name="Table_20_Contents">
      <style:paragraph-properties fo:margin-left="0cm" fo:margin-right="0cm" fo:margin-top="0cm" fo:margin-bottom="0cm" loext:contextual-spacing="false" fo:line-height="150%" fo:text-indent="1.251cm" style:auto-text-indent="false"/>
      <style:text-properties style:font-name="Times New Roman" fo:font-size="14pt" style:font-size-asian="14pt" style:font-size-complex="14pt" loext:padding="0cm" loext:border="none"/>
    </style:style>
    <style:style style:name="P122" style:family="paragraph" style:parent-style-name="Table_20_Contents">
      <style:paragraph-properties fo:margin-left="0cm" fo:margin-right="0cm" fo:margin-top="0cm" fo:margin-bottom="0cm" loext:contextual-spacing="false" fo:line-height="150%" fo:text-indent="1.251cm" style:auto-text-indent="false"/>
    </style:style>
    <style:style style:name="P123" style:family="paragraph" style:parent-style-name="Table_20_Contents">
      <style:paragraph-properties fo:margin-left="0cm" fo:margin-right="0cm" fo:margin-top="0cm" fo:margin-bottom="0cm" loext:contextual-spacing="false" fo:line-height="150%" fo:text-align="center" style:justify-single-word="false" fo:text-indent="1.251cm" style:auto-text-indent="false"/>
    </style:style>
    <style:style style:name="P124" style:family="paragraph" style:parent-style-name="Heading_20_1">
      <style:paragraph-properties fo:margin-left="0cm" fo:margin-right="0cm" fo:margin-top="0cm" fo:margin-bottom="0cm" loext:contextual-spacing="false" fo:line-height="150%" fo:text-indent="1.251cm" style:auto-text-indent="false"/>
      <style:text-properties fo:font-variant="normal" fo:text-transform="none" fo:color="#000000" style:font-name="Times New Roman" fo:font-size="14pt" fo:letter-spacing="normal" fo:font-style="normal" fo:font-weight="normal" officeooo:rsid="0021af62" officeooo:paragraph-rsid="0021af62" style:font-size-asian="14pt" style:font-size-complex="14pt"/>
    </style:style>
    <style:style style:name="P125" style:family="paragraph" style:parent-style-name="Heading_20_1">
      <style:paragraph-properties fo:margin-left="0cm" fo:margin-right="0cm" fo:margin-top="0cm" fo:margin-bottom="0cm" loext:contextual-spacing="false" fo:line-height="150%" fo:text-indent="1.251cm" style:auto-text-indent="false"/>
      <style:text-properties fo:font-variant="normal" fo:text-transform="none" fo:color="#000000" style:font-name="Times New Roman" fo:font-size="14pt" fo:letter-spacing="normal" officeooo:paragraph-rsid="0028e1c7" style:font-size-asian="14pt" style:font-size-complex="14pt"/>
    </style:style>
    <style:style style:name="P126" style:family="paragraph" style:parent-style-name="Heading_20_1">
      <style:paragraph-properties fo:margin-left="0cm" fo:margin-right="0cm" fo:margin-top="0cm" fo:margin-bottom="0cm" loext:contextual-spacing="false" fo:line-height="150%" fo:text-indent="1.251cm" style:auto-text-indent="false"/>
      <style:text-properties style:font-name="Times New Roman" fo:font-size="14pt" fo:font-weight="normal" style:font-size-asian="14pt" style:font-size-complex="14pt"/>
    </style:style>
    <style:style style:name="P127" style:family="paragraph" style:parent-style-name="Heading_20_1">
      <style:paragraph-properties fo:margin-left="0cm" fo:margin-right="0cm" fo:margin-top="0cm" fo:margin-bottom="0cm" loext:contextual-spacing="false" fo:line-height="150%" fo:text-indent="1.251cm" style:auto-text-indent="false"/>
      <style:text-properties fo:color="#000000" style:font-name="Times New Roman" fo:font-size="14pt" fo:font-weight="normal" officeooo:rsid="0023f54c" officeooo:paragraph-rsid="0023f54c" style:font-size-asian="14pt" style:font-size-complex="14pt"/>
    </style:style>
    <style:style style:name="P128" style:family="paragraph" style:parent-style-name="List_20_Contents">
      <style:paragraph-properties fo:margin-left="0cm" fo:margin-right="0cm" fo:orphans="2" fo:widows="2" fo:text-indent="0cm" style:auto-text-indent="false"/>
    </style:style>
    <style:style style:name="P129" style:family="paragraph" style:parent-style-name="List_20_Contents">
      <style:paragraph-properties fo:margin-left="0cm" fo:margin-right="0cm" fo:margin-top="0cm" fo:margin-bottom="0cm" loext:contextual-spacing="false" fo:line-height="150%" fo:orphans="2" fo:widows="2" fo:text-indent="1.251cm" style:auto-text-indent="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style>
    <style:style style:name="T4" style:family="text">
      <style:text-properties fo:font-weight="bold"/>
    </style:style>
    <style:style style:name="T5" style:family="text">
      <style:text-properties fo:font-style="normal" fo:font-weight="normal"/>
    </style:style>
    <style:style style:name="T6" style:family="text">
      <style:text-properties fo:font-style="normal" fo:font-weight="normal" officeooo:rsid="0028e1c7" loext:padding-left="0cm" loext:padding-right="0cm" loext:padding-top="0cm" loext:padding-bottom="0.238cm" loext:border-left="none" loext:border-right="none" loext:border-top="none" loext:border-bottom="0.06pt solid #eeeeee"/>
    </style:style>
    <style:style style:name="T7" style:family="text">
      <style:text-properties fo:font-variant="normal" fo:text-transform="none" fo:color="#000000" style:font-name="Arial" fo:font-size="10.5pt" fo:letter-spacing="normal" fo:font-style="normal" fo:font-weight="normal"/>
    </style:style>
    <style:style style:name="T8" style:family="text">
      <style:text-properties fo:font-variant="normal" fo:text-transform="none" fo:color="#000000" style:font-name="Arial" fo:font-size="10.5pt" fo:letter-spacing="normal" fo:font-style="normal" fo:font-weight="bold" loext:padding="0cm" loext:border="none"/>
    </style:style>
    <style:style style:name="T9" style:family="text">
      <style:text-properties fo:font-variant="normal" fo:text-transform="none" fo:color="#000000" style:font-name="Arial2" fo:font-size="12pt" fo:letter-spacing="normal" fo:font-style="normal" style:text-underline-style="solid" style:text-underline-width="auto" style:text-underline-color="font-color" fo:font-weight="normal"/>
    </style:style>
    <style:style style:name="T10" style:family="text">
      <style:text-properties fo:font-variant="normal" fo:text-transform="none" fo:color="#000000" style:font-name="Arial2" fo:font-size="12pt" fo:letter-spacing="normal" fo:font-style="normal" fo:font-weight="normal"/>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font-style="normal" fo:font-weight="bold"/>
    </style:style>
    <style:style style:name="T13" style:family="text">
      <style:text-properties fo:font-variant="normal" fo:text-transform="none" fo:color="#000000" fo:letter-spacing="normal" fo:font-style="normal" fo:font-weight="bold" officeooo:rsid="0023f54c"/>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style="normal" fo:font-weight="normal" officeooo:rsid="002b61ad"/>
    </style:style>
    <style:style style:name="T16" style:family="text">
      <style:text-properties fo:font-variant="normal" fo:text-transform="none" fo:color="#000000" fo:letter-spacing="normal" fo:font-style="normal" style:text-underline-style="solid" style:text-underline-width="auto" style:text-underline-color="font-color" fo:font-weight="normal"/>
    </style:style>
    <style:style style:name="T17" style:family="text">
      <style:text-properties fo:font-variant="normal" fo:text-transform="none" fo:color="#000000" style:font-name="Georgia" fo:font-size="12.75pt" fo:letter-spacing="normal" fo:font-style="normal" fo:font-weight="normal"/>
    </style:style>
    <style:style style:name="T18" style:family="text">
      <style:text-properties fo:font-variant="normal" fo:text-transform="none" fo:color="#000000" style:font-name="Georgia" fo:font-size="11.25pt" fo:letter-spacing="normal" fo:font-style="normal" fo:font-weight="normal"/>
    </style:style>
    <style:style style:name="T19" style:family="text">
      <style:text-properties fo:font-variant="normal" fo:text-transform="none" fo:color="#000000" style:font-name="sans-serif" fo:letter-spacing="normal" fo:font-style="normal" fo:font-weight="bold"/>
    </style:style>
    <style:style style:name="T20" style:family="text">
      <style:text-properties fo:font-variant="normal" fo:text-transform="none" fo:color="#000000" style:font-name="sans-serif" fo:letter-spacing="normal" fo:font-style="normal" fo:font-weight="bold" officeooo:rsid="0023f54c"/>
    </style:style>
    <style:style style:name="T21" style:family="text">
      <style:text-properties fo:font-variant="normal" fo:text-transform="none" fo:color="#000000" style:font-name="Linux Libertine" fo:letter-spacing="normal" fo:font-style="normal" fo:font-weight="normal"/>
    </style:style>
    <style:style style:name="T22" style:family="text">
      <style:text-properties fo:font-variant="normal" fo:text-transform="none" fo:color="#000000" style:font-name="Linux Libertine" fo:letter-spacing="normal" fo:font-style="normal" fo:font-weight="normal" officeooo:rsid="002b61ad"/>
    </style:style>
    <style:style style:name="T23" style:family="text">
      <style:text-properties fo:font-variant="normal" fo:text-transform="none" fo:color="#000000" style:font-name="arial1" fo:font-size="12pt" fo:letter-spacing="normal" fo:font-style="normal" fo:font-weight="normal"/>
    </style:style>
    <style:style style:name="T24" style:family="text">
      <style:text-properties fo:font-variant="normal" fo:text-transform="none" fo:color="#000000" style:font-name="arial1" fo:font-size="12pt" fo:letter-spacing="normal" fo:font-style="normal" fo:font-weight="normal" fo:background-color="#ffffff" loext:char-shading-value="0"/>
    </style:style>
    <style:style style:name="T25" style:family="text">
      <style:text-properties fo:font-variant="normal" fo:text-transform="none" fo:color="#000000" fo:font-size="10.5pt" fo:letter-spacing="normal" fo:font-style="normal" fo:font-weight="normal"/>
    </style:style>
    <style:style style:name="T26" style:family="text">
      <style:text-properties fo:font-variant="normal" fo:text-transform="none" fo:color="#000000" fo:font-size="10.5pt" fo:letter-spacing="normal" fo:font-style="normal" fo:font-weight="bold" loext:padding="0cm" loext:border="none"/>
    </style:style>
    <style:style style:name="T27" style:family="text">
      <style:text-properties fo:font-variant="normal" fo:text-transform="none" fo:color="#000000" fo:font-size="12pt" fo:letter-spacing="normal" fo:font-style="normal" style:text-underline-style="solid" style:text-underline-width="auto" style:text-underline-color="font-color" fo:font-weight="normal"/>
    </style:style>
    <style:style style:name="T28" style:family="text">
      <style:text-properties fo:font-variant="normal" fo:text-transform="none" fo:color="#000000" fo:font-size="12pt" fo:letter-spacing="normal" fo:font-style="normal" fo:font-weight="normal"/>
    </style:style>
    <style:style style:name="T29" style:family="text">
      <style:text-properties fo:font-variant="normal" fo:text-transform="none" fo:color="#000000" fo:font-size="12pt" fo:letter-spacing="normal" fo:font-style="normal" fo:font-weight="normal" fo:background-color="#ffffff" loext:char-shading-value="0"/>
    </style:style>
    <style:style style:name="T30" style:family="text">
      <style:text-properties fo:font-variant="normal" fo:text-transform="none" fo:color="#000000" fo:font-size="12.75pt" fo:letter-spacing="normal" fo:font-style="normal" fo:font-weight="normal"/>
    </style:style>
    <style:style style:name="T31" style:family="text">
      <style:text-properties fo:font-variant="normal" fo:text-transform="none" fo:color="#000000" fo:font-size="11.25pt" fo:letter-spacing="normal" fo:font-style="normal" fo:font-weight="normal"/>
    </style:style>
    <style:style style:name="T32" style:family="text">
      <style:text-properties fo:font-variant="normal" fo:text-transform="none" fo:color="#000000" style:font-name="Times New Roman" fo:font-size="10.5pt" fo:letter-spacing="normal" fo:font-style="normal" fo:font-weight="normal"/>
    </style:style>
    <style:style style:name="T33" style:family="text">
      <style:text-properties fo:font-variant="normal" fo:text-transform="none" fo:color="#000000" style:font-name="Times New Roman" fo:font-size="10.5pt" fo:letter-spacing="normal" fo:font-style="normal" fo:font-weight="bold" loext:padding="0cm" loext:border="none"/>
    </style:style>
    <style:style style:name="T34" style:family="text">
      <style:text-properties fo:font-variant="normal" fo:text-transform="none" fo:color="#000000" style:font-name="Times New Roman" fo:font-size="12.75pt" fo:letter-spacing="normal" fo:font-style="normal" fo:font-weight="normal"/>
    </style:style>
    <style:style style:name="T35" style:family="text">
      <style:text-properties fo:font-variant="normal" fo:text-transform="none" fo:color="#000000" style:font-name="Times New Roman" fo:font-size="11.25pt" fo:letter-spacing="normal" fo:font-style="normal" fo:font-weight="normal"/>
    </style:style>
    <style:style style:name="T36" style:family="text">
      <style:text-properties fo:font-variant="normal" fo:text-transform="none" fo:color="#000000" style:font-name="Times New Roman" fo:letter-spacing="normal" fo:font-style="normal" fo:font-weight="bold"/>
    </style:style>
    <style:style style:name="T37" style:family="text">
      <style:text-properties fo:font-variant="normal" fo:text-transform="none" fo:color="#000000" style:font-name="Times New Roman" fo:letter-spacing="normal" fo:font-style="normal" fo:font-weight="bold" loext:padding="0cm" loext:border="none"/>
    </style:style>
    <style:style style:name="T38" style:family="text">
      <style:text-properties fo:font-variant="normal" fo:text-transform="none" fo:color="#000000" style:font-name="Times New Roman" fo:letter-spacing="normal" fo:font-style="normal" fo:font-weight="normal"/>
    </style:style>
    <style:style style:name="T39" style:family="text">
      <style:text-properties fo:font-variant="normal" fo:text-transform="none" fo:color="#000000" style:font-name="Times New Roman" fo:letter-spacing="normal" fo:font-style="normal" fo:font-weight="normal" fo:background-color="#ffffff" loext:char-shading-value="0"/>
    </style:style>
    <style:style style:name="T40" style:family="text">
      <style:text-properties fo:font-variant="normal" fo:text-transform="none" fo:color="#000000" style:font-name="Times New Roman" fo:font-size="12pt" fo:letter-spacing="normal" fo:font-style="normal" fo:font-weight="normal"/>
    </style:style>
    <style:style style:name="T41" style:family="text">
      <style:text-properties fo:font-variant="normal" fo:text-transform="none" fo:color="#000000" style:font-name="Times New Roman" fo:font-size="12pt" fo:letter-spacing="normal" fo:font-style="normal" fo:font-weight="normal" fo:background-color="#ffffff" loext:char-shading-value="0"/>
    </style:style>
    <style:style style:name="T42" style:family="text">
      <style:text-properties fo:font-variant="normal" fo:text-transform="none" fo:color="#000000" style:font-name="Times New Roman" fo:font-size="14pt" fo:letter-spacing="normal" fo:font-style="normal" fo:font-weight="bold" style:font-size-asian="14pt" style:font-size-complex="14pt"/>
    </style:style>
    <style:style style:name="T43" style:family="text">
      <style:text-properties fo:font-variant="normal" fo:text-transform="none" fo:color="#000000" style:font-name="Times New Roman" fo:font-size="14pt" fo:letter-spacing="normal" fo:font-style="normal" fo:font-weight="bold" style:font-size-asian="14pt" style:font-size-complex="14pt" loext:padding="0cm" loext:border="none"/>
    </style:style>
    <style:style style:name="T44" style:family="text">
      <style:text-properties fo:font-variant="normal" fo:text-transform="none" fo:color="#000000" style:font-name="Times New Roman" fo:font-size="14pt" fo:letter-spacing="normal" fo:font-style="normal" fo:font-weight="normal" style:font-size-asian="14pt" style:font-size-complex="14pt"/>
    </style:style>
    <style:style style:name="T45" style:family="text">
      <style:text-properties fo:font-variant="normal" fo:text-transform="none" fo:color="#000000" style:font-name="Times New Roman" fo:font-size="14pt" fo:letter-spacing="normal" fo:font-style="normal" fo:font-weight="normal" fo:background-color="#ffffff" loext:char-shading-value="0" style:font-size-asian="14pt" style:font-size-complex="14pt"/>
    </style:style>
    <style:style style:name="T46" style:family="text">
      <style:text-properties fo:font-variant="normal" fo:text-transform="none" fo:color="#666666" style:font-name="Arial1" fo:font-size="9.75pt" fo:letter-spacing="normal" fo:font-style="normal" fo:font-weight="normal"/>
    </style:style>
    <style:style style:name="T47" style:family="text">
      <style:text-properties fo:font-variant="normal" fo:text-transform="none" fo:color="#666666" style:font-name="Arial1" fo:font-size="9.75pt" fo:letter-spacing="normal" fo:font-style="normal" style:text-underline-style="solid" style:text-underline-width="auto" style:text-underline-color="font-color" fo:font-weight="normal" fo:background-color="transparent" loext:char-shading-value="0"/>
    </style:style>
    <style:style style:name="T48" style:family="text">
      <style:text-properties fo:font-variant="normal" fo:text-transform="none" fo:color="#666666" style:font-name="Arial1" fo:font-size="9.75pt" fo:letter-spacing="normal" fo:font-style="normal" fo:font-weight="bold"/>
    </style:style>
    <style:style style:name="T49" style:family="text">
      <style:text-properties fo:font-variant="normal" fo:text-transform="none" fo:color="#666666" fo:font-size="9.75pt" fo:letter-spacing="normal" fo:font-style="normal" fo:font-weight="normal"/>
    </style:style>
    <style:style style:name="T50" style:family="text">
      <style:text-properties fo:font-variant="normal" fo:text-transform="none" fo:color="#666666" fo:font-size="9.75pt" fo:letter-spacing="normal" fo:font-style="normal" style:text-underline-style="solid" style:text-underline-width="auto" style:text-underline-color="font-color" fo:font-weight="normal" fo:background-color="transparent" loext:char-shading-value="0"/>
    </style:style>
    <style:style style:name="T51" style:family="text">
      <style:text-properties fo:font-variant="normal" fo:text-transform="none" fo:color="#666666" fo:font-size="9.75pt" fo:letter-spacing="normal" fo:font-style="normal" fo:font-weight="bold"/>
    </style:style>
    <style:style style:name="T52" style:family="text">
      <style:text-properties fo:font-variant="normal" fo:text-transform="none" fo:color="#666666" style:font-name="Times New Roman" fo:font-size="9.75pt" fo:letter-spacing="normal" fo:font-style="normal" fo:font-weight="normal"/>
    </style:style>
    <style:style style:name="T53" style:family="text">
      <style:text-properties fo:font-variant="normal" fo:text-transform="none" fo:color="#666666" style:font-name="Times New Roman" fo:font-size="9.75pt" fo:letter-spacing="normal" fo:font-style="normal" style:text-underline-style="solid" style:text-underline-width="auto" style:text-underline-color="font-color" fo:font-weight="normal" fo:background-color="transparent" loext:char-shading-value="0"/>
    </style:style>
    <style:style style:name="T54" style:family="text">
      <style:text-properties fo:font-variant="normal" fo:text-transform="none" fo:color="#666666" style:font-name="Times New Roman" fo:font-size="9.75pt" fo:letter-spacing="normal" fo:font-style="normal" fo:font-weight="bold"/>
    </style:style>
    <style:style style:name="T55" style:family="text">
      <style:text-properties fo:font-variant="normal" fo:text-transform="none" fo:color="#666666" style:font-name="Times New Roman" fo:letter-spacing="normal" fo:font-style="normal" fo:font-weight="normal"/>
    </style:style>
    <style:style style:name="T56" style:family="text">
      <style:text-properties fo:font-variant="normal" fo:text-transform="none" fo:color="#666666" style:font-name="Times New Roman" fo:letter-spacing="normal" fo:font-style="normal" style:text-underline-style="solid" style:text-underline-width="auto" style:text-underline-color="font-color" fo:font-weight="normal" fo:background-color="transparent" loext:char-shading-value="0"/>
    </style:style>
    <style:style style:name="T57" style:family="text">
      <style:text-properties fo:font-variant="normal" fo:text-transform="none" fo:color="#666666" style:font-name="Times New Roman" fo:letter-spacing="normal" fo:font-style="normal" fo:font-weight="bold"/>
    </style:style>
    <style:style style:name="T58" style:family="text">
      <style:text-properties fo:font-variant="normal" fo:text-transform="none" fo:color="#666666" style:font-name="Times New Roman" fo:font-size="14pt" fo:letter-spacing="normal" fo:font-style="normal" fo:font-weight="normal" style:font-size-asian="14pt" style:font-size-complex="14pt"/>
    </style:style>
    <style:style style:name="T59" style:family="text">
      <style:text-properties fo:font-variant="normal" fo:text-transform="none" fo:color="#666666" style:font-name="Times New Roman" fo:font-size="14pt" fo:letter-spacing="normal" fo:font-style="normal" style:text-underline-style="solid" style:text-underline-width="auto" style:text-underline-color="font-color" fo:font-weight="normal" fo:background-color="transparent" loext:char-shading-value="0" style:font-size-asian="14pt" style:font-size-complex="14pt"/>
    </style:style>
    <style:style style:name="T60" style:family="text">
      <style:text-properties fo:font-variant="normal" fo:text-transform="none" fo:color="#666666" style:font-name="Times New Roman" fo:font-size="14pt" fo:letter-spacing="normal" fo:font-style="normal" fo:font-weight="bold" style:font-size-asian="14pt" style:font-size-complex="14pt"/>
    </style:style>
    <style:style style:name="T61" style:family="text">
      <style:text-properties fo:font-variant="normal" fo:text-transform="none" fo:color="#3e3e3e" style:font-name="Georgia" fo:font-size="11.25pt" fo:letter-spacing="normal" fo:font-style="normal" fo:font-weight="normal"/>
    </style:style>
    <style:style style:name="T62" style:family="text">
      <style:text-properties fo:font-variant="normal" fo:text-transform="none" fo:color="#3e3e3e" fo:font-size="11.25pt" fo:letter-spacing="normal" fo:font-style="normal" fo:font-weight="normal"/>
    </style:style>
    <style:style style:name="T63" style:family="text">
      <style:text-properties fo:font-variant="normal" fo:text-transform="none" fo:color="#3e3e3e" style:font-name="Times New Roman" fo:font-size="11.25pt" fo:letter-spacing="normal" fo:font-style="normal" fo:font-weight="normal"/>
    </style:style>
    <style:style style:name="T64" style:family="text">
      <style:text-properties fo:font-variant="normal" fo:text-transform="none" fo:color="#3e3e3e" style:font-name="Times New Roman" fo:letter-spacing="normal" fo:font-style="normal" fo:font-weight="normal"/>
    </style:style>
    <style:style style:name="T65" style:family="text">
      <style:text-properties fo:font-variant="normal" fo:text-transform="none" fo:color="#3e3e3e" style:font-name="Times New Roman" fo:font-size="14pt" fo:letter-spacing="normal" fo:font-style="normal" fo:font-weight="normal" style:font-size-asian="14pt" style:font-size-complex="14pt"/>
    </style:style>
    <style:style style:name="T66" style:family="text">
      <style:text-properties fo:font-variant="normal" fo:text-transform="none" fo:color="#54595d" style:font-name="sans-serif" fo:font-size="12pt" fo:letter-spacing="normal" fo:font-style="normal" fo:font-weight="normal"/>
    </style:style>
    <style:style style:name="T67" style:family="text">
      <style:text-properties fo:font-variant="normal" fo:text-transform="none" fo:color="#54595d" fo:font-size="12pt" fo:letter-spacing="normal" fo:font-style="normal" fo:font-weight="normal"/>
    </style:style>
    <style:style style:name="T68" style:family="text">
      <style:text-properties fo:font-variant="normal" fo:text-transform="none" fo:color="#54595d" style:font-name="Times New Roman" fo:font-size="12pt" fo:letter-spacing="normal" fo:font-style="normal" fo:font-weight="normal"/>
    </style:style>
    <style:style style:name="T69" style:family="text">
      <style:text-properties fo:font-variant="normal" fo:text-transform="none" fo:color="#54595d" style:font-name="Times New Roman" fo:letter-spacing="normal" fo:font-style="normal" fo:font-weight="normal"/>
    </style:style>
    <style:style style:name="T70" style:family="text">
      <style:text-properties fo:font-variant="normal" fo:text-transform="none" fo:color="#54595d" style:font-name="Times New Roman" fo:font-size="14pt" fo:letter-spacing="normal" fo:font-style="normal" fo:font-weight="normal" style:font-size-asian="14pt" style:font-size-complex="14pt"/>
    </style:style>
    <style:style style:name="T71"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style>
    <style:style style:name="T7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7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7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7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76"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8f9fa" loext:char-shading-value="0" loext:padding="0cm" loext:border="none"/>
    </style:style>
    <style:style style:name="T77"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78" style:family="text">
      <style:text-properties fo:font-variant="normal" fo:text-transform="none" fo:color="#0b0080" style:text-line-through-style="none" style:text-line-through-type="none" fo:letter-spacing="normal" style:text-underline-style="none" style:text-blinking="false" fo:background-color="#f8f9fa" loext:char-shading-value="0" loext:padding="0.079cm" loext:border="0.06pt solid #c8ccd1"/>
    </style:style>
    <style:style style:name="T79" style:family="text">
      <style:text-properties fo:font-variant="normal" fo:text-transform="none" fo:color="#0b0080" style:text-line-through-style="none" style:text-line-through-type="none" fo:letter-spacing="normal" fo:font-style="normal" style:text-underline-style="none" fo:font-weight="normal" style:text-blinking="false"/>
    </style:style>
    <style:style style:name="T80" style:family="text">
      <style:text-properties fo:font-variant="normal" fo:text-transform="none" fo:color="#0b0080" style:text-line-through-style="none" style:text-line-through-type="none" fo:letter-spacing="normal" fo:font-style="normal" style:text-underline-style="none" fo:font-weight="normal" style:text-blinking="false" fo:background-color="#f8f9fa" loext:char-shading-value="0" loext:padding="0cm" loext:border="none"/>
    </style:style>
    <style:style style:name="T81" style:family="text">
      <style:text-properties fo:font-variant="normal" fo:text-transform="none" fo:color="#0b0080" style:text-line-through-style="none" style:text-line-through-type="none" fo:font-style="normal" style:text-underline-style="none" fo:font-weight="normal" style:text-blinking="false"/>
    </style:style>
    <style:style style:name="T82" style:family="text">
      <style:text-properties fo:font-variant="normal" fo:text-transform="none" fo:color="#0b0080" style:text-line-through-style="none" style:text-line-through-type="none" fo:font-size="9pt" fo:letter-spacing="normal" fo:font-style="normal" style:text-underline-style="none" fo:font-weight="normal" style:text-blinking="false" fo:background-color="#f8f9fa" loext:char-shading-value="0" loext:padding="0cm" loext:border="none"/>
    </style:style>
    <style:style style:name="T83" style:family="text">
      <style:text-properties fo:font-variant="normal" fo:text-transform="none" fo:color="#0b0080" style:text-line-through-style="none" style:text-line-through-type="none" fo:font-size="10.5pt" fo:letter-spacing="normal" fo:font-style="normal" style:text-underline-style="none" fo:font-weight="normal" style:text-blinking="false"/>
    </style:style>
    <style:style style:name="T84" style:family="text">
      <style:text-properties fo:font-variant="normal" fo:text-transform="none" fo:color="#0b0080" style:text-line-through-style="none" style:text-line-through-type="none" fo:font-size="10.5pt" fo:letter-spacing="normal" fo:font-style="normal" style:text-underline-style="none" fo:font-weight="normal" style:text-blinking="false" fo:background-color="#ffffff" loext:char-shading-value="0"/>
    </style:style>
    <style:style style:name="T85" style:family="text">
      <style:text-properties fo:font-variant="normal" fo:text-transform="none" fo:color="#0b0080" style:text-line-through-style="none" style:text-line-through-type="none" fo:font-size="10.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86" style:family="text">
      <style:text-properties fo:font-variant="normal" fo:text-transform="none" fo:color="#0b0080" style:text-line-through-style="none" style:text-line-through-type="none" fo:font-size="10.5pt" fo:letter-spacing="normal" fo:font-style="italic" style:text-underline-style="none" fo:font-weight="normal" style:text-blinking="false"/>
    </style:style>
    <style:style style:name="T87" style:family="text">
      <style:text-properties fo:font-variant="normal" fo:text-transform="none" fo:color="#0b0080" style:text-line-through-style="none" style:text-line-through-type="none" fo:font-size="12pt" fo:letter-spacing="normal" fo:font-style="normal" style:text-underline-style="none" fo:font-weight="normal" style:text-blinking="false"/>
    </style:style>
    <style:style style:name="T88" style:family="text">
      <style:text-properties fo:font-variant="normal" fo:text-transform="none" fo:color="#0b0080" style:text-line-through-style="none" style:text-line-through-type="none" style:font-name="Times New Roman" fo:font-size="10.5pt" fo:letter-spacing="normal" fo:font-style="normal" style:text-underline-style="none" fo:font-weight="normal" style:text-blinking="false"/>
    </style:style>
    <style:style style:name="T89" style:family="text">
      <style:text-properties fo:font-variant="normal" fo:text-transform="none" fo:color="#0b0080" style:text-line-through-style="none" style:text-line-through-type="none" style:font-name="Times New Roman" fo:font-size="10.5pt" fo:letter-spacing="normal" fo:font-style="normal" style:text-underline-style="none" fo:font-weight="normal" style:text-blinking="false" fo:background-color="#ffffff" loext:char-shading-value="0"/>
    </style:style>
    <style:style style:name="T90" style:family="text">
      <style:text-properties fo:font-variant="normal" fo:text-transform="none" fo:color="#0b0080" style:text-line-through-style="none" style:text-line-through-type="none" style:font-name="Times New Roman" fo:font-size="10.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91" style:family="text">
      <style:text-properties fo:font-variant="normal" fo:text-transform="none" fo:color="#0b0080" style:text-line-through-style="none" style:text-line-through-type="none" style:font-name="Times New Roman" fo:font-size="10.5pt" fo:letter-spacing="normal" fo:font-style="italic" style:text-underline-style="none" fo:font-weight="normal" style:text-blinking="false"/>
    </style:style>
    <style:style style:name="T92" style:family="text">
      <style:text-properties fo:font-variant="normal" fo:text-transform="none" fo:color="#0b0080" style:text-line-through-style="none" style:text-line-through-type="none" style:font-name="Times New Roman" fo:font-size="12pt" fo:letter-spacing="normal" fo:font-style="normal" style:text-underline-style="none" fo:font-weight="normal" style:text-blinking="false"/>
    </style:style>
    <style:style style:name="T93" style:family="text">
      <style:text-properties fo:font-variant="normal" fo:text-transform="none" fo:color="#0b0080" style:text-line-through-style="none" style:text-line-through-type="none" style:font-name="Times New Roman" fo:font-size="9pt" fo:letter-spacing="normal" fo:font-style="normal" style:text-underline-style="none" fo:font-weight="normal" style:text-blinking="false" fo:background-color="#f8f9fa" loext:char-shading-value="0" loext:padding="0cm" loext:border="none"/>
    </style:style>
    <style:style style:name="T94" style:family="text">
      <style:text-properties fo:font-variant="normal" fo:text-transform="none" fo:color="#0b0080" style:text-line-through-style="none" style:text-line-through-type="none" style:font-name="Times New Roman" fo:letter-spacing="normal" style:text-underline-style="none" style:text-blinking="false" fo:background-color="#f8f9fa" loext:char-shading-value="0" loext:padding="0.079cm" loext:border="0.06pt solid #c8ccd1"/>
    </style:style>
    <style:style style:name="T95" style:family="text">
      <style:text-properties fo:font-variant="normal" fo:text-transform="none" fo:color="#0b0080" style:text-line-through-style="none" style:text-line-through-type="none" style:font-name="Times New Roman" fo:letter-spacing="normal" fo:font-style="normal" style:text-underline-style="none" fo:font-weight="normal" style:text-blinking="false"/>
    </style:style>
    <style:style style:name="T96" style:family="text">
      <style:text-properties fo:font-variant="normal" fo:text-transform="none" fo:color="#0b0080" style:text-line-through-style="none" style:text-line-through-type="none" style:font-name="Times New Roman" fo:letter-spacing="normal" fo:font-style="normal" style:text-underline-style="none" fo:font-weight="normal" style:text-blinking="false" fo:background-color="#f8f9fa" loext:char-shading-value="0" loext:padding="0cm" loext:border="none"/>
    </style:style>
    <style:style style:name="T97" style:family="text">
      <style:text-properties fo:font-variant="normal" fo:text-transform="none" fo:color="#0b0080" style:text-line-through-style="none" style:text-line-through-type="none" style:font-name="Times New Roman" fo:letter-spacing="normal" fo:font-style="normal" style:text-underline-style="none" fo:font-weight="normal" style:text-blinking="false" fo:background-color="#ffffff" loext:char-shading-value="0"/>
    </style:style>
    <style:style style:name="T98" style:family="text">
      <style:text-properties fo:font-variant="normal" fo:text-transform="none" fo:color="#0b0080" style:text-line-through-style="none" style:text-line-through-type="none" style:font-name="Times New Roman"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99" style:family="text">
      <style:text-properties fo:font-variant="normal" fo:text-transform="none" fo:color="#0b0080" style:text-line-through-style="none" style:text-line-through-type="none" style:font-name="Times New Roman" fo:letter-spacing="normal" fo:font-style="italic" style:text-underline-style="none" fo:font-weight="normal" style:text-blinking="false"/>
    </style:style>
    <style:style style:name="T100" style:family="text">
      <style:text-properties fo:font-variant="normal" fo:text-transform="none" fo:color="#0b0080" style:text-line-through-style="none" style:text-line-through-type="none" style:font-name="Times New Roman" fo:font-style="normal" style:text-underline-style="none" fo:font-weight="normal" style:text-blinking="false"/>
    </style:style>
    <style:style style:name="T101" style:family="text">
      <style:text-properties fo:font-variant="normal" fo:text-transform="none" fo:color="#0b0080"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102" style:family="text">
      <style:text-properties fo:font-variant="normal" fo:text-transform="none" fo:color="#0b0080" style:text-line-through-style="none" style:text-line-through-type="none" style:font-name="Times New Roman" fo:font-size="14pt" fo:letter-spacing="normal" fo:font-style="normal" style:text-underline-style="none" fo:font-weight="normal" style:text-blinking="false" style:font-size-asian="14pt" style:font-size-complex="14pt" loext:padding-left="0cm" loext:padding-right="0cm" loext:padding-top="0cm" loext:padding-bottom="0.049cm" loext:border-left="none" loext:border-right="none" loext:border-top="none" loext:border-bottom="0.06pt dotted #000000"/>
    </style:style>
    <style:style style:name="T103" style:family="text">
      <style:text-properties fo:font-variant="normal" fo:text-transform="none" fo:color="#0b0080" style:text-line-through-style="none" style:text-line-through-type="none" style:font-name="Times New Roman" fo:font-size="14pt" fo:letter-spacing="normal" fo:font-style="normal" style:text-underline-style="none" fo:font-weight="normal" style:text-blinking="false" fo:background-color="#f8f9fa" loext:char-shading-value="0" style:font-size-asian="14pt" style:font-size-complex="14pt" loext:padding="0cm" loext:border="none"/>
    </style:style>
    <style:style style:name="T104" style:family="text">
      <style:text-properties fo:font-variant="normal" fo:text-transform="none" fo:color="#0b008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ize-complex="14pt"/>
    </style:style>
    <style:style style:name="T105" style:family="text">
      <style:text-properties fo:font-variant="normal" fo:text-transform="none" fo:color="#0b0080" style:text-line-through-style="none" style:text-line-through-type="none" style:font-name="Times New Roman" fo:font-size="14pt" fo:letter-spacing="normal" style:text-underline-style="none" style:text-blinking="false" fo:background-color="#f8f9fa" loext:char-shading-value="0" style:font-size-asian="14pt" style:font-size-complex="14pt" loext:padding="0.079cm" loext:border="0.06pt solid #c8ccd1"/>
    </style:style>
    <style:style style:name="T106" style:family="text">
      <style:text-properties fo:font-variant="normal" fo:text-transform="none" fo:color="#0b0080" style:text-line-through-style="none" style:text-line-through-type="none" style:font-name="Times New Roman" fo:font-size="14pt" fo:letter-spacing="normal" fo:font-style="italic" style:text-underline-style="none" fo:font-weight="normal" style:text-blinking="false" style:font-size-asian="14pt" style:font-size-complex="14pt"/>
    </style:style>
    <style:style style:name="T107" style:family="text">
      <style:text-properties fo:font-variant="normal" fo:text-transform="none" fo:color="#0b0080" style:text-line-through-style="none" style:text-line-through-type="none" style:font-name="Times New Roman" fo:font-size="14pt" fo:font-style="normal" style:text-underline-style="none" fo:font-weight="normal" style:text-blinking="false" style:font-size-asian="14pt" style:font-size-complex="14pt"/>
    </style:style>
    <style:style style:name="T108" style:family="text">
      <style:text-properties fo:font-variant="normal" fo:text-transform="none" fo:color="#0b0080" style:font-name="sans-serif" fo:font-size="10.5pt" fo:letter-spacing="normal" fo:font-style="normal" style:text-underline-style="solid" style:text-underline-width="auto" style:text-underline-color="font-color" fo:font-weight="normal"/>
    </style:style>
    <style:style style:name="T109" style:family="text">
      <style:text-properties fo:font-variant="normal" fo:text-transform="none" fo:color="#0b0080" fo:font-size="10.5pt" fo:letter-spacing="normal" fo:font-style="normal" style:text-underline-style="solid" style:text-underline-width="auto" style:text-underline-color="font-color" fo:font-weight="normal"/>
    </style:style>
    <style:style style:name="T110" style:family="text">
      <style:text-properties fo:font-variant="normal" fo:text-transform="none" fo:color="#0b0080" style:font-name="Times New Roman" fo:font-size="10.5pt" fo:letter-spacing="normal" fo:font-style="normal" style:text-underline-style="solid" style:text-underline-width="auto" style:text-underline-color="font-color" fo:font-weight="normal"/>
    </style:style>
    <style:style style:name="T111" style:family="text">
      <style:text-properties fo:font-variant="normal" fo:text-transform="none" fo:color="#0b0080" style:font-name="Times New Roman" fo:letter-spacing="normal" fo:font-style="normal" style:text-underline-style="solid" style:text-underline-width="auto" style:text-underline-color="font-color" fo:font-weight="normal"/>
    </style:style>
    <style:style style:name="T112" style:family="text">
      <style:text-properties fo:font-variant="normal" fo:text-transform="none" fo:color="#0b0080" style:font-name="Times New Roman" fo:font-size="14pt" fo:letter-spacing="normal" fo:font-style="normal" style:text-underline-style="solid" style:text-underline-width="auto" style:text-underline-color="font-color" fo:font-weight="normal" style:font-size-asian="14pt" style:font-size-complex="14pt"/>
    </style:style>
    <style:style style:name="T113" style:family="text">
      <style:text-properties fo:font-variant="normal" fo:text-transform="none" fo:color="#202122" style:font-name="sans-serif" fo:font-size="10.5pt" fo:letter-spacing="normal" fo:font-style="italic" fo:font-weight="normal"/>
    </style:style>
    <style:style style:name="T114" style:family="text">
      <style:text-properties fo:font-variant="normal" fo:text-transform="none" fo:color="#202122" style:font-name="sans-serif" fo:font-size="10.5pt" fo:letter-spacing="normal" fo:font-style="normal" fo:font-weight="normal"/>
    </style:style>
    <style:style style:name="T115" style:family="text">
      <style:text-properties fo:font-variant="normal" fo:text-transform="none" fo:color="#202122" style:font-name="sans-serif" fo:font-size="10.5pt" fo:letter-spacing="normal" fo:font-style="normal" fo:font-weight="normal" loext:padding-left="0cm" loext:padding-right="0cm" loext:padding-top="0cm" loext:padding-bottom="0.049cm" loext:border-left="none" loext:border-right="none" loext:border-top="none" loext:border-bottom="0.06pt dotted #000000"/>
    </style:style>
    <style:style style:name="T116" style:family="text">
      <style:text-properties fo:font-variant="normal" fo:text-transform="none" fo:color="#202122" style:font-name="sans-serif" fo:font-size="10.5pt" fo:letter-spacing="normal" fo:font-style="normal" fo:font-weight="bold"/>
    </style:style>
    <style:style style:name="T117" style:family="text">
      <style:text-properties fo:font-variant="normal" fo:text-transform="none" fo:color="#202122" fo:letter-spacing="normal"/>
    </style:style>
    <style:style style:name="T118" style:family="text">
      <style:text-properties fo:font-variant="normal" fo:text-transform="none" fo:color="#202122" fo:letter-spacing="normal" fo:font-style="normal" fo:font-weight="normal"/>
    </style:style>
    <style:style style:name="T119" style:family="text">
      <style:text-properties fo:font-variant="normal" fo:text-transform="none" fo:color="#202122"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20" style:family="text">
      <style:text-properties fo:font-variant="normal" fo:text-transform="none" fo:color="#202122" style:text-line-through-style="none" style:text-line-through-type="none" fo:font-size="10.5pt" fo:letter-spacing="normal" fo:font-style="normal" style:text-underline-style="none" fo:font-weight="normal" style:text-blinking="false" fo:background-color="#ffffff" loext:char-shading-value="0"/>
    </style:style>
    <style:style style:name="T121" style:family="text">
      <style:text-properties fo:font-variant="normal" fo:text-transform="none" fo:color="#202122" style:text-line-through-style="none" style:text-line-through-type="none" style:font-name="Times New Roman" fo:font-size="10.5pt" fo:letter-spacing="normal" fo:font-style="normal" style:text-underline-style="none" fo:font-weight="normal" style:text-blinking="false" fo:background-color="#ffffff" loext:char-shading-value="0"/>
    </style:style>
    <style:style style:name="T122" style:family="text">
      <style:text-properties fo:font-variant="normal" fo:text-transform="none" fo:color="#202122" style:text-line-through-style="none" style:text-line-through-type="none" style:font-name="Times New Roman" fo:letter-spacing="normal" fo:font-style="normal" style:text-underline-style="none" fo:font-weight="normal" style:text-blinking="false" fo:background-color="#ffffff" loext:char-shading-value="0"/>
    </style:style>
    <style:style style:name="T123" style:family="text">
      <style:text-properties fo:font-variant="normal" fo:text-transform="none" fo:color="#202122"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ize-complex="14pt"/>
    </style:style>
    <style:style style:name="T124" style:family="text">
      <style:text-properties fo:font-variant="normal" fo:text-transform="none" fo:color="#202122" fo:font-size="10.5pt" fo:letter-spacing="normal" fo:font-style="normal" fo:font-weight="normal"/>
    </style:style>
    <style:style style:name="T125" style:family="text">
      <style:text-properties fo:font-variant="normal" fo:text-transform="none" fo:color="#202122" fo:font-size="10.5pt" fo:letter-spacing="normal" fo:font-style="normal" fo:font-weight="normal" loext:padding-left="0cm" loext:padding-right="0cm" loext:padding-top="0cm" loext:padding-bottom="0.049cm" loext:border-left="none" loext:border-right="none" loext:border-top="none" loext:border-bottom="0.06pt dotted #000000"/>
    </style:style>
    <style:style style:name="T126" style:family="text">
      <style:text-properties fo:font-variant="normal" fo:text-transform="none" fo:color="#202122" fo:font-size="10.5pt" fo:letter-spacing="normal" fo:font-style="normal" fo:font-weight="bold"/>
    </style:style>
    <style:style style:name="T127" style:family="text">
      <style:text-properties fo:font-variant="normal" fo:text-transform="none" fo:color="#202122" fo:font-size="10.5pt" fo:letter-spacing="normal" fo:font-style="italic" fo:font-weight="normal"/>
    </style:style>
    <style:style style:name="T128" style:family="text">
      <style:text-properties fo:font-variant="normal" fo:text-transform="none" fo:color="#202122" style:font-name="Times New Roman" fo:font-size="10.5pt" fo:letter-spacing="normal" fo:font-style="normal" fo:font-weight="normal"/>
    </style:style>
    <style:style style:name="T129" style:family="text">
      <style:text-properties fo:font-variant="normal" fo:text-transform="none" fo:color="#202122" style:font-name="Times New Roman" fo:font-size="10.5pt" fo:letter-spacing="normal" fo:font-style="normal" fo:font-weight="normal" loext:padding-left="0cm" loext:padding-right="0cm" loext:padding-top="0cm" loext:padding-bottom="0.049cm" loext:border-left="none" loext:border-right="none" loext:border-top="none" loext:border-bottom="0.06pt dotted #000000"/>
    </style:style>
    <style:style style:name="T130" style:family="text">
      <style:text-properties fo:font-variant="normal" fo:text-transform="none" fo:color="#202122" style:font-name="Times New Roman" fo:font-size="10.5pt" fo:letter-spacing="normal" fo:font-style="normal" fo:font-weight="bold"/>
    </style:style>
    <style:style style:name="T131" style:family="text">
      <style:text-properties fo:font-variant="normal" fo:text-transform="none" fo:color="#202122" style:font-name="Times New Roman" fo:font-size="10.5pt" fo:letter-spacing="normal" fo:font-style="italic" fo:font-weight="normal"/>
    </style:style>
    <style:style style:name="T132" style:family="text">
      <style:text-properties fo:font-variant="normal" fo:text-transform="none" fo:color="#202122" style:font-name="Times New Roman" fo:letter-spacing="normal"/>
    </style:style>
    <style:style style:name="T133" style:family="text">
      <style:text-properties fo:font-variant="normal" fo:text-transform="none" fo:color="#202122" style:font-name="Times New Roman" fo:letter-spacing="normal" fo:font-style="normal" fo:font-weight="normal"/>
    </style:style>
    <style:style style:name="T134" style:family="text">
      <style:text-properties fo:font-variant="normal" fo:text-transform="none" fo:color="#202122" style:font-name="Times New Roman" fo:letter-spacing="normal" fo:font-style="normal" fo:font-weight="normal" loext:padding-left="0cm" loext:padding-right="0cm" loext:padding-top="0cm" loext:padding-bottom="0.049cm" loext:border-left="none" loext:border-right="none" loext:border-top="none" loext:border-bottom="0.06pt dotted #000000"/>
    </style:style>
    <style:style style:name="T135" style:family="text">
      <style:text-properties fo:font-variant="normal" fo:text-transform="none" fo:color="#202122" style:font-name="Times New Roman" fo:letter-spacing="normal" fo:font-style="normal" fo:font-weight="bold"/>
    </style:style>
    <style:style style:name="T136" style:family="text">
      <style:text-properties fo:font-variant="normal" fo:text-transform="none" fo:color="#202122" style:font-name="Times New Roman" fo:letter-spacing="normal" fo:font-style="italic" fo:font-weight="normal"/>
    </style:style>
    <style:style style:name="T137" style:family="text">
      <style:text-properties fo:font-variant="normal" fo:text-transform="none" fo:color="#202122" style:font-name="Times New Roman" fo:font-size="14pt" fo:letter-spacing="normal" fo:font-style="normal" fo:font-weight="normal" style:font-size-asian="14pt" style:font-size-complex="14pt"/>
    </style:style>
    <style:style style:name="T138" style:family="text">
      <style:text-properties fo:font-variant="normal" fo:text-transform="none" fo:color="#202122" style:font-name="Times New Roman" fo:font-size="14pt" fo:letter-spacing="normal" fo:font-style="normal" fo:font-weight="normal" style:font-size-asian="14pt" style:font-size-complex="14pt" loext:padding-left="0cm" loext:padding-right="0cm" loext:padding-top="0cm" loext:padding-bottom="0.049cm" loext:border-left="none" loext:border-right="none" loext:border-top="none" loext:border-bottom="0.06pt dotted #000000"/>
    </style:style>
    <style:style style:name="T139" style:family="text">
      <style:text-properties fo:font-variant="normal" fo:text-transform="none" fo:color="#202122" style:font-name="Times New Roman" fo:font-size="14pt" fo:letter-spacing="normal" fo:font-style="normal" fo:font-weight="bold" style:font-size-asian="14pt" style:font-size-complex="14pt"/>
    </style:style>
    <style:style style:name="T140" style:family="text">
      <style:text-properties fo:font-variant="normal" fo:text-transform="none" fo:color="#202122" style:font-name="Times New Roman" fo:font-size="14pt" fo:letter-spacing="normal" fo:font-style="italic" fo:font-weight="normal" style:font-size-asian="14pt" style:font-size-complex="14pt"/>
    </style:style>
    <style:style style:name="T141" style:family="text">
      <style:text-properties fo:font-variant="normal" fo:text-transform="none" fo:color="#202122" style:font-name="Times New Roman" fo:font-size="14pt" fo:letter-spacing="normal" style:font-size-asian="14pt" style:font-size-complex="14pt"/>
    </style:style>
    <style:style style:name="T142"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style:style>
    <style:style style:name="T143" style:family="text">
      <style:text-properties fo:font-variant="normal" fo:text-transform="none" fo:color="#a55858" style:text-line-through-style="none" style:text-line-through-type="none" fo:font-size="10.5pt" fo:letter-spacing="normal" fo:font-style="normal" style:text-underline-style="none" fo:font-weight="normal" style:text-blinking="false"/>
    </style:style>
    <style:style style:name="T144" style:family="text">
      <style:text-properties fo:font-variant="normal" fo:text-transform="none" fo:color="#a55858" style:text-line-through-style="none" style:text-line-through-type="none" style:font-name="Times New Roman" fo:font-size="10.5pt" fo:letter-spacing="normal" fo:font-style="normal" style:text-underline-style="none" fo:font-weight="normal" style:text-blinking="false"/>
    </style:style>
    <style:style style:name="T145" style:family="text">
      <style:text-properties fo:font-variant="normal" fo:text-transform="none" fo:color="#a55858" style:text-line-through-style="none" style:text-line-through-type="none" style:font-name="Times New Roman" fo:letter-spacing="normal" fo:font-style="normal" style:text-underline-style="none" fo:font-weight="normal" style:text-blinking="false"/>
    </style:style>
    <style:style style:name="T146" style:family="text">
      <style:text-properties fo:font-variant="normal" fo:text-transform="none" fo:color="#a55858"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147" style:family="text">
      <style:text-properties fo:font-variant="normal" fo:text-transform="none" fo:color="#333333" style:font-name="PT Sans" fo:font-size="12pt" fo:letter-spacing="normal" fo:font-style="normal" fo:font-weight="bold"/>
    </style:style>
    <style:style style:name="T148" style:family="text">
      <style:text-properties fo:font-variant="normal" fo:text-transform="none" fo:color="#333333" style:font-name="PT Sans" fo:font-size="12pt" fo:letter-spacing="normal" fo:font-style="normal" fo:font-weight="normal"/>
    </style:style>
    <style:style style:name="T149" style:family="text">
      <style:text-properties fo:font-variant="normal" fo:text-transform="none" fo:color="#333333" style:font-name="Arial2" fo:font-size="10.5pt" fo:letter-spacing="normal" fo:font-style="normal" fo:font-weight="bold"/>
    </style:style>
    <style:style style:name="T150" style:family="text">
      <style:text-properties fo:font-variant="normal" fo:text-transform="none" fo:color="#333333" style:font-name="Arial2" fo:font-size="10.5pt" fo:letter-spacing="normal" fo:font-style="normal" fo:font-weight="normal"/>
    </style:style>
    <style:style style:name="T151" style:family="text">
      <style:text-properties fo:font-variant="normal" fo:text-transform="none" fo:color="#333333" fo:font-size="12pt" fo:letter-spacing="normal" fo:font-style="normal" fo:font-weight="bold"/>
    </style:style>
    <style:style style:name="T152" style:family="text">
      <style:text-properties fo:font-variant="normal" fo:text-transform="none" fo:color="#333333" fo:font-size="12pt" fo:letter-spacing="normal" fo:font-style="normal" fo:font-weight="normal"/>
    </style:style>
    <style:style style:name="T153" style:family="text">
      <style:text-properties fo:font-variant="normal" fo:text-transform="none" fo:color="#333333" fo:font-size="10.5pt" fo:letter-spacing="normal" fo:font-style="normal" fo:font-weight="bold"/>
    </style:style>
    <style:style style:name="T154" style:family="text">
      <style:text-properties fo:font-variant="normal" fo:text-transform="none" fo:color="#333333" fo:font-size="10.5pt" fo:letter-spacing="normal" fo:font-style="normal" fo:font-weight="normal"/>
    </style:style>
    <style:style style:name="T155" style:family="text">
      <style:text-properties fo:font-variant="normal" fo:text-transform="none" fo:color="#333333" style:font-name="Times New Roman" fo:font-size="12pt" fo:letter-spacing="normal" fo:font-style="normal" fo:font-weight="bold"/>
    </style:style>
    <style:style style:name="T156" style:family="text">
      <style:text-properties fo:font-variant="normal" fo:text-transform="none" fo:color="#333333" style:font-name="Times New Roman" fo:font-size="12pt" fo:letter-spacing="normal" fo:font-style="normal" fo:font-weight="normal"/>
    </style:style>
    <style:style style:name="T157" style:family="text">
      <style:text-properties fo:font-variant="normal" fo:text-transform="none" fo:color="#333333" style:font-name="Times New Roman" fo:font-size="10.5pt" fo:letter-spacing="normal" fo:font-style="normal" fo:font-weight="bold"/>
    </style:style>
    <style:style style:name="T158" style:family="text">
      <style:text-properties fo:font-variant="normal" fo:text-transform="none" fo:color="#333333" style:font-name="Times New Roman" fo:font-size="10.5pt" fo:letter-spacing="normal" fo:font-style="normal" fo:font-weight="normal"/>
    </style:style>
    <style:style style:name="T159" style:family="text">
      <style:text-properties fo:font-variant="normal" fo:text-transform="none" fo:color="#333333" style:font-name="Times New Roman" fo:letter-spacing="normal" fo:font-style="normal" fo:font-weight="bold"/>
    </style:style>
    <style:style style:name="T160" style:family="text">
      <style:text-properties fo:font-variant="normal" fo:text-transform="none" fo:color="#333333" style:font-name="Times New Roman" fo:letter-spacing="normal" fo:font-style="normal" fo:font-weight="normal"/>
    </style:style>
    <style:style style:name="T161" style:family="text">
      <style:text-properties fo:font-variant="normal" fo:text-transform="none" fo:color="#333333" style:font-name="Times New Roman" fo:font-size="14pt" fo:letter-spacing="normal" fo:font-style="normal" fo:font-weight="bold" style:font-size-asian="14pt" style:font-size-complex="14pt"/>
    </style:style>
    <style:style style:name="T162" style:family="text">
      <style:text-properties fo:font-variant="normal" fo:text-transform="none" fo:color="#333333" style:font-name="Times New Roman" fo:font-size="14pt" fo:letter-spacing="normal" fo:font-style="normal" fo:font-weight="normal" style:font-size-asian="14pt" style:font-size-complex="14pt"/>
    </style:style>
    <style:style style:name="T163" style:family="text">
      <style:text-properties fo:font-variant="normal" fo:text-transform="none" fo:color="#333333" fo:letter-spacing="normal" fo:font-style="normal" fo:font-weight="normal"/>
    </style:style>
    <style:style style:name="T164"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style:style>
    <style:style style:name="T165" style:family="text">
      <style:text-properties fo:font-variant="normal" fo:text-transform="none" fo:color="#663366" style:text-line-through-style="none" style:text-line-through-type="none" fo:font-size="10.5pt" fo:letter-spacing="normal" fo:font-style="normal" style:text-underline-style="none" fo:font-weight="normal" style:text-blinking="false"/>
    </style:style>
    <style:style style:name="T166" style:family="text">
      <style:text-properties fo:font-variant="normal" fo:text-transform="none" fo:color="#663366" style:text-line-through-style="none" style:text-line-through-type="none" style:font-name="Times New Roman" fo:font-size="10.5pt" fo:letter-spacing="normal" fo:font-style="normal" style:text-underline-style="none" fo:font-weight="normal" style:text-blinking="false"/>
    </style:style>
    <style:style style:name="T167" style:family="text">
      <style:text-properties fo:font-variant="normal" fo:text-transform="none" fo:color="#663366" style:text-line-through-style="none" style:text-line-through-type="none" style:font-name="Times New Roman" fo:letter-spacing="normal" fo:font-style="normal" style:text-underline-style="none" fo:font-weight="normal" style:text-blinking="false"/>
    </style:style>
    <style:style style:name="T168" style:family="text">
      <style:text-properties fo:font-variant="normal" fo:text-transform="none" fo:color="#663366"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169" style:family="text">
      <style:text-properties fo:font-variant="normal" fo:text-transform="none" fo:color="#0000ff" style:font-name="arial1" fo:font-size="14pt" fo:letter-spacing="normal" fo:font-style="normal" fo:font-weight="normal"/>
    </style:style>
    <style:style style:name="T170" style:family="text">
      <style:text-properties fo:font-variant="normal" fo:text-transform="none" fo:color="#0000ff" fo:font-size="14pt" fo:letter-spacing="normal" fo:font-style="normal" fo:font-weight="normal"/>
    </style:style>
    <style:style style:name="T171" style:family="text">
      <style:text-properties fo:font-variant="normal" fo:text-transform="none" fo:color="#0000ff" style:font-name="Times New Roman" fo:font-size="14pt" fo:letter-spacing="normal" fo:font-style="normal" fo:font-weight="normal"/>
    </style:style>
    <style:style style:name="T172" style:family="text">
      <style:text-properties fo:font-variant="normal" fo:text-transform="none" fo:color="#0000ff" style:font-name="Times New Roman" fo:font-size="14pt" fo:letter-spacing="normal" fo:font-style="normal" fo:font-weight="normal" style:font-size-asian="14pt" style:font-size-complex="14pt"/>
    </style:style>
    <style:style style:name="T173" style:family="text">
      <style:text-properties fo:font-variant="normal" fo:text-transform="none" fo:color="#0000ff" style:font-name="Times New Roman" fo:letter-spacing="normal" fo:font-style="normal" fo:font-weight="normal"/>
    </style:style>
    <style:style style:name="T174" style:family="text">
      <style:text-properties fo:font-variant="normal" fo:text-transform="none" fo:color="#ff0000" style:font-name="arial1" fo:font-size="12pt" fo:letter-spacing="normal" fo:font-style="normal" fo:font-weight="normal"/>
    </style:style>
    <style:style style:name="T175" style:family="text">
      <style:text-properties style:text-underline-style="solid" style:text-underline-width="auto" style:text-underline-color="font-color"/>
    </style:style>
    <style:style style:name="T176" style:family="text">
      <style:text-properties officeooo:rsid="002321ca"/>
    </style:style>
    <style:style style:name="T177" style:family="text">
      <style:text-properties fo:font-size="12pt" fo:font-style="normal" fo:font-weight="normal"/>
    </style:style>
    <style:style style:name="T178" style:family="text">
      <style:text-properties fo:color="#ffffff" style:text-line-through-style="none" style:text-line-through-type="none" style:font-name="arial" fo:font-size="9.75pt" style:text-underline-style="none" style:text-blinking="false" loext:padding="0cm" loext:border="none"/>
    </style:style>
    <style:style style:name="T179" style:family="text">
      <style:text-properties fo:color="#ffffff" style:text-line-through-style="none" style:text-line-through-type="none" fo:font-size="9.75pt" style:text-underline-style="none" style:text-blinking="false" loext:padding="0cm" loext:border="none"/>
    </style:style>
    <style:style style:name="T180" style:family="text">
      <style:text-properties fo:color="#ffffff" style:text-line-through-style="none" style:text-line-through-type="none" style:text-underline-style="none" style:text-blinking="false" loext:padding="0cm" loext:border="none"/>
    </style:style>
    <style:style style:name="T181" style:family="text">
      <style:text-properties fo:color="#025391" style:text-line-through-style="none" style:text-line-through-type="none" style:text-underline-style="none" style:text-blinking="false" fo:background-color="transparent" loext:char-shading-value="0"/>
    </style:style>
    <style:style style:name="T182" style:family="text">
      <style:text-properties fo:color="#025391" style:text-line-through-style="none" style:text-line-through-type="none" style:font-name="Times New Roman" style:text-underline-style="none" style:text-blinking="false" fo:background-color="transparent" loext:char-shading-value="0"/>
    </style:style>
    <style:style style:name="T183" style:family="text">
      <style:text-properties fo:color="#025391" style:text-line-through-style="none" style:text-line-through-type="none" style:font-name="Times New Roman" fo:font-size="14pt" style:text-underline-style="none" style:text-blinking="false" fo:background-color="transparent" loext:char-shading-value="0" style:font-size-asian="14pt" style:font-size-complex="14pt"/>
    </style:style>
    <style:style style:name="T184" style:family="text">
      <style:text-properties style:font-name="sans-serif" fo:font-size="9pt" fo:font-style="normal" fo:font-weight="normal"/>
    </style:style>
    <style:style style:name="T185" style:family="text">
      <style:text-properties fo:color="#0b0080" style:text-line-through-style="none" style:text-line-through-type="none" style:text-underline-style="none" style:text-blinking="false"/>
    </style:style>
    <style:style style:name="T186" style:family="text">
      <style:text-properties fo:color="#0b0080" style:text-line-through-style="none" style:text-line-through-type="none" fo:font-style="italic" style:text-underline-style="none" style:text-blinking="false"/>
    </style:style>
    <style:style style:name="T187" style:family="text">
      <style:text-properties fo:color="#0b0080" style:text-line-through-style="none" style:text-line-through-type="none" fo:font-size="10pt" fo:font-style="italic" style:text-underline-style="none" style:text-blinking="false"/>
    </style:style>
    <style:style style:name="T188" style:family="text">
      <style:text-properties fo:color="#0b0080" style:text-line-through-style="none" style:text-line-through-type="none" style:font-name="Times New Roman" fo:font-style="italic" style:text-underline-style="none" style:text-blinking="false"/>
    </style:style>
    <style:style style:name="T189" style:family="text">
      <style:text-properties fo:color="#0b0080" style:text-line-through-style="none" style:text-line-through-type="none" style:font-name="Times New Roman" fo:font-size="14pt" fo:font-style="italic" style:text-underline-style="none" style:text-blinking="false" style:font-size-asian="14pt" style:font-size-complex="14pt"/>
    </style:style>
    <style:style style:name="T190" style:family="text">
      <style:text-properties fo:font-size="9pt"/>
    </style:style>
    <style:style style:name="T191" style:family="text">
      <style:text-properties officeooo:rsid="0025c090"/>
    </style:style>
    <style:style style:name="T192" style:family="text">
      <style:text-properties officeooo:rsid="0028e1c7"/>
    </style:style>
    <style:style style:name="T193" style:family="text">
      <style:text-properties style:font-name="inherit" fo:font-size="18pt" fo:font-style="normal" fo:font-weight="normal" officeooo:rsid="0028e1c7" loext:padding-left="0cm" loext:padding-right="0cm" loext:padding-top="0cm" loext:padding-bottom="0.238cm" loext:border-left="none" loext:border-right="none" loext:border-top="none" loext:border-bottom="0.06pt solid #eeeeee"/>
    </style:style>
    <style:style style:name="T194" style:family="text">
      <style:text-properties fo:color="#72777d" fo:font-size="9.75pt" fo:font-weight="bold" fo:background-color="#eaecf0" loext:char-shading-value="0" loext:padding="0cm" loext:border="none"/>
    </style:style>
    <style:style style:name="T195" style:family="text">
      <style:text-properties fo:color="#72777d" style:text-line-through-style="none" style:text-line-through-type="none" fo:font-size="9.75pt" style:text-underline-style="none" fo:font-weight="normal" style:text-blinking="false" fo:background-color="#eaecf0" loext:char-shading-value="0" loext:padding="0cm" loext:border="none"/>
    </style:style>
    <style:style style:name="T196" style:family="text">
      <style:text-properties fo:color="#72777d" style:text-line-through-style="none" style:text-line-through-type="none" style:font-name="Times New Roman" fo:font-size="9.75pt" style:text-underline-style="none" fo:font-weight="normal" style:text-blinking="false" fo:background-color="#eaecf0" loext:char-shading-value="0" loext:padding="0cm" loext:border="none"/>
    </style:style>
    <style:style style:name="T197" style:family="text">
      <style:text-properties fo:color="#72777d" style:text-line-through-style="none" style:text-line-through-type="none" style:font-name="Times New Roman" style:text-underline-style="none" fo:font-weight="normal" style:text-blinking="false" fo:background-color="#eaecf0" loext:char-shading-value="0" loext:padding="0cm" loext:border="none"/>
    </style:style>
    <style:style style:name="T198" style:family="text">
      <style:text-properties fo:color="#72777d" style:text-line-through-style="none" style:text-line-through-type="none" style:font-name="Times New Roman" fo:font-size="14pt" style:text-underline-style="none" fo:font-weight="normal" style:text-blinking="false" fo:background-color="#eaecf0" loext:char-shading-value="0" style:font-size-asian="14pt" style:font-size-complex="14pt" loext:padding="0cm" loext:border="none"/>
    </style:style>
    <style:style style:name="T199" style:family="text">
      <style:text-properties fo:color="#72777d" style:font-name="Times New Roman" fo:font-size="9.75pt" fo:font-weight="bold" fo:background-color="#eaecf0" loext:char-shading-value="0" loext:padding="0cm" loext:border="none"/>
    </style:style>
    <style:style style:name="T200" style:family="text">
      <style:text-properties fo:color="#72777d" style:font-name="Times New Roman" fo:font-weight="bold" fo:background-color="#eaecf0" loext:char-shading-value="0" loext:padding="0cm" loext:border="none"/>
    </style:style>
    <style:style style:name="T201" style:family="text">
      <style:text-properties fo:color="#72777d" style:font-name="Times New Roman" fo:font-size="14pt" fo:font-weight="bold" fo:background-color="#eaecf0" loext:char-shading-value="0" style:font-size-asian="14pt" style:font-size-complex="14pt" loext:padding="0cm" loext:border="none"/>
    </style:style>
    <style:style style:name="T202" style:family="text">
      <style:text-properties fo:color="#888888" fo:font-size="8.25pt" fo:font-weight="bold" fo:background-color="#eaecf0" loext:char-shading-value="0" loext:padding="0cm" loext:border="none"/>
    </style:style>
    <style:style style:name="T203" style:family="text">
      <style:text-properties fo:color="#888888" style:font-name="Times New Roman" fo:font-size="8.25pt" fo:font-weight="bold" fo:background-color="#eaecf0" loext:char-shading-value="0" loext:padding="0cm" loext:border="none"/>
    </style:style>
    <style:style style:name="T204" style:family="text">
      <style:text-properties fo:color="#888888" style:font-name="Times New Roman" fo:font-weight="bold" fo:background-color="#eaecf0" loext:char-shading-value="0" loext:padding="0cm" loext:border="none"/>
    </style:style>
    <style:style style:name="T205" style:family="text">
      <style:text-properties fo:color="#888888" style:font-name="Times New Roman" fo:font-size="14pt" fo:font-weight="bold" fo:background-color="#eaecf0" loext:char-shading-value="0" style:font-size-asian="14pt" style:font-size-complex="14pt" loext:padding="0cm" loext:border="none"/>
    </style:style>
    <style:style style:name="T206" style:family="text">
      <style:text-properties fo:color="#663366" style:text-line-through-style="none" style:text-line-through-type="none" style:text-underline-style="none" fo:font-weight="bold" style:text-blinking="false"/>
    </style:style>
    <style:style style:name="T207" style:family="text">
      <style:text-properties fo:color="#663366" style:text-line-through-style="none" style:text-line-through-type="none" fo:font-style="italic" style:text-underline-style="none" fo:font-weight="bold" style:text-blinking="false"/>
    </style:style>
    <style:style style:name="T208" style:family="text">
      <style:text-properties officeooo:rsid="002b61ad"/>
    </style:style>
    <style:style style:name="T209" style:family="text">
      <style:text-properties style:font-name="arial1" fo:font-size="12pt" fo:font-style="normal" fo:font-weight="normal"/>
    </style:style>
    <style:style style:name="T210" style:family="text">
      <style:text-properties style:font-name="Symbol"/>
    </style:style>
    <style:style style:name="T211" style:family="text">
      <style:text-properties fo:font-size="10pt" fo:font-style="italic"/>
    </style:style>
    <style:style style:name="T212" style:family="text">
      <style:text-properties fo:background-color="#fff8d5" loext:char-shading-value="0" loext:padding="0.049cm" loext:border="0.06pt solid #808080"/>
    </style:style>
    <style:style style:name="T213" style:family="text">
      <style:text-properties fo:background-color="#ffd2b9" loext:char-shading-value="0" loext:padding="0.049cm" loext:border="0.06pt solid #808080"/>
    </style:style>
    <style:style style:name="T214" style:family="text">
      <style:text-properties fo:background-color="#ebd7ff" loext:char-shading-value="0" loext:padding="0.049cm" loext:border="0.06pt solid #808080"/>
    </style:style>
    <style:style style:name="T215" style:family="text">
      <style:text-properties fo:background-color="#ccffcd" loext:char-shading-value="0" loext:padding="0.049cm" loext:border="0.06pt solid #808080"/>
    </style:style>
    <style:style style:name="T216" style:family="text">
      <style:text-properties fo:font-size="18pt" fo:font-style="normal" fo:font-weight="normal" officeooo:rsid="0028e1c7" loext:padding-left="0cm" loext:padding-right="0cm" loext:padding-top="0cm" loext:padding-bottom="0.238cm" loext:border-left="none" loext:border-right="none" loext:border-top="none" loext:border-bottom="0.06pt solid #eeeeee"/>
    </style:style>
    <style:style style:name="T217" style:family="text">
      <style:text-properties style:font-name="Times New Roman"/>
    </style:style>
    <style:style style:name="T218" style:family="text">
      <style:text-properties style:font-name="Times New Roman" fo:font-style="italic"/>
    </style:style>
    <style:style style:name="T219" style:family="text">
      <style:text-properties style:font-name="Times New Roman" fo:font-style="italic" fo:font-weight="bold"/>
    </style:style>
    <style:style style:name="T220" style:family="text">
      <style:text-properties style:font-name="Times New Roman" fo:font-weight="bold"/>
    </style:style>
    <style:style style:name="T221" style:family="text">
      <style:text-properties style:font-name="Times New Roman" fo:font-size="14pt" style:font-size-asian="14pt" style:font-size-complex="14pt"/>
    </style:style>
    <style:style style:name="T222" style:family="text">
      <style:text-properties style:font-name="Times New Roman" fo:font-size="14pt" fo:font-style="italic" fo:font-weight="bold" style:font-size-asian="14pt" style:font-size-complex="14pt"/>
    </style:style>
    <style:style style:name="T223" style:family="text">
      <style:text-properties style:font-name="Times New Roman" fo:font-size="14pt" fo:font-style="italic" style:font-size-asian="14pt" style:font-size-complex="14pt"/>
    </style:style>
    <style:style style:name="T224" style:family="text">
      <style:text-properties style:font-name="Times New Roman" fo:font-size="14pt" fo:font-weight="bold" style:font-size-asian="14pt" style:font-size-complex="14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0.06pt solid #888888"/>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top" style:vertical-rel="char" style:horizontal-pos="left" style:horizontal-rel="char"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wrap="run-through" style:number-wrapped-paragraphs="no-limit" style:vertical-pos="top" style:vertical-rel="char" style:horizontal-pos="from-left" style:horizontal-rel="page"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we_player_0" text:anchor-type="page" text:anchor-page-number="1" svg:x="0cm" svg:y="0cm" svg:width="7.408cm" draw:z-index="2">
        <draw:text-box fo:min-height="0.529cm">
          <text:p text:style-name="P6"><draw:frame draw:style-name="fr4" draw:name="Изображение5" text:anchor-type="char" svg:width="0.529cm" svg:height="0.529cm" draw:z-index="3"><draw:image xlink:href="Pictures/1000020100000001000000017879EC091D2E76AB.png" xlink:type="simple" xlink:show="embed" xlink:actuate="onLoad" loext:mime-type="image/png"/></draw:frame></text:p>
        </draw:text-box>
      </draw:frame>
      <draw:frame draw:style-name="fr1" draw:name="Врезка1" text:anchor-type="page" text:anchor-page-number="1" svg:x="3.704cm" svg:y="0.265cm" svg:width="1.852cm" draw:z-index="4">
        <draw:text-box fo:min-height="1.455cm">
          <text:p text:style-name="P6"/>
        </draw:text-box>
      </draw:frame>
      <draw:frame draw:style-name="fr1" draw:name="Врезка9" text:anchor-type="page" text:anchor-page-number="1" svg:x="0cm" svg:y="0cm" svg:width="0.041cm" draw:z-index="5">
        <draw:text-box fo:min-height="0.212cm">
          <text:p text:style-name="P6"/>
        </draw:text-box>
      </draw:frame>
      <draw:frame draw:style-name="fr2" draw:name="Врезка10" text:anchor-type="page" text:anchor-page-number="1" svg:x="0cm" svg:y="0cm" svg:width="0.212cm" draw:z-index="6">
        <draw:text-box fo:min-height="0.212cm">
          <text:p text:style-name="P6"/>
        </draw:text-box>
      </draw:frame>
      <draw:frame draw:style-name="fr1" draw:name="mwe_player_1" text:anchor-type="page" text:anchor-page-number="1" svg:x="0cm" svg:y="0cm" svg:width="7.408cm" draw:z-index="7">
        <draw:text-box fo:min-height="0.529cm">
          <text:p text:style-name="P6"><draw:frame draw:style-name="fr4" draw:name="Изображение15" text:anchor-type="char" svg:width="0.529cm" svg:height="0.529cm" draw:z-index="8"><draw:image xlink:href="Pictures/1000020100000001000000017879EC091D2E76AB.png" xlink:type="simple" xlink:show="embed" xlink:actuate="onLoad" loext:mime-type="image/png"/></draw:frame></text:p>
        </draw:text-box>
      </draw:frame>
      <draw:frame draw:style-name="fr1" draw:name="Врезка14" text:anchor-type="page" text:anchor-page-number="1" svg:x="3.704cm" svg:y="0.265cm" svg:width="1.852cm" draw:z-index="9">
        <draw:text-box fo:min-height="1.455cm">
          <text:p text:style-name="P6"/>
        </draw:text-box>
      </draw:frame>
      <draw:frame draw:style-name="fr1" draw:name="Врезка22" text:anchor-type="page" text:anchor-page-number="1" svg:x="0cm" svg:y="0cm" svg:width="0.041cm" draw:z-index="10">
        <draw:text-box fo:min-height="0.212cm">
          <text:p text:style-name="P6"/>
        </draw:text-box>
      </draw:frame>
      <draw:frame draw:style-name="fr2" draw:name="Врезка23" text:anchor-type="page" text:anchor-page-number="1" svg:x="0cm" svg:y="0cm" svg:width="0.212cm" draw:z-index="11">
        <draw:text-box fo:min-height="0.212cm">
          <text:p text:style-name="P6"/>
        </draw:text-box>
      </draw:frame>
      <text:p text:style-name="Title">1.1</text:p>
      <text:p text:style-name="P18"><text:span text:style-name="T38">Писемні джерела, і в тому числі "Повесть временных лет" літописця Нестора, засвідчують перші кроки східнослов'янської державності з VI ст. Важливим моментом у процесі політичної консолідації полянського міжплемінного союзу стало </text:span><text:span text:style-name="Strong_20_Emphasis"><text:span text:style-name="T37">заснування Києва.</text:span></text:span><text:span text:style-name="T38"> Розташований у надзвичайно вигідній географічній точці, яка була своєрідним природно-історичним фокусом Східноєвропейської рівнини, він швидко висунувся на позиції головного політичного й соціального центру східних слов'ян.</text:span></text:p>
      <text:p text:style-name="P56">Спираючись на дружини полян - русів, київський князь владарював над усіма тими племенами, головні ріки яких текли до Києва: над древлянами (Ірпінь, Тетерів), дреговичами (Прип'ять, Дніпро), радимичами (Сож), сіверянами (Десна, Дніпро). Першим київським князем, згідно з літописом, був Кий.</text:p>
      <text:p text:style-name="P68"><text:span text:style-name="Strong_20_Emphasis"><text:span text:style-name="T43">Важливим етапом у розвитку Давньоруської держави були VIII - IX ст.</text:span></text:span><text:span text:style-name="T44"> Саме в цей час, за Нестором, у Середньому Подніпров'ї склалося державне об'єднання Руська земля, до складу якого увійшли поляни, древляни, сіверяни. Від середини IX ст. літописи починають послідовний династичний виклад історії Київської Русі. Під 862 р. київськими князями у "Повести временных лет" згадані Аскольд і Дір, котрі начебто спершу були боярами Рюрика, але відпросилися у нього в похід на Царгород і на шляху до нього здобули Київ. Ця версія, й досі поширена в зарубіжній літературі, була переконливо спростована ще О. О. Шахматовим.</text:span></text:p>
      <text:p text:style-name="P56">Проаналізувавши літописні повідомлення, він дійшов висновку, що Аскольд і Дір були нащадками Кия, останніми представниками місцевої Київської династії. Князювали вони, очевидно, в різний час. Діра згадує Ал-Масуді, вважаючи його найвидатнішим із слов'янських князів, що володів багатьма містами і великими територіями. Значно більше свідчень збереглося про Аскольда. Фрагментарні записи Никонівського літописного зводу, запозичені з якихось більш ранніх джерел, показують його як визначного <text:soft-page-break/>державного діяча, проводиря військових походів на Константинополь, печенігів, волзьких булгар.</text:p>
      <text:p text:style-name="P68"><text:span text:style-name="Strong_20_Emphasis"><text:span text:style-name="T43">У 882 р. на київському престолі сталася зміна династій.</text:span></text:span><text:span text:style-name="T44"> Вбивши Аскольда, </text:span><text:span text:style-name="Strong_20_Emphasis"><text:span text:style-name="T43">владу захопив родич Рюрика Олег.</text:span></text:span><text:span text:style-name="T44"> Час його князювання (882-912 рр.) характеризувався активізацією консолідаційних процесів. Влада Києва поширилась не лише на древлян і сіверян, а й на новгородських словен, кривичів, радимичів, хорватів, уличів, фінно-угорські племена - чудь і мерю.</text:span></text:p>
      <text:p text:style-name="P68"><text:span text:style-name="Strong_20_Emphasis"><text:span text:style-name="T43">Значних успіхів досягла Київська Русь кінця IX - початку X ст. і в міжнародній політиці</text:span></text:span><text:span text:style-name="T44">. Першим важливим заходом Олега у цій сфері стала спроба захистити свою державу від нападів сусідів, у тому числі норманів. Цій меті, напевне, підпорядковувалася щорічна данина в 300 гривен, сплачувана Руссю скандинавам "мира деля". В такий спосіб Олег порозумівся з уграми, які під проводом Алмоша проходили через землі Русі на захід. За анонімним угорським хроністом XII-XIII ст., русичі погодилися виплатити Алмошові грошову контрибуцію, але в свою чергу запропонували йому залишити межі Русі.</text:span></text:p>
      <text:p text:style-name="P56">Певною компенсацією цих матеріальних збитків стала данина, яку Русь одержувала з Візантії (також "мира деля") за угодою, укладеною ще Аскольдом. Надходила вона далеко не регулярно і, певно, саме у цьому слід убачати причину чергового загострення взаємовідносин Києва і Константинополя.</text:p>
      <text:p text:style-name="P68"><text:span text:style-name="Strong_20_Emphasis"><text:span text:style-name="T43">У 907 і 911 рр. руські дружини під проводом Олега здійснили успішні походи на Візантію,</text:span></text:span><text:span text:style-name="T44"> внаслідок яких Русь домоглася нових вигідних для себе мирних договорів. Князюванням Олега завершився процес утворення Київської Русі, що був результатом тривалої політичної, економічної, культурної консолідації східних слов'ян. Цей процес відбувався в умовах складної зовнішньополітичної обстановки. Тривало переселення народів, і численні орди. кочовиків одна за одною вдиралися на східнослов'янській землі. Особливо спустошливою була навала аварів.</text:span></text:p>
      <text:p text:style-name="P19"><text:bookmark text:name="aswift_1_expand"/><text:bookmark text:name="aswift_1_anchor"/>     </text:p>
      <text:p text:style-name="P68"><text:soft-page-break/><text:span text:style-name="Strong_20_Emphasis"><text:span text:style-name="T43">З VII ст. південно-східними сусідами слов'ян були хозари,</text:span></text:span><text:span text:style-name="T44"> які поширили данницькі відносини на частину давньоруських племен. Деякі зарубіжні історики вважають, що "мирна торговельна держава" хозар справляла винятково, благотворний вплив на державний і культурний розвиток Русі. Насправді ж головною "заслугою" хозарів було те, Що вони змушували східних слов'ян консолідуватися для боротьби за своє звільнення.</text:span></text:p>
      <text:p text:style-name="P68"><text:span text:style-name="T44">На півночі з Руссю сусідили </text:span><text:span text:style-name="Strong_20_Emphasis"><text:span text:style-name="T43">скандинавські народи,</text:span></text:span><text:span text:style-name="T44"> озброєні загони яких нападали на слов'янські землі. Якийсь час їхніми данниками були новгородські словени, кривичі, чудь і меря. Місцеве населення неодноразово повставало і виганяло чужинців. Київські князі виряджали на північ військові дружини, засновували там укріплені центри. Але, звісно, взаємини із північними сусідами не обмежувалися виключно воєнними сутичками. Варяги з прибалтійських земель приходили на Русь і з мирними намірами.</text:span></text:p>
      <text:p text:style-name="P56">На ранніх етапах існування Давньоруської держави варяги (серед них були і скандинави, і західні слов'яни, і балти, і угро-фіни) йшли на південь переважно як купці, згодом же почали найматися в дружини київських князів для походів на Візантію. Частина варягів осідала на Русі, вливаючись у верхівку суспільства, в тому числі і в князівську адміністрацію. Однак це не дає підстав твердити про їхню виняткову роль у формуванні давньоруської державності. Вони лише брали участь у тих соціально-політичних, економічних та політичних процесах, які відбувалися на Русі за об'єктивними законами внутрішнього розвитку суспільства.</text:p>
      <text:p text:style-name="P68"><text:span text:style-name="T44">З проблемою утворення Київської Русі тісно пов'язане питання про походження етноніму </text:span><text:span text:style-name="Strong_20_Emphasis"><text:span text:style-name="T43">"Русь".</text:span></text:span><text:span text:style-name="T44"> Дискусія істориків про те, хто були руси і де їх слід локалізувати, зумовлена характером джерел. Вибіркове використання останніх породило теорію про південне та північне походження слова "Русь", компромісну - про південне й північне одночасно, про соціальний зміст терміна "Русь", що його спершу відносили тільки до класової верхівки давньоруського суспільства. Аналіз писемних свідчень, здійснений М. М. Тихомировим, Б. О. </text:span><text:soft-page-break/><text:span text:style-name="T44">Рибаковим, В. В. Мавродіним та іншими істориками, переконує в слушності теорії південного походження назви "Русь".</text:span></text:p>
      <text:p text:style-name="P56">У давньоруських літописах, особливо XII-XIII ст., поняття "Русь" або "Руська земля" виступають у двох значеннях: у широкому (відносилося до всіх східнослов'янських земель у складі Давньоруської держави) і вузькому (стосувалося лише південної частини цих земель - Київщини, Переяславщини та Чернігівщини).</text:p>
      <text:p text:style-name="P68"><text:span text:style-name="T44">Практично всі </text:span><text:span text:style-name="Strong_20_Emphasis"><text:span text:style-name="T43">літописні згадки локалізують Русь в її вузькому значенні в Середньому Подніпров'ї</text:span></text:span><text:span text:style-name="T44">: в басейнах Десни (на північному сході), Росі і Тясмину (на півдні), Сейму і Сули (на сході), Горині (на заході). Це - землі, де сиділи колись поляни, сіверяни і древляни, які склали основу ранньодержавного утворення "Русь". Провідна роль у ньому належала полянам.</text:span></text:p>
      <text:p text:style-name="P56">Літописець вважав за необхідне особливо підкреслити це: "поляне, яже ныне зовомая Русь". Характерно, що саме в цьому регіоні збереглося найбільше гідронімів і топонімів, пов'язаних з назвою "Русь" - Рось, Росава, Роставиця, Ростовець. Коли на Русі з'явилось кілька міст з назвою Переяслав, найперше із них називалося Переяслав Руський.</text:p>
      <text:p text:style-name="P68"><text:span text:style-name="T44">Б. О. Рибаков вважає, що союз слов'янських племен Середнього Подніпров'я перейняв ім'я одного з племен - народу "рос", або "рус", відомого в VI ст. далеко за межами слов'янського світу. Сталося це наприкінці VIII - на початку IX ст., і не випадково </text:span><text:span text:style-name="Strong_20_Emphasis"><text:span text:style-name="T43">Русь - як країна і як народ - неодноразово згадується тогочасними арабськими та візантійськими авторами.</text:span></text:span></text:p>
      <text:p text:style-name="P56">Незалежно від походження, в період східнослов'янської політичної й етнокультурної консолідації назва "Русь" ототожнювалася з назвою "слов'яни". "А словеньскый языкъ и руский одно есть", - зауважував літописець. Показовими в цьому плані є літописні визначення "Руские грады", "мы от рода Руского", "Русин" та ін. Таким чином, вже в IX-X ст. колишні міжплемінні союзи східнослов'янських племен - поляни, древляни, сіверяни, кривичі, волиняни, дреговичі, уличі, дуліби, словени та інші - злилися у велику етнічну спільність - народність, яка дістала назву "рода руского", "Руси".</text:p>
      <text:p text:style-name="P56"><text:soft-page-break/>Характер політичної діяльності Київської Русі, який визначився за Олега, лишався незмінним і за його наступника Ігоря (912-945 рр.), котрий намагався здолати автономізм древлян і уличів, у 941 і 944 рр. ходив із військом на Константинополь. Ці походи не були такими вдалими, як попередні. Русько-візантійський договір 944 р., хоча й підтверджував основні торговельні інтереси Русі на ринках Візантії, містив разом з тим пункти, що обмежували купівлю купцями коштовних тканин, скасовувалася безмитна торгівля; руси зобов'язувалися не зимувати в гирлі Дніпра, в районі Лівобережжя і на острові св. Єлферія (сучасний о. Березань), боронити кримські володіння Візантії від нападів чорних булгар.</text:p>
      <text:p text:style-name="P68"><text:span text:style-name="Strong_20_Emphasis"><text:span text:style-name="T43">У 944 р. Ігор здійснив похід у Закавказзя</text:span></text:span><text:span text:style-name="T44">, маючи намір нейтралізувати союзника Візантії Марзубана - ватажка войовничих горців Південного Прикаспію, і здобув Дербент, Ширван, столицю Албанії м. Бердаа.</text:span></text:p>
      <text:p text:style-name="P56">В роки князювання Ігоря на південних рубежах Русі вперше з'явилися печеніги. В 915 р. вони уклали з Києвом мирну угоду й відкочували до Дунаю, але вже в 930 р. Ігореві довелось воювати з ними. З візантійських джерел можна зробити висновок, що в загостренні русько-печенізьких відносин був зацікавлений імператорський двір.</text:p>
      <text:p text:style-name="P68"><text:span text:style-name="Strong_20_Emphasis"><text:span text:style-name="T43">Постійні військові походи виснажували економіку Русі.</text:span></text:span><text:span text:style-name="T44"> Збагачуючи верхівку дружини, вони важким тягарем лягали на плечі трудящого люду. До того ж князь та його воєводи збирали з підлеглих племен нічим не нормовану данину. Все це викликало обурення й опір на місцях. Позачерговий візит Ігоря до древлян за даниною восени 945 р. закінчився для князя трагічно - повсталі данники вбили його.</text:span></text:p>
      <text:p text:style-name="P68"><text:span text:style-name="Strong_20_Emphasis"><text:span text:style-name="T43">Повстання древлян придушила вдова Ігоря Ольга</text:span></text:span><text:span text:style-name="T44">, яка через малолітство сина свого й Ігоря - Святослава фактично стала великою княгинею (945-964 рр.). Щоб запобігти новим народним виступам, вона змушена була впорядкувати норми феодальних повинностей і провела з цією метою деякі реформи. За час правління Ольги міжнародний авторитет Русі зріс. Цьому сприяли, зокрема, візит великої княгині до Константинополя, а також прийняття </text:span><text:soft-page-break/><text:span text:style-name="T44">нею християнства. Активний характер мали відносини Давньоруської держави з іншими країнами, наприклад, Німеччиною, з якою вона у 959 і 961 рр. обмінювалася посольствами.</text:span></text:p>
      <text:p text:style-name="P68"><text:span text:style-name="Strong_20_Emphasis"><text:span text:style-name="T43">У 964 р. Святослав вступив у свої великокнязівські права.</text:span></text:span><text:span text:style-name="T44"> Час його правління (964-972 рр.) пройшов у безперервних війнах. Протягом 965-967 рр. він розгромив Хозарський каганат, Волзьку Булгарію, переміг ясів, косогів, включив до складу Київської Русі в'ятичів. Активність Святослава турбувала Константинополь, і візантійська дипломатія докладала максимум зусиль, аби зіткнути Русь з одним із її сильних сусідів, зокрема Болгарією. В 968 р. руські дружини на чолі із Святославом з'явилися на Дунаї.</text:span></text:p>
      <text:p text:style-name="P56">В битві під Доростолом болгари зазнали поразки, Святослав здобув по-дунайські міста і зробив Переяславець своєю резиденцією. Маючи намір перенести сюди і столицю Русі, він мотивував це тим, що в Переяславець стікалося добро з різних країн: із Візантії - золото, шовкові тканини, вина, фрукти, з Чехії та Угорщини - срібло, коні, з Русі - коштовні хутра, мед, раби. Однак у 969 р., довідавшись про облогу Києва печенігами, Святослав повернувся на Русь. Він посадовив на київському столі старшого сина Ярополка, у Древлянській землі - Олега, в Новгороді - Володимира. Таким чином було покладено початок державній реформі, внаслідок якої Київська Русь незабаром стане володінням однієї князівської династії.</text:p>
      <text:p text:style-name="P68"><text:span text:style-name="Strong_20_Emphasis"><text:span text:style-name="T43">Другий похід Святослава на Балкани закінчився невдачею.</text:span></text:span><text:span text:style-name="T44"> За мирною угодою між Святославом та імператором Іоанном Цимісхіем Русь відмовлялася від претензій на візантійські володіння в Криму і на Дунаї. Візантія зобов'язувалась безперешкодно пропустити руських додому, забезпечивши їх при цьому харчами, а також ставитися до них як до друзів. Повертаючись у Київ, 972 року в битві з печенігами в районі Дніпровських порогів Святослав загинув.</text:span></text:p>
      <text:p text:style-name="P56">Кочові печенізькі орди становили дедалі більшу небезпеку, і боротьба проти них ставала для Русі життєвою необхідністю. Очолив її Володимир Святославич (980-1015 рр.), уся діяльність якого була спрямована на зміцнення <text:soft-page-break/>внутрішнього та зовнішнього становища країни. Протягом 981-993 рр. він здійснив походи на ятвягів, вятичів, хорватів, після чого завершився тривалий процес формування державної території Київської Русі. В кожному князівстві Володимир посадовив своїх синів або посадників</text:p>
      <text:p text:style-name="P68"><text:span text:style-name="T44">Таким чином, </text:span><text:span text:style-name="Strong_20_Emphasis"><text:span text:style-name="T43">з IX ст. по 30-ті роки XII ст. Київська Русь як єдина централізована держава пройшла великий шлях,</text:span></text:span><text:span text:style-name="T44"> багатий на різноманітні події та позначений жвавими політичними, соціально-економічними, культурними процесами. За своїм державним устроєм це була ранньофеодальна монархія з центром у Києві. В ході формування Русі східнослов'янські племена склалися в єдину давньоруську народність. Русь відкрила новий - феодальний - період в історії народів Східної Європи.</text:span></text:p>
      <text:p text:style-name="P56">Протягом усього свого існування Давньоруська держава воювала з агресивними сусідами, насамперед зі степовими кочовиками, і разом з тим встановлювала й розвивала плідні зв'язки з країнами Заходу і Сходу.</text:p>
      <text:p text:style-name="P56">Передові для свого часу політичний устрій, виробничі відносини, високопродуктивне сільське господарство, добре налагоджене ремісництво, і, вдала дипломатична діяльність на міжнародній арені, під кріплювана силою зброї в боротьбі проти іноземних загарбників, широке використання здобутків світової цивілізації, виразний потяг до творчого, духовно збагаченого буття (причому не тільки з боку церкви, багатьох князів, видатних митців, а й з боку трудящих "низів") - все це сприяло тому, що Київська Русь висунулася на провідні позиції в Європі й була шанована тогочасними найрозвинутішими країнами.</text:p>
      <text:p text:style-name="P56">Невпинний поступ Русі по шляху політичного, суспільного, економічного, культурного прогресу в середині XIII ст. перервала й на десятиріччя загальмувала монголо-татарська навала.</text:p>
      <text:p text:style-name="Title">1.2</text:p>
      <text:p text:style-name="P33"><text:span text:style-name="T58">НОРМАНСЬКА ПРОБЛЕМА ("норманська теорія", "варязьке питання") – історіографічна дискусія про початки й етнічний характер ранньої Київ. д-ви (див. </text:span><text:a xlink:type="simple" xlink:href="http://resource.history.org.ua/cgi-bin/eiu/history.exe?Z21ID=&amp;I21DBN=EIU&amp;P21DBN=EIU&amp;S21STN=1&amp;S21REF=10&amp;S21FMT=eiu_all&amp;C21COM=S&amp;S21CNR=20&amp;S21P01=0&amp;S21P02=0&amp;S21P03=TRN=&amp;S21COLORTERMS=0&amp;S21STR=Kyivska_Rus" text:style-name="Internet_20_link" text:visited-style-name="Visited_20_Internet_20_Link"><text:span text:style-name="T59">Київська Русь</text:span></text:a><text:span text:style-name="T58">). Ця дискусія тривала з поч. 18 ст. до 1980-х рр. В основі </text:span><text:soft-page-break/><text:span text:style-name="T58">норманської теорії лежить буквалістична інтерпретація літописної (у "</text:span><text:a xlink:type="simple" xlink:href="http://resource.history.org.ua/cgi-bin/eiu/history.exe?Z21ID=&amp;I21DBN=EIU&amp;P21DBN=EIU&amp;S21STN=1&amp;S21REF=10&amp;S21FMT=eiu_all&amp;C21COM=S&amp;S21CNR=20&amp;S21P01=0&amp;S21P02=0&amp;S21P03=TRN=&amp;S21COLORTERMS=0&amp;S21STR=Povist_vremenykh" text:style-name="Internet_20_link" text:visited-style-name="Visited_20_Internet_20_Link"><text:span text:style-name="T59">Повісті временних літ</text:span></text:a><text:span text:style-name="T58">") легенди про закликання варязьких (скандинавських) князів. Тривалий час це оповідання, жанрово тотожне до решти середньовічних origines gentium (лат. – походження народу), визнавалося достовірним відображенням подій 9 ст. Як наслідок, походження Київ. д-ви було ототожнене з етнічним походженням правлячої династії (родоначальником якої вважався міфічний </text:span><text:a xlink:type="simple" xlink:href="http://resource.history.org.ua/cgi-bin/eiu/history.exe?Z21ID=&amp;I21DBN=EIU&amp;P21DBN=EIU&amp;S21STN=1&amp;S21REF=10&amp;S21FMT=eiu_all&amp;C21COM=S&amp;S21CNR=20&amp;S21P01=0&amp;S21P02=0&amp;S21P03=TRN=&amp;S21COLORTERMS=0&amp;S21STR=Riuryk" text:style-name="Internet_20_link" text:visited-style-name="Visited_20_Internet_20_Link"><text:span text:style-name="T59">Рюрик</text:span></text:a><text:span text:style-name="T58">). Уперше наук. обробці літописне origo gentis було піддане на поч. 18 ст. </text:span><text:a xlink:type="simple" xlink:href="http://resource.history.org.ua/cgi-bin/eiu/history.exe?Z21ID=&amp;I21DBN=EIU&amp;P21DBN=EIU&amp;S21STN=1&amp;S21REF=10&amp;S21FMT=eiu_all&amp;C21COM=S&amp;S21CNR=20&amp;S21P01=0&amp;S21P02=0&amp;S21P03=TRN=&amp;S21COLORTERMS=0&amp;S21STR=Bajier_H" text:style-name="Internet_20_link" text:visited-style-name="Visited_20_Internet_20_Link"><text:span text:style-name="T59">Г.-З.Байєром</text:span></text:a><text:span text:style-name="T58">, орієнталістом, що на службі Імператорської Петерб. АН займався також рос. та східноєвроп. старовиною. У низці праць ("De Varagis", "De Russorum prima expeditione Constantinopolitana", "Origines russicae" та ін.) Г.-З.Байєр навів додаткові свідчення візант., лат. та сх. джерел, що обґрунтовували погляд на </text:span><text:a xlink:type="simple" xlink:href="http://resource.history.org.ua/cgi-bin/eiu/history.exe?Z21ID=&amp;I21DBN=EIU&amp;P21DBN=EIU&amp;S21STN=1&amp;S21REF=10&amp;S21FMT=eiu_all&amp;C21COM=S&amp;S21CNR=20&amp;S21P01=0&amp;S21P02=0&amp;S21P03=TRN=&amp;S21COLORTERMS=0&amp;S21STR=Rus" text:style-name="Internet_20_link" text:visited-style-name="Visited_20_Internet_20_Link"><text:span text:style-name="T59">русь</text:span></text:a><text:span text:style-name="T58"> як скандинавів та </text:span><text:a xlink:type="simple" xlink:href="http://resource.history.org.ua/cgi-bin/eiu/history.exe?Z21ID=&amp;I21DBN=EIU&amp;P21DBN=EIU&amp;S21STN=1&amp;S21REF=10&amp;S21FMT=eiu_all&amp;C21COM=S&amp;S21CNR=20&amp;S21P01=0&amp;S21P02=0&amp;S21P03=TRN=&amp;S21COLORTERMS=0&amp;S21STR=Rus" text:style-name="Internet_20_link" text:visited-style-name="Visited_20_Internet_20_Link"><text:span text:style-name="T59">Русь</text:span></text:a><text:span text:style-name="T58"> як д-ву, засновану вихідцями із Скандинавії. Розшуки Г.-З.Байєра узагальнив і систематизував ін. нім. учений, що перебував на рос. службі, –</text:span><text:a xlink:type="simple" xlink:href="http://resource.history.org.ua/cgi-bin/eiu/history.exe?Z21ID=&amp;I21DBN=EIU&amp;P21DBN=EIU&amp;S21STN=1&amp;S21REF=10&amp;S21FMT=eiu_all&amp;C21COM=S&amp;S21CNR=20&amp;S21P01=0&amp;S21P02=0&amp;S21P03=TRN=&amp;S21COLORTERMS=0&amp;S21STR=Miller_G_F" text:style-name="Internet_20_link" text:visited-style-name="Visited_20_Internet_20_Link"><text:span text:style-name="T59">Г.-Ф.Міллер</text:span></text:a><text:span text:style-name="T58"> у своїй "дисертації" "Походження народу та імені російського" (1740-ві рр.). Наприкінці 18 ст. прихильником "норманської теорії" виступав визначний дослідник літописів </text:span><text:a xlink:type="simple" xlink:href="http://resource.history.org.ua/cgi-bin/eiu/history.exe?Z21ID=&amp;I21DBN=EIU&amp;P21DBN=EIU&amp;S21STN=1&amp;S21REF=10&amp;S21FMT=eiu_all&amp;C21COM=S&amp;S21CNR=20&amp;S21P01=0&amp;S21P02=0&amp;S21P03=TRN=&amp;S21COLORTERMS=0&amp;S21STR=Shletser_A" text:style-name="Internet_20_link" text:visited-style-name="Visited_20_Internet_20_Link"><text:span text:style-name="T59">А.-Л.Шлецер</text:span></text:a><text:span text:style-name="T58">. На заг. фоні "німецького засилля" в рос. політ. та наук. житті 1-ї пол. 18 ст. ідеї нім. учених про скандинавські (читай – "германські") витоки рос. державності були сприйняті як ідеологічно та політично ангажовані. Проти "норманської теорії" виступили вчені й літератори рос. походження (зокрема </text:span><text:a xlink:type="simple" xlink:href="http://resource.history.org.ua/cgi-bin/eiu/history.exe?Z21ID=&amp;I21DBN=EIU&amp;P21DBN=EIU&amp;S21STN=1&amp;S21REF=10&amp;S21FMT=eiu_all&amp;C21COM=S&amp;S21CNR=20&amp;S21P01=0&amp;S21P02=0&amp;S21P03=TRN=&amp;S21COLORTERMS=0&amp;S21STR=Lomonosov_M_V" text:style-name="Internet_20_link" text:visited-style-name="Visited_20_Internet_20_Link"><text:span text:style-name="T59">М.Ломоносов</text:span></text:a><text:span text:style-name="T58"> та В.Тредіаковський). Хоча пізніше нац. поділ між прихильниками та противниками "норманської теорії" не був таким очевидним (серед прихильників були, напр., росіяни </text:span><text:a xlink:type="simple" xlink:href="http://resource.history.org.ua/cgi-bin/eiu/history.exe?Z21ID=&amp;I21DBN=EIU&amp;P21DBN=EIU&amp;S21STN=1&amp;S21REF=10&amp;S21FMT=eiu_all&amp;C21COM=S&amp;S21CNR=20&amp;S21P01=0&amp;S21P02=0&amp;S21P03=TRN=&amp;S21COLORTERMS=0&amp;S21STR=Karamzin_M" text:style-name="Internet_20_link" text:visited-style-name="Visited_20_Internet_20_Link"><text:span text:style-name="T59">М.Карамзін</text:span></text:a><text:span text:style-name="T58">, </text:span><text:a xlink:type="simple" xlink:href="http://resource.history.org.ua/cgi-bin/eiu/history.exe?Z21ID=&amp;I21DBN=EIU&amp;P21DBN=EIU&amp;S21STN=1&amp;S21REF=10&amp;S21FMT=eiu_all&amp;C21COM=S&amp;S21CNR=20&amp;S21P01=0&amp;S21P02=0&amp;S21P03=TRN=&amp;S21COLORTERMS=0&amp;S21STR=Pohodin_M" text:style-name="Internet_20_link" text:visited-style-name="Visited_20_Internet_20_Link"><text:span text:style-name="T59">М.Погодін</text:span></text:a><text:span text:style-name="T58">, словак </text:span><text:a xlink:type="simple" xlink:href="http://resource.history.org.ua/cgi-bin/eiu/history.exe?Z21ID=&amp;I21DBN=EIU&amp;P21DBN=EIU&amp;S21STN=1&amp;S21REF=10&amp;S21FMT=eiu_all&amp;C21COM=S&amp;S21CNR=20&amp;S21P01=0&amp;S21P02=0&amp;S21P03=TRN=&amp;S21COLORTERMS=0&amp;S21STR=Shafaryk_P" text:style-name="Internet_20_link" text:visited-style-name="Visited_20_Internet_20_Link"><text:span text:style-name="T59">П.-Й.Шафарик</text:span></text:a><text:span text:style-name="T58">, словенець Ф.Міклошич; серед скептиків –</text:span><text:a xlink:type="simple" xlink:href="http://resource.history.org.ua/cgi-bin/eiu/history.exe?Z21ID=&amp;I21DBN=EIU&amp;P21DBN=EIU&amp;S21STN=1&amp;S21REF=10&amp;S21FMT=eiu_all&amp;C21COM=S&amp;S21CNR=20&amp;S21P01=0&amp;S21P02=0&amp;S21P03=TRN=&amp;S21COLORTERMS=0&amp;S21STR=Evers_Y" text:style-name="Internet_20_link" text:visited-style-name="Visited_20_Internet_20_Link"><text:span text:style-name="T59">Й.-Ф.Еверс</text:span></text:a><text:span text:style-name="T58">), норманська проблема завжди мала присмак сусп. полеміки про нац. характер рос. історії та державності, часом досягаючи надзвичайної гостроти.</text:span></text:p>
      <text:p text:style-name="P35"><text:span text:style-name="T58">Коло аргументів на користь "норманської теорії" окреслилося досить рано. Серед них головними були: сканд. походження правлячої династії; сканд. походження назви "русь" (від історично незасвідченого "roðsmenn", через "ruotsi", фінську назву скандинавів); сканд. імена рус. послів та купців </text:span><text:soft-page-break/><text:span text:style-name="T58">у </text:span><text:a xlink:type="simple" xlink:href="http://resource.history.org.ua/cgi-bin/eiu/history.exe?Z21ID=&amp;I21DBN=EIU&amp;P21DBN=EIU&amp;S21STN=1&amp;S21REF=10&amp;S21FMT=eiu_all&amp;C21COM=S&amp;S21CNR=20&amp;S21P01=0&amp;S21P02=0&amp;S21P03=TRN=&amp;S21COLORTERMS=0&amp;S21STR=Dogovory_KR_z_Vizantieyu" text:style-name="Internet_20_link" text:visited-style-name="Visited_20_Internet_20_Link"><text:span text:style-name="T59">договорах Київської Русі з Візантією</text:span></text:a><text:span text:style-name="T58"> (911, 944); відомості про Русь візант. імп. </text:span><text:a xlink:type="simple" xlink:href="http://resource.history.org.ua/cgi-bin/eiu/history.exe?Z21ID=&amp;I21DBN=EIU&amp;P21DBN=EIU&amp;S21STN=1&amp;S21REF=10&amp;S21FMT=eiu_all&amp;C21COM=S&amp;S21CNR=20&amp;S21P01=0&amp;S21P02=0&amp;S21P03=TRN=&amp;S21COLORTERMS=0&amp;S21STR=Konstantin_B" text:style-name="Internet_20_link" text:visited-style-name="Visited_20_Internet_20_Link"><text:span text:style-name="T59">Константина VII</text:span></text:a><text:span text:style-name="T58"> Багрянородного ("De administrando imperio", 950-ті рр.) і, передусім, т. зв. руські (відмінні від "слов'янських") назви </text:span><text:a xlink:type="simple" xlink:href="http://resource.history.org.ua/cgi-bin/eiu/history.exe?Z21ID=&amp;I21DBN=EIU&amp;P21DBN=EIU&amp;S21STN=1&amp;S21REF=10&amp;S21FMT=eiu_all&amp;C21COM=S&amp;S21CNR=20&amp;S21P01=0&amp;S21P02=0&amp;S21P03=TRN=&amp;S21COLORTERMS=0&amp;S21STR=Dniprovi_porogy" text:style-name="Internet_20_link" text:visited-style-name="Visited_20_Internet_20_Link"><text:span text:style-name="T59">дніпрових порогів</text:span></text:a><text:span text:style-name="T58">; ототожнення "русі" з норманами в латинських (напр. у </text:span><text:a xlink:type="simple" xlink:href="http://resource.history.org.ua/cgi-bin/eiu/history.exe?Z21ID=&amp;I21DBN=EIU&amp;P21DBN=EIU&amp;S21STN=1&amp;S21REF=10&amp;S21FMT=eiu_all&amp;C21COM=S&amp;S21CNR=20&amp;S21P01=0&amp;S21P02=0&amp;S21P03=TRN=&amp;S21COLORTERMS=0&amp;S21STR=Bertynski_annaly" text:style-name="Internet_20_link" text:visited-style-name="Visited_20_Internet_20_Link"><text:span text:style-name="T59">Бертинських анналах</text:span></text:a><text:span text:style-name="T58"> під 839) та сх. джерелах. Найважливішою працею, яка підбивала підсумки розшуків у цьому напрямі, можна вважати книгу датського філолога В.Томсена (кілька видань англ., нім., швед., датською та ін. мовами; рос. переклад – "Начало русского государства", 1891). Із початком масштабних археол. досліджень Сх. Європи наприкінці 19 і, особливо, протягом 20 ст. з'ясувалася істотна сканд. присутність практично в усіх гол. міських центрах майбутньої Київ. д-ви (Ладога (нині с. Стара Ладога Ленінгр. обл., РФ), Рюрикове городище (нині у складі м. </text:span><text:a xlink:type="simple" xlink:href="http://resource.history.org.ua/cgi-bin/eiu/history.exe?Z21ID=&amp;I21DBN=EIU&amp;P21DBN=EIU&amp;S21STN=1&amp;S21REF=10&amp;S21FMT=eiu_all&amp;C21COM=S&amp;S21CNR=20&amp;S21P01=0&amp;S21P02=0&amp;S21P03=TRN=&amp;S21COLORTERMS=0&amp;S21STR=Novhorod_V" text:style-name="Internet_20_link" text:visited-style-name="Visited_20_Internet_20_Link"><text:span text:style-name="T59">Новгород Великий</text:span></text:a><text:span text:style-name="T58">), Гньоздово (поблизу с. Гньоздово Смоленської обл., РФ), Тимерьово (поблизу с. Велике Тимерьово Ярославської обл., РФ), </text:span><text:a xlink:type="simple" xlink:href="http://resource.history.org.ua/cgi-bin/eiu/history.exe?Z21ID=&amp;I21DBN=EIU&amp;P21DBN=EIU&amp;S21STN=1&amp;S21REF=10&amp;S21FMT=eiu_all&amp;C21COM=S&amp;S21CNR=20&amp;S21P01=0&amp;S21P02=0&amp;S21P03=TRN=&amp;S21COLORTERMS=0&amp;S21STR=Shestovytsia" text:style-name="Internet_20_link" text:visited-style-name="Visited_20_Internet_20_Link"><text:span text:style-name="T59">Шестовиця</text:span></text:a><text:span text:style-name="T58">, </text:span><text:a xlink:type="simple" xlink:href="http://resource.history.org.ua/cgi-bin/eiu/history.exe?Z21ID=&amp;I21DBN=EIU&amp;P21DBN=EIU&amp;S21STN=1&amp;S21REF=10&amp;S21FMT=eiu_all&amp;C21COM=S&amp;S21CNR=20&amp;S21P01=0&amp;S21P02=0&amp;S21P03=TRN=&amp;S21COLORTERMS=0&amp;S21STR=Kyiv_mst" text:style-name="Internet_20_link" text:visited-style-name="Visited_20_Internet_20_Link"><text:span text:style-name="T59">Київ</text:span></text:a><text:span text:style-name="T58">). Найважливішою "норманістською" інтерпретацією цих матеріалів вважається книга швед. археолога Т.Арне "Швеція і Схід" (1914).</text:span></text:p>
      <text:p text:style-name="P35"><text:span text:style-name="T58">На противагу "норманській теорії" пропонувалися різноманітні теорії несканд. походження "русі", які сукупно одержали найменування "антинорманізм". "Антинорманізм" виник і формувався як, переважно, ідеологічна опозиція "норманізму". Не будучи єдиною наук. школою і маючи спільним лише неприйняття "норманської теорії", "антинорманізм" висунув низку альтернативних теорій щодо походження племені і назви "русь": слов'янську (С.Гедеонов), "роксоланську" (</text:span><text:a xlink:type="simple" xlink:href="http://resource.history.org.ua/cgi-bin/eiu/history.exe?Z21ID=&amp;I21DBN=EIU&amp;P21DBN=EIU&amp;S21STN=1&amp;S21REF=10&amp;S21FMT=eiu_all&amp;C21COM=S&amp;S21CNR=20&amp;S21P01=0&amp;S21P02=0&amp;S21P03=TRN=&amp;S21COLORTERMS=0&amp;S21STR=Ilovaysky_D" text:style-name="Internet_20_link" text:visited-style-name="Visited_20_Internet_20_Link"><text:span text:style-name="T59">Д.Іловайський</text:span></text:a><text:span text:style-name="T58">), фінську (</text:span><text:a xlink:type="simple" xlink:href="http://resource.history.org.ua/cgi-bin/eiu/history.exe?Z21ID=&amp;I21DBN=EIU&amp;P21DBN=EIU&amp;S21STN=1&amp;S21REF=10&amp;S21FMT=eiu_all&amp;C21COM=S&amp;S21CNR=20&amp;S21P01=0&amp;S21P02=0&amp;S21P03=TRN=&amp;S21COLORTERMS=0&amp;S21STR=Tatischev_V" text:style-name="Internet_20_link" text:visited-style-name="Visited_20_Internet_20_Link"><text:span text:style-name="T59">В.Татіщев</text:span></text:a><text:span text:style-name="T58">), литовську (</text:span><text:a xlink:type="simple" xlink:href="http://resource.history.org.ua/cgi-bin/eiu/history.exe?Z21ID=&amp;I21DBN=EIU&amp;P21DBN=EIU&amp;S21STN=1&amp;S21REF=10&amp;S21FMT=eiu_all&amp;C21COM=S&amp;S21CNR=20&amp;S21P01=0&amp;S21P02=0&amp;S21P03=TRN=&amp;S21COLORTERMS=0&amp;S21STR=Kostomarov_M" text:style-name="Internet_20_link" text:visited-style-name="Visited_20_Internet_20_Link"><text:span text:style-name="T59">М.Костомаров</text:span></text:a><text:span text:style-name="T58">), хозарську (Й.- Ф.Еверс), готську та ін. Найважливішою працею "антинорманської школи" в 19 ст. вважається 2-томна праця С.Гедеонова "Варяги и Русь: Историческое исследование" (1876). Знаменитою подією в протистоянні двох шкіл був також публічний диспут між норманістом М.Погодіним та антинорманістом М.Костомаровим 1860. При тому, що сусп. думка, загалом, симпатизувала "антинорманістам", їх праці вважалися ледве чи не аматорськими, і більшість професійних істориків тією чи ін. мірою визнавала сканд. походження "русі".</text:span></text:p>
      <text:p text:style-name="P35"><text:soft-page-break/><text:span text:style-name="T58">Вибір на користь однієї зі шкіл був не лише методологічним, а й значною мірою ідеологічним, а їх протистояння усвідомлювалося як боротьба сусп. течій. У "норманізмі" вгадувалося (і таки було, особливо в ранніх варіантах 18 ст.) применшення ролі слов'ян. елементу в утворенні державності, заперечення самобутності слов'ян, європ. імперіалізм; навпаки, "антинорманізм" сприймався як більш патріотична позиція. Тому лідери зростаючих східноєвроп. </text:span><text:a xlink:type="simple" xlink:href="http://resource.history.org.ua/cgi-bin/eiu/history.exe?Z21ID=&amp;I21DBN=EIU&amp;P21DBN=EIU&amp;S21STN=1&amp;S21REF=10&amp;S21FMT=eiu_all&amp;C21COM=S&amp;S21CNR=20&amp;S21P01=0&amp;S21P02=0&amp;S21P03=TRN=&amp;S21COLORTERMS=0&amp;S21STR=Natsionalizm" text:style-name="Internet_20_link" text:visited-style-name="Visited_20_Internet_20_Link"><text:span text:style-name="T59">націоналізмів</text:span></text:a><text:span text:style-name="T58"> (як, напр., </text:span><text:a xlink:type="simple" xlink:href="http://resource.history.org.ua/cgi-bin/eiu/history.exe?Z21ID=&amp;I21DBN=EIU&amp;P21DBN=EIU&amp;S21STN=1&amp;S21REF=10&amp;S21FMT=eiu_all&amp;C21COM=S&amp;S21CNR=20&amp;S21P01=0&amp;S21P02=0&amp;S21P03=TRN=&amp;S21COLORTERMS=0&amp;S21STR=Grushevsky_M_S" text:style-name="Internet_20_link" text:visited-style-name="Visited_20_Internet_20_Link"><text:span text:style-name="T59">М.Грушевський</text:span></text:a><text:span text:style-name="T58">) віддавали перевагу автохтоністським підходам, а отже, й м'яким варіантам "антинорманізму".</text:span></text:p>
      <text:p text:style-name="P35"><text:span text:style-name="T58">Особливого загострення Н.п. набула в рад. історіографії. На початковому етапі (1920-ті – 1-ша пол. 1930-х рр.), коли марксистська істор. ідеологія формувалася як інтернаціоналістська, на різкому запереченні рос. патріотизму, її лідери (</text:span><text:a xlink:type="simple" xlink:href="http://resource.history.org.ua/cgi-bin/eiu/history.exe?Z21ID=&amp;I21DBN=EIU&amp;P21DBN=EIU&amp;S21STN=1&amp;S21REF=10&amp;S21FMT=eiu_all&amp;C21COM=S&amp;S21CNR=20&amp;S21P01=0&amp;S21P02=0&amp;S21P03=TRN=&amp;S21COLORTERMS=0&amp;S21STR=Pokrovskyj_M" text:style-name="Internet_20_link" text:visited-style-name="Visited_20_Internet_20_Link"><text:span text:style-name="T59">М.Покровський</text:span></text:a><text:span text:style-name="T58">, М.Рожков) визнавали положення норманізму (а одна із найважливіших праць із цього питання – П.Смирнова "Волзький шлях і стародавні руси" (1928) – була опублікована саме в Україні). Але з утвердженням із серед. 1930-х рр. формаційної концепції становлення давньорус. дежавності почали пов'язувати з формуванням </text:span><text:a xlink:type="simple" xlink:href="http://resource.history.org.ua/cgi-bin/eiu/history.exe?Z21ID=&amp;I21DBN=EIU&amp;P21DBN=EIU&amp;S21STN=1&amp;S21REF=10&amp;S21FMT=eiu_all&amp;C21COM=S&amp;S21CNR=20&amp;S21P01=0&amp;S21P02=0&amp;S21P03=TRN=&amp;S21COLORTERMS=0&amp;S21STR=Feodalizm_3" text:style-name="Internet_20_link" text:visited-style-name="Visited_20_Internet_20_Link"><text:span text:style-name="T59">феодалізму</text:span></text:a><text:span text:style-name="T58">. У цих уявленнях д-ва поставала як наслідок тривалих і безликих екон. та сусп. процесів, а не як результат діяльності групи осіб (скандинавів). Із критикою положень "норманської теорії" виступили кілька археологів (серед них В.Равдонікас, А.Арциховський), опонували їй також історики автохтоністських переконань (</text:span><text:a xlink:type="simple" xlink:href="http://resource.history.org.ua/cgi-bin/eiu/history.exe?Z21ID=&amp;I21DBN=EIU&amp;P21DBN=EIU&amp;S21STN=1&amp;S21REF=10&amp;S21FMT=eiu_all&amp;C21COM=S&amp;S21CNR=20&amp;S21P01=0&amp;S21P02=0&amp;S21P03=TRN=&amp;S21COLORTERMS=0&amp;S21STR=Parkhomenko_V" text:style-name="Internet_20_link" text:visited-style-name="Visited_20_Internet_20_Link"><text:span text:style-name="T59">В.Пархоменко</text:span></text:a><text:span text:style-name="T58">). Критика "норманізму" здобула додатковий імпульс у післявоєнний період, коли в умовах нових ідеологічних еволюцій "норманізм" став сприйматися як специфічно "західна", "буржуазна", "антирадянська" течія в історіографії. Частково заохочувані властями, а частково щиро сповідуючи формаційну теорію, історики (</text:span><text:a xlink:type="simple" xlink:href="http://resource.history.org.ua/cgi-bin/eiu/history.exe?Z21ID=&amp;I21DBN=EIU&amp;P21DBN=EIU&amp;S21STN=1&amp;S21REF=10&amp;S21FMT=eiu_all&amp;C21COM=S&amp;S21CNR=20&amp;S21P01=0&amp;S21P02=0&amp;S21P03=TRN=&amp;S21COLORTERMS=0&amp;S21STR=Mavrodin_V_V" text:style-name="Internet_20_link" text:visited-style-name="Visited_20_Internet_20_Link"><text:span text:style-name="T59">В.Мавродін</text:span></text:a><text:span text:style-name="T58">, </text:span><text:a xlink:type="simple" xlink:href="http://resource.history.org.ua/cgi-bin/eiu/history.exe?Z21ID=&amp;I21DBN=EIU&amp;P21DBN=EIU&amp;S21STN=1&amp;S21REF=10&amp;S21FMT=eiu_all&amp;C21COM=S&amp;S21CNR=20&amp;S21P01=0&amp;S21P02=0&amp;S21P03=TRN=&amp;S21COLORTERMS=0&amp;S21STR=Yushkov_S" text:style-name="Internet_20_link" text:visited-style-name="Visited_20_Internet_20_Link"><text:span text:style-name="T59">С.Юшков</text:span></text:a><text:span text:style-name="T58">, </text:span><text:a xlink:type="simple" xlink:href="http://resource.history.org.ua/cgi-bin/eiu/history.exe?Z21ID=&amp;I21DBN=EIU&amp;P21DBN=EIU&amp;S21STN=1&amp;S21REF=10&amp;S21FMT=eiu_all&amp;C21COM=S&amp;S21CNR=20&amp;S21P01=0&amp;S21P02=0&amp;S21P03=TRN=&amp;S21COLORTERMS=0&amp;S21STR=Tykhomyrov_M" text:style-name="Internet_20_link" text:visited-style-name="Visited_20_Internet_20_Link"><text:span text:style-name="T59">М.Тихомиров</text:span></text:a><text:span text:style-name="T58"> та ін.) критикували справжні й уявні ідеї зх. учених щодо ролі норманів у становленні давньорус. державності. Явним ідеологічним замовленням була книжка І.Шаскольського "Норманская теория в современной буржуазной науке" (1965) із прямою полемікою проти зх. науки, на фоні якої вигідно вирізнялася більш </text:span><text:soft-page-break/><text:span text:style-name="T58">рання аналогічна праця </text:span><text:a xlink:type="simple" xlink:href="http://resource.history.org.ua/cgi-bin/eiu/history.exe?Z21ID=&amp;I21DBN=EIU&amp;P21DBN=EIU&amp;S21STN=1&amp;S21REF=10&amp;S21FMT=eiu_all&amp;C21COM=S&amp;S21CNR=20&amp;S21P01=0&amp;S21P02=0&amp;S21P03=TRN=&amp;S21COLORTERMS=0&amp;S21STR=Lovmyansky_Genryk" text:style-name="Internet_20_link" text:visited-style-name="Visited_20_Internet_20_Link"><text:span text:style-name="T59">Г.Ловмянського</text:span></text:a><text:span text:style-name="T58"> "Zagadnienia roli Normanów w genezie państw słowiańskich" (1957; перевидана в СРСР 1985).</text:span></text:p>
      <text:p text:style-name="P25">Водночас в умовах офіціозного "антинорманізму" з кінця 1960-х рр. починається інтенсивне нагромадження археол. матеріалу, що свідчив про сканд. присутність у Сх. Європі в 9–11 ст. Осмислення цих матеріалів, не зачіпаючи засад рад. історіографії, все ж поступово підводило до розуміння значної ролі норманів в екон. та соціальному житті регіону, а сама увага до сканд. старожитностей була виявом "м'якої" опозиційності офіціозу. Із послабленням ідеологічного тиску в 2-й пол. 1980-х рр. гострота даного протистояння істотно зменшилася, а з падінням СРСР Н.п. в тому полемічному виді, як вона існувала з поч. 18 ст., зникла як наук. проблема.</text:p>
      <text:p text:style-name="P35"><text:span text:style-name="T58">На відміну від науки 19 ст. рад. "антинорманізм" не вигадував якихось екзотичних "теорій" не сканд. походження "русі". Проте в умовах формування нових нац. ідеологій на пострад. просторі такі "теорії" почали відроджуватися у квазінаук. інтерпретаціях походження Давньорус. д-ви і культивуються (зокрема теорія слов'яно-балт. походження "</text:span><text:a xlink:type="simple" xlink:href="http://resource.history.org.ua/cgi-bin/eiu/history.exe?Z21ID=&amp;I21DBN=EIU&amp;P21DBN=EIU&amp;S21STN=1&amp;S21REF=10&amp;S21FMT=eiu_all&amp;C21COM=S&amp;S21CNR=20&amp;S21P01=0&amp;S21P02=0&amp;S21P03=TRN=&amp;S21COLORTERMS=0&amp;S21STR=Variahy" text:style-name="Internet_20_link" text:visited-style-name="Visited_20_Internet_20_Link"><text:span text:style-name="T59">варягів</text:span></text:a><text:span text:style-name="T58">" і "русі") в середовищах "неофіційних" та "патріотичних" любителів історії.</text:span></text:p>
      <text:p text:style-name="Title">2.<text:span text:style-name="T176">1</text:span></text:p>
      <text:h text:style-name="P124" text:outline-level="1"><text:bookmark text:name="5"/>Етапи розвитку київської русі</text:h>
      <text:h text:style-name="P105" text:outline-level="2"><text:bookmark text:name="6"/>1 Етап – виникнення і становлення Давньоруської держави (к. Іх – х ст.)</text:h>
      <text:p text:style-name="P57">Характерні риси цього етапу:</text:p>
      <text:list xml:id="list3031562986" text:style-name="L4">
        <text:list-item>
          <text:p text:style-name="P58">Вихід Давньоруської держави на міжнародну арену;</text:p>
        </text:list-item>
        <text:list-item>
          <text:p text:style-name="P58">Перші спроби вписатися у геополітичний простір;</text:p>
        </text:list-item>
        <text:list-item>
          <text:p text:style-name="P58">Постійна рухливість кордонів;</text:p>
        </text:list-item>
        <text:list-item>
          <text:p text:style-name="P58">Зосередження уваги та сил держави не на внутрішній, а на зовнішній політиці;</text:p>
        </text:list-item>
        <text:list-item>
          <text:p text:style-name="P58">Активність державної еліти головним чином у військовій сфері (давала землі, багатства, ринки збуту, владу);</text:p>
        </text:list-item>
        <text:list-item>
          <text:p text:style-name="P58">Недостатня консолідованість території держави;</text:p>
        </text:list-item>
        <text:list-item>
          <text:p text:style-name="P58">Слабкість великокнязівської влади;</text:p>
        </text:list-item>
        <text:list-item>
          <text:p text:style-name="P58"><text:soft-page-break/>Формування системи васально-ієрархічних відносин.</text:p>
        </text:list-item>
      </text:list>
      <text:p text:style-name="P63">ІІ етап – піднесення та розквіт Київської Русі (к. Х – сер. ХІ ст.)</text:p>
      <text:list xml:id="list2692655184" text:style-name="L5">
        <text:list-item>
          <text:p text:style-name="P59">Завершення формування території держави;</text:p>
        </text:list-item>
        <text:list-item>
          <text:p text:style-name="P59">Вирішуються питання внутрішньої політики;</text:p>
        </text:list-item>
        <text:list-item>
          <text:p text:style-name="P59">Посилення централізованої влади;</text:p>
        </text:list-item>
        <text:list-item>
          <text:p text:style-name="P59">Заміна поділу територіальним;</text:p>
        </text:list-item>
        <text:list-item>
          <text:p text:style-name="P59">Запровадження та посилення християнства;</text:p>
        </text:list-item>
        <text:list-item>
          <text:p text:style-name="P59">Поява писаного кодифікованого права.</text:p>
        </text:list-item>
      </text:list>
      <text:p text:style-name="P63">ІІІ етап політичної роздрібненості Київської Русі (к. ХІ – сер. ХІІІ ст.)</text:p>
      <text:p text:style-name="P57">Характерні риси: з одного боку,</text:p>
      <text:list xml:id="list1866530516" text:style-name="L6">
        <text:list-item>
          <text:p text:style-name="P60">посилення відцентрових тенденцій,</text:p>
        </text:list-item>
        <text:list-item>
          <text:p text:style-name="P60">втрата державної єдності,</text:p>
        </text:list-item>
        <text:list-item>
          <text:p text:style-name="P60">князівські міжусобиці,</text:p>
        </text:list-item>
        <text:list-item>
          <text:p text:style-name="P60">ослаблення держави,</text:p>
        </text:list-item>
        <text:list-item>
          <text:p text:style-name="P60">зниження обороноздатності,</text:p>
        </text:list-item>
        <text:list-item>
          <text:p text:style-name="P60">посилення тиску на Русь сусідніх держав,</text:p>
        </text:list-item>
      </text:list>
      <text:p text:style-name="P57">з іншого:</text:p>
      <text:list xml:id="list920381661" text:style-name="L7">
        <text:list-item>
          <text:p text:style-name="P61">формування великого землеволодіння,</text:p>
        </text:list-item>
        <text:list-item>
          <text:p text:style-name="P61">прогрес у сільському господарстві,</text:p>
        </text:list-item>
        <text:list-item>
          <text:p text:style-name="P61">піднесення міст,</text:p>
        </text:list-item>
        <text:list-item>
          <text:p text:style-name="P61">значне зростання чисельності населення,</text:p>
        </text:list-item>
        <text:list-item>
          <text:p text:style-name="P61">розвиток східнослов’янської культури.</text:p>
        </text:list-item>
      </text:list>
      <text:h text:style-name="P105" text:outline-level="2"><text:bookmark text:name="7"/>Соціальна структура суспільства київської русі</text:h>
      <text:p text:style-name="P57">ПАНІВНИЙ КЛАС − феодали (князі, бояри, дружинники).</text:p>
      <text:p text:style-name="P57">СМЕРДИ − більша частина селян, що мали приватне господарство, житло, земельні наділи, платили данину князю і були відносно вільними.</text:p>
      <text:p text:style-name="P57">ЗАКУПИ − селяни, що втратили власне господарство і змушені були йти до феодала за купу (грошову позичку).</text:p>
      <text:p text:style-name="P57"><text:soft-page-break/>РЯДОВИЧІ − селяни, що уклали з феодалом ряд (договір), на підставі якого визнавали свою залежність від нього і змушені були працювати за частину виробленої продукції.</text:p>
      <text:p text:style-name="P57">ЧЕЛЯДЬ − особи, що втратили своє господарство і працювали на феодала. Їх продавали, дарували, передавали у спадщину.</text:p>
      <text:p text:style-name="P57">ХОЛОПИ − населення, що перебувало у повній власності феодала.</text:p>
      <text:h text:style-name="P105" text:outline-level="2"><text:bookmark text:name="8"/>Політичний устрій київської русі</text:h>
      <text:p text:style-name="P64">в<text:bookmark text:name="Frame1"/></text:p>
      <text:p text:style-name="P65">Київська Русь</text:p>
      <text:p text:style-name="P41"><text:span text:style-name="T16">період становлення</text:span><text:span text:style-name="T11"> − </text:span><text:span text:style-name="T14">ранньофеодальна держава з монархічною формою правління.</text:span></text:p>
      <text:p text:style-name="P57"><text:span text:style-name="T175">у добу піднесення</text:span> − централізована монархія.</text:p>
      <text:p text:style-name="P57"><text:span text:style-name="T175">у період феодальної роздробленості</text:span> − федеративна монархія</text:p>
      <text:p text:style-name="P62">КНЯЗЬ</text:p>
      <text:p text:style-name="P57"><text:span text:style-name="T175">ДРУЖИНА</text:span> <text:span text:style-name="T175">БОЯРСЬКА РАДА</text:span> <text:span text:style-name="T175">ВІЧЕ</text:span></text:p>
      <text:p text:style-name="P57">на етапі ранньофеодальної держави дружина виконує не тільки роль війська, а й роль радників</text:p>
      <text:p text:style-name="P57">входили − старші</text:p>
      <text:p text:style-name="P57">дружинники, міська еліта (бояри) та представники вищого духовенства. Князь обговорював питання оголошення війни та миру, укладення угод, видання законів, вирішував адміністративні, фінансові та судові справи.</text:p>
      <text:p text:style-name="P57">Боярська Рада вирішувала питання обрання наступного князя, володіла правом „вето”.</text:p>
      <text:p text:style-name="P57">право скликати Віче мав князь, митрополит або самі жителі міста.</text:p>
      <text:p text:style-name="P57">Права:</text:p>
      <text:p text:style-name="P57">- оголошення війни і укладення миру;</text:p>
      <text:p text:style-name="P57">- розпорядження фінансовими та земельними ресурсами;</text:p>
      <text:p text:style-name="P57">- усунення князя, адміністрації;</text:p>
      <text:p text:style-name="P57">- проведення вічового суду;</text:p>
      <text:p text:style-name="P57">- це була форма демократії − рішення приймались більшістю голосів.</text:p>
      <text:p text:style-name="P62"><text:soft-page-break/><text:span text:style-name="T180">+</text:span>В руках князя була зосереджена вся повнота законодавчої, виконавчої, судової та військової влади</text:p>
      <text:p text:style-name="Title">2.2</text:p>
      <text:h text:style-name="P94" text:outline-level="3">Київська Русь - ранньофеодальна держава з монархічною формою правління</text:h>
      <text:p text:style-name="P56"><text:bookmark text:name="aswift_0_expand"/><text:bookmark text:name="aswift_0_anchor"/>Протягом IX-XIII ст. влада пережила складну трансформацію. На етапі становлення Давньоруської держави утворилася дружинна форма державності: на ґрунті княжої дружини сформувався примітивний апарат управління, судочинства та збирання данини. У цей час дружина виконує не тільки роль війська, а й радників.</text:p>
      <text:p text:style-name="P56">Центральною фігурою цієї форми державності є князь, який більше виявляє себе як воєначальник, а не як державний діяч. У добу піднесення Київської Русі формується централізована монархія: вся повнота влади дедалі більше зосереджується в руках князя, дружина відходить від державних справ, а на рішення князя впливає лише частина старших дружинників та вихідців зі старої племінної аристократії - бояри.</text:p>
      <text:p text:style-name="P68"><text:span text:style-name="T44">У період феодальної роздрібненості відбулася ще одна зміна форми державного устрою: </text:span><text:span text:style-name="Strong_20_Emphasis"><text:span text:style-name="T43">одноосібна монархія поступилася</text:span></text:span><text:span text:style-name="T44"> </text:span><text:span text:style-name="Strong_20_Emphasis"><text:span text:style-name="T43">місцем федеративній монархії.</text:span></text:span><text:span text:style-name="T44"> Тепер долю Русі вершив не великий князь, а група найвпливовіших князів, що шукали компромісних рішень на своїх зібраннях ("снемах"). Цю форму правління історики називають "колективним сюзеренітетом".</text:span></text:p>
      <text:p text:style-name="P68"><text:span text:style-name="T44">Отже, </text:span><text:span text:style-name="Strong_20_Emphasis"><text:span text:style-name="T43">розвиток державності Київської Русі відбувався у двох напрямах</text:span></text:span><text:span text:style-name="T44">: від системи управління, що випливала з військової організації, - до цивільних форм правління та під посилення централізму - до децентралізації.</text:span></text:p>
      <text:p text:style-name="P68"><text:span text:style-name="Strong_20_Emphasis"><text:span text:style-name="T43">Основними елементами механізму політичної влади в Давньоруській державі були князь, боярська рада та віче </text:span></text:span><text:span text:style-name="T44">(збори міського населення). Великий київський князь був головним носієм державної влади, гарантом функціонування всіх органів управління, репрезентантом країни на міжнародній арені, символом державної стабільності. У його руках було зосереджено всю повноту законодавчої, виконавчої, судової та військової влади. </text:span><text:soft-page-break/><text:span text:style-name="T44">У своїй діяльності князь спирався на військову підтримку дружини та ідеологічну - церкви. Дружина являла собою постійне військо, що виконувало роль апарату примусу. Вона формувалася на засадах васалітету і складалася зі старшої (бояри, великі феодали) та молодшої ("отроки", "діти боярські", "пасинки") дружин. За свою службу старші дружинники одержували землі, а молодші - частину військової здобичі або плату.</text:span></text:p>
      <text:p text:style-name="P68"><text:span text:style-name="Strong_20_Emphasis"><text:span text:style-name="T43">Певною мірою на політичні рішення князя впливали поради та підтримка боярської ради</text:span></text:span><text:span text:style-name="T44">. Цей дорадчий орган походить від давньослов'янської ради старійшин. За часів Київської Русі до боярської ради входили старші дружинники, міська еліта та представники вищого духовенства, з якими князь обговорював питання оголошення війни та миру, укладення угод, видання законів, вирішував важливі адміністративні, фінансові та судові справи. У разі відсутності князя або після його смерті рада ставала основним органом влади, у компетенції якої були не тільки питання внутрішньої та зовнішньої політики, а й обрання та встановлення влади наступного князя.</text:span></text:p>
      <text:p text:style-name="P68"><text:span text:style-name="T44">Володіючи </text:span><text:span text:style-name="Strong_20_Emphasis"><text:span text:style-name="T43">правом "вето",</text:span></text:span><text:span text:style-name="T44"> боярська рада неодноразово змінювала плани великих князів, чим підтверджувала на практиці реальність прав та автономію князівських васалів, з яких вона утворювалася. Проте залежність цього дорадчого органу від князя призвела до того, що він не був юридично оформлений і не став повноцінним державним інститутом з чітко визначеними функціями.</text:span></text:p>
      <text:p text:style-name="P68"><text:span text:style-name="T44">Важливі громадські та державні справи вирішувало </text:span><text:span text:style-name="Strong_20_Emphasis"><text:span text:style-name="T43">віче -</text:span></text:span><text:span text:style-name="T44"> </text:span><text:span text:style-name="Strong_20_Emphasis"><text:span text:style-name="T43">народні збори дорослого чоловічого населення.</text:span></text:span><text:span text:style-name="T44"> Цей орган влади логічно продовжує слов'янську традицію племінних зборів. У добу посилення монархії та централізму віча занепали, а в період ослаблення князівської влади знову відродилися.</text:span></text:p>
      <text:p text:style-name="P19"><text:bookmark text:name="aswift_1_expand1"/><text:bookmark text:name="aswift_1_anchor1"/>     </text:p>
      <text:p text:style-name="P56">В літописах перші згадки про них датуються 1016 р. (Новгород), 1068 р. (Київ), 1097 р. (Володимир-Волинський). Право скликати віче мали князь, митрополит або ж самі жителі міста. Віче мало досить широкі права: <text:soft-page-break/>оголошувало війну і укладало мир, виганяло або ж запрошувало князя, розпоряджалося фінансовими та земельними ресурсами, усувало адміністрацію, чинило вічовий суд. Механізм прийняття рішень був гранично простим - голосування не проводилося, а підтримка або ж заперечення висловлювалися гучним криком. Володіючи правом затвердження важливих державних рішень, віче все ж мало обмежену самостійність і рідко виступало із законодавчими ініціативами.</text:p>
      <text:p text:style-name="P68"><text:span text:style-name="T44">Князь, боярська рада, віче - це носії різних форм державності; основні елементи трьох моделей управління - монархічної, аристократичної та демократичної. </text:span><text:span text:style-name="Strong_20_Emphasis"><text:span text:style-name="T43">Домінувала переважно</text:span></text:span><text:span text:style-name="T44"> </text:span><text:span text:style-name="Strong_20_Emphasis"><text:span text:style-name="T43">князівська влада,</text:span></text:span><text:span text:style-name="T44"> але в періоди її ослаблення на перші ролі висувалися боярська рада і віче. Механізм політичної влади Давньоруської держави характеризується не тільки співпрацею, а й суперництвом і протистоянням його елементів, що, безумовно, надавало динаміки суспільному розвитку. Проте боярська рада і віче (на відміну від князя) не стали постійними органами влади з чітко окресленими функціями.</text:span></text:p>
      <text:p text:style-name="P44"/>
      <text:p text:style-name="Title">3.1</text:p>
      <text:p text:style-name="P2"><text:bookmark text:name="cont2"/></text:p>
      <table:table table:name="Таблица1" table:style-name="Таблица1">
        <table:table-column table:style-name="Таблица1.A"/>
        <table:table-row>
          <table:table-cell table:style-name="Таблица1.A1" office:value-type="string">
            <text:h text:style-name="P126" text:outline-level="1"><text:bookmark text:name="432"/>Етногенез східних слов'ян і становлення державності</text:h>
            <text:section text:style-name="Sect1" text:name="div-gpt-ad-1587812041487-0">
              <text:p text:style-name="P120"><text:soft-page-break/></text:p>
              <text:section text:style-name="Sect1" text:name="google_ads_iframe_/21931593928/stud_336x280_0__container__">
                <text:p text:style-name="P121"/>
              </text:section>
            </text:section>
            <text:p text:style-name="P120">В оповіданнях стародавніх авторів про територію нашої країни аж до початку нашої ери ім'я слов'ян відсутня. Предки слов'ян виділилися з індоєвропейської сім'ї народів приблизно в I тисячолітті до н.е. Античні і візантійські автори описують їх під іменем венедів, склавинів або антів. Є всі підстави вважати, що ареал розселення праслов'ян був дуже невеликий.</text:p>
            <text:p text:style-name="P120">Процес розширення території давніх слов'ян, а потім трьох груп народів їхніх нащадків зайняв багато століть історичного розвитку. Мабуть, мають рацію ті історики, хто поміщає первісну територію розселення слов'ян у Центральній Європі - від басейну Ельби до Верхньої Волги, від Прибалтики до Дону, Дунаю і Балкан.</text:p>
            <text:p text:style-name="P120">До середини I тисячоліття н.е. процес розселення слов'ян по території Європи в основному завершується. З цим пов'язаний початок поділу слов'ян на три основні групи: західних (згодом поляки, чехи, словаки), південних (болгари, серби, хорвати, боснійці, чорногорці, македонці) і східних (росіяни, українці, білоруси). Виділення гілки східного слов'янства з єдиної слов'янської спільності відноситься до VI ст.</text:p>
            <text:section text:style-name="Sect1" text:name="div-gpt-ad-1588940216904-0">
              <text:p text:style-name="P120"><text:soft-page-break/></text:p>
              <text:section text:style-name="Sect1" text:name="google_ads_iframe_/21931593928/stud_336x280_1_0__container__">
                <text:p text:style-name="P121"/>
              </text:section>
            </text:section>
            <text:p text:style-name="P120">Східні слов'яни виникли в результаті злиття праслов'ян, носіїв слов'янської мови, з іншими етносами Східної Європи. "Повість временних ліг" називає такі східнослов'янські об'єднання: поляни, сіверяни, древляни, радимичі, в'ятичі, кривичі, словени ільменські, дреговичі, волиняни (або дуліби), білі хорвати, тиверці і уличі. Ряд учених вважають, що в літописі йдеться не про племенах, але про союзи племен, об'єднаннях предгосударственном порядку, які займали чітко фіксовану територію; отже, можна говорити про початок переходу до політичного об'єднання типу ранньокласового суспільства. Найважливішою групою племен були поляни, в чиїй землі знаходилася столиця Стародавньої Русі - Київ. Поляні розселялися в Середньому Подніпров'ї північніше притоки Дніпра річки Рось, що, зокрема, дало підставу багатьом історикам пов'язувати походження назви "Русь" саме з нею. Але в даний час більшість фахівців схиляється до того, що слово "русь" має скандинавський корінь.</text:p>
            <text:p text:style-name="P122"><text:span text:style-name="T221">Назви східнослов'янських племен мали або географічну етимологію, пов'язану з характером займаної території (поляни, древляни, сіверяни), або патронімічного, по імені легендарних предків (наприклад, радимичі із Радима). Поселення слов'ян групувалися в свого роду гнізда з трьох-чотирьох селищ, а кілька селищ складали </text:span><text:span text:style-name="Strong_20_Emphasis"><text:span text:style-name="T222">громаду</text:span></text:span><text:span text:style-name="T221"> - </text:span><text:span text:style-name="Strong_20_Emphasis"><text:span text:style-name="T222">вервь.</text:span></text:span></text:p>
            <text:section text:style-name="Sect1" text:name="div-gpt-ad-1588940376969-0">
              <text:p text:style-name="P120"><text:soft-page-break/></text:p>
              <text:section text:style-name="Sect1" text:name="google_ads_iframe_/21931593928/stud_336x280_2_0__container__">
                <text:p text:style-name="P120"><draw:frame draw:style-name="fr5" draw:name="Объект5" text:anchor-type="char" svg:x="0cm" svg:width="0.041cm" svg:height="0.041cm" draw:z-index="0"><draw:floating-frame/></draw:frame></text:p>
              </text:section>
            </text:section>
            <text:p text:style-name="P120">Головним заняттям східних слов'ян було землеробство разом із розвиненим скотарством і різного роду промислами (бортництво, полювання, рибальство). На півночі промисли мали більше значення, тим більше що у зовнішній торгівлі з Сходом і Візантією особливу роль грав експорт хутра. І якщо на півночі землеробство було в основному підсічно-вогневим і малоприбутковим, то на півдні, в лісостепу, умови для землеробства (яке тут було перелоговому) виявлялися досить сприятливі. В якості шляхів сполучення найчастіше використовувалися річки Волга, Дніпро, Дон і т.д., які мали міжнародне значення.</text:p>
            <text:p text:style-name="P120">Провідну роль в транзитній торгівлі через Східну Європу в VIII-IX ст. грав Волзький шлях по Волзі і Каспію. Але вже з IX ст. все більшого значення набуває "шлях із варягів у греки", що пов'язував північ Європи з Чорним морем і робила східних слов'ян як би сполучною ланкою в торгівлі між азіатським, грецькою та європейським світом. Таким чином, східні слов'яни довгий час займали важливе географічне положення - аж до початку хрестових походів в XI-XII ст., Коли переміщення світових торговельних шляхів створило новий, більш прямий шлях повідомлення Західної Європи з Азією. Цей шлях вів тепер мимо Києва, через східне узбережжя Середземного моря, а головну роль починають грати італійські торгові міста, особливо Венеція і Генуя, які засновують на Сході свої факторії.</text:p>
            <text:section text:style-name="Sect1" text:name="div-gpt-ad-1588940445692-0">
              <text:p text:style-name="P120"><text:soft-page-break/></text:p>
              <text:section text:style-name="Sect1" text:name="google_ads_iframe_/21931593928/stud_336x280_3_0__container__">
                <text:p text:style-name="P121"/>
              </text:section>
            </text:section>
            <text:p text:style-name="P120">Саме наприкінці VIII-IX ст. почалася так звана епоха вікінгів, коли внаслідок надлишку населення в бідних скандинавських країнах людський потік хлинув з них на захід і схід. На сході вікінги, нормани (або, як їх називали, русь, а потім варяги) зіткнулися з місцевим населенням, які перебували на тому ж рівні цивілізації. Походження терміна "Русь", як було сказано, багато істориків пов'язують з вихідцями з півночі, зі Скандинавії, тобто початкові руси (VIII-IX ст.) були скандинавами, які потім встановили зв'язки зі слов'янськими землями, у тому числі укладали союзи з місцевим населенням, особливо на півночі.</text:p>
            <text:p text:style-name="P120">Норманнские вікінги не обмежувалися спустошливими набігами на прибережні європейські країни, не відмовляючись і від торговельних операцій там, де вони представлялися більш вигідними, ніж військові. Їх приваблювала багата багатолюдна столиця Візантійської імперії Константинополь (Царгород), куди вони йшли по великому водному шляху "з варяг і греки". На цьому шляху розташовувався ряд російських торгових міст, з яких головними були Новгород північ і Київ на півдні.</text:p>
            <text:p text:style-name="P120">До моменту появи варягів на Русі, очевидно, не пізніше VIII ст., У східних слов'ян виникли свої князювання, попередники державності, що стала результатом майнової нерівності і соціального розшарування. У той же час у Східній Європі IX ст. на чолі деяких князівств стояли "покликані" варязькі князі.</text:p>
            <text:p text:style-name="P122"><text:span text:style-name="T221">Освіта Давньоруської держави прийнято пов'язувати з двома датами - 862 і 882 м "Повість временних літ" повідомляє, що до покликання </text:span><text:span text:style-name="Strong_20_Emphasis"><text:span text:style-name="T224">Рюрика</text:span></text:span><text:span text:style-name="T221"> варяги в північній Русі панували над слов'янами і брали з них данину. У 862 р варягів прогнали, але незабаром через що почалися міжусобиць закликали Рюрика. Таким чином, в літописному тексті мова йде не про створення держави на Русі, а про появу варязької династії в Новгородській землі. Далі якісь </text:span><text:span text:style-name="Strong_20_Emphasis"><text:span text:style-name="T224">Аскольд</text:span></text:span><text:span text:style-name="T221"> і </text:span><text:span text:style-name="Strong_20_Emphasis"><text:span text:style-name="T224">Дір,</text:span></text:span><text:span text:style-name="T221"> з літопису - бояри Рюрика, панувати на півночі в землі </text:span><text:soft-page-break/><text:span text:style-name="T221">ільменських словен, вирушили в похід на Київ і утвердилися там. Аскольд і Дір звільнили полян від данини хозарам.</text:span></text:p>
            <text:p text:style-name="P122"><text:span text:style-name="T221">Рюрик помер, залишивши після себе малолітнього сина Ігоря, замість якого став правити родич князя </text:span><text:span text:style-name="Strong_20_Emphasis"><text:span text:style-name="T224">Олег (879-912).</text:span></text:span><text:span text:style-name="T221"> Це дозволяє припустити, що в той час спадкування не йшла від батька до сина, а переходило до старшого в роду. Такий порядок престолонаслідування правлячої варязької династії відбивав погляд на державу як на колективну родову власність князів-завойовників.</text:span></text:p>
            <text:p text:style-name="P120">У своєму поході на південь Олег закріпився в землях уздовж "шляху з варяг у греки", досяг Києва, де вбив Аскольда і Діра, і став правити там з 882 г. Потім він підпорядкував найближчих сусідів полян - древлян і сіверян. Поступово Олег підпорядкував всі землі на "шляху з варяг у греки". Під час свого знаменитого походу на Візантію Олегу вдалося створити загрозу захоплення її столиці - Константинополя і встановити мир з греками. Результатом походу був висновок в 911 р вигідного для Русі мирного договору, згідно з яким росіяни, які приїжджають до Візантії з метою торгівлі, отримували привілейоване становище і могли безмитно торгувати в Царгороді. Тексти договору були складені російською та грецькою мовами й містили згадки "закону українця" - внутрішніх правових норм давньоруської держави. Оскільки в літописі положення договору наводяться в двох місцях, під 907 і 911 рр., Ряд дослідників вважають, що договорів було два, але є думка, що в літописі текст просто розбитий на частини.</text:p>
            <text:p text:style-name="P120">Князювання Олега, прозваного Віщим, за своїм значенням було рубіжним: саме з 80-х рр. IX ст. можна говорити про існування Давньоруської держави, держави Рюриковичів в результаті об'єднання двох політичних центрів східних слов'ян: південного (Київ) і північного (Новгород). Це було своєрідне політичне об'єднання. На відміну від "варварських" держав Західної Європи, які успадкували багато державних і правові традиції античності, Східна Європа не мала таких традицій. Цим можна пояснити порівняно повільні темпи визрівання державних інститутів, їх своєрідність. Олег і його <text:soft-page-break/>найближче оточення були варягами, але на півдні швидко "ославянились", хоча термін "руси" і в першій половині X ст. вживався лише стосовно княжій дружині. У той же час об'єднання слов'янських племен навколо центру землі полян Києва, що став етнічним і політичним ядром Русі, визначило надалі характерні риси майбутнього держави, а поняття "Русь, Руська земля" поширилося на інші східнослов'янські землі.</text:p>
            <text:p text:style-name="P122"><text:span text:style-name="T221">Раннє Київська держава з політичної точки зору представляло собою об'єднання князівств і підлеглих великому князю територій, а в соціально-економічному плані було сукупністю територіальних громад з елементами родових відносин. Чи не головною завданням перших руських князів була організація </text:span><text:span text:style-name="Strong_20_Emphasis"><text:span text:style-name="T222">полюддя -</text:span></text:span><text:span text:style-name="T221"> щорічного загальнодержавного заходи щодо збору данини з підлеглого населення. Данина збиралася з селянського двору ("диму"). Полюддя служили консолідації східнослов'янських земель під владою Києва у встановлених межах і з єдиною системою податків на користь київського князя, що спирався на силу дружини і місцеву знать. Стимулюючи відчуження додаткового продукту, полюддя прискорювало поступовий перехід до феодальних відносин.</text:span></text:p>
            <text:p text:style-name="P122"><text:span text:style-name="T221">Спадкоємцем Олега став </text:span><text:span text:style-name="Strong_20_Emphasis"><text:span text:style-name="T224">Ігор</text:span></text:span><text:span text:style-name="T221"> (912-945), якого літопис називає сином Рюрика. У цей час у росіян кордонів з'явилися печеніги - кочовий тюркський народ, що проривається через Хазарію в Причорноморські степи. У 915 р Ігор уклав з печенігами мир. Печеніги откочевали до Дунаю, але незабаром Русі довелося воювати з ними. Князь зробив дві доходу на Візантію, які закінчилися укладенням мирного договору з греками в 945 р</text:span></text:p>
            <text:p text:style-name="P122"><text:span text:style-name="T221">З князюванням Ігоря пов'язані події, укрепившие давньоруську державність. У 945 р Ігор за наполяганням дружини, що повернулася з полюддя, знову відправився в землю древлян, щоб вимагати данину понад установлений по </text:span><text:span text:style-name="Strong_20_Emphasis"><text:span text:style-name="T222">ряду</text:span></text:span><text:span text:style-name="T221"> (договору). Обурені древляни напали на князя, вбили його і перебили його супутників. Вдова князя </text:span><text:span text:style-name="Strong_20_Emphasis"><text:span text:style-name="T224">Ольга, стала регентшею при малолітньому синові Святославові, жорстоко помстилася вбивцям чоловіка, розправилася з послами древлян і обложила їхню столицю </text:span></text:span><text:soft-page-break/><text:span text:style-name="Strong_20_Emphasis"><text:span text:style-name="T224">Іскоростень. </text:span></text:span><text:span text:style-name="T221">Місто було взято, але Ользі довелося провести важливу адміністративну реформу, упорядкувавши збір податків. Архаїчна система полюддя була замінена систематичної сплатою данини, яка збиралася у встановленому розмірі (уроки) і в спеціально відведених місцях (погостах) призначеними з цією метою збирачами податків (тиунами).</text:span></text:p>
            <text:p text:style-name="P120">Важливою подією стало хрещення Ольги в 955 р в Константинополі, де вона взяла ім'я Олена на честь імператриці, хрести Візантію. Літопис зберіг колоритний розповідь про хрещення Ольги: вона звернулася до імператора Костянтина з проханням стати її хрещеним батьком: "Аз Пагана є", тобто язичниця. Убитий її красою, Костянтин зробив княгині пропозицію про шлюб: "хощю пояти тя в дружини", але отримав відмову: "Како хочеш мя пояти, охрестивши мя сам і нарік мя дщерью?". За православним каноном хрещений батько не міг одружитися на своїй хрещениці, і Костянтин змушений був визнати: "Пере клюкала (перехитрила) ти мене, премудра Ольга!".</text:p>
            <text:p text:style-name="P120">Повернувшись на Русь, Ольга припинила походи на Візантію. Вона розраховувала своїм прикладом вплинути на Святослава і київську знати, з тим щоб вони прийняли християнство і воно утвердилося як державну релігію. Але цього не сталося: як Святослав, так і його дружина залишалися верпів язичництва.</text:p>
            <text:p text:style-name="P122"><text:span text:style-name="T221">У 964 р </text:span><text:span text:style-name="Strong_20_Emphasis"><text:span text:style-name="T224">Святослав</text:span></text:span><text:span text:style-name="T221"> (964-972) відсторонив матір від влади і змінив курс зовнішньої політики, відновивши походи на Візантію. Більше уваги він приділяв не внутрішнім, а зовнішнім справах. Літописи зберегли свідоцтва про його славні походи, створили образ безстрашного князя-воїна, який розбив волзьких булгар і кочові орди печенігів. Його звернення до дружини "мертві бо сорому не ймуть" стало знаменитим висловом.</text:span></text:p>
            <text:p text:style-name="P120">Святослав завдав вирішального удару по Хазарському каганату, розгромив його головні міста і захопив столицю Атіль. Це призвело до утворення з російських поселень Тмутараканського князівства на Таманському півострові (Східне Приазов'я). Святославу вдалося підпорядкувати своїй владі ще одну східнослов'янську племінну групу - в'ятичів, які доти платили данину <text:soft-page-break/>хозарам.</text:p>
            <text:p text:style-name="P120">За домовленістю з візантійським імператором він виступив проти Дунайської Болгарії і здобув перемогу, а потім повів боротьбу з Візантією за Балканський півострів. Однак ця боротьба закінчилася невдало: з великими труднощами Святославу вдалося піти на Русь, підписавши договір з Візантією 971 р, за яким він втрачав все позиції, завойовані на Балканах. На шляху додому Святослав зі своїм військом потрапив у засідку у дніпровських порогів і був убитий печенігами. Бажаючи, щоб слава поверженого князя перейшла до нього, печенізький хан Куря наказав зробити з черепа Святослава для своїх бенкетів чашу, ковані золотом.</text:p>
            <text:p text:style-name="P122"><text:span text:style-name="T221">У 980 р правителем давньоруської держави став один з синів Святослава, </text:span><text:span text:style-name="Strong_20_Emphasis"><text:span text:style-name="T224">Володимир</text:span></text:span><text:span text:style-name="T221"> (980-1015). Прийшовши до влади, він повинен був зробити вибір між старими язичницькими кланами, які орієнтувалися на варягів і ідеали "військової демократії", і київської знаттю, яка зрозуміла необхідність реформ, здатних долучити тодішню Русь до цивілізованого світу. Однак час таких реформ ще не настав.</text:span></text:p>
            <text:p text:style-name="P120">Спочатку Володимир пішов на поступки тим, хто допоміг йому утвердитися на великокнязівському престолі - північним (насамперед, новгородським) язичницьким кланам. У 980 р він зробив спробу створення пантеону (єдиної системи) язичницьких богів і зміцнити Давньоруська держава на основі релігії багатобожжя. Шановані в різних землях божества і культи були зібрані воєдино і склали офіційну ієрархію язичницьких вірувань. Покровителем великокнязівської влади й київської дружини був визнаний грізний бог війни Перун, відомий у балтських народів як Перкун. Велес, іменувався "скотьим" богом (від терміну "худобу" - гроші), протегував торгівлі. У пантеон увійшли божества південного (іранського) походження Хорі (бог сонця), Семаргл (священний птах, функції якої не цілком ясні), слов'янські Стрибог (покровитель вітру), Дажбог (також пов'язаний з сонцем), Мокош (жіноче божество, покровителька жіночих занять ).</text:p>
            <text:p text:style-name="P120">З Візантією Володимир вів жваве і вигідну торгівлю, але змагався за <text:soft-page-break/>вплив у Північному Причорномор'ї. Візантійськими форпостами були Херсонес та інші грецькі міста в Криму. Російський вплив поширювалося через Тмутараканське князівство, до якого Володимир приєднав східну частину Кримського півострова. Оборона Русі від печенігів стала його найважливішим завданням. На півдні Русі Володимир почав будівництво фортець по притоках Дніпра Десні, Суді та інших річках і створив три лінії земляних укріплень з містами і засіками на кордоні з Диким полем. У їх числі виник один з найважливіших центрів Київської Русі - Переяславль, який брав на себе напади степових кочівників.</text:p>
            <text:p text:style-name="P120">Створення першого держави східних слов'ян відкрило новий, середньовічний період в історії народів Східної Європи, який змінив первісний.</text:p>
          </table:table-cell>
        </table:table-row>
      </table:table>
      <text:p text:style-name="P44"/>
      <text:p text:style-name="Title">4</text:p>
      <text:p text:style-name="P51"><text:span text:style-name="Strong_20_Emphasis"><text:span text:style-name="T44">20 червня 2013 року</text:span></text:span><text:span text:style-name="T65"> після багаторічних переговорів щодо підготовки Угоди про асоціацію між Україною та Європейським Союзом на офіційному сайті Комітету з євроінтеграції Верховної Ради публікують погоджений сторонами текст Угоди українською мовою.</text:span></text:p>
      <text:p text:style-name="P68"><text:span text:style-name="Strong_20_Emphasis"><text:span text:style-name="T44">21 листопада</text:span></text:span><text:span text:style-name="T65"> </text:span><text:span text:style-name="Strong_20_Emphasis"><text:span text:style-name="T44">2013</text:span></text:span><text:span text:style-name="T65"> </text:span><text:span text:style-name="Strong_20_Emphasis"><text:span text:style-name="T44">року</text:span></text:span><text:span text:style-name="T65"> прем'єр-міністр України Микола Азаров своїм розпорядженням призупиняє процес підготовки до підписання Угоди про асоціацію з ЄС. Український прем’єр пояснює це тим, що економічна ситуація погіршилася через євроінтеграційні наміри держави, і що тепер слід розвертатися у бік Митного союзу з Росією.</text:span></text:p>
      <text:p text:style-name="P26"/>
      <text:p text:style-name="P66">У соціальних мережах починають закликати до протесту. Відомий журналіст Мустафа Найєм закликав у Facebook вийти на Майдан Незалежності в Києві. "Зустрічаємось о 22:30 під монументом Незалежності. Одягайтесь тепло, беріть парасольки, чай, каву, гарний настрій та друзів", - написав Найєм. Спершу на спонтанну акцію протесту виходять журналісти та громадські активісти. Але протестувальників стає дедалі більше.</text:p>
      <text:p text:style-name="P66"><text:soft-page-break/>Українці ще мають надію, що президент Віктор Янукович на наступному саміті Східного партнерства все ж таки підпише документ.</text:p>
      <text:p text:style-name="P68"><text:span text:style-name="Strong_20_Emphasis"><text:span text:style-name="T44">28</text:span></text:span><text:span text:style-name="T65">-</text:span><text:span text:style-name="Strong_20_Emphasis"><text:span text:style-name="T44">29 листопада 2013 року </text:span></text:span><text:span text:style-name="T65">у Вільнюсі відбувається</text:span><text:span text:style-name="Strong_20_Emphasis"><text:span text:style-name="T44"> </text:span></text:span><text:span text:style-name="T65">саміт ініціативи Євросоюзу "Східне партнерство". Під час цієї події Віктор Янукович так і не підписує угоду про асоціацію з ЄС. Янукович обрав "шлях, котрий веде в нікуди", зауважила тоді литовська президентка Даля Грибаускайте, чия країна приймала саміт "Східного партнерства". В Україні розростаються протести. </text:span></text:p>
      <text:p text:style-name="P68"><text:span text:style-name="Strong_20_Emphasis"><text:span text:style-name="T44">Перші сутички</text:span></text:span></text:p>
      <text:p text:style-name="P26"/>
      <text:p text:style-name="P68"><text:span text:style-name="T65">У ніч проти суботи </text:span><text:span text:style-name="Strong_20_Emphasis"><text:span text:style-name="T44">30 листопада 2013 року</text:span></text:span><text:span text:style-name="T65"> на Майдані Незалежності в Києві перебуває близько 400 демонстрантів, переважно - студенти. Під ранок службовці спецпідрозділів "Беркут" жорстоко розганяють мітингувальників. Офіційно в МВС України  пояснюють такі дії необхідністю зачистити площу для встановлення новорічної ялинки.</text:span></text:p>
      <text:p text:style-name="P68"><text:span text:style-name="Strong_20_Emphasis"><text:span text:style-name="T44">1 грудня 2013 року</text:span></text:span><text:span text:style-name="T65"> на знак протесту проти жорстких дій правоохоронців півмільйона людей виходить на Михайлівську площу і на Майдан Незалежності. Частина з них вирушає до вулиці Банкової, де розташована будівля Адміністрації президента. Згодом там починаються сутички з міліцією. Пізніше опозиція звинувачує у сутичках провокаторів. Протестувальники захоплюють будівлю Київської міської державної адміністрації та Будинок профспілок.</text:span></text:p>
      <text:p text:style-name="P68"><text:span text:style-name="Strong_20_Emphasis"><text:span text:style-name="T44">8 грудня 2013 року </text:span></text:span><text:span text:style-name="T65">відбувається Марш мільйонів - перше найчисленніше віче на Майдані Незалежності. Учасники мітингу, які зібрались у центрі Києва, ухвалюють рішення про розширення протестів та початок блокування Адміністрації президента, будівлі уряду України та інших установ. Наступного ж дня "Беркут" починає розчищати урядовий квартал від наметів.</text:span></text:p>
      <text:p text:style-name="P68"><text:span text:style-name="Strong_20_Emphasis"><text:span text:style-name="T44">10 грудня 2013 року,</text:span></text:span><text:span text:style-name="T65"> наступної ночі після зачистки наметових містечок біля Будинку офіцерів, а також на вулиці Лютеранській та Богомольця, "Беркут" штурмує Майдан та Будинок профспілок. Але активісти втримують </text:span><text:soft-page-break/><text:span text:style-name="T65">наступ завдяки тому, що багато киян швидко з'їжджаються в центр міста на допомогу.</text:span></text:p>
      <text:p text:style-name="P66">Наступні кілька тижнів на Майдані спокійні. Там виступають політики, активісти та відбуваються концерти, серед яких - наймасштабніший за участю гурту "Океан Ельзи". "Акція протесту на Майдані - це не акція на користь політиків, а акція на користь певних цінностей", - говорить зі сцени вокаліст гурту Святослав Вакарчук.</text:p>
      <text:p text:style-name="P68"><text:span text:style-name="Strong_20_Emphasis"><text:span text:style-name="T44">"Диктаторські закони"</text:span></text:span></text:p>
      <text:p text:style-name="P68"><text:span text:style-name="Strong_20_Emphasis"><text:span text:style-name="T44">17 грудня 2013 року</text:span></text:span><text:span text:style-name="T65"> в Москві зустрічаються президенти України та Росії - Віктор Янукович та Володимир Путін. Кремлівський лідер заявляє, що Росія готова допомогти Україні вийти зі скрутної економічної ситуації, що склалася. Росія надає Україні знижку на ціну на газ та обіцяє кредит на 15 мільярдів доларів. Перший транш Росія надає вже 20 грудня 2013 року, коли Фонд національного добробуту РФ купує на Ірландській фондовій біржі випущені українським урядом облігації на три мільярди доларів під п'ять відсотків річних.</text:span></text:p>
      <text:p text:style-name="P66">На відміну від Євросоюзу і Міжнародного валютного фонду, які раніше також пропонували Києву кредити, Росія не висуває вимог щодо проведення реформ. Опозиція називає російський кредит хабарем президенту Віктору Януковичу за відмову підписувати Угоду про асоціацію з Євросоюзом.</text:p>
      <text:p text:style-name="P68"><text:span text:style-name="Strong_20_Emphasis"><text:span text:style-name="T44">29 грудня 2013 року</text:span></text:span><text:span text:style-name="T65"> сотні автомобілів беруть участь в автомарші протесту з Києва до резиденції Віктора Януковича у Межигір'ї.</text:span></text:p>
      <text:p text:style-name="P27"/>
      <text:p text:style-name="P67">Перша поїздка Автомайдану до резиденції Віктора Януковича</text:p>
      <text:p text:style-name="P68"><text:span text:style-name="Strong_20_Emphasis"><text:span text:style-name="T44">16 січня</text:span></text:span><text:span text:style-name="T65"> </text:span><text:span text:style-name="Strong_20_Emphasis"><text:span text:style-name="T44">2014 року</text:span></text:span><text:span text:style-name="T65"> Верховна Рада голосує за пакет законів, який значно звужує права громадян і надає органам державної влади більшу свободу дій у сфері покарання учасників акцій протесту. Закони передбачають кримінальну відповідальність за будь-який прояв протесту. Їх ухвалюють з порушенням регламенту, без жодного обговорення. Нардепи голосують за скандальні закони </text:span><text:soft-page-break/><text:span text:style-name="T65">підняттям рук, оскільки трибуна заблокована опозицією. Пізніше їх називають "диктаторськими законами".</text:span></text:p>
      <text:p text:style-name="P66">Наступного дня у відставку йде голова Адміністрації президента Сергій Льовочкін. Його призначають радником президента.</text:p>
      <text:p text:style-name="P68"><text:span text:style-name="Strong_20_Emphasis"><text:span text:style-name="T44">Перші жертви</text:span></text:span></text:p>
      <text:p text:style-name="P68"><text:span text:style-name="Strong_20_Emphasis"><text:span text:style-name="T44">19 січня 2014 року</text:span></text:span><text:span text:style-name="T65"> обурені диктаторськими законами та бездіяльністю лідерів опозиції протестувальники вирушають до урядового кварталу. Там, на вулиці Грушевського, на них уже чекає кордон міліції. Починаються зіткнення. "Беркут" застосовує проти протестувальників світлошумові гранати, гумові кулі, кийки і водомети. У правоохоронців летять петарди, коктейлі Молотова, бруківка.</text:span></text:p>
      <text:p text:style-name="P68"><text:span text:style-name="Strong_20_Emphasis"><text:span text:style-name="T44">22 січня 2014 року</text:span></text:span><text:span text:style-name="T65"> - перші смерті на вулиці Грушевського. Від вогнепальних поранень гинуть два активісти - Сергій Нігоян та Михайло Жизневський. "Беркут" застосовує силу до протестувальників, заарештовує і б’є активістів. До кінця дня медики констатують смерть п’ятьох протестувальників, ще кількасот - поранені.</text:span></text:p>
      <text:p text:style-name="P68"><text:span text:style-name="Strong_20_Emphasis"><text:span text:style-name="T44">28-31 січня 2014 року</text:span></text:span><text:span text:style-name="T65"> прем'єр-міністр Микола Азаров подає у відставку, як він тоді заявляв "задля можливості всім політичним силам досягти згоди і закінчити кризу". Парламент скасовує закони "16 січня".</text:span></text:p>
      <text:p text:style-name="P68"><text:span text:style-name="Strong_20_Emphasis"><text:span text:style-name="T44">Розстріл і втеча</text:span></text:span></text:p>
      <text:p text:style-name="P68"><text:span text:style-name="T65">Вранці</text:span><text:span text:style-name="Strong_20_Emphasis"><text:span text:style-name="T44">18 лютого 2014 року</text:span></text:span><text:span text:style-name="T65">кілька тисяч активістів Євромайдану вирушають від Майдану Незалежності вгору вулицею Інститутською до Верховної Ради. Опозиція цього дня вимагає ухвалити в парламенті зміни до Конституції, які б суттєво звузили повноваження президента. Незабаром починаються сутички на вулиці Грушевського, в Маріїнському парку та на Інститутській. "Беркут" стріляє в протестувальників пневматичною зброєю, кидає світлошумові гранати. Пізніше силовики спускаються  вулицею Інститутською для штурму Майдану. Протистояння триває всю ніч.</text:span></text:p>
      <text:p text:style-name="P68"><text:soft-page-break/><text:span text:style-name="Strong_20_Emphasis"><text:span text:style-name="T44">19 лютого 2014 року</text:span></text:span><text:span text:style-name="T65"> "Беркут" намагається штурмувати Будинок профспілок, там спалахує пожежа. Внаслідок зіткнень, станом на ранок, гинуть 16 активістів і 11 працівників міліції.</text:span></text:p>
      <text:p text:style-name="P26"/>
      <text:p text:style-name="P68"><text:span text:style-name="Strong_20_Emphasis"><text:span text:style-name="T44">20 лютого 2014 року</text:span></text:span><text:span text:style-name="T65"> - день розстрілу "Небесної сотні". Служба безпеки України заявляє про початок "антитерористичної операції". Коли протестувальники рушають відбивати барикаду біля Жовтневого палацу, їх починають розстрілювати бійці спецпідрозділів. За даними слідства, від пострілів бійців у формі спецпризначенців "Беркуту" на вулиці Інститутській у центрі Києва загинули 48 беззбройних євромайданівців.  </text:span></text:p>
      <text:p text:style-name="P68"><text:span text:style-name="Strong_20_Emphasis"><text:span text:style-name="T44">21 лютого 2014 року</text:span></text:span><text:span text:style-name="T65"> опозиція та президент України за участі міністрів закордонних справ Німеччини, Франції та Польщі, а також уповноваженого з прав людини Росії Володимира Лукіна підписують угоду про повернення до Конституції 2004 року, яка обмежує повноваження глави держави. Втім, люди на Майдані угоду опозиції з режимом освистують. На сцену виходить "сотник" Володимир Парасюк і вимагає від Януковича піти. "Ніякий Янукович - ніякий! - цілий рік не буде президентом. Завтра до десятої години він має піти геть", - кричить зі сцени Парасюк. У цей день міліція та спецпідрозділи залишають центральні вулиці Києва. </text:span></text:p>
      <text:p text:style-name="P68"><text:span text:style-name="T65">У ніч проти</text:span><text:span text:style-name="Strong_20_Emphasis"><text:span text:style-name="T44"> 22 лютого 2014 року</text:span></text:span><text:span text:style-name="T65"> Віктор Янукович тікає з Києва. На ранок його резиденцію Межигір'я займають активісти. Парламент повертається до Конституції 2004 року. Спікером обирають Олександра Турчинова.</text:span></text:p>
      <text:p text:style-name="P68"><text:span text:style-name="Strong_20_Emphasis"><text:span text:style-name="T44">Анексія Криму і війна на сході</text:span></text:span></text:p>
      <text:p text:style-name="P68"><text:span text:style-name="Strong_20_Emphasis"><text:span text:style-name="T44">26 лютого 2014 року</text:span></text:span><text:span text:style-name="T65"> під будівлею Верховної Ради Автономної республіки Крим відбуваються сутички між представниками двох мітингів. Проросійські організації вимагають приєднання півострова до Росії, а кримські татари - за територіальну цілісність України. Під час сутичок двоє людей гинуть і 30 отримують травми.</text:span></text:p>
      <text:p text:style-name="P26"/>
      <text:p text:style-name="P68"><text:soft-page-break/><text:span text:style-name="T65">У ніч проти </text:span><text:span text:style-name="Strong_20_Emphasis"><text:span text:style-name="T44">27 лютого 2014 року</text:span></text:span><text:span text:style-name="T65"> будівлі парламенту та уряду Криму захоплюють бойовики без розпізнавальних знаків і вивішують над ними прапор Росії.</text:span></text:p>
      <text:p text:style-name="P68"><text:span text:style-name="Strong_20_Emphasis"><text:span text:style-name="T44">1 березня 2014 року</text:span></text:span><text:span text:style-name="T65"> самопроголошений "голова Ради міністрів АР Крим" Сергій Аксьонов звертається до Путіна з проханням "посприяти забезпеченню миру і спокою" на території Криму.</text:span></text:p>
      <text:p text:style-name="P68"><text:span text:style-name="Strong_20_Emphasis"><text:span text:style-name="T44">16 березня 2014 року</text:span></text:span><text:span text:style-name="T65"> окупаційною владою проводиться так званий "референдум" про незалежність АР Крим, який мав створити видимість легітимності анексії півострова Росією.</text:span></text:p>
      <text:p text:style-name="P68"><text:span text:style-name="Strong_20_Emphasis"><text:span text:style-name="T44">18 березня 2014 року</text:span></text:span><text:span text:style-name="T65"> в Москві підписують договір про "прийняття Республіки Крим до складу Росії".</text:span></text:p>
      <text:p text:style-name="P68"><text:span text:style-name="Strong_20_Emphasis"><text:span text:style-name="T44">6 квітня 2014 року</text:span></text:span><text:span text:style-name="T65"> невідомі озброєниі бойовики оточують та захоплюють приміщення Донецької обласної державної адміністрації.</text:span></text:p>
      <text:p text:style-name="P68"><text:span text:style-name="Strong_20_Emphasis"><text:span text:style-name="T44">12 квітня 2014 року </text:span></text:span><text:span text:style-name="T65">в Слов'янську та Краматорську з'являються озброєні військові без розпізнавальних знаків.</text:span></text:p>
      <text:p text:style-name="P68"><text:span text:style-name="Strong_20_Emphasis"><text:span text:style-name="T44">13 квітня 2014 року</text:span></text:span><text:span text:style-name="T65"> в Донецькій області починається антитерористична операція (АТО) з метою зупинити терористів та сепаратистів.</text:span></text:p>
      <text:p text:style-name="P45"/>
      <text:p text:style-name="Title">5.1</text:p>
      <text:h text:style-name="P95" text:outline-level="3">Виникнення Першої світової війни (серпень 1914 - листопад 1918 рр.) було не випадковим</text:h>
      <text:p text:style-name="P68"><text:bookmark text:name="aswift_0_expand1"/><text:bookmark text:name="aswift_0_anchor1"/><text:span text:style-name="T44">Вона була закономірним результатом гострих суперечностей між великими світовими державами. Ще в 1879 р. Німеччина уклала військовий союз з Австро-Угорщиною, а в 1882 р. - з Італією. Так виник Троїстий союз, до якого згодом приєдналася Туреччина. У 1904-1907 рр. сформувався союз Англії, Франції і Росії - </text:span><text:span text:style-name="Strong_20_Emphasis"><text:span text:style-name="T43">Антанта.</text:span></text:span></text:p>
      <text:p text:style-name="P68"><text:span text:style-name="Strong_20_Emphasis"><text:span text:style-name="T43">Головним був англо-німецький економічний, військово-морський і колоніальний антагонізм.</text:span></text:span><text:span text:style-name="T44"> Німеччина мріяла захопити значну частину колоній Англії. Обидві країни, ведучи боротьбу за перевагу на морях, нарощували свої </text:span><text:soft-page-break/><text:span text:style-name="T44">військово-морські сили. Франко-німецькі суперечності почалися через землі, відібрані у Франції після франко-прусської війни 1870-1871 рр.</text:span></text:p>
      <text:p text:style-name="P68"><text:span text:style-name="Strong_20_Emphasis"><text:span text:style-name="T43">Особливої гостроти набули суперечності великих країн на</text:span></text:span><text:span text:style-name="T44"> </text:span><text:span text:style-name="Strong_20_Emphasis"><text:span text:style-name="T43">Балканах і Близькому Сході.</text:span></text:span><text:span text:style-name="T44"> Німеччина намагалася розширити тут сферу свого впливу, а Австро-Угорщина після анексії Боснії та Герцеговини готувалася захопити Сербію. Росія прагнула зберегти і розширити свої політичні позиції на Балканах, захопити протоки і Константинополь, Західну Україну.</text:span></text:p>
      <text:p text:style-name="P68"><text:span text:style-name="Strong_20_Emphasis"><text:span text:style-name="T43">Безпосереднім приводом</text:span></text:span><text:span text:style-name="T44"> до розв'язання світової війни стало вбивство спадкоємця австро-угорського престолу ерцгерцога Франца Фердинанда 28 червня 1914 р. у боснійському місті Сараєво. Цей замах був терористичним актом помсти за пригнічення, якого зазнавало слов'янське населення від Австро-Угорщини. Зразу після сараєвського вбивства Німеччина посилено підштовхувала Австро-Угорщину до війни проти Сербії. Австро-Угорщина пред'явила Сербії ультиматум, і хоча в цілому його було прийнято, Австро-Угорщина оголосила Сербії війну. У відповідь Росія, як гарант незалежності Сербії, розпочала загальну мобілізацію, після чого Німеччина оголосила їй війну. Далі у війну вступили Англія та Франція.</text:span></text:p>
      <text:p text:style-name="P68"><text:span text:style-name="T44">У перші дні війни </text:span><text:span text:style-name="Strong_20_Emphasis"><text:span text:style-name="T43">про свій нейтралітет</text:span></text:span><text:span text:style-name="T44"> оголосили Болгарія, Греція, Іспанія, Португалія, Голландія, Данія, Швеція, Норвегія, США, Італія, Румунія, Туреччина, а також більшість країн Латинської Америки. Проте Туреччина на другий день війни підписала таємний договір з Німеччиною і пропустила через Дарданелли два німецьких крейсери і кілька допоміжних суден, що значно посилило турецький флот на Чорному морі.</text:span></text:p>
      <text:p text:style-name="P68"><text:span text:style-name="T44">Як тільки розпочалася війна в Європі, </text:span><text:span text:style-name="Strong_20_Emphasis"><text:span text:style-name="T43">Японія дійшла висновку, що настав час для вторгнення в Китай</text:span></text:span><text:span text:style-name="T44"> і встановлення панування на Тихому океані. Спочатку вона пред'явила Німеччині ультиматум, щоб та відвела з японських і китайських вод німецькі військово-морські сили. Так як Німеччина відмовилася прийняти ультиматум, Японія оголосила їй війну й обложила фортецю Циндао, яку та орендувала в Китаї. Японія також захопила у німців Маршалові, Каролінські та Маріанські острови.</text:span></text:p>
      <text:p text:style-name="P68"><text:soft-page-break/><text:span text:style-name="T44">Таким чином, </text:span><text:span text:style-name="Strong_20_Emphasis"><text:span text:style-name="T43">війна стала світовою.</text:span></text:span><text:span text:style-name="T44"> Понад чотири роки тривала ця жахлива бійня, в яку були втягнуті 36 країн з населенням понад 1,5 млрд. чоловік, тобто 75% населення земної кулі. В армії воюючих країн було мобілізовано понад 73 млн. чоловік.</text:span></text:p>
      <text:p text:style-name="P68"><text:span text:style-name="Strong_20_Emphasis"><text:span text:style-name="T43">Стратегічні плани кожної держави у цій війні визначалися її військово-економічним потенціалом і цілями, які дана країна</text:span></text:span><text:span text:style-name="T44"> </text:span><text:span text:style-name="Strong_20_Emphasis"><text:span text:style-name="T43">намагалася досягти.</text:span></text:span><text:span text:style-name="T44"> Німецький план виходив із неминучості війни на два фронти - проти Франції та Росії. Його основна ідея полягала в тому, щоб спочатку розбити Францію. На Східному фронті основний тягар боротьби з Росією мала нести Австро-Угорщина до того часу, поки не буде розгромлена Франція.</text:span></text:p>
      <text:p text:style-name="P19"><text:bookmark text:name="aswift_1_expand2"/><text:bookmark text:name="aswift_1_anchor2"/>     </text:p>
      <text:p text:style-name="P56">Стратегічний план Франції базувався на розумінні військової та економічної переваги Німеччини. Тому цей план в основі своїй був пасивно-очікувальним. Але Франція намагалася повернути Ельзас і Лотарингію, і це штовхало її до активних дій. Звідси і непослідовність оперативно-стратегічних дій.</text:p>
      <text:p text:style-name="P56">Англійський генеральний штаб передбачав надіслати в Європу незначну експедиційну армію. При цьому дії союзних військ не були погоджені, що давало можливість Німеччині наносити удари противникам поодинці.</text:p>
      <text:p text:style-name="P56">Росія насамперед прагнула розгромити Австро-Угорщину, тому проти неї було кинуто чотири із шести розгорнутих активних армій. Другим завданням були наступ у Східній Пруссії і вихід на допомогу союзній Франції.</text:p>
      <text:p text:style-name="P68"><text:span text:style-name="Strong_20_Emphasis"><text:span text:style-name="T43">Перша світова війна велася у багатьох регіонах земної кулі.</text:span></text:span><text:span text:style-name="T44"> Утворилося до двох десятків фронтів, проте основними були Західноєвропейський фронт, де німецькі війська вели втну проти англо-французьких військ, та Східноєвропейський, де російські війська протидіяли австро-угорській і німецькій арміям. Всі інші фронти (Балканський, Закавказький, Аравійський, Австро-Італійський та ін.) були другорядними.</text:span></text:p>
      <text:p text:style-name="Title"><text:soft-page-break/>5.2</text:p>
      <text:h text:style-name="P127" text:outline-level="1">Перша світова війна та Україна. Реферат</text:h>
      <text:h text:style-name="P98" text:outline-level="3">Величезний вплив на долю людства мала Перша світова війна 1914-1918 рр. Яка була викликана різким загостренням суперечностей між головними капіталістичними державами</text:h>
      <text:p text:style-name="P56"><text:bookmark text:name="aswift_0_expand2"/><text:bookmark text:name="aswift_0_anchor2"/>Це була боротьба імперіалістичних країн за перерозподіл світу, за ринки збуту й джерела сировини. Отже це була несправедлива загарбницька війна.</text:p>
      <text:p text:style-name="P56">На 1914 р склалися два великі угрупування держав: Троїцький союз до якого входили Німеччина Австро-Угорщина та Італія і Антанта або Троїста згода Англія Франція та Росія. Уже в ході війни від Троїстого союзу відійшла Італія та примкнули до нього Туреччина і Болгарія утворивши Четвертний союз. На боці Антанти проти Німеччини та її союзників стали Японія Румунія Італія і США.</text:p>
      <text:p text:style-name="P68"><text:span text:style-name="Strong_20_Emphasis"><text:span text:style-name="T43">Перша світова війна стала для Європи першим жахливим досвідом сучасного ведення воєнних дій.</text:span></text:span><text:span text:style-name="T44"> Про катастрофічні масштаби цього конфлікту свідчать хоча б окремо взяті статистичні дані: 33 країни, які раніше чи пізніше взяли участь у війні, мобілізували 65 млн. солдатів, з яких 10 млн. загинуло і 20 млн. було поранено. Жертви серед цивільного населення були майже такими ж [субтельний]. Війна набрала не лише масового, а й тотального характеру.</text:span></text:p>
      <text:p text:style-name="P56">Щоб підтримати величезні армії, що воювали на фронті, цілі суспільства з їхніми економіками впрягалися у колісницю війни. Зростаючі втрати призводили до страшного напруження сил на фронтах і в тилу, оголювали й поглиблювали фатальні політичні й соціально-економічні вади старих імперських порядків Європи. В результаті для Німеччини, Турецької та Австро-Угорської імперій (так званих Центральних держав), а також Російської імперії, яка разом з Великобританією, Францією та Сполученими Штатами входила до Антанти, війна зрештою стала змаганням на самознищення.</text:p>
      <text:p text:style-name="P68"><text:span text:style-name="Strong_20_Emphasis"><text:span text:style-name="T43">Взявши за мету у війні загарбати чужі землі Німеччина планувала приєднати українські землі, які входили до складу Росії.</text:span></text:span><text:span text:style-name="T44"> Намагаючись ввести в оману український народ, вони заявили про створення "Самостійної </text:span><text:soft-page-break/><text:span text:style-name="T44">України" під її егідою. Насправді йшлося про створення колонії, звідки б Німеччина черпала с/г продукти, сировину, вугілля, руду та інші багатства і збувала б товари своєї промисловості, а також як плацдарм для її проникнення на схід, в Азію. Мріяли про загарбання всієї України й перетворення її на складову частину "Великоавстрії" і правлячі кола Австро-Угорської монархії.</text:span></text:p>
      <text:p text:style-name="P68"><text:span text:style-name="T44">Нічим не відрізнялась і </text:span><text:span text:style-name="Strong_20_Emphasis"><text:span text:style-name="T43">наміри царської Росії,</text:span></text:span><text:span text:style-name="T44"> котра мала на меті приєднати Галичину, Буковину та Закарпатську Україну, заявивши що йдеться про приєднання до Росії давніх "русских" земель.</text:span></text:p>
      <text:p text:style-name="P68"><text:span text:style-name="Strong_20_Emphasis"><text:span text:style-name="T43">Із-за свого геополітичного положення Україна неминуче ставала зоною інтересів ворогуючих коаліцій, центром протистояння.</text:span></text:span><text:span text:style-name="T44"> Наслідки війни для українців, змушених битися з обох воюючих сторін, були негайними, безпосередніми й тяжкими. Розділена між двома головними суперниками протягом усієї війни Україна слугувала ареною найбільших і найкровопролитніших побоїщ на Південно-західному фронті. (зокрема на Галичині), її населення зазнавало страшних збитків від руйнувань та спустошень, причинених воєнними діями, а також брутальністю як російського, так і австрійського командування.</text:span></text:p>
      <text:p text:style-name="P56">Але поряд із фізичними втратами війна ще більше погіршила долю українців, котрі не мали власної держави, що захищала б їхні конкретні інтереси.</text:p>
      <text:p text:style-name="P19"><text:bookmark text:name="aswift_1_expand3"/><text:bookmark text:name="aswift_1_anchor3"/>     </text:p>
      <text:p text:style-name="P68"><text:span text:style-name="T44">Величезна кількість українців (у російській армії налічувалося 3,5 млн. українських солдатів і 250 тис. служили в австрійському війську) боролися і вмирали за імперії, що не лише ігнорували їхні національні інтереси, але й активно намагалися, як, зокрема, Росія, знищити їхній національний рух. </text:span><text:span text:style-name="Strong_20_Emphasis"><text:span text:style-name="T43">Найгіршим було те, що українців, як учасників боїв з обох сторін, змушували вбивати один одного.</text:span></text:span></text:p>
      <text:p text:style-name="P56">З початком першої світової війни українські політичні партії опинилися в особливо тяжкому і складному становищі. Крім того що вони зазнавали переслідувань з боку урядів панівних держав, вони перебували по різні сторони <text:soft-page-break/>кордонів. За цих умов серед різних угрупувань українців почалися пошуки найбільш раціональної позиції. У Західній Україні заздалегідь обмірковувалося питання - яке становище зайняти на випадок війни, на чийому боці? Більшість громадських організацій вирішила підтримувати віденський уряд вважаючи, що Росія представляє собою більшу загрозу ніж Австрія.</text:p>
      <text:p text:style-name="P68"><text:span text:style-name="T44">1 серпня 1914 р., щоб забезпечити українців єдиним об'єднаним представницьким органом, усі українські партії утворили у Львові </text:span><text:span text:style-name="Strong_20_Emphasis"><text:span text:style-name="T43">Загальну Українську Раду</text:span></text:span><text:span text:style-name="T44"> на чолі з авторитетним парламентським діячем Костем Левицьким. В виданому нею 3 серпня маніфесті, рада закликала український народ "стати однодушно проти царської імперії" а на закінчення говорилось "Побіда Австро-угорської монархії буде нашою побідою. І чим більше буде пораження Росії, тим швидше виб¢є година визволення України … Нехай на руїнах царської імперії зійде сонце вільної України".</text:span></text:p>
      <text:p text:style-name="P56">Незабаром Рада висунула ідею створити всеукраїнський військовий загін. На неї відгукнулося понад 28 тис. національно свідомих юнаків, багато з яких належали до організацій "Січ", "Сокіл" і "Пласт", а на їх утримання населення зібрало декілька сотень тисяч крон дорогоцінностями та (продовольством).</text:p>
      <text:p text:style-name="P56">Стурбовані можливістю виникнення великих українських військових загонів, впливові поляки у Відні зробили так, щоб на службу до Українського легіону (пізніше цю назву змінили на Українських січових стрільців) прийняли лише 2,5 тис. чоловік. Це було перше українське військове формування того часу. В подальшому корпус січовиків став одним із найкращих підрозділів австро-угорської армії. Величезна більшість інших українців, які служили Габсбургам, включалися в регулярні австрійські підрозділи.</text:p>
      <text:p text:style-name="P68"><text:span text:style-name="T44">4 серпня 1914 р у Львові, з ініціативи емігрантів-наддніпрянців, зокрема Д. Донцова і В. Дорошенка, а також Андрія Жука, Мар'яна Меленевського, Олександра Скоропис-Йолтуховського та Миколи Залізняка було створено </text:span><text:span text:style-name="Strong_20_Emphasis"><text:span text:style-name="T43">"Союз визволення України" (СВУ)</text:span></text:span><text:span text:style-name="T44"> як безпартійну політичну репрезентацію Центральної та Східної України, для пропаганди ідеї самостійності України.</text:span></text:p>
      <text:p text:style-name="P68"><text:soft-page-break/><text:span text:style-name="T44">Важливою, та навіть історичною рисою цієї організації було те, що вона першою серед українських організацій проголосила своєю метою </text:span><text:span text:style-name="Strong_20_Emphasis"><text:span text:style-name="T43">утворення самостійної української держави.</text:span></text:span><text:span text:style-name="T44"> З 5 жовтня (уже у Відні) 1914 р Союз почав видавати "Вісник Союзу визволення України", де в першому номері опублікував "Платформу". в якій заявив що українці "голосно і рішуче підносять свої права на національну самостійність", тобто створення Самостійної Української Держави з конституційним монархом, з демократичним ладом, повною свободою для всіх національностей, з самостійною Українською Церквою.</text:span></text:p>
      <text:p text:style-name="P56">Союз в першу чергу розгорнув пропагандистську та видавничу діяльність. Так в опублікованій в серпні відозві "До українського народу в Росії" німці та австрійці замальовуються як визволителі, які допоможуть "розвалити ту прокляту тюрму народів, що зветься імперією царя". А у зверненні "До громадської думки Європи" Союз намагався довести, що самостійна Україна стане твердинею для Європи проти експансії Росії. Союз видавав часописи і книжки різними мовами, які інформували про Україну. Були дуже цінні видання М. Грушевського, С. Рудницького. Наслідком цих інформацій з'явилося багато статей про Україну в чужоземній пресі. Крім того Союз розсилав лекторів, які читали доповіді про Україну в Німеччині, Болгарії</text:p>
      <text:p text:style-name="P68"><text:span text:style-name="Strong_20_Emphasis"><text:span text:style-name="T43">Союз узяв на себе репрезентацію інтересів Великої України і вів переговори з Центральними Державами.</text:span></text:span><text:span text:style-name="T44"> Для досягнення цієї мети СВУ вирішив співпрацювати з Німеччиною та Австрією проти Росії.. Але Австрія не рахувалася з політикою Союзу Визволення України, бажаючи перетворити його на суто службову, підсобну організацію. Деякі інформації Союзу Визволення України мали успіх, викликали зацікавленість, але реального нічого не давали.</text:span></text:p>
      <text:p text:style-name="P56">Більше значення мала діяльність членів СВУ в таборах для воєнно-полонених. Їм удалося виділити українців-воєнно-полонених в окремі табори у Фрайштадті в Австрії, де було біля 30.000 вояків[полонська], і в Раштаті, Ганновері, Гмюндені - у Німеччині; удалося поліпшити загальні умови життя в тих таборах, організувати там школи, бібліотеки, церкви.</text:p>
      <text:p text:style-name="P68"><text:soft-page-break/><text:span text:style-name="Strong_20_Emphasis"><text:span text:style-name="T43">Головне завдання - політичне виховання полонених, перетворення їх на свідомих українських громадян - дало блискучі</text:span></text:span><text:span text:style-name="T44"> </text:span><text:span text:style-name="Strong_20_Emphasis"><text:span text:style-name="T43">наслідки.</text:span></text:span><text:span text:style-name="T44"> Це не лише підносило національну свідомість солдатів, а й привела до створення так званих Сірожупанної та Синьожупанної дивізій, що згодом боротимуться за українську справу. Проте, до діяльності Союзу який прагнув утворення самостійної української держави, але для досягнення цієї мети вирішив співпрацювати з Німеччиною та Австрією і отримував кошти від них для ведення своєї роботи не було однозначним уже в ті часи. Мабуть не можна прямолінійно ні виправдати ні огудити політику і діяльність СВУ.</text:span></text:p>
      <text:p text:style-name="P68"><text:span text:style-name="Strong_20_Emphasis"><text:span text:style-name="T43">Іншу позицію зайняли українські партії та організації російської</text:span></text:span><text:span text:style-name="T44"> </text:span><text:span text:style-name="Strong_20_Emphasis"><text:span text:style-name="T43">України.</text:span></text:span><text:span text:style-name="T44"> Вони виступали за перемогу Росії. Часатина членів Української соціал-демократичної партії на чолі з С. Петлюрою і В. Винниченком які видавали в Москві журнал "Украинская жизнь" стали на оборонні позиції. 30 липня 1914 р. С. Петлюра в екстреному випуску цього журналу опублікував статтю "Війна і українці", яка в наступному номері була названа декларацією українства. У цій статті висловлювалась впевненість що українці "виконають свій обов'язок громадян Росії в цей тяжкий час до кінця" Але разом з тим сподівались що за це вони мають право розраховувати на надання їм "і відповідних прав".</text:span></text:p>
      <text:p text:style-name="P56">Київська газета "Правда" у передовій статті закликала народ боронити російську державу, бо цим самим вони захищатимуть свою власну землю від ворога "Ми боронимо наші хати, наші тихі гаї" - так закінчувалася ця стаття. Але, не зважаючи на ці декларації лояльності, російський уряд негайно розпочав переслідування українства: повернулися найтяжчі дні - закрито "Просвіти" і українські видавництва, заборонено друкувати будь-що українською мовою. Багато українських діячів заслано. Був засланий також професор М. Грушевський, який повернувся назад з Австрії до Києва.</text:p>
      <text:p text:style-name="P68"><text:span text:style-name="Strong_20_Emphasis"><text:span text:style-name="T43">Не жалував українську інтелігенцію і українців взагалі і Австрійський уряд, особливо адміністрація Галичини, де переважали поляки.</text:span></text:span><text:span text:style-name="T44"> Поразка австрійців перед наступаючою російською армією у вересні </text:span><text:soft-page-break/><text:span text:style-name="T44">1914 р мала страшні наслідки для українців Галичини. Шукаючи причини своїх невдач, австро-угорське командування охоче повірило звинуваченням польської адміністрації провінції в тому, що такою причиною стала "зрада українців", котрі нібито таємно симпатизували й допомагали росіянам.</text:span></text:p>
      <text:p text:style-name="P68"><text:span text:style-name="T44">У результаті відступаючі габсбурзькі війська, насамперед угорські частини, розпочали </text:span><text:span text:style-name="Strong_20_Emphasis"><text:span text:style-name="T43">кампанію терору</text:span></text:span><text:span text:style-name="T44"> проти українського населення. Спочатку русофілів, а згодом і взагалі українців цілими сотнями заарештовували й страчували без суду. Тисячі гнали до Австрії й там кидали до концентраційних таборів. Найсумнішою славою серед них користувався Телергоф, де в жахливих умовах тримали 30 тис. русофілів та українофілів, які тисячами гинули від хвороб.</text:span></text:p>
      <text:p text:style-name="P68"><text:span text:style-name="Strong_20_Emphasis"><text:span text:style-name="T43">З 6 серпня до 13 вересня 1914 р розгорнулася грандіозна Галицька битва</text:span></text:span><text:span text:style-name="T44"> у якій взяли участь 700 тис. чол. з російської сторони і понад 830 тис чол. Австро-угорської армії. Внаслідок цієї битви російські війська зайняли всю східну Галичину частину західної і майже всю Буковину з м. Чернівці.</text:span></text:p>
      <text:p text:style-name="P56">Незавидна доля спіткала галицьких українців, котрі потрапили під російську окупацію. Царський уряд швидко дав зрозуміти, що він не вважає Східну Галичину якимсь новим і тимчасовим завоюванням, називаючи її не інакше, як "давньою російською землею", котра тепер "назавжди возз'єднується з матір'ю-Росією". Потім він взявся за втілення в життя міфу про "російськість" Галичини. Генерал-губернатором було призначено графа Георгія Бобринського який одразу розпочав загальний наступ на український рух, або "мазепинство", як його називали царські чиновники. Його з ентузіазмом підтримали русофіли; такі їхні лідери, як Володимир Дудикевич, Семеон Бандасюк та Юліан Яворський.</text:p>
      <text:p text:style-name="P56">Русофіли виявляли й видавали українських діячів, яких заарештовували й депортували вглиб Росії. Тільки через київські тюрми перевезено вглиб Росії, до Сибіру, понад 15.000 осіб, серед них багато греко-католицьких священиків, інтелігенції, масово вивозили свідомих селян та міщан. Всіх їх самим нелюдським способом хватали в чому застали арештовували волокли по <text:soft-page-break/>тюрмам і етапами висилали в Сибір без різниці жінок дітей старих хворих калік а З самого початку окупації Галичини почалися труси, арешти.</text:p>
      <text:p text:style-name="P68"><text:span text:style-name="Strong_20_Emphasis"><text:span text:style-name="T43">За наказом царських властей було закрито всі українські. культурні установи, кооперативні й періодичні видання.</text:span></text:span><text:span text:style-name="T44"> Вводилися обмеження на вживання української мови й робилися спроби впровадити в школах російську мову. Особливо масивних атак зазнала греко-католицька церква - цей символ західноукраїнської самобутності. До Росії вивозили сотні греко-католицьких священиків, а натомість ставили православних попів, що схиляли селян до православ'я. Заарештували й вивезли до Суздаля митрополита Андрея Шептицького, який відмовився рятуватися від росіян утечею.</text:span></text:p>
      <text:p text:style-name="P56">Як потім признали російські офіційні круги, Галичина опинилась в руках всякої поліцейської та чиновницької сволоти, присланої сюди на виконання посад, а вона використовуючи воєнне положення, робила що їй заманеться: не тільки грабувала будинки і людей, знущалась над українським та єврейським населенням а й вносила свій вклад в знищення українського життя її культурних сил.</text:p>
      <text:p text:style-name="P68"><text:span text:style-name="Strong_20_Emphasis"><text:span text:style-name="T43">Росіяни переслідували українофілів, австрійці піддавали репресіям русофілів,</text:span></text:span><text:span text:style-name="T44"> а роздерті ідеологічними суперечками галичани видавали й тих, і тих ворогові - все це ще більше погіршувало й без того сумну долю українців. Українська Галичина була дійсно знищена за той рік російської окупації 1914-1915.</text:span></text:p>
      <text:p text:style-name="P56">Але не встигли росіяни остаточно здійснити всі свої плани, як австрійці пішли у контрнаступ і до травня 1915 р. відвоювали більшу частину Східної Галичини. Коли російські війська відступали царський уряд вивозив тих, кого встигли схопити, взяли заложниками кілька сотень провідних українських діячів, а також евакуювали тисячі людей, включаючи багатьох русофілів, ролі яких в українській політиці тепер прийшов кінець. Їхали і ті, хто боявся повернення поляків, німецьких військ. Їхали і ті, хто купився на обіцянки російських демагогів, котрі обіцяли їм землю і гроші в Росії.</text:p>
      <text:p text:style-name="P56"><text:soft-page-break/>Потім коли німецькі війська підступили до російського кордону прийшла біда на прикордонні українські землі з Росією - Холмщину, Волинь Подолію.</text:p>
      <text:p text:style-name="P68"><text:span text:style-name="Strong_20_Emphasis"><text:span text:style-name="T43">Почалось насильне виселення українців в глиб Росії.</text:span></text:span><text:span text:style-name="T44"> Люди йшли і гинули дорогою, пропадали їхня худоба і майно. Не питаючи, їх садили в поїзди набиваючи вагони і везли в Казань, Перм або за Урал. Україна не переживала такого спустошення і розрухи з часів великої Руїни 17 ст.</text:span></text:p>
      <text:p text:style-name="P56">Трагічні події 1914 та 1915 років викликали перелом у ставленні українців Наддніпрянщини до російського уряду. Зник той "патріотичний" запал, який переживало багато з них на початку війни, і зростала свідомість, що перемога Росії принесе Україні нові кайдани. Рада ТУП, яка стала єдиним об'єднуючим політичним осередком партій, ухвалила у вересні 1914 р. постанову про те, що українці мусять зайняти нейтральне становище у війні.</text:p>
      <text:p text:style-name="Title">6.1</text:p>
      <text:p text:style-name="P46"/>
      <text:h text:style-name="P96" text:outline-level="3"><text:bookmark text:name="Початок"/><text:span text:style-name="T13">Початок</text:span></text:h>
      <text:p text:style-name="P42"><text:span text:style-name="T80"/></text:p>
      <text:p text:style-name="P36"><text:span text:style-name="T137">Відокремлення українців із християнського загалу </text:span><text:a xlink:type="simple" xlink:href="https://uk.wikipedia.org/wiki/Річ_Посполита" text:style-name="Internet_20_link" text:visited-style-name="Visited_20_Internet_20_Link"><text:span text:style-name="T101">Речі Посполитої</text:span></text:a><text:span text:style-name="T137"> відбувалося на ґрунті </text:span><text:a xlink:type="simple" xlink:href="https://uk.wikipedia.org/wiki/Українська_ідентичність" text:style-name="Internet_20_link" text:visited-style-name="Visited_20_Internet_20_Link"><text:span text:style-name="T101">української етнічної ідентичності</text:span></text:a><text:span text:style-name="T137"> в ході: піднесення ролі міст як інтелектуальних центрів; пошуків релігійного порозуміння між православними і католицькими конфесіями; поширення протестантського руху і реформаційного вільнодумства в умовах утисків як на Заході, так і на Сході Європи; розвитку православних </text:span><text:a xlink:type="simple" xlink:href="https://uk.wikipedia.org/wiki/Церковні_братства" text:style-name="Internet_20_link" text:visited-style-name="Visited_20_Internet_20_Link"><text:span text:style-name="T101">церковних братств</text:span></text:a><text:span text:style-name="T137"> і відповідної шкільної освіти; загострення боротьби православної церкви з католицькою; боротьби </text:span><text:a xlink:type="simple" xlink:href="https://uk.wikipedia.org/wiki/Українське_козацтво" text:style-name="Internet_20_link" text:visited-style-name="Visited_20_Internet_20_Link"><text:span text:style-name="T101">козацтва</text:span></text:a><text:span text:style-name="T137"> за своє самоутвердження та виникнення союзу козацтва з православною церквою. Могутній поштовх процесам самоідентифікації </text:span><text:a xlink:type="simple" xlink:href="https://uk.wikipedia.org/wiki/Українська_шляхта" text:style-name="Internet_20_link" text:visited-style-name="Visited_20_Internet_20_Link"><text:span text:style-name="T101">українських вищих прошарків</text:span></text:a><text:span text:style-name="T137"> суспільства з </text:span><text:a xlink:type="simple" xlink:href="https://uk.wikipedia.org/wiki/Український_народ" text:style-name="Internet_20_link" text:visited-style-name="Visited_20_Internet_20_Link"><text:span text:style-name="T101">українською людністю</text:span></text:a><text:span text:style-name="T137">, з </text:span><text:a xlink:type="simple" xlink:href="https://uk.wikipedia.org/wiki/Українська_етнічна_територія" text:style-name="Internet_20_link" text:visited-style-name="Visited_20_Internet_20_Link"><text:span text:style-name="T101">українською територією</text:span></text:a><text:span text:style-name="T137"> та з українськими релігійними цінностями був даний </text:span><text:a xlink:type="simple" xlink:href="https://uk.wikipedia.org/wiki/Національна_революція_1648—1676" text:style-name="Internet_20_link" text:visited-style-name="Visited_20_Internet_20_Link"><text:span text:style-name="T101">національною революцією 1648–76</text:span></text:a><text:span text:style-name="T137">. Однак, після прийняття </text:span><text:a xlink:type="simple" xlink:href="https://uk.wikipedia.org/wiki/Гетьманщина" text:style-name="Internet_20_link" text:visited-style-name="Visited_20_Internet_20_Link"><text:span text:style-name="T101">Гетьманщиною</text:span></text:a><text:span text:style-name="T137"> протекції московського царя ці процеси поступово почали згасати. Козацька еліта віддавала перевагу не стільки політичній чи </text:span><text:soft-page-break/><text:span text:style-name="T137">етнорелігійній ідентичності, скільки становій, добиваючись зрівняння себе в правах з російським дворянством</text:span><text:bookmark text:name="cite_ref-4"/><text:a xlink:type="simple" xlink:href="https://uk.wikipedia.org/wiki/Українське_національне_відродження#cite_note-4" text:style-name="Internet_20_link" text:visited-style-name="Visited_20_Internet_20_Link"><text:span text:style-name="T101">[4]</text:span></text:a><text:span text:style-name="T137">.</text:span></text:p>
      <text:p text:style-name="P36"><text:span text:style-name="T137">Поштовхом до відродження української національної ідентичності стали загальноєвропейські історичні зміни 18-го ст. Вони збудили в української еліти потребу знайти свою «українську правду». І хоча цей пошук спочатку підпорядковувався передусім становим інтересам української козацької старшини, однак створення українською елітою власного історичного міфу (найвиразніше представленого в анонімній </text:span><text:a xlink:type="simple" xlink:href="https://uk.wikipedia.org/wiki/Історія_Русів" text:style-name="Internet_20_link" text:visited-style-name="Visited_20_Internet_20_Link"><text:span text:style-name="T101">«Історії Русів»</text:span></text:a><text:span text:style-name="T137">) та консолідація навколо ідей </text:span><text:a xlink:type="simple" xlink:href="https://uk.wikipedia.org/wiki/Республіканізм" text:style-name="Internet_20_link" text:visited-style-name="Visited_20_Internet_20_Link"><text:span text:style-name="T101">республіканізму</text:span></text:a><text:span text:style-name="T137"> дали їй можливість вийти за межі корпоративних інтересів і закласти наріжні камені в процес формування модерної української нації</text:span><text:bookmark text:name="cite_ref-"/><text:a xlink:type="simple" xlink:href="https://uk.wikipedia.org/wiki/Українське_національне_відродження#cite_note-" text:style-name="Internet_20_link" text:visited-style-name="Visited_20_Internet_20_Link">[5]</text:a><text:bookmark text:name="cite_ref-6"/><text:a xlink:type="simple" xlink:href="https://uk.wikipedia.org/wiki/Українське_національне_відродження#cite_note-6" text:style-name="Internet_20_link" text:visited-style-name="Visited_20_Internet_20_Link">[6]</text:a><text:span text:style-name="T137">.</text:span></text:p>
      <text:p text:style-name="P36"><text:span text:style-name="T137">У квітні </text:span><text:a xlink:type="simple" xlink:href="https://uk.wikipedia.org/wiki/1791" text:style-name="Internet_20_link" text:visited-style-name="Visited_20_Internet_20_Link"><text:span text:style-name="T101">1791</text:span></text:a><text:span text:style-name="T137"> року </text:span><text:a xlink:type="simple" xlink:href="https://uk.wikipedia.org/wiki/Капніст_Василь_Васильович" text:style-name="Internet_20_link" text:visited-style-name="Visited_20_Internet_20_Link"><text:span text:style-name="T101">Василь Капніст</text:span></text:a><text:span text:style-name="T137"> разом зі своїм братом Петром за дорученням українських патріотичних кіл (</text:span><text:a xlink:type="simple" xlink:href="https://uk.wikipedia.org/wiki/Новгород-Сіверський_патріотичний_гурток" text:style-name="Internet_20_link" text:visited-style-name="Visited_20_Internet_20_Link"><text:span text:style-name="T101">Новгород-Сіверського патріотичного гуртка</text:span></text:a><text:span text:style-name="T137">) </text:span><text:a xlink:type="simple" xlink:href="https://uk.wikipedia.org/wiki/Місія_Капніста" text:style-name="Internet_20_link" text:visited-style-name="Visited_20_Internet_20_Link"><text:span text:style-name="T101">перебував у Берліні</text:span></text:a><text:span text:style-name="T137">. Він вів переговори з представниками пруських урядових кіл, про можливість надання допомоги українському національно-визвольному рухові у випадку відкритого збройного виступу проти російського самодержавства.</text:span></text:p>
      <text:p text:style-name="P36"><text:a xlink:type="simple" xlink:href="https://uk.wikipedia.org/wiki/1821" text:style-name="Internet_20_link" text:visited-style-name="Visited_20_Internet_20_Link"><text:span text:style-name="T101">1821</text:span></text:a><text:span text:style-name="T137"> року </text:span><text:a xlink:type="simple" xlink:href="https://uk.wikipedia.org/wiki/Лукашевич_Василь_Лукич" text:style-name="Internet_20_link" text:visited-style-name="Visited_20_Internet_20_Link"><text:span text:style-name="T101">Василь Лукашевич</text:span></text:a><text:span text:style-name="T137"> заснував </text:span><text:a xlink:type="simple" xlink:href="https://uk.wikipedia.org/wiki/Малоросійське_таємне_товариство" text:style-name="Internet_20_link" text:visited-style-name="Visited_20_Internet_20_Link"><text:span text:style-name="T101">Малоросійське таємне товариство</text:span></text:a><text:span text:style-name="T137">, що ставило собі за мету створення української самостійної держави.. Осередки товариства існували в </text:span><text:a xlink:type="simple" xlink:href="https://uk.wikipedia.org/wiki/Київ" text:style-name="Internet_20_link" text:visited-style-name="Visited_20_Internet_20_Link"><text:span text:style-name="T101">Києві</text:span></text:a><text:span text:style-name="T137">, </text:span><text:a xlink:type="simple" xlink:href="https://uk.wikipedia.org/wiki/Полтава" text:style-name="Internet_20_link" text:visited-style-name="Visited_20_Internet_20_Link"><text:span text:style-name="T101">Полтаві</text:span></text:a><text:span text:style-name="T137">, </text:span><text:a xlink:type="simple" xlink:href="https://uk.wikipedia.org/wiki/Чернігів" text:style-name="Internet_20_link" text:visited-style-name="Visited_20_Internet_20_Link"><text:span text:style-name="T101">Чернігові</text:span></text:a><text:span text:style-name="T137"> та інших містах. Малоросійське таємне товариство мало тісні зв'язки з </text:span><text:a xlink:type="simple" xlink:href="https://uk.wikipedia.org/wiki/Товариство_об%27єднаних_слов%27ян" text:style-name="Internet_20_link" text:visited-style-name="Visited_20_Internet_20_Link"><text:span text:style-name="T101">Товариством Об'єднаних Слов'ян</text:span></text:a><text:span text:style-name="T137"> і польськими патріотичними організаціями, зокрема товариством Темпляри. В </text:span><text:a xlink:type="simple" xlink:href="https://uk.wikipedia.org/wiki/1826" text:style-name="Internet_20_link" text:visited-style-name="Visited_20_Internet_20_Link"><text:span text:style-name="T101">1826</text:span></text:a><text:span text:style-name="T137"> членів Малоросійського товариства заарештовано.</text:span></text:p>
      <text:h text:style-name="P99" text:outline-level="3"><text:bookmark text:name=".D0.A3_.D0.A0.D0.BE.D1.81.D1.96.D0.B9.D1.81.D1.8C.D0.BA.D1.96.D0.B9_.D1.96.D0.BC.D0.BF.D0.B5.D1.80.D1.96.D1.97"/><text:bookmark text:name="У_Російській_імперії"/><text:span text:style-name="T42">У Російській імперії</text:span></text:h>
      <text:p text:style-name="P36"><text:span text:style-name="T137">У січні 1846 року в Києві створено таємну політичну організацію — </text:span><text:a xlink:type="simple" xlink:href="https://uk.wikipedia.org/wiki/Кирило-Мефодіївське_братство" text:style-name="Internet_20_link" text:visited-style-name="Visited_20_Internet_20_Link"><text:span text:style-name="T101">Кирило-Мефодіївське братство</text:span></text:a><text:span text:style-name="T137">. Ініціаторами виступили: </text:span><text:a xlink:type="simple" xlink:href="https://uk.wikipedia.org/wiki/Білозерський_Василь_Михайлович" text:style-name="Internet_20_link" text:visited-style-name="Visited_20_Internet_20_Link"><text:span text:style-name="T101">Василь Білозерський</text:span></text:a><text:span text:style-name="T137">, </text:span><text:a xlink:type="simple" xlink:href="https://uk.wikipedia.org/wiki/Гулак_Микола_Іванович" text:style-name="Internet_20_link" text:visited-style-name="Visited_20_Internet_20_Link"><text:span text:style-name="T101">Микола Гулак</text:span></text:a><text:span text:style-name="T137">, </text:span><text:a xlink:type="simple" xlink:href="https://uk.wikipedia.org/wiki/Костомаров_Микола_Іванович" text:style-name="Internet_20_link" text:visited-style-name="Visited_20_Internet_20_Link"><text:span text:style-name="T101">Микола Костомаров</text:span></text:a><text:span text:style-name="T137">, </text:span><text:a xlink:type="simple" xlink:href="https://uk.wikipedia.org/wiki/Куліш_Пантелеймон_Олександрович" text:style-name="Internet_20_link" text:visited-style-name="Visited_20_Internet_20_Link"><text:span text:style-name="T101">Пантелеймон Куліш</text:span></text:a><text:span text:style-name="T137">, </text:span><text:a xlink:type="simple" xlink:href="https://uk.wikipedia.org/wiki/Маркевич_Опанас_Васильович" text:style-name="Internet_20_link" text:visited-style-name="Visited_20_Internet_20_Link"><text:span text:style-name="T101">Опанас Маркевич</text:span></text:a><text:span text:style-name="T137">, з квітня 1846 року до товариства вступив </text:span><text:a xlink:type="simple" xlink:href="https://uk.wikipedia.org/wiki/Тарас_Шевченко" text:style-name="Internet_20_link" text:visited-style-name="Visited_20_Internet_20_Link"><text:span text:style-name="T101">Тарас Шевченко</text:span></text:a><text:span text:style-name="T137">.</text:span></text:p>
      <text:p text:style-name="P36"><text:span text:style-name="T137">Програмні положення братства були викладені у </text:span><text:a xlink:type="simple" xlink:href="https://uk.wikipedia.org/wiki/Книга_буття_українського_народу" text:style-name="Internet_20_link" text:visited-style-name="Visited_20_Internet_20_Link"><text:span text:style-name="T101">«Книзі буття українського народу»</text:span></text:a><text:span text:style-name="T137"> і «Статуті Слов'янського братства св. Кирила і Мефодія», </text:span><text:soft-page-break/><text:span text:style-name="T137">основним автором яких був Микола Костомаров, та у «Записці», написаній Василем Білозерським. В основу документів лягли ідеї українського національного відродження і панславізму. Кирило-Мефодіївське товариство було одним з проявів піднесення національного руху на українських землях та активізації загальнослов'янського руху під впливом визвольних ідей періоду назрівання загальноєвропейської революційної кризи — </text:span><text:a xlink:type="simple" xlink:href="https://uk.wikipedia.org/wiki/Революції_1848—1849_років" text:style-name="Internet_20_link" text:visited-style-name="Visited_20_Internet_20_Link">«Весни народів»</text:a><text:bookmark text:name="cite_ref-7"/><text:a xlink:type="simple" xlink:href="https://uk.wikipedia.org/wiki/Українське_національне_відродження#cite_note-7" text:style-name="Internet_20_link" text:visited-style-name="Visited_20_Internet_20_Link">[7]</text:a></text:p>
      <text:p text:style-name="P38"><text:a xlink:type="simple" xlink:href="https://uk.wikipedia.org/wiki/Тарас_Шевченко" text:style-name="Internet_20_link" text:visited-style-name="Visited_20_Internet_20_Link"/></text:p>
      <text:p text:style-name="P36"><text:span text:style-name="T140">Кирило-Мефодіївське братство</text:span><text:span text:style-name="T137"> ставило своїм головним завданням побудову майбутнього суспільства на засадах християнської моралі, зрівняння у правах всіх слов'янських народів щодо їх національної мови, культури та освіти; створення демократичної федерації слов'янських народів, знищення царизму і скасування кріпосного права і станів; встановлення демократичних прав і свобод для громадян.</text:span><text:bookmark text:name="cite_ref-8"/><text:a xlink:type="simple" xlink:href="https://uk.wikipedia.org/wiki/Українське_національне_відродження#cite_note-8" text:style-name="Internet_20_link" text:visited-style-name="Visited_20_Internet_20_Link"><text:span text:style-name="T101">[8]</text:span></text:a></text:p>
      <text:p text:style-name="P29">Після поразки у Кримській війні царський уряд пом’якшив внутрішню політику, проголошено амністію і членам Кирило-Мефодіївського братства. Центром українського життя став Петербург, де зібралось багато членів братства. В 1859 році в Петербурзі створено першу українську громаду – культурно-освітню організацію, що ставила собі за мету поширення національної ідеї шляхом просвітницької діяльності. Через два роки аналогічна громада виникла у Києві.</text:p>
      <text:p text:style-name="P36"><text:span text:style-name="T137">На початку 70-х років, під впливом зростаючих революційних настроїв в Росії та усвідомлення неможливості подолання українського руху через його підтримку в Австрії, царський тиск почав слабшати. Український рух знову відновлюється і на його чолі стає київська громада, до складу якої входили </text:span><text:a xlink:type="simple" xlink:href="https://uk.wikipedia.org/wiki/Антонович_Володимир_Боніфатійович" text:style-name="Internet_20_link" text:visited-style-name="Visited_20_Internet_20_Link"><text:span text:style-name="T101">Володимир Антонович</text:span></text:a><text:span text:style-name="T137">, </text:span><text:a xlink:type="simple" xlink:href="https://uk.wikipedia.org/wiki/Житецький_Павло_Гнатович" text:style-name="Internet_20_link" text:visited-style-name="Visited_20_Internet_20_Link"><text:span text:style-name="T101">Павло Житецький</text:span></text:a><text:span text:style-name="T137">, </text:span><text:a xlink:type="simple" xlink:href="https://uk.wikipedia.org/wiki/Лисенко_Микола_Віталійович" text:style-name="Internet_20_link" text:visited-style-name="Visited_20_Internet_20_Link"><text:span text:style-name="T101">Микола Лисенко</text:span></text:a><text:span text:style-name="T137">, </text:span><text:a xlink:type="simple" xlink:href="https://uk.wikipedia.org/wiki/Старицький_Михайло_Петрович" text:style-name="Internet_20_link" text:visited-style-name="Visited_20_Internet_20_Link"><text:span text:style-name="T101">Михайло Старицький</text:span></text:a><text:span text:style-name="T137">, </text:span><text:a xlink:type="simple" xlink:href="https://uk.wikipedia.org/wiki/Чубинський_Павло_Платонович" text:style-name="Internet_20_link" text:visited-style-name="Visited_20_Internet_20_Link"><text:span text:style-name="T101">Павло Чубинський</text:span></text:a><text:span text:style-name="T137">, </text:span><text:a xlink:type="simple" xlink:href="https://uk.wikipedia.org/wiki/Страшкевич_Володимир_Михайлович" text:style-name="Internet_20_link" text:visited-style-name="Visited_20_Internet_20_Link"><text:span text:style-name="T101">Володимир Страшкевич</text:span></text:a><text:span text:style-name="T137">, </text:span><text:a xlink:type="simple" xlink:href="https://uk.wikipedia.org/wiki/Русов_Олександр_Олександрович" text:style-name="Internet_20_link" text:visited-style-name="Visited_20_Internet_20_Link"><text:span text:style-name="T101">Олександр Русов</text:span></text:a><text:span text:style-name="T137"> та інші. Особливого впливу набули ідеї </text:span><text:a xlink:type="simple" xlink:href="https://uk.wikipedia.org/wiki/Драгоманов_Михайло_Петрович" text:style-name="Internet_20_link" text:visited-style-name="Visited_20_Internet_20_Link"><text:span text:style-name="T101">Михайла Драгоманова</text:span></text:a><text:span text:style-name="T137">, який проповідував </text:span><text:a xlink:type="simple" xlink:href="https://uk.wikipedia.org/wiki/Соціалізм" text:style-name="Internet_20_link" text:visited-style-name="Visited_20_Internet_20_Link"><text:span text:style-name="T101">соціалізм</text:span></text:a><text:span text:style-name="T137"> і стверджував, що українська нація повинна повернутися «в сім'ю культурних європейських народів, в яку вона входила до кінця </text:span><text:a xlink:type="simple" xlink:href="https://uk.wikipedia.org/wiki/XVII_століття" text:style-name="Internet_20_link" text:visited-style-name="Visited_20_Internet_20_Link">XVII століття»</text:a><text:bookmark text:name="cite_ref-Колмаков_9-0"/><text:a xlink:type="simple" xlink:href="https://uk.wikipedia.org/wiki/Українське_національне_відродження#cite_note-Колмаков-9" text:style-name="Internet_20_link" text:visited-style-name="Visited_20_Internet_20_Link">[9]</text:a></text:p>
      <text:p text:style-name="P36"><text:soft-page-break/><text:span text:style-name="T137">Проте бурхливий розвиток українського життя призвів до нових звинувачень українців у сепаратизмі. Російською владою українство в цей період розглядалося як течія «безпідставна, штучна, зрадницька»</text:span><text:bookmark text:name="cite_ref-Миллер_10-0"/><text:a xlink:type="simple" xlink:href="https://uk.wikipedia.org/wiki/Українське_національне_відродження#cite_note-Миллер-10" text:style-name="Internet_20_link" text:visited-style-name="Visited_20_Internet_20_Link"><text:span text:style-name="T101">[10]</text:span></text:a><text:span text:style-name="T137">. Його небезпека полягала в його націленості «на руйнування єдності російської нації і держави, на те, щоб „відібрати“ тим самим частину національної території разом з Києвом — „матір'ю міст руських“»</text:span><text:bookmark text:name="cite_ref-Колмаков_9-1"/><text:a xlink:type="simple" xlink:href="https://uk.wikipedia.org/wiki/Українське_національне_відродження#cite_note-Колмаков-9" text:style-name="Internet_20_link" text:visited-style-name="Visited_20_Internet_20_Link">[9]</text:a><text:bookmark text:name="cite_ref-Миллер_10-1"/><text:a xlink:type="simple" xlink:href="https://uk.wikipedia.org/wiki/Українське_національне_відродження#cite_note-Миллер-10" text:style-name="Internet_20_link" text:visited-style-name="Visited_20_Internet_20_Link">[10]</text:a><text:span text:style-name="T137">. Наслідком стало підписання в </text:span><text:a xlink:type="simple" xlink:href="https://uk.wikipedia.org/wiki/1876" text:style-name="Internet_20_link" text:visited-style-name="Visited_20_Internet_20_Link"><text:span text:style-name="T101">1876</text:span></text:a><text:span text:style-name="T137"> році сумнозвісного </text:span><text:a xlink:type="simple" xlink:href="https://uk.wikipedia.org/wiki/Емський_указ" text:style-name="Internet_20_link" text:visited-style-name="Visited_20_Internet_20_Link"><text:span text:style-name="T101">Емського указу</text:span></text:a><text:span text:style-name="T137"> — розпорядження </text:span><text:a xlink:type="simple" xlink:href="https://uk.wikipedia.org/wiki/Російська_імперія" text:style-name="Internet_20_link" text:visited-style-name="Visited_20_Internet_20_Link"><text:span text:style-name="T101">російського імператора</text:span></text:a><text:span text:style-name="T137"> </text:span><text:a xlink:type="simple" xlink:href="https://uk.wikipedia.org/wiki/Олександр_II_(російський_імператор)" text:style-name="Internet_20_link" text:visited-style-name="Visited_20_Internet_20_Link"><text:span text:style-name="T101">Олександра II</text:span></text:a><text:span text:style-name="T137">, спрямоване на витіснення української мови з культурної сфери і обмеження її побутовим вжитком.</text:span></text:p>
      <text:p text:style-name="P29">На початку 80-х років в Петербурзі студенти-українці створили гурт «українських соціалістів-федералістів» (1883–1888 рр.). У своїй політичній програмі вони виступали проти русифікації України та за повну національну автономію України.</text:p>
      <text:p text:style-name="P36"><text:span text:style-name="T137">Наприкінці 80-х років український рух отримав нову підтримку у вигляді молодих публіцистів </text:span><text:a xlink:type="simple" xlink:href="https://uk.wikipedia.org/wiki/Зіньківський_Трохим_Абрамович" text:style-name="Internet_20_link" text:visited-style-name="Visited_20_Internet_20_Link"><text:span text:style-name="T101">Трохима Зіньківського</text:span></text:a><text:span text:style-name="T137"> та </text:span><text:a xlink:type="simple" xlink:href="https://uk.wikipedia.org/wiki/Грінченко_Борис_Дмитрович" text:style-name="Internet_20_link" text:visited-style-name="Visited_20_Internet_20_Link"><text:span text:style-name="T101">Бориса Грінченка</text:span></text:a><text:span text:style-name="T137">. Вони категорично виступили проти формального українофільства, вимагаючи від української інтелігенції рішучих та послідовних дій. В 1893 році вони опублікували програму діяльності «свідомих українців», де висловилися за єдність української нації, розвиток української мови та необхідність боронити права української нації.</text:span><text:bookmark text:name="cite_ref-Дорошенко_3-1"/><text:a xlink:type="simple" xlink:href="https://uk.wikipedia.org/wiki/Українське_національне_відродження#cite_note-Дорошенко-3" text:style-name="Internet_20_link" text:visited-style-name="Visited_20_Internet_20_Link"><text:span text:style-name="T101">[3]</text:span></text:a></text:p>
      <text:p text:style-name="P42"/>
      <text:p text:style-name="P36"><text:span text:style-name="T137">Першою українською політичною організацією, що стояла на засадах самостійності України, було </text:span><text:a xlink:type="simple" xlink:href="https://uk.wikipedia.org/wiki/Братство_тарасівців" text:style-name="Internet_20_link" text:visited-style-name="Visited_20_Internet_20_Link"><text:span text:style-name="T101">«Братство тарасівців»</text:span></text:a><text:span text:style-name="T137"> (1891–1898) — таємна організація, утворена в Полтаві. Його заснував невеликий гурт українських студентів — </text:span><text:a xlink:type="simple" xlink:href="https://uk.wikipedia.org/wiki/Боровик_Віталій_Гаврилович" text:style-name="Internet_20_link" text:visited-style-name="Visited_20_Internet_20_Link"><text:span text:style-name="T101">Віталій Боровик</text:span></text:a><text:span text:style-name="T137">, </text:span><text:a xlink:type="simple" xlink:href="https://uk.wikipedia.org/wiki/Грінченко_Борис_Дмитрович" text:style-name="Internet_20_link" text:visited-style-name="Visited_20_Internet_20_Link"><text:span text:style-name="T101">Борис Грінченко</text:span></text:a><text:span text:style-name="T137">, </text:span><text:a xlink:type="simple" xlink:href="https://uk.wikipedia.org/wiki/Липа_Іван" text:style-name="Internet_20_link" text:visited-style-name="Visited_20_Internet_20_Link"><text:span text:style-name="T101">Іван Липа</text:span></text:a><text:span text:style-name="T137">, </text:span><text:a xlink:type="simple" xlink:href="https://uk.wikipedia.org/wiki/Міхновський_Микола_Іванович" text:style-name="Internet_20_link" text:visited-style-name="Visited_20_Internet_20_Link"><text:span text:style-name="T101">Микола Міхновський</text:span></text:a><text:span text:style-name="T137">, </text:span><text:a xlink:type="simple" xlink:href="https://uk.wikipedia.org/wiki/Шемет_Володимир_Михайлович" text:style-name="Internet_20_link" text:visited-style-name="Visited_20_Internet_20_Link"><text:span text:style-name="T101">Володимир Шемет</text:span></text:a><text:span text:style-name="T137">. Свої погляди тарасівці виклали в політичній декларації «Вірую молодих українців». Крім культурної діяльності (поширення української мови в родині, установах, школах, навчання дітей української грамоти, доповідей, культивування ідей Шевченка), тарасівці висунули такі політичні постулати: визволення української нації з-під російської окупації, </text:span><text:soft-page-break/><text:span text:style-name="T137">вимога повної державно-політичної незалежності України, переконання, що справедливе розв'язання соціального питання можливе тільки за умови досягнення державної суверенності.</text:span></text:p>
      <text:p text:style-name="P36"><text:span text:style-name="T137">У 1900 році в Харкові виникла перша в Наддніпров'ї політична партія — </text:span><text:a xlink:type="simple" xlink:href="https://uk.wikipedia.org/wiki/Революційна_українська_партія" text:style-name="Internet_20_link" text:visited-style-name="Visited_20_Internet_20_Link"><text:span text:style-name="T101">Революційна українська партія (РУП)</text:span></text:a><text:span text:style-name="T137">. Постання РУП було завершенням попередніх спроб створення політичних організацій, таких як </text:span><text:a xlink:type="simple" xlink:href="https://uk.wikipedia.org/wiki/Тарасівців_Братство" text:style-name="Internet_20_link" text:visited-style-name="Visited_20_Internet_20_Link"><text:span text:style-name="T101">«Братство Тарасівців»</text:span></text:a><text:span text:style-name="T137">, соціал-демократичний гурток </text:span><text:a xlink:type="simple" xlink:href="https://uk.wikipedia.org/wiki/Стешенко_Іван_Матвійович" text:style-name="Internet_20_link" text:visited-style-name="Visited_20_Internet_20_Link"><text:span text:style-name="T101">І. Стешенка</text:span></text:a><text:span text:style-name="T137"> й </text:span><text:a xlink:type="simple" xlink:href="https://uk.wikipedia.org/wiki/Леся_Українка" text:style-name="Internet_20_link" text:visited-style-name="Visited_20_Internet_20_Link"><text:span text:style-name="T101">Лесі Українки</text:span></text:a><text:span text:style-name="T137">, які поривали з тогочасним українським аполітичним культурництвом й українофільством та започатковували політичну діяльність.</text:span></text:p>
      <text:p text:style-name="P36"><text:span text:style-name="T137">В 1902 році утворюється Українська народна партія на чолі з </text:span><text:a xlink:type="simple" xlink:href="https://uk.wikipedia.org/wiki/Міхновський_Микола_Іванович" text:style-name="Internet_20_link" text:visited-style-name="Visited_20_Internet_20_Link"><text:span text:style-name="T101">Миколою Міхновським</text:span></text:a><text:span text:style-name="T137">, а в 1905 році — Українська соціал-демократична спілка на чолі з Меленевським. В 1905 році основна частина РУП на чолі з М. Поршем, В. Винниченком, С. Петлюрою утворили </text:span><text:a xlink:type="simple" xlink:href="https://uk.wikipedia.org/wiki/Українська_соціал-демократична_робітнича_партія" text:style-name="Internet_20_link" text:visited-style-name="Visited_20_Internet_20_Link"><text:span text:style-name="T101">Українську соціал-демократичну робітничу партію</text:span></text:a><text:span text:style-name="T137">. В 1904 році утворюється Українська демократична партія — партія демократично-ліберального спрямування на чолі з </text:span><text:a xlink:type="simple" xlink:href="https://uk.wikipedia.org/wiki/Чикаленко_Євген_Харламович" text:style-name="Internet_20_link" text:visited-style-name="Visited_20_Internet_20_Link"><text:span text:style-name="T101">Є. Чикаленком</text:span></text:a><text:span text:style-name="T137">. Восени 1904 року окремі члени УДП поклали початок </text:span><text:a xlink:type="simple" xlink:href="https://uk.wikipedia.org/wiki/Українська_радикальна_партія_(1904)" text:style-name="Internet_20_link" text:visited-style-name="Visited_20_Internet_20_Link"><text:span text:style-name="T101">Українській радикальній партії</text:span></text:a><text:span text:style-name="T137"> (УРП), на чолі з Б. Грінченком і </text:span><text:a xlink:type="simple" xlink:href="https://uk.wikipedia.org/wiki/Єфремов_Сергій_Олександрович" text:style-name="Internet_20_link" text:visited-style-name="Visited_20_Internet_20_Link"><text:span text:style-name="T101">С. Єфремовим</text:span></text:a><text:span text:style-name="T137">. Восени 1905 р. обидві партії об'єдналися в </text:span><text:a xlink:type="simple" xlink:href="https://uk.wikipedia.org/wiki/Українська_демократично-радикальна_партія" text:style-name="Internet_20_link" text:visited-style-name="Visited_20_Internet_20_Link"><text:span text:style-name="T101">Українську радикально-демократичну партію</text:span></text:a><text:span text:style-name="T137"> (УРДП).</text:span><text:bookmark text:name="cite_ref-Історія_України_11-0"/><text:a xlink:type="simple" xlink:href="https://uk.wikipedia.org/wiki/Українське_національне_відродження#cite_note-Історія_України-11" text:style-name="Internet_20_link" text:visited-style-name="Visited_20_Internet_20_Link"><text:span text:style-name="T101">[11]</text:span></text:a><text:span text:style-name="T137">.</text:span></text:p>
      <text:p text:style-name="P36"><text:span text:style-name="T137">Під час революції 1905 року Український національний рух ще не мав достатнього впливу, аби самостійно йти на вибори. Проте лідери українських партій ввійшли у виборчі списки найбільших російських опозиційних партій. Таким чином в першій Державній думі була створена </text:span><text:a xlink:type="simple" xlink:href="https://uk.wikipedia.org/wiki/Українська_думська_громада" text:style-name="Internet_20_link" text:visited-style-name="Visited_20_Internet_20_Link"><text:span text:style-name="T101">Українська Парламентська Громада</text:span></text:a><text:span text:style-name="T137">, що складалася з 45 послів зі всіх 102 вибраних від України. Її головою був обраний адвокат і громадський діяч з Чернігова </text:span><text:a xlink:type="simple" xlink:href="https://uk.wikipedia.org/wiki/Ілля_Шраг" text:style-name="Internet_20_link" text:visited-style-name="Visited_20_Internet_20_Link"><text:span text:style-name="T101">Ілля Шраг</text:span></text:a><text:span text:style-name="T137">. Політичною платформою цієї парламентської групи була боротьба за автономію України.</text:span><text:bookmark text:name="cite_ref-Грицак_12-0"/><text:a xlink:type="simple" xlink:href="https://uk.wikipedia.org/wiki/Українське_національне_відродження#cite_note-Грицак-12" text:style-name="Internet_20_link" text:visited-style-name="Visited_20_Internet_20_Link"><text:span text:style-name="T101">[12]</text:span></text:a></text:p>
      <text:h text:style-name="P99" text:outline-level="3"><text:bookmark text:name=".D0.92_.D0.90.D0.B2.D1.81.D1.82.D1.80.D0.BE-.D0.A3.D0.B3.D0.BE.D1.80.D1.89.D0.B8.D0.BD.D1.96"/><text:bookmark text:name="В_Австро-Угорщині"/><text:span text:style-name="T42">В Австро-Угорщині</text:span><text:span text:style-name="T70">[</text:span><text:a xlink:type="simple" xlink:href="https://uk.wikipedia.org/w/index.php?title=Українське_національне_відродження&amp;veaction=edit&amp;section=4" text:style-name="Internet_20_link" text:visited-style-name="Visited_20_Internet_20_Link"><text:span text:style-name="T101">ред.</text:span></text:a><text:span text:style-name="T70"> | </text:span><text:a xlink:type="simple" xlink:href="https://uk.wikipedia.org/w/index.php?title=Українське_національне_відродження&amp;action=edit&amp;section=4" text:style-name="Internet_20_link" text:visited-style-name="Visited_20_Internet_20_Link"><text:span text:style-name="T101">ред. код</text:span></text:a><text:span text:style-name="T70">]</text:span></text:h>
      <text:p text:style-name="P42"><text:span text:style-name="T80"/></text:p>
      <text:p text:style-name="P36"><text:span text:style-name="T137">Протягом першої половини XIX ст. на західноукраїнських землях розгортався український національний рух. Умови, в яких відбувалося </text:span><text:soft-page-break/><text:span text:style-name="T137">українське націєтворення на західноукраїнських землях, були набагато складнішими, ніж на Наддніпрянщині, де зростанню національної свідомості сприяла пам’ять про </text:span><text:a xlink:type="simple" xlink:href="https://uk.wikipedia.org/wiki/Гетьманщина" text:style-name="Internet_20_link" text:visited-style-name="Visited_20_Internet_20_Link"><text:span text:style-name="T101">Гетьманську державу</text:span></text:a><text:span text:style-name="T137">.</text:span></text:p>
      <text:p text:style-name="P36"><text:span text:style-name="T137">Революція 1848 року дала представникам освіченого західноукраїнського суспільства, поштовх і нагоду до формального самовизначення своєї нації як окремої та до заснування національних установ. 19 квітня 1848 р. група представників греко-католицького духовенства від імені всіх українців Галичини звернулася до імператора з петицією, у якій, зокрема, зазначалося, що українці-автохтони в Галичині мали колись державну самостійність, що вони цінують свою націю і хочуть її зберегти</text:span><text:bookmark text:name="cite_ref-Історія_України_11-1"/><text:a xlink:type="simple" xlink:href="https://uk.wikipedia.org/wiki/Українське_національне_відродження#cite_note-Історія_України-11" text:style-name="Internet_20_link" text:visited-style-name="Visited_20_Internet_20_Link"><text:span text:style-name="T101">[11]</text:span></text:a><text:span text:style-name="T137">.</text:span></text:p>
      <text:p text:style-name="P36"><text:span text:style-name="T137">2 травня 1848 р. у Львові засновано </text:span><text:a xlink:type="simple" xlink:href="https://uk.wikipedia.org/wiki/Головна_Руська_Рада" text:style-name="Internet_20_link" text:visited-style-name="Visited_20_Internet_20_Link"><text:span text:style-name="T101">Головну Руську Раду</text:span></text:a><text:span text:style-name="T137"> — першу українську політичну організацію, що виступала у ролі представника інтересів українців Галичини. 15 травня </text:span><text:a xlink:type="simple" xlink:href="https://uk.wikipedia.org/wiki/1848" text:style-name="Internet_20_link" text:visited-style-name="Visited_20_Internet_20_Link"><text:span text:style-name="T101">1848</text:span></text:a><text:span text:style-name="T137"> року накладом 4000 примірників вийшло перше число газети </text:span><text:a xlink:type="simple" xlink:href="https://uk.wikipedia.org/wiki/Зоря_Галицка" text:style-name="Internet_20_link" text:visited-style-name="Visited_20_Internet_20_Link"><text:span text:style-name="T101">«Зоря Галицка»</text:span></text:a><text:span text:style-name="T137"> — першого національного часопису українською народною мовою в Україні. У першому числі газети надруковано відозву до українського народу, у якій проголошено єдність з усім </text:span><text:a xlink:type="simple" xlink:href="https://uk.wikipedia.org/wiki/Українці" text:style-name="Internet_20_link" text:visited-style-name="Visited_20_Internet_20_Link"><text:span text:style-name="T101">українським народом</text:span></text:a><text:span text:style-name="T137">, а також висловлена вимога по розвитку української мови</text:span><text:bookmark text:name="cite_ref-13"/><text:a xlink:type="simple" xlink:href="https://uk.wikipedia.org/wiki/Українське_національне_відродження#cite_note-13" text:style-name="Internet_20_link" text:visited-style-name="Visited_20_Internet_20_Link"><text:span text:style-name="T101">[13]</text:span></text:a><text:span text:style-name="T137">.</text:span></text:p>
      <text:p text:style-name="P36"><text:span text:style-name="T137">У 90-х роках XIX ст. національний рух на західноукраїнських землях вступив у політичну стадію розвитку. Російський історик </text:span><text:a xlink:type="simple" xlink:href="https://uk.wikipedia.org/w/index.php?title=Неменський_Олег_Борисович&amp;action=edit&amp;redlink=1" text:style-name="Internet_20_link" text:visited-style-name="Visited_20_Internet_20_Link"><text:span text:style-name="T146">Олег Неменський</text:span></text:a><text:span text:style-name="T137"> називає </text:span><text:a xlink:type="simple" xlink:href="https://uk.wikipedia.org/wiki/25_листопада" text:style-name="Internet_20_link" text:visited-style-name="Visited_20_Internet_20_Link"><text:span text:style-name="T101">25 листопада</text:span></text:a><text:span text:style-name="T137"> </text:span><text:a xlink:type="simple" xlink:href="https://uk.wikipedia.org/wiki/1890" text:style-name="Internet_20_link" text:visited-style-name="Visited_20_Internet_20_Link"><text:span text:style-name="T101">1890</text:span></text:a><text:span text:style-name="T137"> року датою його «першої публічної презентації». В цей день у </text:span><text:a xlink:type="simple" xlink:href="https://uk.wikipedia.org/wiki/Галицький_сейм" text:style-name="Internet_20_link" text:visited-style-name="Visited_20_Internet_20_Link"><text:span text:style-name="T101">Галицькому сеймі</text:span></text:a><text:span text:style-name="T137"> депутати </text:span><text:a xlink:type="simple" xlink:href="https://uk.wikipedia.org/wiki/Романчук_Юліан" text:style-name="Internet_20_link" text:visited-style-name="Visited_20_Internet_20_Link"><text:span text:style-name="T101">Юліан Романчук</text:span></text:a><text:span text:style-name="T137"> (представник «Руського клубу», в який входило 16 депутатів сейму) і </text:span><text:a xlink:type="simple" xlink:href="https://uk.wikipedia.org/wiki/Вахнянин_Анатоль_Климович" text:style-name="Internet_20_link" text:visited-style-name="Visited_20_Internet_20_Link"><text:span text:style-name="T101">Анатоль Вахнянин</text:span></text:a><text:span text:style-name="T137"> заявили з трибуни сейму, що «православно-уніатське населення Галицької Русі, яке називає себе русинами, насправді не має нічого спільного з російським народом», а є українцями. Неменський називає цю подію початком «Нової ери» в політичному житті Галичини. У </text:span><text:a xlink:type="simple" xlink:href="https://uk.wikipedia.org/wiki/1895" text:style-name="Internet_20_link" text:visited-style-name="Visited_20_Internet_20_Link"><text:span text:style-name="T101">1895</text:span></text:a><text:span text:style-name="T137"> році в сеймі вже була представлена ​​не русинська делегація, а українська</text:span><text:bookmark text:name="cite_ref-Неменский_14-0"/><text:a xlink:type="simple" xlink:href="https://uk.wikipedia.org/wiki/Українське_національне_відродження#cite_note-Неменский-14" text:style-name="Internet_20_link" text:visited-style-name="Visited_20_Internet_20_Link"><text:span text:style-name="T101">[14]</text:span></text:a><text:span text:style-name="T137">.</text:span></text:p>
      <text:p text:style-name="P36"><text:span text:style-name="T137">В цей час національна ідея виходить за межі інтелігентського середовища і проникає в широкі маси, що створює умови для формування політичного руху з національним забарвленням. Першою такою партією стала заснована 1890 </text:span><text:soft-page-break/><text:span text:style-name="T137">р. </text:span><text:a xlink:type="simple" xlink:href="https://uk.wikipedia.org/wiki/Русько-українська_радикальна_партія" text:style-name="Internet_20_link" text:visited-style-name="Visited_20_Internet_20_Link"><text:span text:style-name="T101">Русько-українська радикальна партія</text:span></text:a><text:span text:style-name="T137"> (РУРП) на чолі з </text:span><text:a xlink:type="simple" xlink:href="https://uk.wikipedia.org/wiki/Іван_Франко" text:style-name="Internet_20_link" text:visited-style-name="Visited_20_Internet_20_Link"><text:span text:style-name="T101">Іваном Франком</text:span></text:a><text:span text:style-name="T137"> та </text:span><text:a xlink:type="simple" xlink:href="https://uk.wikipedia.org/wiki/Павлик_Михайло_Іванович" text:style-name="Internet_20_link" text:visited-style-name="Visited_20_Internet_20_Link"><text:span text:style-name="T101">М. Павликом</text:span></text:a><text:span text:style-name="T137">. У своїй діяльності вони прагнули поєднати соціалізм з захистом національних інтересів українців Галичини, при цьому висуваючи </text:span><text:a xlink:type="simple" xlink:href="https://uk.wikipedia.org/w/index.php?title=Самостійництво&amp;action=edit&amp;redlink=1" text:style-name="Internet_20_link" text:visited-style-name="Visited_20_Internet_20_Link"><text:span text:style-name="T146">постулат політичної самостійності України</text:span></text:a><text:span text:style-name="T137">. Пізніше були утворені і інші партії: </text:span><text:a xlink:type="simple" xlink:href="https://uk.wikipedia.org/wiki/Українська_національно-демократична_партія" text:style-name="Internet_20_link" text:visited-style-name="Visited_20_Internet_20_Link"><text:span text:style-name="T101">Українська національно-демократична партія</text:span></text:a><text:span text:style-name="T137"> — УНДП (1899 p.), що стала найвпливовіша посеред українських партій, </text:span><text:a xlink:type="simple" xlink:href="https://uk.wikipedia.org/wiki/Українська_соціал-демократична_партія_(1899)" text:style-name="Internet_20_link" text:visited-style-name="Visited_20_Internet_20_Link"><text:span text:style-name="T101">Українська соціал-демократична партія</text:span></text:a><text:span text:style-name="T137"> — УСДП (1899 р.) і </text:span><text:a xlink:type="simple" xlink:href="https://uk.wikipedia.org/wiki/Християнсько-суспільний_рух" text:style-name="Internet_20_link" text:visited-style-name="Visited_20_Internet_20_Link"><text:span text:style-name="T101">Католицький русько-народний союз</text:span></text:a><text:span text:style-name="T137"> (1896 р.), перетворений у 1911 р. на Християнсько-суспільну партію</text:span><text:bookmark text:name="cite_ref-Історія_України_11-2"/><text:a xlink:type="simple" xlink:href="https://uk.wikipedia.org/wiki/Українське_національне_відродження#cite_note-Історія_України-11" text:style-name="Internet_20_link" text:visited-style-name="Visited_20_Internet_20_Link"><text:span text:style-name="T101">[11]</text:span></text:a><text:span text:style-name="T137">.</text:span></text:p>
      <text:p text:style-name="Title">6.2</text:p>
      <text:h text:style-name="P106" text:outline-level="2"><text:bookmark text:name="Хронологія"/><text:span text:style-name="T44">Хронологія</text:span><text:span text:style-name="T70">[</text:span><text:a xlink:type="simple" xlink:href="https://uk.wikipedia.org/w/index.php?title=Український_визвольний_рух_1920—1950_років&amp;veaction=edit&amp;section=7" text:style-name="Internet_20_link" text:visited-style-name="Visited_20_Internet_20_Link"><text:span text:style-name="T101">ред.</text:span></text:a><text:span text:style-name="T70"> | </text:span><text:a xlink:type="simple" xlink:href="https://uk.wikipedia.org/w/index.php?title=Український_визвольний_рух_1920—1950_років&amp;action=edit&amp;section=7" text:style-name="Internet_20_link" text:visited-style-name="Visited_20_Internet_20_Link"><text:span text:style-name="T101">ред. код</text:span></text:a><text:span text:style-name="T70">]</text:span></text:h>
      <text:list xml:id="list3398499745" text:style-name="L8">
        <text:list-item>
          <text:p text:style-name="P69"><text:span text:style-name="T137">1920 — створення </text:span><text:a xlink:type="simple" xlink:href="https://uk.wikipedia.org/wiki/УВО" text:style-name="Internet_20_link" text:visited-style-name="Visited_20_Internet_20_Link"><text:span text:style-name="T101">Української військової організації</text:span></text:a><text:span text:style-name="T137"> (УВО) з інтернованих частин </text:span><text:a xlink:type="simple" xlink:href="https://uk.wikipedia.org/wiki/Армія_УНР" text:style-name="Internet_20_link" text:visited-style-name="Visited_20_Internet_20_Link"><text:span text:style-name="T101">Армії Української Народної Республіки</text:span></text:a><text:span text:style-name="T137"> (</text:span><text:a xlink:type="simple" xlink:href="https://uk.wikipedia.org/wiki/Січові_Стрільці" text:style-name="Internet_20_link" text:visited-style-name="Visited_20_Internet_20_Link"><text:span text:style-name="T101">Січові Стрільці</text:span></text:a><text:span text:style-name="T137">) та </text:span><text:a xlink:type="simple" xlink:href="https://uk.wikipedia.org/wiki/Українська_Галицька_Армія" text:style-name="Internet_20_link" text:visited-style-name="Visited_20_Internet_20_Link"><text:span text:style-name="T101">Української Галицької Армії</text:span></text:a><text:span text:style-name="T137">.</text:span></text:p>
        </text:list-item>
      </text:list>
      <text:p text:style-name="P129"><text:span text:style-name="T137">Очолив організацію </text:span><text:a xlink:type="simple" xlink:href="https://uk.wikipedia.org/wiki/Євген_Коновалець" text:style-name="Internet_20_link" text:visited-style-name="Visited_20_Internet_20_Link"><text:span text:style-name="T101">Євген Коновалець</text:span></text:a><text:span text:style-name="T137">, уродженець </text:span><text:a xlink:type="simple" xlink:href="https://uk.wikipedia.org/wiki/Західна_Україна" text:style-name="Internet_20_link" text:visited-style-name="Visited_20_Internet_20_Link"><text:span text:style-name="T101">Західної України</text:span></text:a><text:span text:style-name="T137">, командир найбільш боєздатної частини Армії </text:span><text:a xlink:type="simple" xlink:href="https://uk.wikipedia.org/wiki/УНР" text:style-name="Internet_20_link" text:visited-style-name="Visited_20_Internet_20_Link"><text:span text:style-name="T101">УНР</text:span></text:a><text:span text:style-name="T137"> — </text:span><text:a xlink:type="simple" xlink:href="https://uk.wikipedia.org/wiki/Січові_Стрільці" text:style-name="Internet_20_link" text:visited-style-name="Visited_20_Internet_20_Link"><text:span text:style-name="T101">Січових Стрільців</text:span></text:a><text:span text:style-name="T137"> (спочатку складалась з полонених </text:span><text:a xlink:type="simple" xlink:href="https://uk.wikipedia.org/wiki/Українці" text:style-name="Internet_20_link" text:visited-style-name="Visited_20_Internet_20_Link"><text:span text:style-name="T101">українців</text:span></text:a><text:span text:style-name="T137"> </text:span><text:a xlink:type="simple" xlink:href="https://uk.wikipedia.org/wiki/Австро-Угорщина" text:style-name="Internet_20_link" text:visited-style-name="Visited_20_Internet_20_Link"><text:span text:style-name="T101">австро-угорської</text:span></text:a><text:span text:style-name="T137"> армії, потім стала переважно </text:span><text:a xlink:type="simple" xlink:href="https://uk.wikipedia.org/wiki/Наддніпрянщина" text:style-name="Internet_20_link" text:visited-style-name="Visited_20_Internet_20_Link"><text:span text:style-name="T101">наддніпрянською</text:span></text:a><text:span text:style-name="T137">), прибічник </text:span><text:a xlink:type="simple" xlink:href="https://uk.wikipedia.org/wiki/Петлюра_Симон" text:style-name="Internet_20_link" text:visited-style-name="Visited_20_Internet_20_Link"><text:span text:style-name="T101">Симона Петлюри</text:span></text:a><text:span text:style-name="T137">.</text:span></text:p>
      <text:p text:style-name="P129"><text:span text:style-name="T137">УВО проводить таємні терористичні операції, спрямовані проти </text:span><text:a xlink:type="simple" xlink:href="https://uk.wikipedia.org/wiki/Друга_Річ_Посполита" text:style-name="Internet_20_link" text:visited-style-name="Visited_20_Internet_20_Link"><text:span text:style-name="T101">польської</text:span></text:a><text:span text:style-name="T137"> та більшовицької влади.</text:span></text:p>
      <text:list xml:id="list2415809412" text:style-name="L9">
        <text:list-item>
          <text:p text:style-name="P70"><text:span text:style-name="T137">1926—1929 — створення </text:span><text:a xlink:type="simple" xlink:href="https://uk.wikipedia.org/wiki/ОУН" text:style-name="Internet_20_link" text:visited-style-name="Visited_20_Internet_20_Link"><text:span text:style-name="T101">Організації Українських Націоналістів</text:span></text:a><text:span text:style-name="T137"> (ОУН) як підрозділу для молодих кадрів </text:span><text:a xlink:type="simple" xlink:href="https://uk.wikipedia.org/wiki/УВО" text:style-name="Internet_20_link" text:visited-style-name="Visited_20_Internet_20_Link"><text:span text:style-name="T101">УВО</text:span></text:a><text:span text:style-name="T137">. Очолив організацію знову </text:span><text:a xlink:type="simple" xlink:href="https://uk.wikipedia.org/wiki/Євген_Коновалець" text:style-name="Internet_20_link" text:visited-style-name="Visited_20_Internet_20_Link"><text:span text:style-name="T101">Євген Коновалець</text:span></text:a><text:span text:style-name="T137">.</text:span></text:p>
        </text:list-item>
      </text:list>
      <text:list xml:id="list3777182714" text:style-name="L10">
        <text:list-item>
          <text:p text:style-name="P71"><text:span text:style-name="T137">1938—1939 — створення </text:span><text:a xlink:type="simple" xlink:href="https://uk.wikipedia.org/wiki/Карпатська_Січ" text:style-name="Internet_20_link" text:visited-style-name="Visited_20_Internet_20_Link"><text:span text:style-name="T101">Карпатської Січі</text:span></text:a><text:span text:style-name="T137">, парамілітарної організації на </text:span><text:a xlink:type="simple" xlink:href="https://uk.wikipedia.org/wiki/Закарпаття" text:style-name="Internet_20_link" text:visited-style-name="Visited_20_Internet_20_Link"><text:span text:style-name="T101">Закарпатті</text:span></text:a><text:span text:style-name="T137">. Переважну частку складали вояки </text:span><text:a xlink:type="simple" xlink:href="https://uk.wikipedia.org/wiki/ОУН" text:style-name="Internet_20_link" text:visited-style-name="Visited_20_Internet_20_Link"><text:span text:style-name="T101">ОУН</text:span></text:a><text:span text:style-name="T137"> та </text:span><text:a xlink:type="simple" xlink:href="https://uk.wikipedia.org/wiki/Галичина" text:style-name="Internet_20_link" text:visited-style-name="Visited_20_Internet_20_Link"><text:span text:style-name="T101">галицькі</text:span></text:a><text:span text:style-name="T137"> </text:span><text:a xlink:type="simple" xlink:href="https://uk.wikipedia.org/wiki/Українці" text:style-name="Internet_20_link" text:visited-style-name="Visited_20_Internet_20_Link"><text:span text:style-name="T101">українці</text:span></text:a><text:span text:style-name="T137">. Після проголошення самостійності </text:span><text:a xlink:type="simple" xlink:href="https://uk.wikipedia.org/wiki/Карпатська_Україна" text:style-name="Internet_20_link" text:visited-style-name="Visited_20_Internet_20_Link"><text:span text:style-name="T101">Карпатської України</text:span></text:a><text:span text:style-name="T137"> </text:span><text:a xlink:type="simple" xlink:href="https://uk.wikipedia.org/wiki/15_березня" text:style-name="Internet_20_link" text:visited-style-name="Visited_20_Internet_20_Link"><text:span text:style-name="T101">15 березня</text:span></text:a><text:span text:style-name="T137"> </text:span><text:a xlink:type="simple" xlink:href="https://uk.wikipedia.org/wiki/1939" text:style-name="Internet_20_link" text:visited-style-name="Visited_20_Internet_20_Link"><text:span text:style-name="T101">1939</text:span></text:a><text:span text:style-name="T137"> року стала її національною армією і чинила збройний опір угорській армії.</text:span></text:p>
        </text:list-item>
      </text:list>
      <text:list xml:id="list3070643237" text:style-name="L11">
        <text:list-item>
          <text:p text:style-name="P72"><text:span text:style-name="T137">1940 — після вбивства у 1938 році </text:span><text:a xlink:type="simple" xlink:href="https://uk.wikipedia.org/wiki/Євген_Коновалець" text:style-name="Internet_20_link" text:visited-style-name="Visited_20_Internet_20_Link"><text:span text:style-name="T101">Євгена Коновальця</text:span></text:a><text:span text:style-name="T137"> радянським агентом </text:span><text:a xlink:type="simple" xlink:href="https://uk.wikipedia.org/wiki/Судоплатов_Павло" text:style-name="Internet_20_link" text:visited-style-name="Visited_20_Internet_20_Link"><text:span text:style-name="T101">Павлом Судоплатовим</text:span></text:a><text:span text:style-name="T137"> в </text:span><text:a xlink:type="simple" xlink:href="https://uk.wikipedia.org/wiki/ОУН" text:style-name="Internet_20_link" text:visited-style-name="Visited_20_Internet_20_Link"><text:span text:style-name="T101">ОУН</text:span></text:a><text:span text:style-name="T137"> стався розкол. Було створено ОУН (б) — бандерівці чи революціонери (голова — </text:span><text:a xlink:type="simple" xlink:href="https://uk.wikipedia.org/wiki/Степан_Бандера" text:style-name="Internet_20_link" text:visited-style-name="Visited_20_Internet_20_Link"><text:span text:style-name="T101">Степан Бандера</text:span></text:a><text:span text:style-name="T137">) — і ОУН (м) — мельниківці (голова — </text:span><text:a xlink:type="simple" xlink:href="https://uk.wikipedia.org/wiki/Мельник_Андрій_Атанасович" text:style-name="Internet_20_link" text:visited-style-name="Visited_20_Internet_20_Link"><text:span text:style-name="T101">Андрій Мельник</text:span></text:a><text:span text:style-name="T137">). Вони діють як окремі сили, що </text:span><text:soft-page-break/><text:span text:style-name="T137">переслідують спільну політичну мету — утворення незалежної </text:span><text:a xlink:type="simple" xlink:href="https://uk.wikipedia.org/wiki/Україна" text:style-name="Internet_20_link" text:visited-style-name="Visited_20_Internet_20_Link"><text:span text:style-name="T101">України</text:span></text:a><text:span text:style-name="T137">. Головною розбіжністю було ставлення до питання співпраці з </text:span><text:a xlink:type="simple" xlink:href="https://uk.wikipedia.org/wiki/Німеччина" text:style-name="Internet_20_link" text:visited-style-name="Visited_20_Internet_20_Link"><text:span text:style-name="T101">Німеччиною</text:span></text:a><text:span text:style-name="T137">: </text:span><text:a xlink:type="simple" xlink:href="https://uk.wikipedia.org/wiki/ОУН(б)" text:style-name="Internet_20_link" text:visited-style-name="Visited_20_Internet_20_Link"><text:span text:style-name="T101">ОУН(б)</text:span></text:a><text:span text:style-name="T137"> згодна на це лише за умов негайного проголошення незалежної України у випадку </text:span><text:a xlink:type="simple" xlink:href="https://uk.wikipedia.org/wiki/Війна" text:style-name="Internet_20_link" text:visited-style-name="Visited_20_Internet_20_Link"><text:span text:style-name="T101">війни</text:span></text:a><text:span text:style-name="T137"> з </text:span><text:a xlink:type="simple" xlink:href="https://uk.wikipedia.org/wiki/СРСР" text:style-name="Internet_20_link" text:visited-style-name="Visited_20_Internet_20_Link"><text:span text:style-name="T101">СРСР</text:span></text:a><text:span text:style-name="T137">.</text:span></text:p>
        </text:list-item>
      </text:list>
      <text:list xml:id="list787909856" text:style-name="L12">
        <text:list-item>
          <text:p text:style-name="P73"><text:span text:style-name="T137">Травень 1941 — створення ОУН (б) та ОУН (м) бойових </text:span><text:a xlink:type="simple" xlink:href="https://uk.wikipedia.org/wiki/Батальйон" text:style-name="Internet_20_link" text:visited-style-name="Visited_20_Internet_20_Link"><text:span text:style-name="T101">батальйонів</text:span></text:a><text:span text:style-name="T137"> (</text:span><text:a xlink:type="simple" xlink:href="https://uk.wikipedia.org/wiki/Роланд_(легіон)" text:style-name="Internet_20_link" text:visited-style-name="Visited_20_Internet_20_Link"><text:span text:style-name="T101">Роланд</text:span></text:a><text:span text:style-name="T137"> і </text:span><text:a xlink:type="simple" xlink:href="https://uk.wikipedia.org/wiki/Нахтіґаль" text:style-name="Internet_20_link" text:visited-style-name="Visited_20_Internet_20_Link"><text:span text:style-name="T101">Нахтіґаль</text:span></text:a><text:span text:style-name="T137"> відповідно) у складі </text:span><text:a xlink:type="simple" xlink:href="https://uk.wikipedia.org/wiki/Вермахт" text:style-name="Internet_20_link" text:visited-style-name="Visited_20_Internet_20_Link"><text:span text:style-name="T101">вермахту</text:span></text:a><text:span text:style-name="T137">, які з німецькими військами входять у Галичину з початком </text:span><text:a xlink:type="simple" xlink:href="https://uk.wikipedia.org/wiki/Німецько-радянська_війна" text:style-name="Internet_20_link" text:visited-style-name="Visited_20_Internet_20_Link"><text:span text:style-name="T101">війни</text:span></text:a><text:span text:style-name="T137"> </text:span><text:a xlink:type="simple" xlink:href="https://uk.wikipedia.org/wiki/Німеччина" text:style-name="Internet_20_link" text:visited-style-name="Visited_20_Internet_20_Link"><text:span text:style-name="T101">Німеччини</text:span></text:a><text:span text:style-name="T137"> з </text:span><text:a xlink:type="simple" xlink:href="https://uk.wikipedia.org/wiki/СРСР" text:style-name="Internet_20_link" text:visited-style-name="Visited_20_Internet_20_Link"><text:span text:style-name="T101">СРСР</text:span></text:a><text:span text:style-name="T137">. На задумку керівників, ці </text:span><text:a xlink:type="simple" xlink:href="https://uk.wikipedia.org/wiki/Підрозділ" text:style-name="Internet_20_link" text:visited-style-name="Visited_20_Internet_20_Link"><text:span text:style-name="T101">підрозділи</text:span></text:a><text:span text:style-name="T137"> мають становити ядро майбутньої української регулярної армії.</text:span></text:p>
        </text:list-item>
      </text:list>
      <text:list xml:id="list77229037" text:style-name="L13">
        <text:list-item>
          <text:p text:style-name="P74"><text:span text:style-name="T137">Червень 1941 — створення у </text:span><text:a xlink:type="simple" xlink:href="https://uk.wikipedia.org/wiki/Полісся" text:style-name="Internet_20_link" text:visited-style-name="Visited_20_Internet_20_Link"><text:span text:style-name="T101">Поліссі</text:span></text:a><text:span text:style-name="T137"> Української Повстанської Армії під проводом </text:span><text:a xlink:type="simple" xlink:href="https://uk.wikipedia.org/wiki/Бульба-Боровець_Тарас" text:style-name="Internet_20_link" text:visited-style-name="Visited_20_Internet_20_Link"><text:span text:style-name="T101">Тараса Бульби-Боровця</text:span></text:a><text:span text:style-name="T137"> (</text:span><text:a xlink:type="simple" xlink:href="https://uk.wikipedia.org/wiki/Поліська_Січ" text:style-name="Internet_20_link" text:visited-style-name="Visited_20_Internet_20_Link"><text:span text:style-name="T101">Поліська Січ</text:span></text:a><text:span text:style-name="T137">) від імені </text:span><text:a xlink:type="simple" xlink:href="https://uk.wikipedia.org/wiki/Уряд_Української_Народної_Республіки_в_екзилі" text:style-name="Internet_20_link" text:visited-style-name="Visited_20_Internet_20_Link"><text:span text:style-name="T101">Уряду Української Народної Республіки в екзилі</text:span></text:a><text:span text:style-name="T137">. Діяла до листопада </text:span><text:a xlink:type="simple" xlink:href="https://uk.wikipedia.org/wiki/1941" text:style-name="Internet_20_link" text:visited-style-name="Visited_20_Internet_20_Link"><text:span text:style-name="T101">1941</text:span></text:a><text:span text:style-name="T137"> року, коли була саморозпущена через незгоду підпорядкуватись німецькому командуванню.</text:span></text:p>
        </text:list-item>
      </text:list>
      <text:p text:style-name="P129"><text:span text:style-name="T137">З лютого 1942 року повстанські загони на чолі з Боровцем продовжили свою діяльність по розпорядженню </text:span><text:a xlink:type="simple" xlink:href="https://uk.wikipedia.org/wiki/Лівицький_Андрій_Миколайович" text:style-name="Internet_20_link" text:visited-style-name="Visited_20_Internet_20_Link"><text:span text:style-name="T101">Андрія Лівицького</text:span></text:a><text:span text:style-name="T137">.</text:span></text:p>
      <text:p text:style-name="P129"><text:span text:style-name="T137">В липні 1943 року загони було перейменовано на Українську Народно-Революційну Армію, після чого вони були роззброєні частинами </text:span><text:a xlink:type="simple" xlink:href="https://uk.wikipedia.org/wiki/УПА" text:style-name="Internet_20_link" text:visited-style-name="Visited_20_Internet_20_Link"><text:span text:style-name="T101">Української Повстанської Армії</text:span></text:a><text:span text:style-name="T137"> та влилась до її лав.</text:span></text:p>
      <text:list xml:id="list912181294" text:style-name="L14">
        <text:list-item>
          <text:p text:style-name="P75"><text:a xlink:type="simple" xlink:href="https://uk.wikipedia.org/wiki/30_червня" text:style-name="Internet_20_link" text:visited-style-name="Visited_20_Internet_20_Link"><text:span text:style-name="T101">30 червня</text:span></text:a><text:span text:style-name="T137"> 1941 — у </text:span><text:a xlink:type="simple" xlink:href="https://uk.wikipedia.org/wiki/Львів" text:style-name="Internet_20_link" text:visited-style-name="Visited_20_Internet_20_Link"><text:span text:style-name="T101">Львові</text:span></text:a><text:span text:style-name="T137"> ОУН(б) було самочинно проголошено </text:span><text:a xlink:type="simple" xlink:href="https://uk.wikipedia.org/wiki/Акт_відновлення_Української_Держави" text:style-name="Internet_20_link" text:visited-style-name="Visited_20_Internet_20_Link"><text:span text:style-name="T101">Акт відновлення Української Держави</text:span></text:a><text:span text:style-name="T137">, яким була поновлена українська держава та створено український національний уряд (</text:span><text:a xlink:type="simple" xlink:href="https://uk.wikipedia.org/wiki/Українське_державне_правління" text:style-name="Internet_20_link" text:visited-style-name="Visited_20_Internet_20_Link"><text:span text:style-name="T101">Українське державне правління</text:span></text:a><text:span text:style-name="T137">) на чолі з </text:span><text:a xlink:type="simple" xlink:href="https://uk.wikipedia.org/wiki/Стецько_Ярослав" text:style-name="Internet_20_link" text:visited-style-name="Visited_20_Internet_20_Link"><text:span text:style-name="T101">Ярославом Стецько</text:span></text:a><text:span text:style-name="T137">.</text:span></text:p>
        </text:list-item>
      </text:list>
      <text:p text:style-name="P129"><text:span text:style-name="T137">Цей акт було благословлено </text:span><text:a xlink:type="simple" xlink:href="https://uk.wikipedia.org/wiki/Митрополит" text:style-name="Internet_20_link" text:visited-style-name="Visited_20_Internet_20_Link"><text:span text:style-name="T101">митрополитом</text:span></text:a><text:span text:style-name="T137"> </text:span><text:a xlink:type="simple" xlink:href="https://uk.wikipedia.org/wiki/УГКЦ" text:style-name="Internet_20_link" text:visited-style-name="Visited_20_Internet_20_Link"><text:span text:style-name="T101">УГКЦ</text:span></text:a><text:span text:style-name="T137"> </text:span><text:a xlink:type="simple" xlink:href="https://uk.wikipedia.org/wiki/Шептицький_Андрей" text:style-name="Internet_20_link" text:visited-style-name="Visited_20_Internet_20_Link"><text:span text:style-name="T101">Андреєм Щептицьким</text:span></text:a><text:span text:style-name="T137">.</text:span></text:p>
      <text:p text:style-name="P129"><text:span text:style-name="T137">Як вказувалось у Акті, «відновлена українська держава буде тісно співпрацювати з </text:span><text:a xlink:type="simple" xlink:href="https://uk.wikipedia.org/wiki/Націонал-соціалізм" text:style-name="Internet_20_link" text:visited-style-name="Visited_20_Internet_20_Link"><text:span text:style-name="T101">націонал-соціалістичною</text:span></text:a><text:span text:style-name="T137"> великою Німеччиною, що під проводом </text:span><text:a xlink:type="simple" xlink:href="https://uk.wikipedia.org/wiki/Адольф_Гітлер" text:style-name="Internet_20_link" text:visited-style-name="Visited_20_Internet_20_Link"><text:span text:style-name="T101">Адольфа Гітлера</text:span></text:a><text:span text:style-name="T137"> творить новий лад в </text:span><text:a xlink:type="simple" xlink:href="https://uk.wikipedia.org/wiki/Європа" text:style-name="Internet_20_link" text:visited-style-name="Visited_20_Internet_20_Link"><text:span text:style-name="T101">Європі</text:span></text:a><text:span text:style-name="T137"> й світі та допомагає українському народові визволитися з-під московської окупації. Українська національна революційна армія, що буде творитися на українській землі, боротиметься дальше спільно з союзною німецькою армією проти московської </text:span><text:a xlink:type="simple" xlink:href="https://uk.wikipedia.org/wiki/Окупація" text:style-name="Internet_20_link" text:visited-style-name="Visited_20_Internet_20_Link"><text:span text:style-name="T101">окупації</text:span></text:a><text:span text:style-name="T137">…»: Доволі союзницьке ставлення ОУН(б) </text:span><text:soft-page-break/><text:span text:style-name="T137">до </text:span><text:a xlink:type="simple" xlink:href="https://uk.wikipedia.org/wiki/Німеччина" text:style-name="Internet_20_link" text:visited-style-name="Visited_20_Internet_20_Link"><text:span text:style-name="T101">Німеччини</text:span></text:a><text:span text:style-name="T137"> однак було вороже сприйнято: </text:span><text:a xlink:type="simple" xlink:href="https://uk.wikipedia.org/wiki/4_липня" text:style-name="Internet_20_link" text:visited-style-name="Visited_20_Internet_20_Link"><text:span text:style-name="T101">4 липня</text:span></text:a><text:span text:style-name="T137"> </text:span><text:a xlink:type="simple" xlink:href="https://uk.wikipedia.org/wiki/1941" text:style-name="Internet_20_link" text:visited-style-name="Visited_20_Internet_20_Link"><text:span text:style-name="T101">1941</text:span></text:a><text:span text:style-name="T137"> року Акт було заборонено німцями, а </text:span><text:a xlink:type="simple" xlink:href="https://uk.wikipedia.org/wiki/Степан_Бандера" text:style-name="Internet_20_link" text:visited-style-name="Visited_20_Internet_20_Link"><text:span text:style-name="T101">Степан Бандера</text:span></text:a><text:span text:style-name="T137"> і </text:span><text:a xlink:type="simple" xlink:href="https://uk.wikipedia.org/wiki/Ярослав_Стецько" text:style-name="Internet_20_link" text:visited-style-name="Visited_20_Internet_20_Link"><text:span text:style-name="T101">Ярослав Стецько</text:span></text:a><text:span text:style-name="T137"> були заарештовані та депортовані до Німеччини, де їх тримали до </text:span><text:a xlink:type="simple" xlink:href="https://uk.wikipedia.org/wiki/1944" text:style-name="Internet_20_link" text:visited-style-name="Visited_20_Internet_20_Link"><text:span text:style-name="T101">1944</text:span></text:a><text:span text:style-name="T137"> року у концентраційному таборі </text:span><text:a xlink:type="simple" xlink:href="https://uk.wikipedia.org/wiki/Заксенгаузен" text:style-name="Internet_20_link" text:visited-style-name="Visited_20_Internet_20_Link"><text:span text:style-name="T101">Заксенгаузен</text:span></text:a><text:span text:style-name="T137"> після відмови відкликати Акт.</text:span></text:p>
      <text:p text:style-name="P129"><text:span text:style-name="T137">У 1941—1943 роках у </text:span><text:a xlink:type="simple" xlink:href="https://uk.wikipedia.org/wiki/Бабин_Яр" text:style-name="Internet_20_link" text:visited-style-name="Visited_20_Internet_20_Link"><text:span text:style-name="T101">Бабиному Ярі</text:span></text:a><text:span text:style-name="T137"> було розстріляно 621 члена </text:span><text:a xlink:type="simple" xlink:href="https://uk.wikipedia.org/wiki/ОУН" text:style-name="Internet_20_link" text:visited-style-name="Visited_20_Internet_20_Link"><text:span text:style-name="T101">ОУН</text:span></text:a><text:span text:style-name="T137"> і серед них відому українську поетесу </text:span><text:a xlink:type="simple" xlink:href="https://uk.wikipedia.org/wiki/Теліга_Олена" text:style-name="Internet_20_link" text:visited-style-name="Visited_20_Internet_20_Link"><text:span text:style-name="T101">Олену Телігу</text:span></text:a><text:span text:style-name="T137"> разом з чоловіком. У </text:span><text:a xlink:type="simple" xlink:href="https://uk.wikipedia.org/wiki/Степан_Бандера" text:style-name="Internet_20_link" text:visited-style-name="Visited_20_Internet_20_Link"><text:span text:style-name="T101">Степана Бандери</text:span></text:a><text:span text:style-name="T137"> в концентраційному таборі загинув брат.</text:span></text:p>
      <text:p text:style-name="P129"><text:span text:style-name="T137">Відтепер відносини учасників визвольного руху та </text:span><text:a xlink:type="simple" xlink:href="https://uk.wikipedia.org/wiki/Німеччина" text:style-name="Internet_20_link" text:visited-style-name="Visited_20_Internet_20_Link"><text:span text:style-name="T101">Німеччини</text:span></text:a><text:span text:style-name="T137"> докорінно змінюються, перетворюючись на взаємну збройну боротьбу, хоча наприкінці війни німці зроблять поступки щодо репресованих лідерів руху, керуючись своїми цілями боротьби з </text:span><text:a xlink:type="simple" xlink:href="https://uk.wikipedia.org/wiki/СРСР" text:style-name="Internet_20_link" text:visited-style-name="Visited_20_Internet_20_Link"><text:span text:style-name="T101">СРСР</text:span></text:a><text:span text:style-name="T137">.</text:span></text:p>
      <text:list xml:id="list3425821039" text:style-name="L15">
        <text:list-item>
          <text:p text:style-name="P76"><text:span text:style-name="T137">Грудень 1942 — легіон Дружини Українських Націоналістів (ДУН), в який було раніше з'єднано батальйони </text:span><text:a xlink:type="simple" xlink:href="https://uk.wikipedia.org/wiki/Роланд" text:style-name="Internet_20_link" text:visited-style-name="Visited_20_Internet_20_Link"><text:span text:style-name="T101">Роланд</text:span></text:a><text:span text:style-name="T137"> і </text:span><text:a xlink:type="simple" xlink:href="https://uk.wikipedia.org/wiki/Нахтіґаль" text:style-name="Internet_20_link" text:visited-style-name="Visited_20_Internet_20_Link"><text:span text:style-name="T101">Нахтіґаль</text:span></text:a><text:span text:style-name="T137">, відмовився від служби німцям. Вояків було звільнено, а старшин заарештовано (звільнено в кінці квітня 1943). Майже все керівництво і старшини ДУН пізніше зайняли командні посади в </text:span><text:a xlink:type="simple" xlink:href="https://uk.wikipedia.org/wiki/УПА" text:style-name="Internet_20_link" text:visited-style-name="Visited_20_Internet_20_Link"><text:span text:style-name="T101">УПА</text:span></text:a><text:span text:style-name="T137"> і в </text:span><text:a xlink:type="simple" xlink:href="https://uk.wikipedia.org/wiki/Перша_українська_дивізія_зброї_СС_%22Галичина%22" text:style-name="Internet_20_link" text:visited-style-name="Visited_20_Internet_20_Link"><text:span text:style-name="T101">Першій українській дивізії зброї СС «Галичина»</text:span></text:a><text:span text:style-name="T137">.</text:span></text:p>
        </text:list-item>
      </text:list>
      <text:list xml:id="list3551877488" text:style-name="L16">
        <text:list-item>
          <text:p text:style-name="P77"><text:span text:style-name="T137">1942—1943 — створення ОУН(б) </text:span><text:a xlink:type="simple" xlink:href="https://uk.wikipedia.org/wiki/УПА" text:style-name="Internet_20_link" text:visited-style-name="Visited_20_Internet_20_Link"><text:span text:style-name="T101">Української повстанської армії</text:span></text:a><text:span text:style-name="T137">, яка боролась проти всіх ворожих Україні сил (</text:span><text:a xlink:type="simple" xlink:href="https://uk.wikipedia.org/wiki/Правобережна_Україна" text:style-name="Internet_20_link" text:visited-style-name="Visited_20_Internet_20_Link"><text:span text:style-name="T101">Правобережна Україна</text:span></text:a><text:span text:style-name="T137">). З </text:span><text:a xlink:type="simple" xlink:href="https://uk.wikipedia.org/wiki/1943" text:style-name="Internet_20_link" text:visited-style-name="Visited_20_Internet_20_Link"><text:span text:style-name="T101">1943</text:span></text:a><text:span text:style-name="T137"> по </text:span><text:a xlink:type="simple" xlink:href="https://uk.wikipedia.org/wiki/1950" text:style-name="Internet_20_link" text:visited-style-name="Visited_20_Internet_20_Link"><text:span text:style-name="T101">1950</text:span></text:a><text:span text:style-name="T137"> роки її очолює </text:span><text:a xlink:type="simple" xlink:href="https://uk.wikipedia.org/wiki/Шухевич_Роман" text:style-name="Internet_20_link" text:visited-style-name="Visited_20_Internet_20_Link"><text:span text:style-name="T101">Роман Шухевич</text:span></text:a><text:span text:style-name="T137">.</text:span></text:p>
        </text:list-item>
      </text:list>
      <text:list xml:id="list2888929024" text:style-name="L17">
        <text:list-item>
          <text:p text:style-name="P78"><text:span text:style-name="T137">Серпень 1943 — III надзвичайний Збір </text:span><text:a xlink:type="simple" xlink:href="https://uk.wikipedia.org/wiki/ОУН" text:style-name="Internet_20_link" text:visited-style-name="Visited_20_Internet_20_Link"><text:span text:style-name="T101">ОУН</text:span></text:a><text:span text:style-name="T137"> ухвалює нову політичну платформу, яка передбачає демократизацію та політичний </text:span><text:a xlink:type="simple" xlink:href="https://uk.wikipedia.org/wiki/Плюралізм" text:style-name="Internet_20_link" text:visited-style-name="Visited_20_Internet_20_Link"><text:span text:style-name="T101">плюралізм</text:span></text:a><text:span text:style-name="T137"> у майбутній незалежній Україні.</text:span></text:p>
        </text:list-item>
      </text:list>
      <text:list xml:id="list3215893681" text:style-name="L18">
        <text:list-item>
          <text:p text:style-name="P79"><text:span text:style-name="T137">1944—1953 — активна збройна боротьба </text:span><text:a xlink:type="simple" xlink:href="https://uk.wikipedia.org/wiki/УПА" text:style-name="Internet_20_link" text:visited-style-name="Visited_20_Internet_20_Link"><text:span text:style-name="T101">УПА</text:span></text:a><text:span text:style-name="T137"> проти радянської влади. Підпілля ОУН(б) діяло також на </text:span><text:a xlink:type="simple" xlink:href="https://uk.wikipedia.org/wiki/Кубань" text:style-name="Internet_20_link" text:visited-style-name="Visited_20_Internet_20_Link"><text:span text:style-name="T101">Кубані</text:span></text:a><text:span text:style-name="T137"> та </text:span><text:a xlink:type="simple" xlink:href="https://uk.wikipedia.org/wiki/Далекий_Схід" text:style-name="Internet_20_link" text:visited-style-name="Visited_20_Internet_20_Link"><text:span text:style-name="T101">Далекому Сході</text:span></text:a><text:span text:style-name="T137"> (</text:span><text:a xlink:type="simple" xlink:href="https://uk.wikipedia.org/wiki/Манчжурія" text:style-name="Internet_20_link" text:visited-style-name="Visited_20_Internet_20_Link"><text:span text:style-name="T101">Манчжурія</text:span></text:a><text:span text:style-name="T137">, </text:span><text:a xlink:type="simple" xlink:href="https://uk.wikipedia.org/wiki/Зелений_Клин" text:style-name="Internet_20_link" text:visited-style-name="Visited_20_Internet_20_Link"><text:span text:style-name="T101">Зелений Клин</text:span></text:a><text:span text:style-name="T137">), де за даними перепису 1926 року близько половини </text:span><text:a xlink:type="simple" xlink:href="https://uk.wikipedia.org/wiki/Населення" text:style-name="Internet_20_link" text:visited-style-name="Visited_20_Internet_20_Link"><text:span text:style-name="T101">населення</text:span></text:a><text:span text:style-name="T137"> та більшість по відношенню до інших національностей становили </text:span><text:a xlink:type="simple" xlink:href="https://uk.wikipedia.org/wiki/Українці" text:style-name="Internet_20_link" text:visited-style-name="Visited_20_Internet_20_Link"><text:span text:style-name="T101">українці</text:span></text:a><text:span text:style-name="T137">.</text:span></text:p>
        </text:list-item>
      </text:list>
      <text:list xml:id="list2552470518" text:style-name="L19">
        <text:list-item>
          <text:p text:style-name="P80"><text:span text:style-name="T137">Квітень 1945 — видача англійськими військами </text:span><text:a xlink:type="simple" xlink:href="https://uk.wikipedia.org/wiki/Радянський_Союз" text:style-name="Internet_20_link" text:visited-style-name="Visited_20_Internet_20_Link"><text:span text:style-name="T101">Радянському Союзу</text:span></text:a><text:span text:style-name="T137"> 50000 — 70000 козаків </text:span><text:a xlink:type="simple" xlink:href="https://uk.wikipedia.org/wiki/Козачий_Стан" text:style-name="Internet_20_link" text:visited-style-name="Visited_20_Internet_20_Link"><text:span text:style-name="T101">Козачого Стану</text:span></text:a><text:span text:style-name="T137"> (козацькі підрозділи у складі </text:span><text:a xlink:type="simple" xlink:href="https://uk.wikipedia.org/wiki/Вермахт" text:style-name="Internet_20_link" text:visited-style-name="Visited_20_Internet_20_Link"><text:span text:style-name="T101">вермахту</text:span></text:a><text:span text:style-name="T137">) у </text:span><text:a xlink:type="simple" xlink:href="https://uk.wikipedia.org/wiki/Лієнц" text:style-name="Internet_20_link" text:visited-style-name="Visited_20_Internet_20_Link"><text:span text:style-name="T101">Лієнці</text:span></text:a><text:span text:style-name="T137">, </text:span><text:a xlink:type="simple" xlink:href="https://uk.wikipedia.org/wiki/Австрія" text:style-name="Internet_20_link" text:visited-style-name="Visited_20_Internet_20_Link"><text:span text:style-name="T101">Австрія</text:span></text:a><text:span text:style-name="T137">, серед яких — багато учасників українського кубанського руху, зокрема отаман </text:span><text:a xlink:type="simple" xlink:href="https://uk.wikipedia.org/wiki/Шкуро_Андрій_Григорович" text:style-name="Internet_20_link" text:visited-style-name="Visited_20_Internet_20_Link"><text:span text:style-name="T101">Андрій Шкуро</text:span></text:a><text:span text:style-name="T137"> (див. </text:span><text:a xlink:type="simple" xlink:href="https://uk.wikipedia.org/wiki/Видача_козаків_у_Лієнці" text:style-name="Internet_20_link" text:visited-style-name="Visited_20_Internet_20_Link"><text:span text:style-name="T101">Видача козаків у Лієнці</text:span></text:a><text:span text:style-name="T137">).</text:span></text:p>
        </text:list-item>
      </text:list>
      <text:h text:style-name="P110" text:outline-level="2"><text:bookmark text:name=".D0.9C.D0.B0.D1.81.D1.88.D1.82.D0.B0.D0.B1.D0.B8_.D1.80.D1.83.D1.85.D1.83"/><text:bookmark text:name="Масштаби_руху"/><text:soft-page-break/><text:span text:style-name="T44">Масштаби руху</text:span><text:span text:style-name="T70">[</text:span><text:a xlink:type="simple" xlink:href="https://uk.wikipedia.org/w/index.php?title=Український_визвольний_рух_1920—1950_років&amp;veaction=edit&amp;section=8" text:style-name="Internet_20_link" text:visited-style-name="Visited_20_Internet_20_Link"><text:span text:style-name="T101">ред.</text:span></text:a><text:span text:style-name="T70"> | </text:span><text:a xlink:type="simple" xlink:href="https://uk.wikipedia.org/w/index.php?title=Український_визвольний_рух_1920—1950_років&amp;action=edit&amp;section=8" text:style-name="Internet_20_link" text:visited-style-name="Visited_20_Internet_20_Link"><text:span text:style-name="T101">ред. код</text:span></text:a><text:span text:style-name="T70">]</text:span></text:h>
      <text:p text:style-name="P36"><text:span text:style-name="T137">За різними даними, чисельність </text:span><text:a xlink:type="simple" xlink:href="https://uk.wikipedia.org/wiki/УПА" text:style-name="Internet_20_link" text:visited-style-name="Visited_20_Internet_20_Link"><text:span text:style-name="T101">УПА</text:span></text:a><text:span text:style-name="T137"> як потужної військової організації становила від 20 до 40 тис. чоловік. За весь час спротиву через її лави пройшло від 150 до 400 тис. чоловік.</text:span><text:bookmark text:name="cite_ref-61"/><text:a xlink:type="simple" xlink:href="https://uk.wikipedia.org/wiki/Український_визвольний_рух_1920—1950_років#cite_note-6" text:style-name="Internet_20_link" text:visited-style-name="Visited_20_Internet_20_Link"><text:span text:style-name="T101">[6]</text:span></text:a></text:p>
      <text:p text:style-name="P36"><text:span text:style-name="T137">Враховуючи діяльність інших організацій визвольного руху — </text:span><text:a xlink:type="simple" xlink:href="https://uk.wikipedia.org/wiki/ОУН_(б)" text:style-name="Internet_20_link" text:visited-style-name="Visited_20_Internet_20_Link"><text:span text:style-name="T101">ОУН (б)</text:span></text:a><text:span text:style-name="T137">, ОУН (м), кубанські козаки, Поліська Січ, Українська Народно-Революційна Армія — загальна чисельність активних учасників сягала півмільйона чоловік.</text:span></text:p>
      <text:p text:style-name="P36"><text:span text:style-name="T137">Визвольним рухом була охоплена майже уся </text:span><text:a xlink:type="simple" xlink:href="https://uk.wikipedia.org/wiki/Правобережна_Україна" text:style-name="Internet_20_link" text:visited-style-name="Visited_20_Internet_20_Link"><text:span text:style-name="T101">Правобережна Україна</text:span></text:a><text:span text:style-name="T137"> та прикордоння, його осередки діяли на всій етнічній українській території.</text:span></text:p>
      <text:p text:style-name="Title"><text:line-break/><text:span text:style-name="T191">6.3</text:span></text:p>
      <text:h text:style-name="P107" text:outline-level="2"><text:bookmark text:name="Значення"/><text:span text:style-name="T44">Значення</text:span><text:span text:style-name="T70">[</text:span><text:a xlink:type="simple" xlink:href="https://uk.wikipedia.org/w/index.php?title=Український_визвольний_рух_1920—1950_років&amp;veaction=edit&amp;section=10" text:style-name="Internet_20_link" text:visited-style-name="Visited_20_Internet_20_Link"><text:span text:style-name="T101">ред.</text:span></text:a><text:span text:style-name="T70"> | </text:span><text:a xlink:type="simple" xlink:href="https://uk.wikipedia.org/w/index.php?title=Український_визвольний_рух_1920—1950_років&amp;action=edit&amp;section=10" text:style-name="Internet_20_link" text:visited-style-name="Visited_20_Internet_20_Link"><text:span text:style-name="T101">ред. код</text:span></text:a><text:span text:style-name="T70">]</text:span></text:h>
      <text:p text:style-name="P36"><text:span text:style-name="T137">Роль організацій українського визвольного руху та їх досягнення досить суперечливі. З одного боку, вони відстоювали незалежність </text:span><text:a xlink:type="simple" xlink:href="https://uk.wikipedia.org/wiki/УНР" text:style-name="Internet_20_link" text:visited-style-name="Visited_20_Internet_20_Link"><text:span text:style-name="T101">Української народної республіки</text:span></text:a><text:span text:style-name="T137"> та фундаментальне право будь-якої нації на самовизначення, яке у 1944 р. було закріплено в Уставі </text:span><text:a xlink:type="simple" xlink:href="https://uk.wikipedia.org/wiki/ООН" text:style-name="Internet_20_link" text:visited-style-name="Visited_20_Internet_20_Link"><text:span text:style-name="T101">ООН</text:span></text:a><text:span text:style-name="T137">. З іншого боку, вони співпрацювали деякий час з нацистською </text:span><text:a xlink:type="simple" xlink:href="https://uk.wikipedia.org/wiki/Німеччина" text:style-name="Internet_20_link" text:visited-style-name="Visited_20_Internet_20_Link"><text:span text:style-name="T101">Німеччиною</text:span></text:a><text:span text:style-name="T137">, хоча б і відмовились від цього у 1942 р. та отримували допомогу демократичних держав Заходу.</text:span></text:p>
      <text:p text:style-name="P36"><text:span text:style-name="T137">Боротьба </text:span><text:a xlink:type="simple" xlink:href="https://uk.wikipedia.org/wiki/УПА" text:style-name="Internet_20_link" text:visited-style-name="Visited_20_Internet_20_Link"><text:span text:style-name="T101">УПА</text:span></text:a><text:span text:style-name="T137"> у 1940-50-х роках проти </text:span><text:a xlink:type="simple" xlink:href="https://uk.wikipedia.org/wiki/Червона_Армія" text:style-name="Internet_20_link" text:visited-style-name="Visited_20_Internet_20_Link"><text:span text:style-name="T101">Червоної Армії</text:span></text:a><text:span text:style-name="T137"> та радянської влади, а також радянська пропаганда призвели до того, що зараз для більшості росіян та частини українців поняття «оунівці», «упівці», «бандерівці» символізують агресивний </text:span><text:a xlink:type="simple" xlink:href="https://uk.wikipedia.org/wiki/Націоналізм" text:style-name="Internet_20_link" text:visited-style-name="Visited_20_Internet_20_Link"><text:span text:style-name="T101">націоналізм</text:span></text:a><text:span text:style-name="T137"> та пособництво німецькому </text:span><text:a xlink:type="simple" xlink:href="https://uk.wikipedia.org/wiki/Нацизм" text:style-name="Internet_20_link" text:visited-style-name="Visited_20_Internet_20_Link"><text:span text:style-name="T101">нацизму</text:span></text:a><text:span text:style-name="T137">.</text:span></text:p>
      <text:p text:style-name="P29">Насправді спроби офіційно визнати злочинцями учасників українського визвольного руху були невдалими:</text:p>
      <text:list xml:id="list3600175827" text:style-name="L20">
        <text:list-item>
          <text:p text:style-name="P81"><text:span text:style-name="T137">На Нюрнберзькому процесі (1945-46 рр..) </text:span><text:a xlink:type="simple" xlink:href="https://uk.wikipedia.org/wiki/ОУН" text:style-name="Internet_20_link" text:visited-style-name="Visited_20_Internet_20_Link"><text:span text:style-name="T101">ОУН</text:span></text:a><text:span text:style-name="T137"> не було визнано злочинною організацією.</text:span></text:p>
        </text:list-item>
        <text:list-item>
          <text:p text:style-name="P81"><text:span text:style-name="T137">У 1954 році в </text:span><text:a xlink:type="simple" xlink:href="https://uk.wikipedia.org/wiki/США" text:style-name="Internet_20_link" text:visited-style-name="Visited_20_Internet_20_Link"><text:span text:style-name="T101">США</text:span></text:a><text:span text:style-name="T137"> відбулися слухання слідчої комісії Конгресу, яка зняла з </text:span><text:a xlink:type="simple" xlink:href="https://uk.wikipedia.org/wiki/ОУН" text:style-name="Internet_20_link" text:visited-style-name="Visited_20_Internet_20_Link"><text:span text:style-name="T101">ОУН</text:span></text:a><text:span text:style-name="T137"> звинувачення в причетності до </text:span><text:a xlink:type="simple" xlink:href="https://uk.wikipedia.org/wiki/Голокост" text:style-name="Internet_20_link" text:visited-style-name="Visited_20_Internet_20_Link"><text:span text:style-name="T101">Голокосту</text:span></text:a><text:span text:style-name="T137">.</text:span><text:bookmark text:name="cite_ref-71"/><text:a xlink:type="simple" xlink:href="https://uk.wikipedia.org/wiki/Український_визвольний_рух_1920—1950_років#cite_note-7" text:style-name="Internet_20_link" text:visited-style-name="Visited_20_Internet_20_Link"><text:span text:style-name="T101">[7]</text:span></text:a><text:span text:style-name="T137"> Більш того, у лавах </text:span><text:a xlink:type="simple" xlink:href="https://uk.wikipedia.org/wiki/УПА" text:style-name="Internet_20_link" text:visited-style-name="Visited_20_Internet_20_Link"><text:span text:style-name="T101">УПА</text:span></text:a><text:span text:style-name="T137"> бились представники багатьох національностей, включно з євреями.</text:span></text:p>
        </text:list-item>
      </text:list>
      <text:p text:style-name="P36"><text:soft-page-break/><text:span text:style-name="T137">Після закінчення війни 1941-45 рр. </text:span><text:a xlink:type="simple" xlink:href="https://uk.wikipedia.org/wiki/ОУН" text:style-name="Internet_20_link" text:visited-style-name="Visited_20_Internet_20_Link"><text:span text:style-name="T101">Організація українських націоналістів</text:span></text:a><text:span text:style-name="T137"> мала досить великий вплив в </text:span><text:a xlink:type="simple" xlink:href="https://uk.wikipedia.org/wiki/Українська_діаспора" text:style-name="Internet_20_link" text:visited-style-name="Visited_20_Internet_20_Link"><text:span text:style-name="T101">українській діаспорі</text:span></text:a><text:span text:style-name="T137">. Після оголошення незалежності України у 1991 р. керівну діяльність ОУН (б) було перенесено у країну, а вона була реорганізована у </text:span><text:a xlink:type="simple" xlink:href="https://uk.wikipedia.org/wiki/Конгрес_Українських_Націоналістів" text:style-name="Internet_20_link" text:visited-style-name="Visited_20_Internet_20_Link"><text:span text:style-name="T101">Конгрес Українських Націоналістів</text:span></text:a><text:span text:style-name="T137"> (КУН).</text:span></text:p>
      <text:p text:style-name="P36"><text:span text:style-name="T137">Розроблена ідеологами українського національно-визвольного руху концепція зламу більшовизму не була зреалізована у свій час. Проте вона по суті втілилася у життя на зламі 1980-90-х років XX століття, коли під натиском національно-демократичної революції, що охопила Центрально-Східну Європу було повалено тоталітарну систему.</text:span><text:bookmark text:name="cite_ref-В'ятрович_Володимир_Михайлович_2-1"/><text:a xlink:type="simple" xlink:href="https://uk.wikipedia.org/wiki/Український_визвольний_рух_1920—1950_років#cite_note-В'ятрович_Володимир_Михайлович-2" text:style-name="Internet_20_link" text:visited-style-name="Visited_20_Internet_20_Link"><text:span text:style-name="T101">[2]</text:span></text:a></text:p>
      <text:h text:style-name="P110" text:outline-level="2"><text:bookmark text:name=".D0.9A.D0.B5.D1.80.D1.96.D0.B2.D0.BD.D0.B8.D0.BA.D0.B8_.D1.82.D0.B0_.D0.BF.D1.80.D0.BE.D0.B2.D1.96.D0.B4.D0.BD.D1.96_.D1.83.D1.87.D0.B0.D1.81.D0.BD.D0.B8.D0.BA.D0.B8"/><text:bookmark text:name="Керівники_та_провідні_учасники"/><text:span text:style-name="T44">Керівники та провідні учасники</text:span><text:span text:style-name="T70">[</text:span><text:a xlink:type="simple" xlink:href="https://uk.wikipedia.org/w/index.php?title=Український_визвольний_рух_1920—1950_років&amp;veaction=edit&amp;section=11" text:style-name="Internet_20_link" text:visited-style-name="Visited_20_Internet_20_Link"><text:span text:style-name="T101">ред.</text:span></text:a><text:span text:style-name="T70"> | </text:span><text:a xlink:type="simple" xlink:href="https://uk.wikipedia.org/w/index.php?title=Український_визвольний_рух_1920—1950_років&amp;action=edit&amp;section=11" text:style-name="Internet_20_link" text:visited-style-name="Visited_20_Internet_20_Link"><text:span text:style-name="T101">ред. код</text:span></text:a><text:span text:style-name="T70">]</text:span></text:h>
      <text:list xml:id="list473607607" text:style-name="L21">
        <text:list-item>
          <text:p text:style-name="P82"><text:a xlink:type="simple" xlink:href="https://uk.wikipedia.org/wiki/Євген_Коновалець" text:style-name="Internet_20_link" text:visited-style-name="Visited_20_Internet_20_Link"><text:span text:style-name="T101">Євген Коновалець</text:span></text:a></text:p>
        </text:list-item>
        <text:list-item>
          <text:p text:style-name="P82"><text:a xlink:type="simple" xlink:href="https://uk.wikipedia.org/wiki/Степан_Бандера" text:style-name="Internet_20_link" text:visited-style-name="Visited_20_Internet_20_Link"><text:span text:style-name="T101">Степан Бандера</text:span></text:a></text:p>
        </text:list-item>
        <text:list-item>
          <text:p text:style-name="P82"><text:a xlink:type="simple" xlink:href="https://uk.wikipedia.org/wiki/Мельник_Андрій_Атанасович" text:style-name="Internet_20_link" text:visited-style-name="Visited_20_Internet_20_Link"><text:span text:style-name="T101">Андрій Мельник</text:span></text:a></text:p>
        </text:list-item>
        <text:list-item>
          <text:p text:style-name="P82"><text:a xlink:type="simple" xlink:href="https://uk.wikipedia.org/wiki/Стецько_Ярослав" text:style-name="Internet_20_link" text:visited-style-name="Visited_20_Internet_20_Link"><text:span text:style-name="T101">Ярослав Стецько</text:span></text:a></text:p>
        </text:list-item>
        <text:list-item>
          <text:p text:style-name="P82"><text:a xlink:type="simple" xlink:href="https://uk.wikipedia.org/wiki/Роман_Шухевич" text:style-name="Internet_20_link" text:visited-style-name="Visited_20_Internet_20_Link"><text:span text:style-name="T101">Роман Шухевич</text:span></text:a></text:p>
        </text:list-item>
      </text:list>
      <text:p text:style-name="P40"/>
      <text:p text:style-name="P4"><text:span text:style-name="T139">Євге́н</text:span><text:span text:style-name="T141"> </text:span><text:span text:style-name="T137">(</text:span><text:span text:style-name="T139">Евген</text:span><text:bookmark text:name="cite_ref-1"/><text:a xlink:type="simple" xlink:href="https://uk.wikipedia.org/wiki/Коновалець_Євген_Михайлович#cite_note-1" text:style-name="Internet_20_link" text:visited-style-name="Visited_20_Internet_20_Link"><text:span text:style-name="T101">[1]</text:span></text:a><text:span text:style-name="T137">) </text:span><text:span text:style-name="T139">Мих́айлович Конова́лець</text:span><text:span text:style-name="T141"> </text:span><text:span text:style-name="T137"> полковник </text:span><text:a xlink:type="simple" xlink:href="https://uk.wikipedia.org/wiki/Армія_Української_Народної_Республіки" text:style-name="Internet_20_link" text:visited-style-name="Visited_20_Internet_20_Link"><text:span text:style-name="T104">Армії</text:span></text:a><text:span text:style-name="T141"> </text:span><text:a xlink:type="simple" xlink:href="https://uk.wikipedia.org/wiki/УНР" text:style-name="Internet_20_link" text:visited-style-name="Visited_20_Internet_20_Link"><text:span text:style-name="T104">УНР</text:span></text:a><text:span text:style-name="T137">, командир </text:span><text:a xlink:type="simple" xlink:href="https://uk.wikipedia.org/wiki/Січові_Стрільці" text:style-name="Internet_20_link" text:visited-style-name="Visited_20_Internet_20_Link"><text:span text:style-name="T104">Січових Стрільців</text:span></text:a><text:span text:style-name="T137">, член </text:span><text:a xlink:type="simple" xlink:href="https://uk.wikipedia.org/wiki/Стрілецька_Рада_Корпусу_Січових_Стрільців" text:style-name="Internet_20_link" text:visited-style-name="Visited_20_Internet_20_Link"><text:span text:style-name="T104">Стрілецької Ради</text:span></text:a><text:span text:style-name="T137">, командант </text:span><text:a xlink:type="simple" xlink:href="https://uk.wikipedia.org/wiki/УВО" text:style-name="Internet_20_link" text:visited-style-name="Visited_20_Internet_20_Link"><text:span text:style-name="T104">УВО</text:span></text:a><text:span text:style-name="T137">, голова </text:span><text:a xlink:type="simple" xlink:href="https://uk.wikipedia.org/wiki/Провід_українських_націоналістів" text:style-name="Internet_20_link" text:visited-style-name="Visited_20_Internet_20_Link"><text:span text:style-name="T104">Проводу українських націоналістів</text:span></text:a><text:span text:style-name="T141"> </text:span><text:span text:style-name="T137">(</text:span><text:a xlink:type="simple" xlink:href="https://uk.wikipedia.org/wiki/1927" text:style-name="Internet_20_link" text:visited-style-name="Visited_20_Internet_20_Link"><text:span text:style-name="T104">1927</text:span></text:a><text:span text:style-name="T137">), перший голова </text:span><text:a xlink:type="simple" xlink:href="https://uk.wikipedia.org/wiki/ОУН" text:style-name="Internet_20_link" text:visited-style-name="Visited_20_Internet_20_Link"><text:span text:style-name="T104">ОУН</text:span></text:a><text:span text:style-name="T141"> </text:span><text:span text:style-name="T137">(з </text:span><text:a xlink:type="simple" xlink:href="https://uk.wikipedia.org/wiki/1929" text:style-name="Internet_20_link" text:visited-style-name="Visited_20_Internet_20_Link"><text:span text:style-name="T104">1929</text:span></text:a><text:span text:style-name="T137">), один із ідеологів </text:span><text:a xlink:type="simple" xlink:href="https://uk.wikipedia.org/wiki/Український_націоналізм" text:style-name="Internet_20_link" text:visited-style-name="Visited_20_Internet_20_Link"><text:span text:style-name="T104">українського націоналізму</text:span></text:a><text:span text:style-name="T137">.</text:span></text:p>
      <text:p text:style-name="P4"><text:span text:style-name="T139">Степа́н Андрі́йович Банде́ра</text:span><text:span text:style-name="T137">  — </text:span><text:a xlink:type="simple" xlink:href="https://uk.wikipedia.org/wiki/Україна" text:style-name="Internet_20_link" text:visited-style-name="Visited_20_Internet_20_Link"><text:span text:style-name="T104">український</text:span></text:a><text:span text:style-name="T123"> </text:span><text:a xlink:type="simple" xlink:href="https://uk.wikipedia.org/wiki/Політик" text:style-name="Internet_20_link" text:visited-style-name="Visited_20_Internet_20_Link"><text:span text:style-name="T104">політичний діяч</text:span></text:a><text:span text:style-name="T137">, один із чільних ідеологів і теоретиків українського націоналістичного руху </text:span><text:a xlink:type="simple" xlink:href="https://uk.wikipedia.org/wiki/XX_століття" text:style-name="Internet_20_link" text:visited-style-name="Visited_20_Internet_20_Link"><text:span text:style-name="T104">XX століття</text:span></text:a><text:bookmark text:name="cite_ref-FOOTNOTEПосівнич20089_1-0"/><text:a xlink:type="simple" xlink:href="https://uk.wikipedia.org/wiki/Бандера_Степан_Андрійович#cite_note-FOOTNOTEПосівнич20089-1" text:style-name="Internet_20_link" text:visited-style-name="Visited_20_Internet_20_Link"><text:span text:style-name="T101">[1]</text:span></text:a><text:span text:style-name="T137">, після розколу </text:span><text:a xlink:type="simple" xlink:href="https://uk.wikipedia.org/wiki/Організація_українських_націоналістів" text:style-name="Internet_20_link" text:visited-style-name="Visited_20_Internet_20_Link"><text:span text:style-name="T104">Організації українських націоналістів</text:span></text:a><text:span text:style-name="T137"> — голова Проводу </text:span><text:a xlink:type="simple" xlink:href="https://uk.wikipedia.org/wiki/Організація_українських_націоналістів_революційна" text:style-name="Internet_20_link" text:visited-style-name="Visited_20_Internet_20_Link"><text:span text:style-name="T104">ОУН-Б</text:span></text:a><text:bookmark text:name="cite_ref-ЕІУ77_2-0"/><text:a xlink:type="simple" xlink:href="https://uk.wikipedia.org/wiki/Бандера_Степан_Андрійович#cite_note-ЕІУ77-2" text:style-name="Internet_20_link" text:visited-style-name="Visited_20_Internet_20_Link"><text:span text:style-name="T101">[2]</text:span></text:a><text:span text:style-name="T137">. </text:span></text:p>
      <text:p text:style-name="P4"><text:span text:style-name="T139">Андрі́й Атанасович Ме́льник</text:span><text:span text:style-name="T137"> — український державний, військовий, та політичний діяч. </text:span><text:a xlink:type="simple" xlink:href="https://uk.wikipedia.org/wiki/Провід_українських_націоналістів" text:style-name="Internet_20_link" text:visited-style-name="Visited_20_Internet_20_Link"><text:span text:style-name="T104">Голова Проводу Українських Націоналістів</text:span></text:a><text:span text:style-name="T137">, другий голова </text:span><text:a xlink:type="simple" xlink:href="https://uk.wikipedia.org/wiki/Організація_українських_націоналістів" text:style-name="Internet_20_link" text:visited-style-name="Visited_20_Internet_20_Link"><text:span text:style-name="T104">ОУН</text:span></text:a><text:span text:style-name="T137">. Один з найближчих соратників Полковника </text:span><text:a xlink:type="simple" xlink:href="https://uk.wikipedia.org/wiki/Коновалець_Євген_Михайлович" text:style-name="Internet_20_link" text:visited-style-name="Visited_20_Internet_20_Link"><text:span text:style-name="T104">Євгена Коновальця</text:span></text:a><text:span text:style-name="T137">.</text:span></text:p>
      <text:p text:style-name="P4"><text:span text:style-name="T139">Яросла́в Семе́нович Стецько́</text:span><text:span text:style-name="T141"> </text:span><text:span text:style-name="T137"> — український політичний та військовий діяч, активний діяч </text:span><text:a xlink:type="simple" xlink:href="https://uk.wikipedia.org/wiki/Організація_українських_націоналістів" text:style-name="Internet_20_link" text:visited-style-name="Visited_20_Internet_20_Link"><text:span text:style-name="T104">ОУН</text:span></text:a><text:span text:style-name="T137">. З </text:span><text:a xlink:type="simple" xlink:href="https://uk.wikipedia.org/wiki/1941" text:style-name="Internet_20_link" text:visited-style-name="Visited_20_Internet_20_Link"><text:span text:style-name="T104">1941</text:span></text:a><text:span text:style-name="T141"> </text:span><text:span text:style-name="T137">р. — перший заступник провідника </text:span><text:a xlink:type="simple" xlink:href="https://uk.wikipedia.org/wiki/Організація_українських_націоналістів_революційна" text:style-name="Internet_20_link" text:visited-style-name="Visited_20_Internet_20_Link"><text:span text:style-name="T104">ОУН-Б</text:span></text:a><text:span text:style-name="T141"> </text:span><text:a xlink:type="simple" xlink:href="https://uk.wikipedia.org/wiki/Бандера_Степан_Андрійович" text:style-name="Internet_20_link" text:visited-style-name="Visited_20_Internet_20_Link"><text:span text:style-name="T104">С. </text:span></text:a><text:soft-page-break/><text:a xlink:type="simple" xlink:href="https://uk.wikipedia.org/wiki/Бандера_Степан_Андрійович" text:style-name="Internet_20_link" text:visited-style-name="Visited_20_Internet_20_Link"><text:span text:style-name="T104">Бандери</text:span></text:a><text:span text:style-name="T137">. У </text:span><text:a xlink:type="simple" xlink:href="https://uk.wikipedia.org/wiki/1942" text:style-name="Internet_20_link" text:visited-style-name="Visited_20_Internet_20_Link"><text:span text:style-name="T104">1942</text:span></text:a><text:span text:style-name="T141">–</text:span><text:a xlink:type="simple" xlink:href="https://uk.wikipedia.org/wiki/1944" text:style-name="Internet_20_link" text:visited-style-name="Visited_20_Internet_20_Link"><text:span text:style-name="T104">1944</text:span></text:a><text:span text:style-name="T141"> </text:span><text:span text:style-name="T137">рр. перебував у німецькому концтаборі </text:span><text:a xlink:type="simple" xlink:href="https://uk.wikipedia.org/wiki/Заксенгаузен" text:style-name="Internet_20_link" text:visited-style-name="Visited_20_Internet_20_Link"><text:span text:style-name="T104">Заксенгаузен</text:span></text:a><text:span text:style-name="T137">. Після звільнення керував </text:span><text:a xlink:type="simple" xlink:href="https://uk.wikipedia.org/wiki/Антибільшовицький_блок_народів" text:style-name="Internet_20_link" text:visited-style-name="Visited_20_Internet_20_Link"><text:span text:style-name="T104">Антибільшовицьким блоком народів</text:span></text:a><text:span text:style-name="T137">, був головою Проводу </text:span><text:a xlink:type="simple" xlink:href="https://uk.wikipedia.org/wiki/Організація_українських_націоналістів_революційна" text:style-name="Internet_20_link" text:visited-style-name="Visited_20_Internet_20_Link"><text:span text:style-name="T104">ОУН-Б</text:span></text:a><text:span text:style-name="T137">.</text:span></text:p>
      <text:p text:style-name="P4"><text:span text:style-name="T139">Рома́н Шухе́вич</text:span><text:span text:style-name="T137"> (</text:span><text:a xlink:type="simple" xlink:href="https://uk.wikipedia.org/wiki/Військове_прізвисько" text:style-name="Internet_20_link" text:visited-style-name="Visited_20_Internet_20_Link"><text:span text:style-name="T104">псевдо</text:span></text:a><text:span text:style-name="T137">: </text:span><text:span text:style-name="T140">«Білий», «Дзвін», «Роман Лозовський», «Степан», «Чернець», «Чух», «Тур», «Тарас Чупринка»</text:span><text:span text:style-name="T137">;— </text:span><text:a xlink:type="simple" xlink:href="https://uk.wikipedia.org/wiki/Україна" text:style-name="Internet_20_link" text:visited-style-name="Visited_20_Internet_20_Link"><text:span text:style-name="T104">український</text:span></text:a><text:span text:style-name="T137"> політик і державний діяч, військовик. Член </text:span><text:a xlink:type="simple" xlink:href="https://uk.wikipedia.org/wiki/Галичина" text:style-name="Internet_20_link" text:visited-style-name="Visited_20_Internet_20_Link"><text:span text:style-name="T104">галицького</text:span></text:a><text:span text:style-name="T137"> крайового проводу </text:span><text:a xlink:type="simple" xlink:href="https://uk.wikipedia.org/wiki/Організація_українських_націоналістів" text:style-name="Internet_20_link" text:visited-style-name="Visited_20_Internet_20_Link"><text:span text:style-name="T104">Організації українських націоналістів</text:span></text:a><text:span text:style-name="T137">. Командир з боку українців українського військового підрозділу </text:span><text:a xlink:type="simple" xlink:href="https://uk.wikipedia.org/wiki/Нахтігаль_(легіон)" text:style-name="Internet_20_link" text:visited-style-name="Visited_20_Internet_20_Link"><text:span text:style-name="T104">«Нахтігаль»</text:span></text:a><text:span text:style-name="T137"> у складі іноземних легіонів </text:span><text:a xlink:type="simple" xlink:href="https://uk.wikipedia.org/wiki/Вермахт" text:style-name="Internet_20_link" text:visited-style-name="Visited_20_Internet_20_Link"><text:span text:style-name="T104">Вермахту</text:span></text:a><text:span text:style-name="T137"> (</text:span><text:a xlink:type="simple" xlink:href="https://uk.wikipedia.org/wiki/1941" text:style-name="Internet_20_link" text:visited-style-name="Visited_20_Internet_20_Link"><text:span text:style-name="T104">1941</text:span></text:a><text:span text:style-name="T137">–</text:span><text:a xlink:type="simple" xlink:href="https://uk.wikipedia.org/wiki/1942" text:style-name="Internet_20_link" text:visited-style-name="Visited_20_Internet_20_Link"><text:span text:style-name="T104">1942</text:span></text:a><text:span text:style-name="T137">). </text:span><text:a xlink:type="simple" xlink:href="https://uk.wikipedia.org/wiki/Генерал-хорунжий" text:style-name="Internet_20_link" text:visited-style-name="Visited_20_Internet_20_Link"><text:span text:style-name="T104">Генерал-хорунжий</text:span></text:a><text:span text:style-name="T137">, головнокомандувач </text:span><text:a xlink:type="simple" xlink:href="https://uk.wikipedia.org/wiki/Українська_повстанська_армія" text:style-name="Internet_20_link" text:visited-style-name="Visited_20_Internet_20_Link"><text:span text:style-name="T104">Української повстанської армії</text:span></text:a><text:span text:style-name="T137">, голова Секретаріату </text:span><text:a xlink:type="simple" xlink:href="https://uk.wikipedia.org/wiki/Українська_головна_визвольна_рада" text:style-name="Internet_20_link" text:visited-style-name="Visited_20_Internet_20_Link"><text:span text:style-name="T104">Української головної визвольної ради</text:span></text:a><text:span text:style-name="T137"> (</text:span><text:a xlink:type="simple" xlink:href="https://uk.wikipedia.org/wiki/1943" text:style-name="Internet_20_link" text:visited-style-name="Visited_20_Internet_20_Link"><text:span text:style-name="T104">1943</text:span></text:a><text:span text:style-name="T137">–</text:span><text:a xlink:type="simple" xlink:href="https://uk.wikipedia.org/wiki/1950" text:style-name="Internet_20_link" text:visited-style-name="Visited_20_Internet_20_Link"><text:span text:style-name="T104">1950</text:span></text:a><text:span text:style-name="T137">).</text:span></text:p>
      <text:p text:style-name="P3"><text:span text:style-name="T118"/></text:p>
      <text:p text:style-name="Title">7</text:p>
      <text:p text:style-name="P52"><text:span text:style-name="Strong_20_Emphasis"><text:span text:style-name="T161">Українська революція 1917–1921 років розпочалася в умовах революційних потрясінь, які охопили Російську імперію у березні 1917-го. Ключовим її рушієм був український народ і його політична еліта, що еволюціонувала від ідей політичної автономії та федерації до усвідомлення власної державної незалежності.</text:span></text:span></text:p>
      <text:p text:style-name="P30">Революція була явищем загальноукраїнським. У всіх регіонах розвивався національний рух, створювалися та діяли українські органи влади, політичні партії та громадські інституції, відроджувалася культура.</text:p>
      <text:p text:style-name="P30">Цікаво, що термін “Українська революція” був уведений в обіг самими учасниками подій. Це визначення є в працях Михайла Грушевського, Володимира Винниченка, Симона Петлюри, Дмитра Дорошенка та інших діячів доби. Радянська історіографія старанно викорінювала цю дефініцію та поширювала свої поняття – “Велика Жовтнева соціалістична революція” та “Громадянська війна”. Усе, що не вписувалося в рамки “генеральної лінії партії”, подавалося як “контрреволюційне” та “буржуазне”. Проте, тим часом українські історики в діаспорі досліджували Українську революцію 1917–1921 років. Їх роботу продовжили вітчизняні науковці в незалежній Україні.</text:p>
      <text:p text:style-name="P32"><text:soft-page-break/><draw:frame draw:style-name="fr3" draw:name="Изображение3" text:anchor-type="as-char" svg:width="16.956cm" svg:height="11.404cm" draw:z-index="1"><draw:image xlink:href="http://www.memory.gov.ua/sites/default/files/userupload/ukrayinska_revolyuciya_1917-1921.jpg" xlink:type="simple" xlink:show="embed" xlink:actuate="onLoad" loext:mime-type="image/jpeg"/></draw:frame></text:p>
      <text:p text:style-name="P36"><text:span text:style-name="Emphasis"><text:span text:style-name="T162"/></text:span></text:p>
      <text:p text:style-name="P36"><text:span text:style-name="Strong_20_Emphasis"><text:span text:style-name="T161">Етапи революції 1917–1921 років</text:span></text:span></text:p>
      <text:list xml:id="list354841054" text:style-name="L22">
        <text:list-item>
          <text:p text:style-name="P31">березень 1917 – квітень 1918. Утворення та діяльність Української Центральної Ради, проголошення її Універсалів;</text:p>
        </text:list-item>
        <text:list-item>
          <text:p text:style-name="P31">29 квітня – 14 грудня 1918. Правління гетьмана Павла Скоропадського;</text:p>
        </text:list-item>
        <text:list-item>
          <text:p text:style-name="P31">грудень 1918 – листопад 1921.  Встановлення влади Директорії УНР, розгортання та придушення масштабного повстанського руху.</text:p>
        </text:list-item>
      </text:list>
      <text:p text:style-name="P36"><text:span text:style-name="Strong_20_Emphasis"><text:span text:style-name="T161">Доба Української Центральної Ради (березень 1917–квітень 1918)</text:span></text:span></text:p>
      <text:p text:style-name="P30">Перший етап Української революції розпочався відразу після перемоги російської Лютневої революції у Петрограді. В цей час у Києві було створено  національний представницький орган – Українську Центральну Раду (УЦР). Після Всеукраїнського національного конгресу вона з київської організації перетворилася на загальноукраїнську.</text:p>
      <text:p text:style-name="P30">У І Універсалі УЦР заявила про політичну мету – здобуття української автономії у складі демократичної федеративної Російської республіки. <text:soft-page-break/>Автономна Україна мала включати території, де українці становлять більшість населення.</text:p>
      <text:p text:style-name="P30">ІІ Універсалом Центральної Ради утворено виконавчий орган влади – Генеральний Секретаріат.</text:p>
      <text:p text:style-name="P30">У багатьох містах колишньої імперії відбувалося українське національне піднесення. Українці, що входили до частини Російської імператорської армії та Російського імператорського флоту, збиралися на мітинги, “українізувалися” та визнавали УЦР.</text:p>
      <text:p text:style-name="P30">Після захоплення в Петрограді влади більшовиками надії на демократичний устрій Росії поступово розвіялися.</text:p>
      <text:p text:style-name="P36"><text:span text:style-name="T162">ІІІ Універсалом УЦР проголосила Українську Народну Республіку (УНР). Майже відразу вона зазнала більшовицької агресії з боку Росії. У розпалі бойових дій УЦР проголосила незалежність УНР (ІV Універсал). Незважаючи на героїзм під Крутами та в інших нерівних боях, українські війська відступили. УНР уклала перший в новітній історії України міжнародний договір у Бресті. Дипломатичне визнання та військова допомога Центральних держав зміцнили УНР і дали змогу відвоювати окуповані більшовиками території.</text:span></text:p>
      <text:p text:style-name="P36"><text:span text:style-name="Strong_20_Emphasis"><text:span text:style-name="T161">Доба Гетьманату (квітень–грудень 1918)</text:span></text:span></text:p>
      <text:p text:style-name="P30">Здобувши владу, гетьман Павло Скоропадський скористався нетривалим мирним періодом для зміцнення основ української державності. В період Гетьманату була розбудована дієва регіональна адміністрація. Вона контролювала найбільшу за весь час Української революції в територію, а також вела перемовини про входження до складу Української Держави Криму та Кубані. Українська Держава була визнана 30 країнами.</text:p>
      <text:p text:style-name="P30">За гетьмана в Україні було відкрито Кам’янець-Подільський університет, засновано Академію наук, закладено основи Української автокефальної православної церкви, здійснено інші важливі починання. Амбітна військова реформа не була завершена через несприятливу зовнішню та внутрішньополітичну ситуацію. Здобутками державотворення періоду Гетьманату скористалася відновлена УНР.</text:p>
      <text:p text:style-name="P36"><text:soft-page-break/><text:span text:style-name="Strong_20_Emphasis"><text:span text:style-name="T161">Доба Директорії (грудень 1918–листопад 1921)</text:span></text:span></text:p>
      <text:p text:style-name="P30">Директорія відновила республіканський лад і демократичне правління в Україні. Акт Злуки Української Народної Республіки із Західно-Українською Народною Республікою (ЗУНР) засвідчив волю українського народу до Соборності. Скликаний Директорією Трудовий конгрес, забезпечив широку представницьку основу української влади. У Паризькій мирній конференції, де вирішувалася доля учасників Першої світової війни, взяла участь українська делегація.</text:p>
      <text:p text:style-name="P41"><text:span text:style-name="T163">Увесь цей період УНР вела важкі бої за незалежність і територіальну цілісність. Разом із Галицькою армією, Армія УНР демонструвала героїзм і не капітулювала навіть тоді, коли під українським прапором залишалися кілька невеликих повітів. Контрнаступи березня 1919-го, Офензива на Київ–Одесу, Перший Зимовий похід засвідчили волю українців до боротьби. Укладання Варшавської угоди заклало фундамент тривалого українсько-польського альянсу і надало примарний шанс на перемогу навесні 1920 року. Проте навіть кинуті союзником напризволяще  українські вояки не полишали спроб закріпитися на рідних землях. До листопада 1921 року тривав масовий повстанський рух.</text:span></text:p>
      <text:p text:style-name="P36"><text:span text:style-name="Strong_20_Emphasis"><text:span text:style-name="T161">Західно-Українська Народна Республіка (листопад 1918–липень 1919)</text:span></text:span></text:p>
      <text:p text:style-name="P30">Розпад Австро-Угорської монархії, прозваної “клаптиковою імперією”, відкрив шлях до незалежності її народів. Галичина – східна частина австрійського коронного краю – від початку стала ареною суперництва українського та польського національно-визвольних рухів. Права на неї заявили одночасно Українська національна рада та Польська ліквідаційна комісія. Українці Закарпаття та Північної Буковини тяжіли до своїх братів-галичан, але їхні землі також були об’єктом зазіхання сусідніх народів і держав.</text:p>
      <text:p text:style-name="P30">Змагання за першість у Львові виграли українці, які швидко і рішуче встановили контроль над краєм. Ці події увійшли в історію як Листопадовий чин. Тимчасовий основний закон про державну самостійність українських земель колишньої Австро-Угорської монархії запроваджував назву нової <text:soft-page-break/>держави – Західно-Українська Народна Республіка. Однак закріпити успіх галичани не змогли. Після місяця затятих боїв українці були змушені залишити свою столицю. Утворився протяжний українсько-польський фронт. Спочатку бої носили позиційний характер. Це надало змогу ЗУНР облаштувати державні справи: провести реформи, сформувати дієвий уряд, адміністрацію, військо.</text:p>
      <text:p text:style-name="P30">Допомога Києва, на яку розраховували державні мужі ЗУНР, підписуючи Акт Злуки 22 січня 1919 року, не допомогла виграти війну з Польщею. Зміцнілі польські війська за підтримки переможної Антанти окупували майже всю Східну Галичину. Відчайдушний контрнаступ – Чортківська офензива – лише ненадовго виправив ситуацію. Врешті уряд і армія ЗУНР були змушені перетнути Збруч і об’єднатися із силами Директорії на Поділлі.</text:p>
      <text:p text:style-name="P30">У 1921 році, після кількох воєн радянської Росії з УНР, майже вся територія України опинилася під контролем окупанта. Ризький мир, підписаний у березні того ж року між радянськими урядами Росії й України та Польщею, фактично поховав самостійницькі плани урядів УНР і ЗУНР. Раніше, 1918-го Румунія окупувала Буковину, 1919-го до Чехословаччини відійшло Закарпаття. Долю Східної Галичини було вирішено 1923 pоку на Паризькій конференції – її приєднано до Польщі.</text:p>
      <text:p text:style-name="P30">Попри те, що до середини 1920-х років усі землі сучасної України опинилися під владою чотирьох держав, питання єдності української нації вже ніколи не ставилося під сумнів. Саме під час Української революції було проголошено незалежність України, продемонстровано можливість цивілізованого демократичного збирання територій в єдину суверенну державу. Це був вагомий і багато в чому трагічний досвід державницько-правової розбудови України.</text:p>
      <text:p text:style-name="P30">Українській політичній еліті не вдалося повною мірою втілити в життя ідею відродження державності. Це обумовлено не лише зовнішніми геополітичними чинниками, небажанням держав – переможниць у Світовій війні бачити Україну самостійною, а й проблемами внутрішнього характеру. Йдеться про недостатню консолідацію суспільних верств, гострі ідейні <text:soft-page-break/>протиріччя політичної еліти, недооцінку значення збройних сил у захисті державного суверенітету, кволість мобілізаційних зусиль урядів, прорахунки у виборі стратегічних союзників.</text:p>
      <text:p text:style-name="P47"/>
      <text:p text:style-name="Title">8.<text:span text:style-name="T192">1</text:span></text:p>
      <text:p text:style-name="P48">УНР</text:p>
      <text:p text:style-name="P53"><text:span text:style-name="T60">УКРАЇНСЬКА НАРОДНА РЕСПУБЛІКА</text:span><text:span text:style-name="T58"> — перша в 20 ст. укр. д-ва, створена на укр. землях, що входили до складу колиш. Рос. імперії (</text:span><text:a xlink:type="simple" xlink:href="http://resource.history.org.ua/cgi-bin/eiu/history.exe?Z21ID=&amp;I21DBN=EIU&amp;P21DBN=EIU&amp;S21STN=1&amp;S21REF=10&amp;S21FMT=eiu_all&amp;C21COM=S&amp;S21CNR=20&amp;S21P01=0&amp;S21P02=0&amp;S21P03=TRN=&amp;S21COLORTERMS=0&amp;S21STR=Naddniprianschyna" text:style-name="Internet_20_link" text:visited-style-name="Visited_20_Internet_20_Link"><text:span text:style-name="T59">Наддніпрянська Україна</text:span></text:a><text:span text:style-name="T58">). Утворилася в результаті національно-визвол. руху укр. народу, який розгорнувся після перемоги </text:span><text:a xlink:type="simple" xlink:href="http://resource.history.org.ua/cgi-bin/eiu/history.exe?Z21ID=&amp;I21DBN=EIU&amp;P21DBN=EIU&amp;S21STN=1&amp;S21REF=10&amp;S21FMT=eiu_all&amp;C21COM=S&amp;S21CNR=20&amp;S21P01=0&amp;S21P02=0&amp;S21P03=TRN=&amp;S21COLORTERMS=0&amp;S21STR=Lyutneva_revolyutsiya_1917" text:style-name="Internet_20_link" text:visited-style-name="Visited_20_Internet_20_Link"><text:span text:style-name="T59">Лютневої революції 1917</text:span></text:a><text:span text:style-name="T58">. Нац. рух українців очолювала </text:span><text:a xlink:type="simple" xlink:href="http://resource.history.org.ua/cgi-bin/eiu/history.exe?Z21ID=&amp;I21DBN=EIU&amp;P21DBN=EIU&amp;S21STN=1&amp;S21REF=10&amp;S21FMT=eiu_all&amp;C21COM=S&amp;S21CNR=20&amp;S21P01=0&amp;S21P02=0&amp;S21P03=TRN=&amp;S21COLORTERMS=0&amp;S21STR=Ukrainska_Tsentralna" text:style-name="Internet_20_link" text:visited-style-name="Visited_20_Internet_20_Link"><text:span text:style-name="T59">Українська Центральна Рада</text:span></text:a><text:span text:style-name="T58">. Скликаний нею </text:span><text:a xlink:type="simple" xlink:href="http://resource.history.org.ua/cgi-bin/eiu/history.exe?Z21ID=&amp;I21DBN=EIU&amp;P21DBN=EIU&amp;S21STN=1&amp;S21REF=10&amp;S21FMT=eiu_all&amp;C21COM=S&amp;S21CNR=20&amp;S21P01=0&amp;S21P02=0&amp;S21P03=TRN=&amp;S21COLORTERMS=0&amp;S21STR=Vseukrainskyj_natsionalnyj_1917" text:style-name="Internet_20_link" text:visited-style-name="Visited_20_Internet_20_Link"><text:span text:style-name="T59">Всеукраїнський національний конгрес 1917</text:span></text:a><text:span text:style-name="T58"> висунув метою руху створення укр. автономії у складі Рос. федеративної д-ви ще до скликання </text:span><text:a xlink:type="simple" xlink:href="http://resource.history.org.ua/cgi-bin/eiu/history.exe?Z21ID=&amp;I21DBN=EIU&amp;P21DBN=EIU&amp;S21STN=1&amp;S21REF=10&amp;S21FMT=eiu_all&amp;C21COM=S&amp;S21CNR=20&amp;S21P01=0&amp;S21P02=0&amp;S21P03=TRN=&amp;S21COLORTERMS=0&amp;S21STR=Vserosijski_Ustanovchi" text:style-name="Internet_20_link" text:visited-style-name="Visited_20_Internet_20_Link"><text:span text:style-name="T59">Всеросійських Установчих зборів</text:span></text:a><text:span text:style-name="T58">.</text:span></text:p>
      <text:p text:style-name="P35"><text:span text:style-name="T58">У відповідь на небажання </text:span><text:a xlink:type="simple" xlink:href="http://resource.history.org.ua/cgi-bin/eiu/history.exe?Z21ID=&amp;I21DBN=EIU&amp;P21DBN=EIU&amp;S21STN=1&amp;S21REF=10&amp;S21FMT=eiu_all&amp;C21COM=S&amp;S21CNR=20&amp;S21P01=0&amp;S21P02=0&amp;S21P03=TRN=&amp;S21COLORTERMS=0&amp;S21STR=Tymchasovyj_uriad" text:style-name="Internet_20_link" text:visited-style-name="Visited_20_Internet_20_Link"><text:span text:style-name="T59">Тимчасового уряду</text:span></text:a><text:span text:style-name="T58"> розглядати укр. питання УЦР 23 (10) червня 1917 видала </text:span><text:a xlink:type="simple" xlink:href="http://resource.history.org.ua/cgi-bin/eiu/history.exe?Z21ID=&amp;I21DBN=EIU&amp;P21DBN=EIU&amp;S21STN=1&amp;S21REF=10&amp;S21FMT=eiu_all&amp;C21COM=S&amp;S21CNR=20&amp;S21P01=0&amp;S21P02=0&amp;S21P03=TRN=&amp;S21COLORTERMS=0&amp;S21STR=Pershyj_universal" text:style-name="Internet_20_link" text:visited-style-name="Visited_20_Internet_20_Link"><text:span text:style-name="T59">Перший універсал Української Центральної Ради</text:span></text:a><text:span text:style-name="T58">, яким заявила про намір самочинно проголосити автономію України. Ухвалений 16 (3) липня 1917 </text:span><text:a xlink:type="simple" xlink:href="http://resource.history.org.ua/cgi-bin/eiu/history.exe?Z21ID=&amp;I21DBN=EIU&amp;P21DBN=EIU&amp;S21STN=1&amp;S21REF=10&amp;S21FMT=eiu_all&amp;C21COM=S&amp;S21CNR=20&amp;S21P01=0&amp;S21P02=0&amp;S21P03=TRN=&amp;S21COLORTERMS=0&amp;S21STR=Drugy_universal_UCR" text:style-name="Internet_20_link" text:visited-style-name="Visited_20_Internet_20_Link"><text:span text:style-name="T59">Другий універсал Української Центральної Ради</text:span></text:a><text:span text:style-name="T58"> зафіксував досягнуту в ході переговорів із Тимчасовим урядом домовленість про створення укр. автономії та утворив її виконавчий орган — </text:span><text:a xlink:type="simple" xlink:href="http://resource.history.org.ua/cgi-bin/eiu/history.exe?Z21ID=&amp;I21DBN=EIU&amp;P21DBN=EIU&amp;S21STN=1&amp;S21REF=10&amp;S21FMT=eiu_all&amp;C21COM=S&amp;S21CNR=20&amp;S21P01=0&amp;S21P02=0&amp;S21P03=TRN=&amp;S21COLORTERMS=0&amp;S21STR=Gen_sek_at_UCR" text:style-name="Internet_20_link" text:visited-style-name="Visited_20_Internet_20_Link"><text:span text:style-name="T59">Генеральний секретаріат Української Центральної Ради</text:span></text:a><text:span text:style-name="T58">. 17 (4) серпня 1917 Тимчасовий уряд ухвалив </text:span><text:a xlink:type="simple" xlink:href="http://resource.history.org.ua/cgi-bin/eiu/history.exe?Z21ID=&amp;I21DBN=EIU&amp;P21DBN=EIU&amp;S21STN=1&amp;S21REF=10&amp;S21FMT=eiu_all&amp;C21COM=S&amp;S21CNR=20&amp;S21P01=0&amp;S21P02=0&amp;S21P03=TRN=&amp;S21COLORTERMS=0&amp;S21STR=Tymchasova_instruktsiia_1917" text:style-name="Internet_20_link" text:visited-style-name="Visited_20_Internet_20_Link"><text:span text:style-name="T59">"Тимчасову інструкцію Генеральному секретаріатові Тимчасового уряду на Україні"</text:span></text:a><text:span text:style-name="T58">, в якій відійшов від попередніх домовленостей з УЦР і значно обмежив територію автономії. Вона включала менше половини укр. етнічних земель — </text:span><text:a xlink:type="simple" xlink:href="http://resource.history.org.ua/cgi-bin/eiu/history.exe?Z21ID=&amp;I21DBN=EIU&amp;P21DBN=EIU&amp;S21STN=1&amp;S21REF=10&amp;S21FMT=eiu_all&amp;C21COM=S&amp;S21CNR=20&amp;S21P01=0&amp;S21P02=0&amp;S21P03=TRN=&amp;S21COLORTERMS=0&amp;S21STR=Kyivska_guberniya" text:style-name="Internet_20_link" text:visited-style-name="Visited_20_Internet_20_Link"><text:span text:style-name="T59">Київську губернію</text:span></text:a><text:span text:style-name="T58">, </text:span><text:a xlink:type="simple" xlink:href="http://resource.history.org.ua/cgi-bin/eiu/history.exe?Z21ID=&amp;I21DBN=EIU&amp;P21DBN=EIU&amp;S21STN=1&amp;S21REF=10&amp;S21FMT=eiu_all&amp;C21COM=S&amp;S21CNR=20&amp;S21P01=0&amp;S21P02=0&amp;S21P03=TRN=&amp;S21COLORTERMS=0&amp;S21STR=Volynska_huberniia" text:style-name="Internet_20_link" text:visited-style-name="Visited_20_Internet_20_Link"><text:span text:style-name="T59">Волинську губернію</text:span></text:a><text:span text:style-name="T58">, </text:span><text:a xlink:type="simple" xlink:href="http://resource.history.org.ua/cgi-bin/eiu/history.exe?Z21ID=&amp;I21DBN=EIU&amp;P21DBN=EIU&amp;S21STN=1&amp;S21REF=10&amp;S21FMT=eiu_all&amp;C21COM=S&amp;S21CNR=20&amp;S21P01=0&amp;S21P02=0&amp;S21P03=TRN=&amp;S21COLORTERMS=0&amp;S21STR=Podilska_huberniia" text:style-name="Internet_20_link" text:visited-style-name="Visited_20_Internet_20_Link"><text:span text:style-name="T59">Подільську губернію</text:span></text:a><text:span text:style-name="T58">, </text:span><text:a xlink:type="simple" xlink:href="http://resource.history.org.ua/cgi-bin/eiu/history.exe?Z21ID=&amp;I21DBN=EIU&amp;P21DBN=EIU&amp;S21STN=1&amp;S21REF=10&amp;S21FMT=eiu_all&amp;C21COM=S&amp;S21CNR=20&amp;S21P01=0&amp;S21P02=0&amp;S21P03=TRN=&amp;S21COLORTERMS=0&amp;S21STR=Poltavska_huberniia" text:style-name="Internet_20_link" text:visited-style-name="Visited_20_Internet_20_Link"><text:span text:style-name="T59">Полтавську губернію</text:span></text:a><text:span text:style-name="T58"> та </text:span><text:a xlink:type="simple" xlink:href="http://resource.history.org.ua/cgi-bin/eiu/history.exe?Z21ID=&amp;I21DBN=EIU&amp;P21DBN=EIU&amp;S21STN=1&amp;S21REF=10&amp;S21FMT=eiu_all&amp;C21COM=S&amp;S21CNR=20&amp;S21P01=0&amp;S21P02=0&amp;S21P03=TRN=&amp;S21COLORTERMS=0&amp;S21STR=Chernihivska_huberniia" text:style-name="Internet_20_link" text:visited-style-name="Visited_20_Internet_20_Link"><text:span text:style-name="T59">Чернігівську губернію</text:span></text:a><text:span text:style-name="T58"> за винятком 4-х пн. повітів — Мглинського, Суразького, Стародубського й Новозибківського. Звужувалася також компетенція Ген. секретаріату УЦР, який був позбавлений кер-ва військ., суд., продовольчими справами, транспортом і зв’язком.</text:span></text:p>
      <text:p text:style-name="P35"><text:soft-page-break/><text:span text:style-name="T58">УЦР, не бажаючи відкритої конфронтації з урядом і прагнучи досягти своєї мети шляхом порозуміння, 22 (9) серпня 1917 погодилася навіть на таку "куцу" автономію, оскільки вона закладала підвалини державності. Резолюцію було ухвалено 227 голосами, 16 — проти, 62 — утрималися. З метою покласти край невизначеності становища укр. влади Ген. секретаріат УЦР 12 жовтня (29 вересня) 1917 видав декларацію (</text:span><text:a xlink:type="simple" xlink:href="http://resource.history.org.ua/cgi-bin/eiu/history.exe?Z21ID=&amp;I21DBN=EIU&amp;P21DBN=EIU&amp;S21STN=1&amp;S21REF=10&amp;S21FMT=eiu_all&amp;C21COM=S&amp;S21CNR=20&amp;S21P01=0&amp;S21P02=0&amp;S21P03=TRN=&amp;S21COLORTERMS=0&amp;S21STR=Deklaraciya_gen_sekretariatu" text:style-name="Internet_20_link" text:visited-style-name="Visited_20_Internet_20_Link"><text:span text:style-name="T59">Декларація Генерального секретаріату Української Центральної Ради 1917</text:span></text:a><text:span text:style-name="T58">), в якій проголосив курс на здійснення повної автономії України. У документі йшлося про намір поширити межі автономії на всю етнічну Україну, зробити вищою владою в ній УЦР, перетворити Ген. секретаріат УЦР на її виконавчий орган, створити в його складі секретарства продовольства, транспорту, зв’язку, судових і військових справ. Державно-правового характеру набувало </text:span><text:a xlink:type="simple" xlink:href="http://resource.history.org.ua/cgi-bin/eiu/history.exe?Z21ID=&amp;I21DBN=EIU&amp;P21DBN=EIU&amp;S21STN=1&amp;S21REF=10&amp;S21FMT=eiu_all&amp;C21COM=S&amp;S21CNR=20&amp;S21P01=0&amp;S21P02=0&amp;S21P03=TRN=&amp;S21COLORTERMS=0&amp;S21STR=Vilne_kozatstvo" text:style-name="Internet_20_link" text:visited-style-name="Visited_20_Internet_20_Link"><text:span text:style-name="T59">Вільне козацтво</text:span></text:a><text:span text:style-name="T58"> — територіальні військ. формування, що виконували функції охорони правопорядку. Для волевиявлення укр. народу оголошувалося про скликання в найближчім часі </text:span><text:a xlink:type="simple" xlink:href="http://resource.history.org.ua/cgi-bin/eiu/history.exe?Z21ID=&amp;I21DBN=EIU&amp;P21DBN=EIU&amp;S21STN=1&amp;S21REF=10&amp;S21FMT=eiu_all&amp;C21COM=S&amp;S21CNR=20&amp;S21P01=0&amp;S21P02=0&amp;S21P03=TRN=&amp;S21COLORTERMS=0&amp;S21STR=Ukrainski_Ustanovchi" text:style-name="Internet_20_link" text:visited-style-name="Visited_20_Internet_20_Link"><text:span text:style-name="T59">Українських Установчих зборів</text:span></text:a><text:span text:style-name="T58">. Разом із тим укр. адміністрація запевнила, що Україна залишиться у складі Рос. Республіки в якості автономної одиниці. 26 (13) жовтня 1917 Ген. секретаріат УЦР направив Тимчасовому уряду меморандум, де ще раз наголосив, що укр. автономії тісно у вузьких рамках, відведених їй центр. владою.</text:span></text:p>
      <text:p text:style-name="P35"><text:span text:style-name="T58">УЦР не підтримала </text:span><text:a xlink:type="simple" xlink:href="http://resource.history.org.ua/cgi-bin/eiu/history.exe?Z21ID=&amp;I21DBN=EIU&amp;P21DBN=EIU&amp;S21STN=1&amp;S21REF=10&amp;S21FMT=eiu_all&amp;C21COM=S&amp;S21CNR=20&amp;S21P01=0&amp;S21P02=0&amp;S21P03=TRN=&amp;S21COLORTERMS=0&amp;S21STR=Zhovtnevy_perevorot_1917" text:style-name="Internet_20_link" text:visited-style-name="Visited_20_Internet_20_Link"><text:span text:style-name="T59">Жовтневого перевороту в Петрограді 1917</text:span></text:a><text:span text:style-name="T58"> й не визнала утворену </text:span><text:a xlink:type="simple" xlink:href="http://resource.history.org.ua/cgi-bin/eiu/history.exe?Z21ID=&amp;I21DBN=EIU&amp;P21DBN=EIU&amp;S21STN=1&amp;S21REF=10&amp;S21FMT=eiu_all&amp;C21COM=S&amp;S21CNR=20&amp;S21P01=0&amp;S21P02=0&amp;S21P03=TRN=&amp;S21COLORTERMS=0&amp;S21STR=Bilshovyky" text:style-name="Internet_20_link" text:visited-style-name="Visited_20_Internet_20_Link"><text:span text:style-name="T59">більшовиками</text:span></text:a><text:span text:style-name="T58"> Раду нар. комісарів в якості всерос. уряду. У політ. умовах, що склалися, вона ухвалила 20 (7) листопада 1917 </text:span><text:a xlink:type="simple" xlink:href="http://resource.history.org.ua/cgi-bin/eiu/history.exe?Z21ID=&amp;I21DBN=EIU&amp;P21DBN=EIU&amp;S21STN=1&amp;S21REF=10&amp;S21FMT=eiu_all&amp;C21COM=S&amp;S21CNR=20&amp;S21P01=0&amp;S21P02=0&amp;S21P03=TRN=&amp;S21COLORTERMS=0&amp;S21STR=Tretij_universal" text:style-name="Internet_20_link" text:visited-style-name="Visited_20_Internet_20_Link"><text:span text:style-name="T59">Третій універсал Української Центральної Ради</text:span></text:a><text:span text:style-name="T58">, яким проголосила утворення УНР як автономної частини федеративної Рос. Республіки. До складу УНР увійшло 9 губерній: Волин. губ., </text:span><text:a xlink:type="simple" xlink:href="http://resource.history.org.ua/cgi-bin/eiu/history.exe?Z21ID=&amp;I21DBN=EIU&amp;P21DBN=EIU&amp;S21STN=1&amp;S21REF=10&amp;S21FMT=eiu_all&amp;C21COM=S&amp;S21CNR=20&amp;S21P01=0&amp;S21P02=0&amp;S21P03=TRN=&amp;S21COLORTERMS=0&amp;S21STR=Katerynoslavska_guberniya" text:style-name="Internet_20_link" text:visited-style-name="Visited_20_Internet_20_Link"><text:span text:style-name="T59">Катеринославська губернія</text:span></text:a><text:span text:style-name="T58">, Київ., Подільська, Полтав. губернії, </text:span><text:a xlink:type="simple" xlink:href="http://resource.history.org.ua/cgi-bin/eiu/history.exe?Z21ID=&amp;I21DBN=EIU&amp;P21DBN=EIU&amp;S21STN=1&amp;S21REF=10&amp;S21FMT=eiu_all&amp;C21COM=S&amp;S21CNR=20&amp;S21P01=0&amp;S21P02=0&amp;S21P03=TRN=&amp;S21COLORTERMS=0&amp;S21STR=Tavrijska_huberniia" text:style-name="Internet_20_link" text:visited-style-name="Visited_20_Internet_20_Link"><text:span text:style-name="T59">Таврійська губернія</text:span></text:a><text:span text:style-name="T58"> (без Криму), </text:span><text:a xlink:type="simple" xlink:href="http://resource.history.org.ua/cgi-bin/eiu/history.exe?Z21ID=&amp;I21DBN=EIU&amp;P21DBN=EIU&amp;S21STN=1&amp;S21REF=10&amp;S21FMT=eiu_all&amp;C21COM=S&amp;S21CNR=20&amp;S21P01=0&amp;S21P02=0&amp;S21P03=TRN=&amp;S21COLORTERMS=0&amp;S21STR=Kharkivska_huberniia" text:style-name="Internet_20_link" text:visited-style-name="Visited_20_Internet_20_Link"><text:span text:style-name="T59">Харківська губернія</text:span></text:a><text:span text:style-name="T58">, </text:span><text:a xlink:type="simple" xlink:href="http://resource.history.org.ua/cgi-bin/eiu/history.exe?Z21ID=&amp;I21DBN=EIU&amp;P21DBN=EIU&amp;S21STN=1&amp;S21REF=10&amp;S21FMT=eiu_all&amp;C21COM=S&amp;S21CNR=20&amp;S21P01=0&amp;S21P02=0&amp;S21P03=TRN=&amp;S21COLORTERMS=0&amp;S21STR=Khersonska_huberniia" text:style-name="Internet_20_link" text:visited-style-name="Visited_20_Internet_20_Link"><text:span text:style-name="T59">Херсонська губернія</text:span></text:a><text:span text:style-name="T58">, Черніг. губ. (у повному складі). Столиця — </text:span><text:a xlink:type="simple" xlink:href="http://resource.history.org.ua/cgi-bin/eiu/history.exe?Z21ID=&amp;I21DBN=EIU&amp;P21DBN=EIU&amp;S21STN=1&amp;S21REF=10&amp;S21FMT=eiu_all&amp;C21COM=S&amp;S21CNR=20&amp;S21P01=0&amp;S21P02=0&amp;S21P03=TRN=&amp;S21COLORTERMS=0&amp;S21STR=Kyiv_mst" text:style-name="Internet_20_link" text:visited-style-name="Visited_20_Internet_20_Link"><text:span text:style-name="T59">Київ</text:span></text:a><text:span text:style-name="T58">. Остаточне визначення кордонів УНР та прилучення до неї суміжних територій (Холмщини, частини Курської, Воронезької губерній та ін.), де більшість населення складали українці, мали вирішуватися "по згоді організованої волі </text:span><text:soft-page-break/><text:span text:style-name="T58">народів". 8 грудня (25 листопада) 1917 і 1 січня 1918 (19 грудня 1917) УНР зверталася з нотами до нових держ. утворень на території Росії з пропозицією про утворення на засадах федералізму загальнорос. однорідного соціаліст. уряду. Але політ. ситуація в регіонах була настільки складною й неоднозначною, що створення загальнорос. об’єднання виявилося справою нереальною. 24 (11) січня 1918 </text:span><text:a xlink:type="simple" xlink:href="http://resource.history.org.ua/cgi-bin/eiu/history.exe?Z21ID=&amp;I21DBN=EIU&amp;P21DBN=EIU&amp;S21STN=1&amp;S21REF=10&amp;S21FMT=eiu_all&amp;C21COM=S&amp;S21CNR=20&amp;S21P01=0&amp;S21P02=0&amp;S21P03=TRN=&amp;S21COLORTERMS=0&amp;S21STR=Chetvertyj_Universal_Ukr_Tsentralnoi_Rady" text:style-name="Internet_20_link" text:visited-style-name="Visited_20_Internet_20_Link"><text:span text:style-name="T59">Четвертий універсал Української Центральної Ради</text:span></text:a><text:span text:style-name="T58"> проголосив УНР самостійною незалежною д-вою.</text:span></text:p>
      <text:p text:style-name="P35"><text:span text:style-name="T58">Вищим законодавчим органом УНР залишалась УЦР, яка виконувала функції революц. передпарламенту з </text:span><text:a xlink:type="simple" xlink:href="http://resource.history.org.ua/cgi-bin/eiu/history.exe?Z21ID=&amp;I21DBN=EIU&amp;P21DBN=EIU&amp;S21STN=1&amp;S21REF=10&amp;S21FMT=eiu_all&amp;C21COM=S&amp;S21CNR=20&amp;S21P01=0&amp;S21P02=0&amp;S21P03=TRN=&amp;S21COLORTERMS=0&amp;S21STR=Grushevsky_M_S" text:style-name="Internet_20_link" text:visited-style-name="Visited_20_Internet_20_Link"><text:span text:style-name="T59">М.Грушевським</text:span></text:a><text:span text:style-name="T58"> на чолі. Вищим виконавчим органом (урядом) — Ген. секретаріат УЦР на чолі з головою </text:span><text:a xlink:type="simple" xlink:href="http://resource.history.org.ua/cgi-bin/eiu/history.exe?Z21ID=&amp;I21DBN=EIU&amp;P21DBN=EIU&amp;S21STN=1&amp;S21REF=10&amp;S21FMT=eiu_all&amp;C21COM=S&amp;S21CNR=20&amp;S21P01=0&amp;S21P02=0&amp;S21P03=TRN=&amp;S21COLORTERMS=0&amp;S21STR=Vynnychenko_V" text:style-name="Internet_20_link" text:visited-style-name="Visited_20_Internet_20_Link"><text:span text:style-name="T59">В.Винниченком</text:span></text:a><text:span text:style-name="T58">, із січня 1918 — </text:span><text:a xlink:type="simple" xlink:href="http://resource.history.org.ua/cgi-bin/eiu/history.exe?Z21ID=&amp;I21DBN=EIU&amp;P21DBN=EIU&amp;S21STN=1&amp;S21REF=10&amp;S21FMT=eiu_all&amp;C21COM=S&amp;S21CNR=20&amp;S21P01=0&amp;S21P02=0&amp;S21P03=TRN=&amp;S21COLORTERMS=0&amp;S21STR=Rada_Ministriv_UNR" text:style-name="Internet_20_link" text:visited-style-name="Visited_20_Internet_20_Link"><text:span text:style-name="T59">Рада народних міністрів Української Народної Республіки</text:span></text:a><text:span text:style-name="T58"> на чолі з </text:span><text:a xlink:type="simple" xlink:href="http://resource.history.org.ua/cgi-bin/eiu/history.exe?Z21ID=&amp;I21DBN=EIU&amp;P21DBN=EIU&amp;S21STN=1&amp;S21REF=10&amp;S21FMT=eiu_all&amp;C21COM=S&amp;S21CNR=20&amp;S21P01=0&amp;S21P02=0&amp;S21P03=TRN=&amp;S21COLORTERMS=0&amp;S21STR=Golubovych_V" text:style-name="Internet_20_link" text:visited-style-name="Visited_20_Internet_20_Link"><text:span text:style-name="T59">В.Голубовичем</text:span></text:a><text:span text:style-name="T58">. Вищу суд. владу здійснював утворений 15 (2) грудня 1917 Ген. суд УНР, який виконував у межах УНР функції колиш. Правительствуючого Сенату та Гол. військ. суду. Складався з 3-х департаментів — цивільного, карного та адміністративного, 15-ти ген. суддів. У реальному державотворчому процесі УНР класичного розподілу влади на законодавчу, виконавчу і судову не існувало. Владу на місцях здійснювали колишні земські органи (див. </text:span><text:a xlink:type="simple" xlink:href="http://resource.history.org.ua/cgi-bin/eiu/history.exe?Z21ID=&amp;I21DBN=EIU&amp;P21DBN=EIU&amp;S21STN=1&amp;S21REF=10&amp;S21FMT=eiu_all&amp;C21COM=S&amp;S21CNR=20&amp;S21P01=0&amp;S21P02=0&amp;S21P03=TRN=&amp;S21COLORTERMS=0&amp;S21STR=Zemski_upravy" text:style-name="Internet_20_link" text:visited-style-name="Visited_20_Internet_20_Link"><text:span text:style-name="T59">Земські управи</text:span></text:a><text:span text:style-name="T58">), перейменовані за законом про зміну назв земських інституцій від 1 січня 1918 (19 грудня 1917) на нар. управи.</text:span></text:p>
      <text:p text:style-name="P35"><text:span text:style-name="T58">Відповідними законами УЦР було впроваджено держ. символіку, що спиралася на істор. традиції: 27 (14 січня) — синьо-жовтий нац. прапор; 25 (12) лютого 1918 — герб, тризуб — знак Київ. д-ви часів кн. </text:span><text:a xlink:type="simple" xlink:href="http://resource.history.org.ua/cgi-bin/eiu/history.exe?Z21ID=&amp;I21DBN=EIU&amp;P21DBN=EIU&amp;S21STN=1&amp;S21REF=10&amp;S21FMT=eiu_all&amp;C21COM=S&amp;S21CNR=20&amp;S21P01=0&amp;S21P02=0&amp;S21P03=TRN=&amp;S21COLORTERMS=0&amp;S21STR=Volodymyr_Sv" text:style-name="Internet_20_link" text:visited-style-name="Visited_20_Internet_20_Link"><text:span text:style-name="T59">Володимира Святославича</text:span></text:a><text:span text:style-name="T58">; гімн — пісня </text:span><text:a xlink:type="simple" xlink:href="http://resource.history.org.ua/cgi-bin/eiu/history.exe?Z21ID=&amp;I21DBN=EIU&amp;P21DBN=EIU&amp;S21STN=1&amp;S21REF=10&amp;S21FMT=eiu_all&amp;C21COM=S&amp;S21CNR=20&amp;S21P01=0&amp;S21P02=0&amp;S21P03=TRN=&amp;S21COLORTERMS=0&amp;S21STR=Sche_ne_vmerla" text:style-name="Internet_20_link" text:visited-style-name="Visited_20_Internet_20_Link"><text:span text:style-name="T59">"Ще не вмерла Україна"</text:span></text:a><text:span text:style-name="T58"> (текст </text:span><text:a xlink:type="simple" xlink:href="http://resource.history.org.ua/cgi-bin/eiu/history.exe?Z21ID=&amp;I21DBN=EIU&amp;P21DBN=EIU&amp;S21STN=1&amp;S21REF=10&amp;S21FMT=eiu_all&amp;C21COM=S&amp;S21CNR=20&amp;S21P01=0&amp;S21P02=0&amp;S21P03=TRN=&amp;S21COLORTERMS=0&amp;S21STR=Chubynskyj_P" text:style-name="Internet_20_link" text:visited-style-name="Visited_20_Internet_20_Link"><text:span text:style-name="T59">П.Чубинського</text:span></text:a><text:span text:style-name="T58"> на музику </text:span><text:a xlink:type="simple" xlink:href="http://resource.history.org.ua/cgi-bin/eiu/history.exe?Z21ID=&amp;I21DBN=EIU&amp;P21DBN=EIU&amp;S21STN=1&amp;S21REF=10&amp;S21FMT=eiu_all&amp;C21COM=S&amp;S21CNR=20&amp;S21P01=0&amp;S21P02=0&amp;S21P03=TRN=&amp;S21COLORTERMS=0&amp;S21STR=Verbytskyj_M" text:style-name="Internet_20_link" text:visited-style-name="Visited_20_Internet_20_Link"><text:span text:style-name="T59">М.Вербицького</text:span></text:a><text:span text:style-name="T58">). За законом від 1 січня 1918 (19 грудня 1917) грошовою одиницею УНР став </text:span><text:a xlink:type="simple" xlink:href="http://resource.history.org.ua/cgi-bin/eiu/history.exe?Z21ID=&amp;I21DBN=EIU&amp;P21DBN=EIU&amp;S21STN=1&amp;S21REF=10&amp;S21FMT=eiu_all&amp;C21COM=S&amp;S21CNR=20&amp;S21P01=0&amp;S21P02=0&amp;S21P03=TRN=&amp;S21COLORTERMS=0&amp;S21STR=Karbovanec" text:style-name="Internet_20_link" text:visited-style-name="Visited_20_Internet_20_Link"><text:span text:style-name="T59">карбованець</text:span></text:a><text:span text:style-name="T58">, 25 (12) лютого 1918 була запроваджена нова грошова одиниця — </text:span><text:a xlink:type="simple" xlink:href="http://resource.history.org.ua/cgi-bin/eiu/history.exe?Z21ID=&amp;I21DBN=EIU&amp;P21DBN=EIU&amp;S21STN=1&amp;S21REF=10&amp;S21FMT=eiu_all&amp;C21COM=S&amp;S21CNR=20&amp;S21P01=0&amp;S21P02=0&amp;S21P03=TRN=&amp;S21COLORTERMS=0&amp;S21STR=Gryvnya" text:style-name="Internet_20_link" text:visited-style-name="Visited_20_Internet_20_Link"><text:span text:style-name="T59">гривня</text:span></text:a><text:span text:style-name="T58">. З 1 березня (16 лютого) УНР перейшла на григоріанський календар та середньоєвроп. час. 6 березня 1918 УЦР ухвалила закон про новий адм.-тер. поділ, за яким до складу УНР включалися населені українцями території на пн. зх., а на сх. — повіти Курської та Воронезької губерній, які на момент прийняття закону не перебували під владою УНР. За </text:span><text:soft-page-break/><text:span text:style-name="T58">законом територія УНР поділялася на 32 землі відповідно до природних, істор. і культ. реалій України. Закон не був запроваджений, він лишився однією з пам’яток революц. законотворчості першої укр. д-ви. 29 квітня 1918 на своєму останньому засіданні УЦР ухвалила </text:span><text:a xlink:type="simple" xlink:href="http://resource.history.org.ua/cgi-bin/eiu/history.exe?Z21ID=&amp;I21DBN=EIU&amp;P21DBN=EIU&amp;S21STN=1&amp;S21REF=10&amp;S21FMT=eiu_all&amp;C21COM=S&amp;S21CNR=20&amp;S21P01=0&amp;S21P02=0&amp;S21P03=TRN=&amp;S21COLORTERMS=0&amp;S21STR=Konstitutsiya_Unr_1918" text:style-name="Internet_20_link" text:visited-style-name="Visited_20_Internet_20_Link"><text:span text:style-name="T59">Конституцію Української Народної Республіки</text:span></text:a><text:span text:style-name="T58">, за якою вона ставала парламентською республікою.</text:span></text:p>
      <text:p text:style-name="P35"><text:span text:style-name="T58">Політ. курс УНР, визначений III Універсалом УЦР, мав соціаліст. спрямованість: скасування приватної власності на землю, 8-годинний робочий день, держ. контроль над вир-вом, свобода слова, друку, віросповідань, зібрань, союзів, страйків, недоторканність особи та її помешкання тощо. 31 (18) січня 1918 УЦР ухвалила Земельний закон, яким скасувала приватну власність на землю та перетворила її на загальнонар. власність. УЦР відкидала необхідність створення власної регулярної армії, обстоюючи принцип формування збройних сил на міліційній основі (</text:span><text:a xlink:type="simple" xlink:href="http://resource.history.org.ua/cgi-bin/eiu/history.exe?Z21ID=&amp;I21DBN=EIU&amp;P21DBN=EIU&amp;S21STN=1&amp;S21REF=10&amp;S21FMT=eiu_all&amp;C21COM=S&amp;S21CNR=20&amp;S21P01=0&amp;S21P02=0&amp;S21P03=TRN=&amp;S21COLORTERMS=0&amp;S21STR=Armiia_UNR" text:style-name="Internet_20_link" text:visited-style-name="Visited_20_Internet_20_Link"><text:span text:style-name="T59">Армія Української Народної Республіки</text:span></text:a><text:span text:style-name="T58">). 16 (3) січня 1918 Комітетом Української Центральної Ради був ухвалений закон про створення нар. війська. Воно формувалося з українізованих частин рос. армії (див. </text:span><text:a xlink:type="simple" xlink:href="http://resource.history.org.ua/cgi-bin/eiu/history.exe?Z21ID=&amp;I21DBN=EIU&amp;P21DBN=EIU&amp;S21STN=1&amp;S21REF=10&amp;S21FMT=eiu_all&amp;C21COM=S&amp;S21CNR=20&amp;S21P01=0&amp;S21P02=0&amp;S21P03=TRN=&amp;S21COLORTERMS=0&amp;S21STR=Ukrainizatsiia_armii" text:style-name="Internet_20_link" text:visited-style-name="Visited_20_Internet_20_Link"><text:span text:style-name="T59">Українізація в армії</text:span></text:a><text:span text:style-name="T58">), </text:span><text:a xlink:type="simple" xlink:href="http://resource.history.org.ua/cgi-bin/eiu/history.exe?Z21ID=&amp;I21DBN=EIU&amp;P21DBN=EIU&amp;S21STN=1&amp;S21REF=10&amp;S21FMT=eiu_all&amp;C21COM=S&amp;S21CNR=20&amp;S21P01=0&amp;S21P02=0&amp;S21P03=TRN=&amp;S21COLORTERMS=0&amp;S21STR=Sichovi_striltsi" text:style-name="Internet_20_link" text:visited-style-name="Visited_20_Internet_20_Link"><text:span text:style-name="T59">Січових стрільців</text:span></text:a><text:span text:style-name="T58">, Вільного козацтва, загонів добровольців. У березні—квітні 1918 Армія УНР налічувала до 15 тис. вояків.</text:span></text:p>
      <text:p text:style-name="P35"><text:span text:style-name="T58">УНР визнала себе воюючою стороною в </text:span><text:a xlink:type="simple" xlink:href="http://resource.history.org.ua/cgi-bin/eiu/history.exe?Z21ID=&amp;I21DBN=EIU&amp;P21DBN=EIU&amp;S21STN=1&amp;S21REF=10&amp;S21FMT=eiu_all&amp;C21COM=S&amp;S21CNR=20&amp;S21P01=0&amp;S21P02=0&amp;S21P03=TRN=&amp;S21COLORTERMS=0&amp;S21STR=Persha_svitova" text:style-name="Internet_20_link" text:visited-style-name="Visited_20_Internet_20_Link"><text:span text:style-name="T59">Першій світовій війні</text:span></text:a><text:span text:style-name="T58"> і підтвердила союзні обов’язки перед </text:span><text:a xlink:type="simple" xlink:href="http://resource.history.org.ua/cgi-bin/eiu/history.exe?Z21ID=&amp;I21DBN=EIU&amp;P21DBN=EIU&amp;S21STN=1&amp;S21REF=10&amp;S21FMT=eiu_all&amp;C21COM=S&amp;S21CNR=20&amp;S21P01=0&amp;S21P02=0&amp;S21P03=TRN=&amp;S21COLORTERMS=0&amp;S21STR=Antanta" text:style-name="Internet_20_link" text:visited-style-name="Visited_20_Internet_20_Link"><text:span text:style-name="T59">Антантою</text:span></text:a><text:span text:style-name="T58">. 24 (11) грудня 1917 вона звернулася з нотою до всіх воюючих і нейтральних д-в, де заявила, що справи війни і миру можуть вирішуватися лише спільною волею всіх новоутворених на території Росії д-в. Першим кроком УНР на міжнар. арені стала участь разом із Радянською Росією в сепаратних мирних переговорах із д-вами Четверного союзу у Брест-Литовську (нині м. Брест, Білорусь). У результаті переговорів 9 лютого (27 січня) вона уклала </text:span><text:a xlink:type="simple" xlink:href="http://resource.history.org.ua/cgi-bin/eiu/history.exe?Z21ID=&amp;I21DBN=EIU&amp;P21DBN=EIU&amp;S21STN=1&amp;S21REF=10&amp;S21FMT=eiu_all&amp;C21COM=S&amp;S21CNR=20&amp;S21P01=0&amp;S21P02=0&amp;S21P03=TRN=&amp;S21COLORTERMS=0&amp;S21STR=Brestskyj_myrnyj_9_1918" text:style-name="Internet_20_link" text:visited-style-name="Visited_20_Internet_20_Link"><text:span text:style-name="T59">Брестський мирний договір УНР з державами Четверного союзу 9 лютого 1918</text:span></text:a><text:span text:style-name="T58">, за яким були припинені воєнні дії, встановлено зх. кордон УНР (до неї відійшли Холмщина і </text:span><text:a xlink:type="simple" xlink:href="http://resource.history.org.ua/cgi-bin/eiu/history.exe?Z21ID=&amp;I21DBN=EIU&amp;P21DBN=EIU&amp;S21STN=1&amp;S21REF=10&amp;S21FMT=eiu_all&amp;C21COM=S&amp;S21CNR=20&amp;S21P01=0&amp;S21P02=0&amp;S21P03=TRN=&amp;S21COLORTERMS=0&amp;S21STR=Pidliashshia" text:style-name="Internet_20_link" text:visited-style-name="Visited_20_Internet_20_Link"><text:span text:style-name="T59">Підляшшя</text:span></text:a><text:span text:style-name="T58">, на землях яких була утворена Холмська губ.). Це був перший міжнародно-правовий акт, який визначав УНР як суб’єкта міжнар. права, де-факто вона набувала статусу незалежної нейтральної д-ви. З Німеччиною, </text:span><text:a xlink:type="simple" xlink:href="http://resource.history.org.ua/cgi-bin/eiu/history.exe?Z21ID=&amp;I21DBN=EIU&amp;P21DBN=EIU&amp;S21STN=1&amp;S21REF=10&amp;S21FMT=eiu_all&amp;C21COM=S&amp;S21CNR=20&amp;S21P01=0&amp;S21P02=0&amp;S21P03=TRN=&amp;S21COLORTERMS=0&amp;S21STR=Avstro_Uhorschyna" text:style-name="Internet_20_link" text:visited-style-name="Visited_20_Internet_20_Link"><text:span text:style-name="T59">Австро-Угорщиною</text:span></text:a><text:span text:style-name="T58">, Туреччиною, </text:span><text:soft-page-break/><text:span text:style-name="T58">Болгарією та Румунією були встановлені дипломатичні відносини на рівні послів.</text:span></text:p>
      <text:p text:style-name="P35"><text:span text:style-name="T58">УНР зазнала поразки в неоголошеній війні з РСФРР, і 8 лютого (26 січня) 1918 її кер-во залишило Київ (</text:span><text:a xlink:type="simple" xlink:href="http://resource.history.org.ua/cgi-bin/eiu/history.exe?Z21ID=&amp;I21DBN=EIU&amp;P21DBN=EIU&amp;S21STN=1&amp;S21REF=10&amp;S21FMT=eiu_all&amp;C21COM=S&amp;S21CNR=20&amp;S21P01=0&amp;S21P02=0&amp;S21P03=TRN=&amp;S21COLORTERMS=0&amp;S21STR=Persha_vijna_RadRosii_proty_UNR_19171918" text:style-name="Internet_20_link" text:visited-style-name="Visited_20_Internet_20_Link"><text:span text:style-name="T59">Перша війна Радянської Росії проти УНР 1917—1918</text:span></text:a><text:span text:style-name="T58">). Укр. влада повернулася до столиці 9 березня 1918 після того, як Рада нар. міністрів УНР 25 (12) лютого 1918 звернулася по військ. допомогу до Німеччини й Австро-Угорщини, результатом якої став </text:span><text:a xlink:type="simple" xlink:href="http://resource.history.org.ua/cgi-bin/eiu/history.exe?Z21ID=&amp;I21DBN=EIU&amp;P21DBN=EIU&amp;S21STN=1&amp;S21REF=10&amp;S21FMT=eiu_all&amp;C21COM=S&amp;S21CNR=20&amp;S21P01=0&amp;S21P02=0&amp;S21P03=TRN=&amp;S21COLORTERMS=0&amp;S21STR=Avstro_vijsk" text:style-name="Internet_20_link" text:visited-style-name="Visited_20_Internet_20_Link"><text:span text:style-name="T59">австро-німецьких військ контроль над територією України 1918</text:span></text:a><text:span text:style-name="T58">. Протягом березня—квітня 1918 австро-нім. частини разом з укр. армією звільнили територію України від більшовиків. Захоплення УЦР та уряду соціаліст. перетвореннями призвели до екон. і політ. дестабілізації, втрати довіри до неї як укр. громадян, так і окупаційних властей. УНР припинила існування 29 квітня 1918 внаслідок держ. перевороту (</text:span><text:a xlink:type="simple" xlink:href="http://resource.history.org.ua/cgi-bin/eiu/history.exe?Z21ID=&amp;I21DBN=EIU&amp;P21DBN=EIU&amp;S21STN=1&amp;S21REF=10&amp;S21FMT=eiu_all&amp;C21COM=S&amp;S21CNR=20&amp;S21P01=0&amp;S21P02=0&amp;S21P03=TRN=&amp;S21COLORTERMS=0&amp;S21STR=Getmansky_perevorot_1918" text:style-name="Internet_20_link" text:visited-style-name="Visited_20_Internet_20_Link"><text:span text:style-name="T59">Гетьманський переворот 1918</text:span></text:a><text:span text:style-name="T58">), організованого консервативними силами за допомогою нім. командування.</text:span></text:p>
      <text:p text:style-name="P35"><text:span text:style-name="T58">УНР була відновлена 14 грудня 1918 в результаті перемоги </text:span><text:a xlink:type="simple" xlink:href="http://resource.history.org.ua/cgi-bin/eiu/history.exe?Z21ID=&amp;I21DBN=EIU&amp;P21DBN=EIU&amp;S21STN=1&amp;S21REF=10&amp;S21FMT=eiu_all&amp;C21COM=S&amp;S21CNR=20&amp;S21P01=0&amp;S21P02=0&amp;S21P03=TRN=&amp;S21COLORTERMS=0&amp;S21STR=Protyhetmanske_povstannia" text:style-name="Internet_20_link" text:visited-style-name="Visited_20_Internet_20_Link"><text:span text:style-name="T59">протигетьманського повстання 1918</text:span></text:a><text:span text:style-name="T58">, очоленого </text:span><text:a xlink:type="simple" xlink:href="http://resource.history.org.ua/cgi-bin/eiu/history.exe?Z21ID=&amp;I21DBN=EIU&amp;P21DBN=EIU&amp;S21STN=1&amp;S21REF=10&amp;S21FMT=eiu_all&amp;C21COM=S&amp;S21CNR=20&amp;S21P01=0&amp;S21P02=0&amp;S21P03=TRN=&amp;S21COLORTERMS=0&amp;S21STR=Dyrektoriya" text:style-name="Internet_20_link" text:visited-style-name="Visited_20_Internet_20_Link"><text:span text:style-name="T59">Директорією</text:span></text:a><text:span text:style-name="T58"> (голова — В.Винниченко). Гол. напрями внутр. і зовн. політики УНР визначила </text:span><text:a xlink:type="simple" xlink:href="http://resource.history.org.ua/cgi-bin/eiu/history.exe?Z21ID=&amp;I21DBN=EIU&amp;P21DBN=EIU&amp;S21STN=1&amp;S21REF=10&amp;S21FMT=eiu_all&amp;C21COM=S&amp;S21CNR=20&amp;S21P01=0&amp;S21P02=0&amp;S21P03=TRN=&amp;S21COLORTERMS=0&amp;S21STR=Deklaraciya_dyrektorii_UNR_1918" text:style-name="Internet_20_link" text:visited-style-name="Visited_20_Internet_20_Link"><text:span text:style-name="T59">Декларація Директорії 26 грудня 1918</text:span></text:a><text:span text:style-name="T58">. Держ. устрій часів УЦР не був відновлений, політ. система УНР базувалася на "трудовому принципі", який становив компроміс між радянською та парламентською системами влади. Домінував класовий поділ сусп-ва: влада мала належати лише працюючим класам (робітництву, селянству, трудовій інтелігенції). У зовн. політиці декларувався нейтралітет. 26 грудня 1918 був створений уряд — Рада нар. міністрів УНР. На момент відновлення до складу УНР входило 10 губерній (Волин., Катериносл., Київ., Подільська, Полтав., Таврійська, Харків., Херсон., Холмська, Чернігівська), Поліська округа (землі білорус. </text:span><text:a xlink:type="simple" xlink:href="http://resource.history.org.ua/cgi-bin/eiu/history.exe?Z21ID=&amp;I21DBN=EIU&amp;P21DBN=EIU&amp;S21STN=1&amp;S21REF=10&amp;S21FMT=eiu_all&amp;C21COM=S&amp;S21CNR=20&amp;S21P01=0&amp;S21P02=0&amp;S21P03=TRN=&amp;S21COLORTERMS=0&amp;S21STR=Polissia" text:style-name="Internet_20_link" text:visited-style-name="Visited_20_Internet_20_Link"><text:span text:style-name="T59">Полісся</text:span></text:a><text:span text:style-name="T58">) та частина Курської і Воронезької губерній. У подальшому в ході бойових дій протягом 1919—20 УНР поступово втрачала контроль над своєю територією.</text:span></text:p>
      <text:p text:style-name="P35"><text:span text:style-name="T58">2 січня 1919 уряд скасував гетьман. суд. систему і поновив Ген. суд (під назвою Найвищий суд) УНР у складі суддів, обраних за часів УЦР. 4 січня 1919 </text:span><text:soft-page-break/><text:span text:style-name="T58">було скасовано держ. варту (див. </text:span><text:a xlink:type="simple" xlink:href="http://resource.history.org.ua/cgi-bin/eiu/history.exe?Z21ID=&amp;I21DBN=EIU&amp;P21DBN=EIU&amp;S21STN=1&amp;S21REF=10&amp;S21FMT=eiu_all&amp;C21COM=S&amp;S21CNR=20&amp;S21P01=0&amp;S21P02=0&amp;S21P03=TRN=&amp;S21COLORTERMS=0&amp;S21STR=Derzhavna_varta_ukr_derzhavy" text:style-name="Internet_20_link" text:visited-style-name="Visited_20_Internet_20_Link"><text:span text:style-name="T59">Державна варта Української Держави 1918</text:span></text:a><text:span text:style-name="T58">), замість неї утворено нар. міліцію. 6 січня 1919 була відновлена грошова одиниця УНР — гривня. Новими кроками в національно-держ. буд-ві стали ухвалені 1 січня 1919 закон про держ. мову в УНР, який зробив укр. мову обов’язковою для вжитку в армії, флоті, усіх урядових, загально-громад. і публічно-правових установах; закон про вищий уряд Укр. автокефальної правосл. церкви, яким було зроблено перший крок до автокефалії правосл. церкви в Україні. 8 січня 1919 було ухвалено новий земельний закон, відповідно до якого кер-во УНР відмовлялося від соціалізації землі, яка проголошувалася "добром народу" УНР. У законі йшлося про скасування права "приватної власності на всі землі з їх водами, надземними і підземними природними багатствами та лісами", але "дрібним господарям" залишали в приватній власності до 15 </text:span><text:a xlink:type="simple" xlink:href="http://resource.history.org.ua/cgi-bin/eiu/history.exe?Z21ID=&amp;I21DBN=EIU&amp;P21DBN=EIU&amp;S21STN=1&amp;S21REF=10&amp;S21FMT=eiu_all&amp;C21COM=S&amp;S21CNR=20&amp;S21P01=0&amp;S21P02=0&amp;S21P03=TRN=&amp;S21COLORTERMS=0&amp;S21STR=Desyatyna" text:style-name="Internet_20_link" text:visited-style-name="Visited_20_Internet_20_Link"><text:span text:style-name="T59">десятин</text:span></text:a><text:span text:style-name="T58"> землі.</text:span></text:p>
      <text:p text:style-name="P35"><text:span text:style-name="T58">12—15 січня 1919 на всій території УНР відбулися вибори делегатів на </text:span><text:a xlink:type="simple" xlink:href="http://resource.history.org.ua/cgi-bin/eiu/history.exe?Z21ID=&amp;I21DBN=EIU&amp;P21DBN=EIU&amp;S21STN=1&amp;S21REF=10&amp;S21FMT=eiu_all&amp;C21COM=S&amp;S21CNR=20&amp;S21P01=0&amp;S21P02=0&amp;S21P03=TRN=&amp;S21COLORTERMS=0&amp;S21STR=Trudovyj_konhres" text:style-name="Internet_20_link" text:visited-style-name="Visited_20_Internet_20_Link"><text:span text:style-name="T59">Трудовий конгрес України</text:span></text:a><text:span text:style-name="T58"> — вищий тимчасовий законодавчий орган УНР, який зібрався 23—28 січня 1919 в Києві. Конгрес висловився проти </text:span><text:a xlink:type="simple" xlink:href="http://resource.history.org.ua/cgi-bin/eiu/history.exe?Z21ID=&amp;I21DBN=EIU&amp;P21DBN=EIU&amp;S21STN=1&amp;S21REF=10&amp;S21FMT=eiu_all&amp;C21COM=S&amp;S21CNR=20&amp;S21P01=0&amp;S21P02=0&amp;S21P03=TRN=&amp;S21COLORTERMS=0&amp;S21STR=Dyktatura_proletariatu" text:style-name="Internet_20_link" text:visited-style-name="Visited_20_Internet_20_Link"><text:span text:style-name="T59">диктатури пролетаріату</text:span></text:a><text:span text:style-name="T58"> та рад. форми влади, підтримав встановлення в Україні демократ. ладу. З огляду на воєнно-політ. ситуацію Трудовий конгрес України визнав Директорію вищим держ. органом УНР, а її голову — головою д-ви. 9 лютого 1919 Директорію УНР очолив </text:span><text:a xlink:type="simple" xlink:href="http://resource.history.org.ua/cgi-bin/eiu/history.exe?Z21ID=&amp;I21DBN=EIU&amp;P21DBN=EIU&amp;S21STN=1&amp;S21REF=10&amp;S21FMT=eiu_all&amp;C21COM=S&amp;S21CNR=20&amp;S21P01=0&amp;S21P02=0&amp;S21P03=TRN=&amp;S21COLORTERMS=0&amp;S21STR=Petliura_S" text:style-name="Internet_20_link" text:visited-style-name="Visited_20_Internet_20_Link"><text:span text:style-name="T59">С.Петлюра</text:span></text:a><text:span text:style-name="T58">, який одночасно був Гол. отаманом (головнокомандувачем) Армії УНР. Виконавчу владу здійснювала Рада нар. міністрів УНР, склад якої призначався Директорією. Протягом 1919—20 відбулося 6 змін уряду, який очолювали відповідно В.Чехівський (26 грудня 1918 — 13 лютого 1919), </text:span><text:a xlink:type="simple" xlink:href="http://resource.history.org.ua/cgi-bin/eiu/history.exe?Z21ID=&amp;I21DBN=EIU&amp;P21DBN=EIU&amp;S21STN=1&amp;S21REF=10&amp;S21FMT=eiu_all&amp;C21COM=S&amp;S21CNR=20&amp;S21P01=0&amp;S21P02=0&amp;S21P03=TRN=&amp;S21COLORTERMS=0&amp;S21STR=Ostapenko_S" text:style-name="Internet_20_link" text:visited-style-name="Visited_20_Internet_20_Link"><text:span text:style-name="T59">С.Остапенко</text:span></text:a><text:span text:style-name="T58"> (до 9 квітня 1919), </text:span><text:a xlink:type="simple" xlink:href="http://resource.history.org.ua/cgi-bin/eiu/history.exe?Z21ID=&amp;I21DBN=EIU&amp;P21DBN=EIU&amp;S21STN=1&amp;S21REF=10&amp;S21FMT=eiu_all&amp;C21COM=S&amp;S21CNR=20&amp;S21P01=0&amp;S21P02=0&amp;S21P03=TRN=&amp;S21COLORTERMS=0&amp;S21STR=Martos_B_M" text:style-name="Internet_20_link" text:visited-style-name="Visited_20_Internet_20_Link"><text:span text:style-name="T59">Б.Мартос</text:span></text:a><text:span text:style-name="T58"> (до 27 серпня 1919), </text:span><text:a xlink:type="simple" xlink:href="http://resource.history.org.ua/cgi-bin/eiu/history.exe?Z21ID=&amp;I21DBN=EIU&amp;P21DBN=EIU&amp;S21STN=1&amp;S21REF=10&amp;S21FMT=eiu_all&amp;C21COM=S&amp;S21CNR=20&amp;S21P01=0&amp;S21P02=0&amp;S21P03=TRN=&amp;S21COLORTERMS=0&amp;S21STR=Mazepa_I_P" text:style-name="Internet_20_link" text:visited-style-name="Visited_20_Internet_20_Link"><text:span text:style-name="T59">І.П.Мазепа</text:span></text:a><text:span text:style-name="T58"> (до 26 травня 1920), </text:span><text:a xlink:type="simple" xlink:href="http://resource.history.org.ua/cgi-bin/eiu/history.exe?Z21ID=&amp;I21DBN=EIU&amp;P21DBN=EIU&amp;S21STN=1&amp;S21REF=10&amp;S21FMT=eiu_all&amp;C21COM=S&amp;S21CNR=20&amp;S21P01=0&amp;S21P02=0&amp;S21P03=TRN=&amp;S21COLORTERMS=0&amp;S21STR=Prokopovych_V" text:style-name="Internet_20_link" text:visited-style-name="Visited_20_Internet_20_Link"><text:span text:style-name="T59">В.Прокопович</text:span></text:a><text:span text:style-name="T58"> (до 14 жовтня 1920), </text:span><text:a xlink:type="simple" xlink:href="http://resource.history.org.ua/cgi-bin/eiu/history.exe?Z21ID=&amp;I21DBN=EIU&amp;P21DBN=EIU&amp;S21STN=1&amp;S21REF=10&amp;S21FMT=eiu_all&amp;C21COM=S&amp;S21CNR=20&amp;S21P01=0&amp;S21P02=0&amp;S21P03=TRN=&amp;S21COLORTERMS=0&amp;S21STR=Livitsky_A_M" text:style-name="Internet_20_link" text:visited-style-name="Visited_20_Internet_20_Link"><text:span text:style-name="T59">А.Лівицький</text:span></text:a><text:span text:style-name="T58"> (до 24 березня 1921). Політ. курс УНР мінявся з кожною зміною уряду.</text:span></text:p>
      <text:p text:style-name="P35"><text:span text:style-name="T58">22 січня 1919 була проголошена й наступного дня затверджена Трудовим конгресом України злука УНР та </text:span><text:a xlink:type="simple" xlink:href="http://resource.history.org.ua/cgi-bin/eiu/history.exe?Z21ID=&amp;I21DBN=EIU&amp;P21DBN=EIU&amp;S21STN=1&amp;S21REF=10&amp;S21FMT=eiu_all&amp;C21COM=S&amp;S21CNR=20&amp;S21P01=0&amp;S21P02=0&amp;S21P03=TRN=&amp;S21COLORTERMS=0&amp;S21STR=ZUNR" text:style-name="Internet_20_link" text:visited-style-name="Visited_20_Internet_20_Link"><text:span text:style-name="T59">Західноукраїнської Народної Республіки</text:span></text:a><text:span text:style-name="T58"> в єдину соборну УНР (див. </text:span><text:a xlink:type="simple" xlink:href="http://resource.history.org.ua/cgi-bin/eiu/history.exe?Z21ID=&amp;I21DBN=EIU&amp;P21DBN=EIU&amp;S21STN=1&amp;S21REF=10&amp;S21FMT=eiu_all&amp;C21COM=S&amp;S21CNR=20&amp;S21P01=0&amp;S21P02=0&amp;S21P03=TRN=&amp;S21COLORTERMS=0&amp;S21STR=Akt_zluky_1919" text:style-name="Internet_20_link" text:visited-style-name="Visited_20_Internet_20_Link"><text:span text:style-name="T59">Акт злуки</text:span></text:a><text:span text:style-name="T58">). Проте соборна УНР не стала єдиною д-</text:span><text:soft-page-break/><text:span text:style-name="T58">вою, з певним припущенням її можна вважати конфедеративним об’єднанням. </text:span><text:a xlink:type="simple" xlink:href="http://resource.history.org.ua/cgi-bin/eiu/history.exe?Z21ID=&amp;I21DBN=EIU&amp;P21DBN=EIU&amp;S21STN=1&amp;S21REF=10&amp;S21FMT=eiu_all&amp;C21COM=S&amp;S21CNR=20&amp;S21P01=0&amp;S21P02=0&amp;S21P03=TRN=&amp;S21COLORTERMS=0&amp;S21STR=Zakhidna_oblast_UNR" text:style-name="Internet_20_link" text:visited-style-name="Visited_20_Internet_20_Link"><text:span text:style-name="T59">Західна область Української Народної Республіки</text:span></text:a><text:span text:style-name="T58"> залишила власні держ. структури, провадила самостійну внутр. та міжнар. політику. Координувалася лише військ. діяльність обох урядів. УНР надала допомогу ЗУНР у створенні </text:span><text:a xlink:type="simple" xlink:href="http://resource.history.org.ua/cgi-bin/eiu/history.exe?Z21ID=&amp;I21DBN=EIU&amp;P21DBN=EIU&amp;S21STN=1&amp;S21REF=10&amp;S21FMT=eiu_all&amp;C21COM=S&amp;S21CNR=20&amp;S21P01=0&amp;S21P02=0&amp;S21P03=TRN=&amp;S21COLORTERMS=0&amp;S21STR=Ukrainska_Halytska" text:style-name="Internet_20_link" text:visited-style-name="Visited_20_Internet_20_Link"><text:span text:style-name="T59">Української Галицької армії</text:span></text:a><text:span text:style-name="T58">. У липні—листопаді 1919 Армія УНР та УГА діяли як єдині збройні сили. Об’єднана УНР проіснувала до осені, коли кер-во ЗУНР денонсувало акт соборності у зв’язку з тим, що Директорія УНР погодилася з домаганнями Польщі на галицькі і поліські землі.</text:span></text:p>
      <text:p text:style-name="P35"><text:span text:style-name="T58">У зовн. політиці УНР з кінця січня 1919 переважала орієнтація на Антанту, від якої вона чекала військ. і дипломатичної допомоги в боротьбі з радянською Росією. У січні 1919 на </text:span><text:a xlink:type="simple" xlink:href="http://resource.history.org.ua/cgi-bin/eiu/history.exe?Z21ID=&amp;I21DBN=EIU&amp;P21DBN=EIU&amp;S21STN=1&amp;S21REF=10&amp;S21FMT=eiu_all&amp;C21COM=S&amp;S21CNR=20&amp;S21P01=0&amp;S21P02=0&amp;S21P03=TRN=&amp;S21COLORTERMS=0&amp;S21STR=Paryzka_myrna_1919" text:style-name="Internet_20_link" text:visited-style-name="Visited_20_Internet_20_Link"><text:span text:style-name="T59">Паризьку мирну конференцію 1919—1920</text:span></text:a><text:span text:style-name="T58"> була відправлена спільна делегація від УНР та ЗУНР, яку очолював спочатку </text:span><text:a xlink:type="simple" xlink:href="http://resource.history.org.ua/cgi-bin/eiu/history.exe?Z21ID=&amp;I21DBN=EIU&amp;P21DBN=EIU&amp;S21STN=1&amp;S21REF=10&amp;S21FMT=eiu_all&amp;C21COM=S&amp;S21CNR=20&amp;S21P01=0&amp;S21P02=0&amp;S21P03=TRN=&amp;S21COLORTERMS=0&amp;S21STR=Sydorenko_H" text:style-name="Internet_20_link" text:visited-style-name="Visited_20_Internet_20_Link"><text:span text:style-name="T59">Г.Сидоренко</text:span></text:a><text:span text:style-name="T58">, а з 22 серпня 1919 — М.Тишкевич. Укр. делегація не була офіц. учасником конференції, вона брала участь лише в засіданнях, де розглядались укр. питання. УНР домагалася від світ. спільноти визнання незалежності та виводу з її території іноз. військ, проте не була визнана Паризькою мирною конференцією, а також жодною із країн-учасників, окрім Польщі. Хоча УНР не була визнана де-юре, вона мала мережу дипломатичних установ за кордоном, які діяли напівофіційно. Це були закордонні представництва, залишені від </text:span><text:a xlink:type="simple" xlink:href="http://resource.history.org.ua/cgi-bin/eiu/history.exe?Z21ID=&amp;I21DBN=EIU&amp;P21DBN=EIU&amp;S21STN=1&amp;S21REF=10&amp;S21FMT=eiu_all&amp;C21COM=S&amp;S21CNR=20&amp;S21P01=0&amp;S21P02=0&amp;S21P03=TRN=&amp;S21COLORTERMS=0&amp;S21STR=Ukrainska_Derzhava" text:style-name="Internet_20_link" text:visited-style-name="Visited_20_Internet_20_Link"><text:span text:style-name="T59">Української Держави</text:span></text:a><text:span text:style-name="T58"> (в Австрії, Болгарії, Німеччині, Румунії, Туреччині, Фінляндії, Швейцарії, Швеції), а також нові дипломатичні місії, відправлені до Угорщини, Італії, </text:span><text:a xlink:type="simple" xlink:href="http://resource.history.org.ua/cgi-bin/eiu/history.exe?Z21ID=&amp;I21DBN=EIU&amp;P21DBN=EIU&amp;S21STN=1&amp;S21REF=10&amp;S21FMT=eiu_all&amp;C21COM=S&amp;S21CNR=20&amp;S21P01=0&amp;S21P02=0&amp;S21P03=TRN=&amp;S21COLORTERMS=0&amp;S21STR=Chekhoslovachchyna" text:style-name="Internet_20_link" text:visited-style-name="Visited_20_Internet_20_Link"><text:span text:style-name="T59">Чехословаччини</text:span></text:a><text:span text:style-name="T58">, Великої Британії, Франції, прибалт. країн та ін.</text:span></text:p>
      <text:p text:style-name="P35"><text:span text:style-name="T58">УНР Директорії вела майже безперервну збройну боротьбу за державність. У відповідь на пряму агресію 16 січня 1919 вона оголосила війну радянській Росії (</text:span><text:a xlink:type="simple" xlink:href="http://resource.history.org.ua/cgi-bin/eiu/history.exe?Z21ID=&amp;I21DBN=EIU&amp;P21DBN=EIU&amp;S21STN=1&amp;S21REF=10&amp;S21FMT=eiu_all&amp;C21COM=S&amp;S21CNR=20&amp;S21P01=0&amp;S21P02=0&amp;S21P03=TRN=&amp;S21COLORTERMS=0&amp;S21STR=Vijna_RSFRR_1918" text:style-name="Internet_20_link" text:visited-style-name="Visited_20_Internet_20_Link"><text:span text:style-name="T59">Війна РСФРР і УНР 1918—1919</text:span></text:a><text:span text:style-name="T58">). Із квітня 1919 перебувала у воєнній конфронтації з Польщею, армія якої вела боротьбу проти ЗУНР. З 24 вересня 1919 УНР перебувала у стані війни зі </text:span><text:a xlink:type="simple" xlink:href="http://resource.history.org.ua/cgi-bin/eiu/history.exe?Z21ID=&amp;I21DBN=EIU&amp;P21DBN=EIU&amp;S21STN=1&amp;S21REF=10&amp;S21FMT=eiu_all&amp;C21COM=S&amp;S21CNR=20&amp;S21P01=0&amp;S21P02=0&amp;S21P03=TRN=&amp;S21COLORTERMS=0&amp;S21STR=Zbroyni_syly_pivdnya_Rosii" text:style-name="Internet_20_link" text:visited-style-name="Visited_20_Internet_20_Link"><text:span text:style-name="T59">Збройними силами Півдня Росії</text:span></text:a><text:span text:style-name="T58">.</text:span></text:p>
      <text:p text:style-name="P35"><text:span text:style-name="T58">24 листопада 1918 Гол. отаманом Армії УНР С.Петлюрою був виданий наказ про створення регулярної армії УНР. На середину грудня 1918 в Респ. </text:span><text:soft-page-break/><text:span text:style-name="T58">армії, яка складалася переважно із селянсько-повстанських загонів місц. формування, було до 300 тис. вояків. Протягом січня 1919 більша частина їх вийшла з-під контролю вищого командування, загони масово залишали лави армії, переходили на бік противника, чисельність війська впала до 50 тис. і продовжувала скорочуватися (див. </text:span><text:a xlink:type="simple" xlink:href="http://resource.history.org.ua/cgi-bin/eiu/history.exe?Z21ID=&amp;I21DBN=EIU&amp;P21DBN=EIU&amp;S21STN=1&amp;S21REF=10&amp;S21FMT=eiu_all&amp;C21COM=S&amp;S21CNR=20&amp;S21P01=0&amp;S21P02=0&amp;S21P03=TRN=&amp;S21COLORTERMS=0&amp;S21STR=Otamanschyna" text:style-name="Internet_20_link" text:visited-style-name="Visited_20_Internet_20_Link"><text:span text:style-name="T59">Отаманщина</text:span></text:a><text:span text:style-name="T58">). У травні 1919 Директорія і уряд ухвалили низку законів із метою покласти край сваволі отаманів, зміцнити боєздатність армії. У ході безперервних боїв була проведена докорінна реорганізація Дієвої армії, частини переведено на регулярний стан із чіткою військ. структурою. На початок липня 1919 армія налічувала 35 тис. вояків.</text:span></text:p>
      <text:p text:style-name="P35"><text:span text:style-name="T58">Місце перебування держ. центру УНР змінювалося залежно від воєнного становища: столиця УНР — Київ (19 грудня 1918 — 2 лютого 1919), </text:span><text:a xlink:type="simple" xlink:href="http://resource.history.org.ua/cgi-bin/eiu/history.exe?Z21ID=&amp;I21DBN=EIU&amp;P21DBN=EIU&amp;S21STN=1&amp;S21REF=10&amp;S21FMT=eiu_all&amp;C21COM=S&amp;S21CNR=20&amp;S21P01=0&amp;S21P02=0&amp;S21P03=TRN=&amp;S21COLORTERMS=0&amp;S21STR=Vinnytsia_mst" text:style-name="Internet_20_link" text:visited-style-name="Visited_20_Internet_20_Link"><text:span text:style-name="T59">Вінниця</text:span></text:a><text:span text:style-name="T58"> (до 6 березня 1919), </text:span><text:a xlink:type="simple" xlink:href="http://resource.history.org.ua/cgi-bin/eiu/history.exe?Z21ID=&amp;I21DBN=EIU&amp;P21DBN=EIU&amp;S21STN=1&amp;S21REF=10&amp;S21FMT=eiu_all&amp;C21COM=S&amp;S21CNR=20&amp;S21P01=0&amp;S21P02=0&amp;S21P03=TRN=&amp;S21COLORTERMS=0&amp;S21STR=Zhmerynka" text:style-name="Internet_20_link" text:visited-style-name="Visited_20_Internet_20_Link"><text:span text:style-name="T59">Жмеринка</text:span></text:a><text:span text:style-name="T58">, згодом Проскурів (нині м. </text:span><text:a xlink:type="simple" xlink:href="http://resource.history.org.ua/cgi-bin/eiu/history.exe?Z21ID=&amp;I21DBN=EIU&amp;P21DBN=EIU&amp;S21STN=1&amp;S21REF=10&amp;S21FMT=eiu_all&amp;C21COM=S&amp;S21CNR=20&amp;S21P01=0&amp;S21P02=0&amp;S21P03=TRN=&amp;S21COLORTERMS=0&amp;S21STR=Khmelnytskyj_mst" text:style-name="Internet_20_link" text:visited-style-name="Visited_20_Internet_20_Link"><text:span text:style-name="T59">Хмельницький</text:span></text:a><text:span text:style-name="T58">; до 4 квітня 1919), </text:span><text:a xlink:type="simple" xlink:href="http://resource.history.org.ua/cgi-bin/eiu/history.exe?Z21ID=&amp;I21DBN=EIU&amp;P21DBN=EIU&amp;S21STN=1&amp;S21REF=10&amp;S21FMT=eiu_all&amp;C21COM=S&amp;S21CNR=20&amp;S21P01=0&amp;S21P02=0&amp;S21P03=TRN=&amp;S21COLORTERMS=0&amp;S21STR=Rivne_mst" text:style-name="Internet_20_link" text:visited-style-name="Visited_20_Internet_20_Link"><text:span text:style-name="T59">Рівне</text:span></text:a><text:span text:style-name="T58"> (до 5 травня 1919), </text:span><text:a xlink:type="simple" xlink:href="http://resource.history.org.ua/cgi-bin/eiu/history.exe?Z21ID=&amp;I21DBN=EIU&amp;P21DBN=EIU&amp;S21STN=1&amp;S21REF=10&amp;S21FMT=eiu_all&amp;C21COM=S&amp;S21CNR=20&amp;S21P01=0&amp;S21P02=0&amp;S21P03=TRN=&amp;S21COLORTERMS=0&amp;S21STR=Radyviliv_mst" text:style-name="Internet_20_link" text:visited-style-name="Visited_20_Internet_20_Link"><text:span text:style-name="T59">Радивилів</text:span></text:a><text:span text:style-name="T58"> (до кінця травня 1919), далі — </text:span><text:a xlink:type="simple" xlink:href="http://resource.history.org.ua/cgi-bin/eiu/history.exe?Z21ID=&amp;I21DBN=EIU&amp;P21DBN=EIU&amp;S21STN=1&amp;S21REF=10&amp;S21FMT=eiu_all&amp;C21COM=S&amp;S21CNR=20&amp;S21P01=0&amp;S21P02=0&amp;S21P03=TRN=&amp;S21COLORTERMS=0&amp;S21STR=Ternopil_mst" text:style-name="Internet_20_link" text:visited-style-name="Visited_20_Internet_20_Link"><text:span text:style-name="T59">Тернопіль</text:span></text:a><text:span text:style-name="T58">—Красне. До червня 1919 УНР втратила майже всю свою територію, її влада розповсюджувалася на кілька повітів Подільської губ. навколо </text:span><text:a xlink:type="simple" xlink:href="http://resource.history.org.ua/cgi-bin/eiu/history.exe?Z21ID=&amp;I21DBN=EIU&amp;P21DBN=EIU&amp;S21STN=1&amp;S21REF=10&amp;S21FMT=eiu_all&amp;C21COM=S&amp;S21CNR=20&amp;S21P01=0&amp;S21P02=0&amp;S21P03=TRN=&amp;S21COLORTERMS=0&amp;S21STR=Kamyanec_Podilsky" text:style-name="Internet_20_link" text:visited-style-name="Visited_20_Internet_20_Link"><text:span text:style-name="T59">Кам’янця-Подільського</text:span></text:a><text:span text:style-name="T58">, який із 6 червня до 16 листопада 1919 був держ. і політ. центром, тимчасовою столицею УНР. Із середини липня 1919 в Кам’янці-Подільському перебував також і держ. центр ЗУНР.</text:span></text:p>
      <text:p text:style-name="P35"><text:span text:style-name="T58">16 листопада 1919 укр. влада залишила Кам’янець-Подільський, наступного дня в місто вступили поляки. Репрезентативні функції верховної влади УНР на окупованій поляками території до 8 липня 1920 виконував уповноважений уряду І.Огієнко. Гол. отаман Армії УНР С.Петлюра та урядові органи УНР виїхали до Польщі. Наддніпрянська Україна була захоплена білогвардійцями та більшовиками, зх. землі — Польщею. Частина армії була інтернована поляками. Існування УНР позначалося лише партизан. рейдами її військ. сил по тилах денікінських і рад. військ (</text:span><text:a xlink:type="simple" xlink:href="http://resource.history.org.ua/cgi-bin/eiu/history.exe?Z21ID=&amp;I21DBN=EIU&amp;P21DBN=EIU&amp;S21STN=1&amp;S21REF=10&amp;S21FMT=eiu_all&amp;C21COM=S&amp;S21CNR=20&amp;S21P01=0&amp;S21P02=0&amp;S21P03=TRN=&amp;S21COLORTERMS=0&amp;S21STR=Pershyj_Zymovyj" text:style-name="Internet_20_link" text:visited-style-name="Visited_20_Internet_20_Link"><text:span text:style-name="T59">Перший Зимовий похід Армії УНР 1919—1920</text:span></text:a><text:span text:style-name="T58">).</text:span></text:p>
      <text:p text:style-name="P35"><text:span text:style-name="T58">Верховне кер-во справами УНР було покладено на голову Директорії С.Петлюру, який отримав право одноосібно затверджувати закони і постанови, </text:span><text:soft-page-break/><text:span text:style-name="T58">ухвалені Радою нар. міністрів УНР. 21—24 квітня 1920 уряд УНР уклав політ. і військ. конвенції з Польщею (</text:span><text:a xlink:type="simple" xlink:href="http://resource.history.org.ua/cgi-bin/eiu/history.exe?Z21ID=&amp;I21DBN=EIU&amp;P21DBN=EIU&amp;S21STN=1&amp;S21REF=10&amp;S21FMT=eiu_all&amp;C21COM=S&amp;S21CNR=20&amp;S21P01=0&amp;S21P02=0&amp;S21P03=TRN=&amp;S21COLORTERMS=0&amp;S21STR=Varshavskyj_dohovir_1920" text:style-name="Internet_20_link" text:visited-style-name="Visited_20_Internet_20_Link"><text:span text:style-name="T59">Варшавський договір 1920</text:span></text:a><text:span text:style-name="T58">). За рахунок територіальних поступок УНР отримала від Польщі воєнну допомогу в боротьбі з рад. владою. В результаті радянсько-польсько-укр. війни урядові органи УНР у травні 1920 повернулися в Україну і деякий час утримували під своєю владою невелику територію на </text:span><text:a xlink:type="simple" xlink:href="http://resource.history.org.ua/cgi-bin/eiu/history.exe?Z21ID=&amp;I21DBN=EIU&amp;P21DBN=EIU&amp;S21STN=1&amp;S21REF=10&amp;S21FMT=eiu_all&amp;C21COM=S&amp;S21CNR=20&amp;S21P01=0&amp;S21P02=0&amp;S21P03=TRN=&amp;S21COLORTERMS=0&amp;S21STR=podillja" text:style-name="Internet_20_link" text:visited-style-name="Visited_20_Internet_20_Link"><text:span text:style-name="T59">Поділлі</text:span></text:a><text:span text:style-name="T58"> (див. </text:span><text:a xlink:type="simple" xlink:href="http://resource.history.org.ua/cgi-bin/eiu/history.exe?Z21ID=&amp;I21DBN=EIU&amp;P21DBN=EIU&amp;S21STN=1&amp;S21REF=10&amp;S21FMT=eiu_all&amp;C21COM=S&amp;S21CNR=20&amp;S21P01=0&amp;S21P02=0&amp;S21P03=TRN=&amp;S21COLORTERMS=0&amp;S21STR=Polsko_radianska_1920" text:style-name="Internet_20_link" text:visited-style-name="Visited_20_Internet_20_Link"><text:span text:style-name="T59">Польсько-радянська війна 1919—1920</text:span></text:a><text:span text:style-name="T58">).</text:span></text:p>
      <text:p text:style-name="P35"><text:span text:style-name="T58">УНР перестала існувати наприкінці листопада 1920 внаслідок остаточного захоплення її території Червоною армією. 14 листопада 1920 голова Директорії С.Петлюра та уряд УНР залишили Україну і переїхали до Тарнува (Польща). 21 листопада 1920 Армія УНР перейшла Збруч (прит. Дністра) та була інтернована польс. властями. В умовах еміграції діяли уряд УНР на еміграції (1920—48) та </text:span><text:a xlink:type="simple" xlink:href="http://resource.history.org.ua/cgi-bin/eiu/history.exe?Z21ID=&amp;I21DBN=EIU&amp;P21DBN=EIU&amp;S21STN=1&amp;S21REF=10&amp;S21FMT=eiu_all&amp;C21COM=S&amp;S21CNR=20&amp;S21P01=0&amp;S21P02=0&amp;S21P03=TRN=&amp;S21COLORTERMS=0&amp;S21STR=DC_UNR" text:style-name="Internet_20_link" text:visited-style-name="Visited_20_Internet_20_Link"><text:span text:style-name="T59">Державний центр УНР на еміграції</text:span></text:a><text:span text:style-name="T58"> (1948—92), останній припинив існування 24 серпня 1992 у зв’язку з утворенням незалежної укр. держави.</text:span></text:p>
      <text:p text:style-name="Title">8.2</text:p>
      <text:h text:style-name="P125" text:outline-level="1"><text:span text:style-name="T6">Українська Держава Гетьмана Павла Скоропадського</text:span></text:h>
      <text:p text:style-name="P30">Павло Петрович Скоропадський був громадським та політичним діячем. Як офіцер Російської імперії він брав участь у російсько-японській та І Світовій війнах, а згодом став засновником Української Держави. Тож розглянемо діяльність великого гетьмана докладніше.</text:p>
      <text:p text:style-name="P36"><text:span text:style-name="Strong_20_Emphasis"><text:span text:style-name="T161">29 квітня 1918 року</text:span></text:span><text:span text:style-name="T162"> Павло Скоропадський </text:span><text:span text:style-name="Strong_20_Emphasis"><text:span text:style-name="T161">став гетьманом</text:span></text:span><text:span text:style-name="T162"> України на Всеукраїнському хліборобському з’їзді. Близько 8 тисяч осіб проголосували за те, щоб почесний отаман Вільного козацтва став гетьманом нового утворення – Української держави.</text:span></text:p>
      <text:p text:style-name="P30"><text:bookmark text:name="aswift_5_expand"/><text:bookmark text:name="aswift_5_anchor"/>Приход гетьмана до влади став не революцією, а переворотом. Адже він відбувся майже безкровно за винятком декількох офіцерів із дружини Скоропадського.</text:p>
      <text:p text:style-name="P36"><text:span text:style-name="Strong_20_Emphasis"><text:span text:style-name="T161">Причини безкровного переходу влади від Центральної Ради до влади гетьмана.</text:span></text:span></text:p>
      <text:p text:style-name="P30">1. Помилки представників Центральної Ради, що похитнули її авторитет:</text:p>
      <text:p text:style-name="P30"><text:soft-page-break/>- невизначеність у політичній спрямованості;</text:p>
      <text:p text:style-name="P30">- байдужість до вирішення важливих соціальних та релігійних проблем;</text:p>
      <text:p text:style-name="P30">- невиправданість компромісів;</text:p>
      <text:p text:style-name="P30">- ігнорування інтересів заможних громадян;</text:p>
      <text:p text:style-name="P30">- відсутність усвідомлення щодо творення армії.</text:p>
      <text:p text:style-name="P30">2. Павла Скоропадьского підтримувала величезна німецько-австрійська армія, адже Центральна Рада не виконувала своїх зобов’язань в результаті Брест-Литовського  мирного договору.</text:p>
      <text:p text:style-name="P30">3. Економічний занепад країни після Світової війни, боротьби Тимчасового уряду та Центральної Ради, а також внаслідок війни з більшовиками. Все це спричинило анархію, безробіття, економічну кризу та навіть голод.</text:p>
      <text:p text:style-name="P30"><text:bookmark text:name="aswift_6_expand"/><text:bookmark text:name="aswift_6_anchor"/>4. Непорозуміння всередині самої Центральної Ради, що призвели до розпаду важливих політичних партій – Української соціал-демократичної робітничої партії та партії Українських соціал-революціонерів. На цьому фоні стався розквіт Української демократичної-хліборобської партії – опори Павла Скоропадського.</text:p>
      <text:p text:style-name="P30">Гетьманський переворот стався з метою зупинення суспільної катастрофи та радикальних ідей, що спричинені діями недальновидної політики Центральної Ради. Народ бажав державу, в якій є місце спокою, законності та творчій праці.</text:p>
      <text:p text:style-name="P36"><text:span text:style-name="Strong_20_Emphasis"><text:span text:style-name="T161">Праві сили, що підтримували переворот гетьмана Скоропадського:</text:span></text:span></text:p>
      <text:p text:style-name="P30">- заможні громадяни – володарі приватної власності;</text:p>
      <text:p text:style-name="P30">- вільні козаки;</text:p>
      <text:p text:style-name="P30">- імперські сили проросійського спрямування з ідеєю «єдиної та неділимої Російської імперії»;</text:p>
      <text:p text:style-name="P30">- старі чиновники, які прагнули стабільності.</text:p>
      <text:p text:style-name="P30">Отже, Центральна Рада робила «ставку» на ліві робітничі сили, а гетьман – на праві сили – тобто буржуазію.</text:p>
      <text:p text:style-name="P36"><text:soft-page-break/><text:span text:style-name="Strong_20_Emphasis"><text:span text:style-name="T161">29 квітня 1918 року</text:span></text:span><text:span text:style-name="T162"> був затверджений </text:span><text:span text:style-name="Strong_20_Emphasis"><text:span text:style-name="T161">«Закон про тимчасовий державний устрій»</text:span></text:span><text:span text:style-name="T162">, що спирався на «Грамоту до всього українського народу» - ідеологічну платформу Павла Скоропадського. Головним принципом нового державного устрою стали наступні функціональні повноваження гетьмана:</text:span></text:p>
      <text:p text:style-name="P30">- призначення отамана або голови Ради Міністрів;</text:p>
      <text:p text:style-name="P30">- затвердження складу уряду або навіть його скасування;</text:p>
      <text:p text:style-name="P30">- повноваження найвищої посадової особи та воєначальника в зовнішньополітичній діяльності;</text:p>
      <text:p text:style-name="P30">- повноваження призначення надзвичайного стану в країні або амністії.</text:p>
      <text:p text:style-name="P30">Реформування влади свідчить про те, що на цьому завершувалося демократичне правління Центральної Ради, а натомість їй приходив авторитарний режим гетьмана Скоропадського.</text:p>
      <text:p text:style-name="P30">Однією з головних позицій гетьмана був захист приватної власності та суспільства від радикальних партій. Саме тому Павла Скоропадського підтримували консервативні прошарки населення.</text:p>
      <text:p text:style-name="P30">Діяльність гетьмана Скоропадського оцінюється істориками по-різному. Давайте і ми розглянемо її з обох боків.</text:p>
      <text:p text:style-name="P36"><text:span text:style-name="Strong_20_Emphasis"><text:span text:style-name="T161">Досягнення Скоропадського:</text:span></text:span></text:p>
      <text:p text:style-name="P30">1. Розвиток вільного підприємництва громадян.</text:p>
      <text:p text:style-name="P30">2. Відновлення права на приватну власність.</text:p>
      <text:p text:style-name="P30">3. Утворення функціонального адміністративного апарату. Створення Державного Сенату – вищого судового органу, та Державної Варти – вищого контролюючого органу.</text:p>
      <text:p text:style-name="P30">4. Регулювання анархії та боротьба з нею.</text:p>
      <text:p text:style-name="P30">5. Державне регулювання всіх сфер – політичної, економічної, суспільної – в умовах гострої економічної кризи.</text:p>
      <text:p text:style-name="P30">6. Налагодження грошової системи: нормалізація грошового обігу, формування бюджету держави, відкриття українських банків та бірж.</text:p>
      <text:p text:style-name="P30">7. Створення чіткої митної і кордонної служб.</text:p>
      <text:p text:style-name="P30">8. Затвердження класу селян-власників як опори гетьманату.</text:p>
      <text:p text:style-name="P30"><text:soft-page-break/>9. Формування сильної армії, морського флоту та гвардійської сердюцької дивізії – національної гвардії. В законодавстві визначався загальний військовий обов’язок.</text:p>
      <text:p text:style-name="P30">10. Визнання суверенітету України майже двадцятьма країнами. Навіть радянська Росія визнавала Українську державу як суверенну. Почалися переговори з Кримом про його автономний статус у складі Української держави. Українські посольства та консульства розташувалися більше, ніж у 20 країнах світу.</text:p>
      <text:p text:style-name="P30">11. Піклування про освіту та її українізація. В цей період зростає роль української мови в освіті та культурі, засновується Українська Академія наук та українських наукових видань, а також декількох університетів.</text:p>
      <text:p text:style-name="P30">12. Розвиток культури проявлявся в розширенні мережі театральних закладів. В період Скоропадського створено Державний народний театр, Державний драмтеатр, Молодіжний драмтеатр, Залізничний театр, Херсонський український драмтеатр, Драматичну консерваторію, Державну драматичну школу та інші культурні утворення. В цей період в Харкові була створена перша оперна школа, а також Музично-драматичний інститут імені Лисенка. Окрім того багато бібліотек, музеїв різного спрямування, хорів та оркестрів було засновано саме в період гетьманства.</text:p>
      <text:p text:style-name="P30">13. Розвиток релігії полягав у підвищенні авторитету Української Православної Церкви, яка стала автономною у складі Російської Православної Церкви. В цю епоху розпочався також розвиток Української Автокефальної церкви.</text:p>
      <text:p text:style-name="P36"><text:span text:style-name="T162">Проте не все гетьман Скоропадський робив правильно. Критики виявляють в його діяльності чимало </text:span><text:span text:style-name="Strong_20_Emphasis"><text:span text:style-name="T161">прорахунків</text:span></text:span><text:span text:style-name="T162">, таких як:</text:span></text:p>
      <text:p text:style-name="P30">1. Гетьманом були створені каральні експедиції для отримання з селян продуктів. Таким чином можна було розрахуватися з Німеччиною за надану Скоропадському військову допомогу.</text:p>
      <text:p text:style-name="P30"><text:soft-page-break/>2. Після відновлення приватної власності гетьман намагався всілякими способами «вибити» з селян компенсацію за шкоду, задіяну маєткам заможних мешканців.</text:p>
      <text:p text:style-name="P30">3. Аграрне питання так і не було вирішено: поміщикам дозволялося насильно використовувати речі селян.</text:p>
      <text:p text:style-name="P30">4. Повна заборона страйків на виробництвах.</text:p>
      <text:p text:style-name="P30">5. Збільшення тривалості робочого дня до 12 годин.</text:p>
      <text:p text:style-name="P30">6. Більшість чиновницьких постів були зайняті росіянами. А місцевого та земського самоврядування більше не було.</text:p>
      <text:p text:style-name="P30">7. Великі привілеї заможним прошаркам населення.</text:p>
      <text:p text:style-name="P30">8. Провал мобілізації, через що не вдалося створити боєздатну армію.</text:p>
      <text:p text:style-name="P30">9. Залежність від німецько-австрійського війська.</text:p>
      <text:p text:style-name="P30">10. Велика кількість росіян в Українській державі, в тому числі у владі, які були проти її реальної автономії.</text:p>
      <text:p text:style-name="P30">11. Нездатність протистояти більшовицьким силам на території держави.</text:p>
      <text:p text:style-name="P30">12. «Акт про федерацію з небільшовицькою Росією».</text:p>
      <text:p text:style-name="P36"><text:span text:style-name="T162">Отже, ми бачимо, що правління гетьмана Павла Скоропадського викликало </text:span><text:span text:style-name="Strong_20_Emphasis"><text:span text:style-name="T161">неоднозначну реакцію</text:span></text:span><text:span text:style-name="T162">. Він усіляко намагався підняти якість в усіх сферах життя та діяльності Української Держави, робив кроки до встановлення мирних стосунків у зовнішньоекономічній діяльності. Проте це було також його прорахунком, адже покладання «Акту про федерацію з небільшовицькою Росією» фактично означало завершення існування самостійної Української Держави.</text:span></text:p>
      <text:p text:style-name="Title">8.3</text:p>
      <text:h text:style-name="P97" text:outline-level="3"><text:bookmark text:name="Створення"/><text:span text:style-name="T42">Створення</text:span><text:span text:style-name="T70">[</text:span><text:a xlink:type="simple" xlink:href="https://uk.wikipedia.org/w/index.php?title=Українська_Радянська_Соціалістична_Республіка&amp;veaction=edit&amp;section=2" text:style-name="Internet_20_link" text:visited-style-name="Visited_20_Internet_20_Link"><text:span text:style-name="T101">ред.</text:span></text:a><text:span text:style-name="T70"> | </text:span><text:a xlink:type="simple" xlink:href="https://uk.wikipedia.org/w/index.php?title=Українська_Радянська_Соціалістична_Республіка&amp;action=edit&amp;section=2" text:style-name="Internet_20_link" text:visited-style-name="Visited_20_Internet_20_Link"><text:span text:style-name="T101">ред. код</text:span></text:a><text:span text:style-name="T70">]</text:span></text:h>
      <text:p text:style-name="P36"><text:span text:style-name="T137">За історіографією часів СРСР початком існування </text:span><text:a xlink:type="simple" xlink:href="https://uk.wikipedia.org/wiki/Компартійно-радянська_влада" text:style-name="Internet_20_link" text:visited-style-name="Visited_20_Internet_20_Link"><text:span text:style-name="T101">радянської влади</text:span></text:a><text:span text:style-name="T137"> на українських землях вважається 12 (25) грудня 1917, коли російськими більшовиками (РСДРП(б))</text:span><text:bookmark text:name="cite_ref-9"/><text:a xlink:type="simple" xlink:href="https://uk.wikipedia.org/wiki/Українська_Радянська_Соціалістична_Республіка#cite_note-9" text:style-name="Internet_20_link" text:visited-style-name="Visited_20_Internet_20_Link"><text:span text:style-name="T101">[9]</text:span></text:a><text:span text:style-name="T137"> разом із російськими соціалістами-революціонерами, був організований Перший Всеукраїнський з'їзд Рад у Харкові, на якому обраний Народний секретаріат, оголошений «радянським </text:span><text:soft-page-break/><text:span text:style-name="T137">урядом України». Таким чином, радянська історіографія веде історію УРСР від </text:span><text:a xlink:type="simple" xlink:href="https://uk.wikipedia.org/wiki/25_грудня" text:style-name="Internet_20_link" text:visited-style-name="Visited_20_Internet_20_Link"><text:span text:style-name="T101">25 грудня</text:span></text:a><text:span text:style-name="T137"> </text:span><text:a xlink:type="simple" xlink:href="https://uk.wikipedia.org/wiki/1917" text:style-name="Internet_20_link" text:visited-style-name="Visited_20_Internet_20_Link"><text:span text:style-name="T101">1917</text:span></text:a><text:span text:style-name="T137"> р.</text:span></text:p>
      <text:p text:style-name="P36"><text:span text:style-name="T137">Під час виборів до </text:span><text:a xlink:type="simple" xlink:href="https://uk.wikipedia.org/wiki/Всеросійські_установчі_збори" text:style-name="Internet_20_link" text:visited-style-name="Visited_20_Internet_20_Link"><text:span text:style-name="T101">Установчих зборів</text:span></text:a><text:span text:style-name="T137"> восени 1917</text:span><text:bookmark text:name="cite_ref-10"/><text:a xlink:type="simple" xlink:href="https://uk.wikipedia.org/wiki/Українська_Радянська_Соціалістична_Республіка#cite_note-10" text:style-name="Internet_20_link" text:visited-style-name="Visited_20_Internet_20_Link"><text:span text:style-name="T101">[10]</text:span></text:a><text:span text:style-name="T137"> за </text:span><text:a xlink:type="simple" xlink:href="https://uk.wikipedia.org/wiki/Більшовики" text:style-name="Internet_20_link" text:visited-style-name="Visited_20_Internet_20_Link"><text:span text:style-name="T101">більшовиків</text:span></text:a><text:span text:style-name="T137"> в Україні проголосувало лише 10 % виборців: 754 тис. голосів. В усій Росії більшовики спиралися на містян і робітників промисловості. В Україні ці групи були нечисленними та складалися переважно з </text:span><text:a xlink:type="simple" xlink:href="https://uk.wikipedia.org/wiki/Росіяни" text:style-name="Internet_20_link" text:visited-style-name="Visited_20_Internet_20_Link"><text:span text:style-name="T101">«великоросів»</text:span></text:a><text:span text:style-name="T137">. У Волинській, Київській, Полтавській, Таврійській губерніях та на Чорноморському флоті не було обрано жодного депутата від більшовиків.</text:span></text:p>
      <table:table table:name="Таблица3" table:style-name="Таблица3">
        <table:table-column table:style-name="Таблица3.A"/>
        <table:table-row>
          <table:table-cell table:style-name="Таблица3.A1" office:value-type="string">
            <text:p text:style-name="P122"><text:span text:style-name="T223">Намагаючись розв’язати проблему протистояння політичних сил на свою користь, </text:span><text:a xlink:type="simple" xlink:href="https://uk.wikipedia.org/wiki/Більшовики" text:style-name="Internet_20_link" text:visited-style-name="Visited_20_Internet_20_Link"><text:span text:style-name="T189">більшовики</text:span></text:a><text:span text:style-name="T223"> скликали 17 грудня 1917 Перший Всеукраїнський з’їзд Рад робітничих, солдатських та селянських депутатів. &lt;…&gt; Серед 2500 учасників з’їзду більшовицьких депутатів було тільки 60 (за іншими даними — 130). Звичайно, при такому співвідношенні сил більшовики не могли захопити владу в </text:span><text:a xlink:type="simple" xlink:href="https://uk.wikipedia.org/wiki/Україна" text:style-name="Internet_20_link" text:visited-style-name="Visited_20_Internet_20_Link"><text:span text:style-name="T189">Україні</text:span></text:a><text:span text:style-name="T223"> у легальний спосіб. &lt;…&gt; Відносно мала кількість більшовицьких делегатів на з’їзді не була випадковою — це відбивало дійсну картину впливу більшовиків на території України. &lt;…&gt;</text:span></text:p>
          </table:table-cell>
        </table:table-row>
      </table:table>
      <table:table table:name="Таблица4" table:style-name="Таблица4">
        <table:table-column table:style-name="Таблица4.A"/>
        <table:table-row>
          <table:table-cell table:style-name="Таблица4.A1" office:value-type="string">
            <text:p text:style-name="P122"><text:span text:style-name="T223">Під час дискусії виявилася неабияка розбіжність у поглядах делегатів на те, як саме проводити національну політику в Україні. Були й такі, що радили відкликати з </text:span><text:a xlink:type="simple" xlink:href="https://uk.wikipedia.org/wiki/Південно-Західний_фронт_(Перша_світова_війна)" text:style-name="Internet_20_link" text:visited-style-name="Visited_20_Internet_20_Link"><text:span text:style-name="T189">Південно-Західного фронту</text:span></text:a><text:span text:style-name="T223"> гвардійський корпус, який був під впливом більшовиків, і кинути його на </text:span><text:a xlink:type="simple" xlink:href="https://uk.wikipedia.org/wiki/Центральна_Рада" text:style-name="Internet_20_link" text:visited-style-name="Visited_20_Internet_20_Link"><text:span text:style-name="T189">Центральну Раду</text:span></text:a><text:span text:style-name="T223">. Подібні заяви </text:span><text:a xlink:type="simple" xlink:href="https://uk.wikipedia.org/wiki/Ауссем_Володимир_Християнович" text:style-name="Internet_20_link" text:visited-style-name="Visited_20_Internet_20_Link"><text:span text:style-name="T189">Володимира Аусема</text:span></text:a><text:span text:style-name="T223"> та </text:span><text:a xlink:type="simple" xlink:href="https://uk.wikipedia.org/wiki/Бош_Євгенія_Богданівна" text:style-name="Internet_20_link" text:visited-style-name="Visited_20_Internet_20_Link"><text:span text:style-name="T189">Євгенії Бош</text:span></text:a><text:span text:style-name="T223"> викликали гострий осуд більшості з’їзду.</text:span></text:p>
            <text:p text:style-name="P122"><text:span text:style-name="T223">Маневр більшовиків України не вдався: замість вибрати нову Центральну Раду, підконтрольну більшовикам, з’їзд висловив діючій Центральній Раді повне довір’я. &lt;…&gt; Зрозумівши, що в Києві їм не вдасться нічого вдіяти проти Центральної Ради, більшовики разом із фракцією лівих </text:span><text:a xlink:type="simple" xlink:href="https://uk.wikipedia.org/wiki/Соціалісти-революціонери" text:style-name="Internet_20_link" text:visited-style-name="Visited_20_Internet_20_Link"><text:span text:style-name="T189">російських соціалістів-революціонерів</text:span></text:a><text:span text:style-name="T223"> покинули з’їзд і переїхали до </text:span><text:a xlink:type="simple" xlink:href="https://uk.wikipedia.org/wiki/Харків" text:style-name="Internet_20_link" text:visited-style-name="Visited_20_Internet_20_Link"><text:span text:style-name="T189">Харкова</text:span></text:a><text:span text:style-name="T223">. Тут вони об’єдналися зі з’їздом Рад Донецького та Криворізького басейнів, що якраз відбувався, і оцей об’єднаний з’їзд </text:span><text:soft-page-break/><text:span text:style-name="T223">проголосив себе першим Всеукраїнським з’їздом Рад, який обрав </text:span><text:a xlink:type="simple" xlink:href="https://uk.wikipedia.org/wiki/Всеукраїнський_центральний_виконавчий_комітет" text:style-name="Internet_20_link" text:visited-style-name="Visited_20_Internet_20_Link"><text:span text:style-name="T189">Центральний виконавчий комітет</text:span></text:a><text:span text:style-name="T223"> і </text:span><text:a xlink:type="simple" xlink:href="https://uk.wikipedia.org/wiki/Народний_секретаріат" text:style-name="Internet_20_link" text:visited-style-name="Visited_20_Internet_20_Link"><text:span text:style-name="T189">Народний секретаріат</text:span></text:a><text:span text:style-name="T223">, тобто перший радянський уряд України.</text:span><text:bookmark text:name="cite_ref-ReferenceA_11-0"/><text:a xlink:type="simple" xlink:href="https://uk.wikipedia.org/wiki/Українська_Радянська_Соціалістична_Республіка#cite_note-ReferenceA-11" text:style-name="Internet_20_link" text:visited-style-name="Visited_20_Internet_20_Link"><text:span text:style-name="T107">[11]</text:span></text:a></text:p>
          </table:table-cell>
        </table:table-row>
      </table:table>
      <text:p text:style-name="P36"><text:span text:style-name="T137">У такий спосіб був створений </text:span><text:a xlink:type="simple" xlink:href="https://uk.wikipedia.org/wiki/Маріонеткова_держава" text:style-name="Internet_20_link" text:visited-style-name="Visited_20_Internet_20_Link"><text:span text:style-name="T101">маріонетковий</text:span></text:a><text:span text:style-name="T137"> окупаційний уряд. В цей час, затягуючи </text:span><text:a xlink:type="simple" xlink:href="https://uk.wikipedia.org/wiki/Берестейський_мир_(3_березня_1918)" text:style-name="Internet_20_link" text:visited-style-name="Visited_20_Internet_20_Link"><text:span text:style-name="T101">переговори у Бересті</text:span></text:a><text:span text:style-name="T137">, </text:span><text:a xlink:type="simple" xlink:href="https://uk.wikipedia.org/wiki/Рада_народних_комісарів_РСФРР" text:style-name="Internet_20_link" text:visited-style-name="Visited_20_Internet_20_Link"><text:span text:style-name="T101">Раднарком Радянської Росії</text:span></text:a><text:span text:style-name="T137"> бажав виграти час, щоб завершити захоплення значної частини території України, включаючи її столицю </text:span><text:a xlink:type="simple" xlink:href="https://uk.wikipedia.org/wiki/Київ" text:style-name="Internet_20_link" text:visited-style-name="Visited_20_Internet_20_Link"><text:span text:style-name="T101">Київ</text:span></text:a><text:span text:style-name="T137">, сподіваючись замінити делегацію </text:span><text:a xlink:type="simple" xlink:href="https://uk.wikipedia.org/wiki/УНР" text:style-name="Internet_20_link" text:visited-style-name="Visited_20_Internet_20_Link"><text:span text:style-name="T101">УНР</text:span></text:a><text:span text:style-name="T137"> делегацією створеного маріонеткового уряду «Радянської України»</text:span></text:p>
      <table:table table:name="Таблица5" table:style-name="Таблица5">
        <table:table-column table:style-name="Таблица5.A"/>
        <table:table-row>
          <table:table-cell table:style-name="Таблица5.A1" office:value-type="string">
            <text:p text:style-name="P122"><text:span text:style-name="T223">Не зайве ще раз підкреслити, що більшовики України були членами </text:span><text:a xlink:type="simple" xlink:href="https://uk.wikipedia.org/wiki/Російська_соціал-демократична_робітнича_партія" text:style-name="Internet_20_link" text:visited-style-name="Visited_20_Internet_20_Link"><text:span text:style-name="T189">Російської соціал-демократичної робітничої партії (більшовиків)</text:span></text:a><text:span text:style-name="T223">, а не аналогічної української партії, якої на той час ще не існувало. Тобто вони виступали нічим іншим, як територіальною агентурою проводу більшовиків </text:span><text:a xlink:type="simple" xlink:href="https://uk.wikipedia.org/wiki/РСФРР" text:style-name="Internet_20_link" text:visited-style-name="Visited_20_Internet_20_Link"><text:span text:style-name="T189">Росії</text:span></text:a><text:span text:style-name="T223">, котрий використовував їх для здійснення своїх планів в Україні. А плани були ясні: за допомогою українського радянського уряду підірвати </text:span><text:a xlink:type="simple" xlink:href="https://uk.wikipedia.org/wiki/УНР" text:style-name="Internet_20_link" text:visited-style-name="Visited_20_Internet_20_Link"><text:span text:style-name="T189">Українську Народну Республіку</text:span></text:a><text:span text:style-name="T223"> зсередини, а Центральну Раду розчинити у радах робітничих, селянських і солдатських депутатів.</text:span><text:bookmark text:name="cite_ref-12"/><text:a xlink:type="simple" xlink:href="https://uk.wikipedia.org/wiki/Українська_Радянська_Соціалістична_Республіка#cite_note-12" text:style-name="Internet_20_link" text:visited-style-name="Visited_20_Internet_20_Link"><text:span text:style-name="T107">[12]</text:span></text:a></text:p>
          </table:table-cell>
        </table:table-row>
      </table:table>
      <table:table table:name="Таблица6" table:style-name="Таблица6">
        <table:table-column table:style-name="Таблица6.A"/>
        <table:table-row>
          <table:table-cell table:style-name="Таблица6.A1" office:value-type="string">
            <text:p text:style-name="P122"><text:span text:style-name="T223">Усвідомлюючи справжній стан речей, </text:span><text:a xlink:type="simple" xlink:href="https://uk.wikipedia.org/wiki/Затонський_Володимир_Петрович" text:style-name="Internet_20_link" text:visited-style-name="Visited_20_Internet_20_Link"><text:span text:style-name="T189">Затонський</text:span></text:a><text:span text:style-name="T223"> в одній із своїх тодішніх промов сказав таке:</text:span><text:bookmark text:name="cite_ref-131"/><text:a xlink:type="simple" xlink:href="https://uk.wikipedia.org/wiki/Українська_Радянська_Соціалістична_Республіка#cite_note-13" text:style-name="Internet_20_link" text:visited-style-name="Visited_20_Internet_20_Link"><text:span text:style-name="T107">[13]</text:span></text:a></text:p>
            <text:p text:style-name="P93"><text:span text:style-name="T223">«Поки ще серед українців розколу немає і не передбачається, а тому доводиться вести війну з українським народом, а більшовиків тільки невеличка жменька»</text:span><text:bookmark text:name="cite_ref-ReferenceA_11-1"/><text:a xlink:type="simple" xlink:href="https://uk.wikipedia.org/wiki/Українська_Радянська_Соціалістична_Республіка#cite_note-ReferenceA-11" text:style-name="Internet_20_link" text:visited-style-name="Visited_20_Internet_20_Link">[11]</text:a><text:bookmark text:name="cite_ref-14"/><text:a xlink:type="simple" xlink:href="https://uk.wikipedia.org/wiki/Українська_Радянська_Соціалістична_Республіка#cite_note-14" text:style-name="Internet_20_link" text:visited-style-name="Visited_20_Internet_20_Link">[14]</text:a></text:p>
          </table:table-cell>
        </table:table-row>
      </table:table>
      <text:p text:style-name="P36"><text:span text:style-name="T137">Варто зазначити, що партія більшовиків — </text:span><text:a xlink:type="simple" xlink:href="https://uk.wikipedia.org/wiki/Комуністична_партія_Радянського_Союзу" text:style-name="Internet_20_link" text:visited-style-name="Visited_20_Internet_20_Link"><text:span text:style-name="T101">РКП(б)</text:span></text:a><text:span text:style-name="T137"> — була загальноросійською партією, а </text:span><text:a xlink:type="simple" xlink:href="https://uk.wikipedia.org/wiki/Комуністична_партія_України" text:style-name="Internet_20_link" text:visited-style-name="Visited_20_Internet_20_Link"><text:span text:style-name="T101">КП(б)У</text:span></text:a><text:span text:style-name="T137">:</text:span></text:p>
      <table:table table:name="Таблица7" table:style-name="Таблица7">
        <table:table-column table:style-name="Таблица7.A"/>
        <table:table-row>
          <table:table-cell table:style-name="Таблица7.A1" office:value-type="string">
            <text:p text:style-name="P122"><text:span text:style-name="T221">Формально заснована у квітні 1918 як самостійна партія, але вже через 3 місяці, на своєму I з'їзді, КП(б)У увійшла до РКП(б) з підпорядкуванням спільним партз'їздам і ЦК.</text:span><text:bookmark text:name="cite_ref-15"/><text:a xlink:type="simple" xlink:href="https://uk.wikipedia.org/wiki/Українська_Радянська_Соціалістична_Республіка#cite_note-15" text:style-name="Internet_20_link" text:visited-style-name="Visited_20_Internet_20_Link"><text:span text:style-name="T107">[15]</text:span></text:a></text:p>
            <text:section text:style-name="Sect1" text:name="NavFrame8">
              <text:p text:style-name="P123"><text:span text:style-name="T201">Оригінальний текст </text:span><text:span text:style-name="T205">(рос.)</text:span><text:bookmark text:name="NavToggle8"/><text:a xlink:type="simple" xlink:href="https://uk.wikipedia.org/wiki/Українська_Радянська_Соціалістична_Республіка#" text:style-name="Internet_20_link" text:visited-style-name="Visited_20_Internet_20_Link"><text:span text:style-name="T198">[показати]</text:span></text:a></text:p>
            </text:section>
          </table:table-cell>
        </table:table-row>
      </table:table>
      <text:p text:style-name="P36"><text:a xlink:type="simple" xlink:href="https://uk.wikipedia.org/wiki/Всеукраїнський_з%27їзд_рад_(Харків)" text:style-name="Internet_20_link" text:visited-style-name="Visited_20_Internet_20_Link"><text:span text:style-name="T101">Перший Всеукраїнський з'їзд Рад</text:span></text:a><text:span text:style-name="T137"> прийняв резолюції «Про організацію влади на Україні» та «Про самовизначення України». З'їзд проголосив, що «Україна проголошується Республікою Рад робітничих, солдатських та </text:span><text:soft-page-break/><text:span text:style-name="T137">селянських депутатів». Українську робітничо-селянську радянську республіку в офіційних радянських актах відразу ж після її утворення називали </text:span><text:a xlink:type="simple" xlink:href="https://uk.wikipedia.org/wiki/Українська_Народна_Республіка_Рад" text:style-name="Internet_20_link" text:visited-style-name="Visited_20_Internet_20_Link"><text:span text:style-name="T101">«Українською Народною Республікою Рад»</text:span></text:a><text:span text:style-name="T137">.</text:span></text:p>
      <text:p text:style-name="P36"><text:span text:style-name="T137">У </text:span><text:a xlink:type="simple" xlink:href="https://uk.wikipedia.org/wiki/1917" text:style-name="Internet_20_link" text:visited-style-name="Visited_20_Internet_20_Link"><text:span text:style-name="T101">1917</text:span></text:a><text:span text:style-name="T137">—</text:span><text:a xlink:type="simple" xlink:href="https://uk.wikipedia.org/wiki/1920" text:style-name="Internet_20_link" text:visited-style-name="Visited_20_Internet_20_Link"><text:span text:style-name="T101">1920</text:span></text:a><text:span text:style-name="T137"> відбулися три спроби встановлення радянської влади (а точніше — </text:span><text:a xlink:type="simple" xlink:href="https://uk.wikipedia.org/wiki/Більшовики" text:style-name="Internet_20_link" text:visited-style-name="Visited_20_Internet_20_Link"><text:span text:style-name="T101">більшовицької</text:span></text:a><text:span text:style-name="T137"> </text:span><text:a xlink:type="simple" xlink:href="https://uk.wikipedia.org/wiki/Диктатура_пролетаріату" text:style-name="Internet_20_link" text:visited-style-name="Visited_20_Internet_20_Link"><text:span text:style-name="T101">диктатури</text:span></text:a><text:span text:style-name="T137">) в УНР, супроводжувані </text:span><text:a xlink:type="simple" xlink:href="https://uk.wikipedia.org/wiki/Радянсько-українська_війна" text:style-name="Internet_20_link" text:visited-style-name="Visited_20_Internet_20_Link"><text:span text:style-name="T101">військовою інтервенцією Радянської Росії</text:span></text:a><text:span text:style-name="T137">.</text:span></text:p>
      <text:p text:style-name="P36"><text:span text:style-name="T137">У березні 1918 ряд раніше створених більшовиками радянських республік на території України об'єдналися в </text:span><text:a xlink:type="simple" xlink:href="https://uk.wikipedia.org/wiki/Українська_Радянська_Республіка" text:style-name="Internet_20_link" text:visited-style-name="Visited_20_Internet_20_Link"><text:span text:style-name="T101">Українську Радянську Республіку</text:span></text:a><text:span text:style-name="T137"> зі столицею у Харкові.</text:span></text:p>
      <text:p text:style-name="P36"><text:span text:style-name="T137">28 листопада 1918 у </text:span><text:a xlink:type="simple" xlink:href="https://uk.wikipedia.org/wiki/Курськ" text:style-name="Internet_20_link" text:visited-style-name="Visited_20_Internet_20_Link"><text:span text:style-name="T101">Курську</text:span></text:a><text:span text:style-name="T137"> створено </text:span><text:a xlink:type="simple" xlink:href="https://uk.wikipedia.org/wiki/Тимчасовий_робітничо-селянський_уряд_України" text:style-name="Internet_20_link" text:visited-style-name="Visited_20_Internet_20_Link"><text:span text:style-name="T101">«Тимчасовий робітничо-селянський уряд України»</text:span></text:a><text:span text:style-name="T137"> та його </text:span><text:a xlink:type="simple" xlink:href="https://uk.wikipedia.org/wiki/Українська_радянська_армія" text:style-name="Internet_20_link" text:visited-style-name="Visited_20_Internet_20_Link"><text:span text:style-name="T101">збройні формування</text:span></text:a><text:span text:style-name="T137">, після чого більшовики розгорнули наступ на Україну. Частини радянської (Червоної) армії 3 січня 1919 р. взяли </text:span><text:a xlink:type="simple" xlink:href="https://uk.wikipedia.org/wiki/Харків" text:style-name="Internet_20_link" text:visited-style-name="Visited_20_Internet_20_Link"><text:span text:style-name="T101">Харків</text:span></text:a><text:span text:style-name="T137">. А 6 січня </text:span><text:a xlink:type="simple" xlink:href="https://uk.wikipedia.org/wiki/1919" text:style-name="Internet_20_link" text:visited-style-name="Visited_20_Internet_20_Link"><text:span text:style-name="T101">1919</text:span></text:a><text:span text:style-name="T137"> року «Тимчасовим робітничо-селянським урядом України» вперше затверджено назву «Українська Соціалістична Радянська Республіка». УСРР </text:span><text:span text:style-name="T138">(до січня </text:span><text:a xlink:type="simple" xlink:href="https://uk.wikipedia.org/wiki/1919" text:style-name="Internet_20_link" text:visited-style-name="Visited_20_Internet_20_Link"><text:span text:style-name="T102">1919</text:span></text:a><text:span text:style-name="T138"> використовувала назву «Українська Народна Республіка »)</text:span><text:span text:style-name="T137">[</text:span><text:a xlink:type="simple" xlink:href="https://uk.wikipedia.org/wiki/Вікіпедія:Посилання_на_джерела" text:style-name="Internet_20_link" text:visited-style-name="Visited_20_Internet_20_Link"><text:span text:style-name="T106">джерело?</text:span></text:a><text:span text:style-name="T137">] формально проголошена як «окрема держава» на </text:span><text:a xlink:type="simple" xlink:href="https://uk.wikipedia.org/wiki/III_Всеукраїнський_з%27їзд_Рад" text:style-name="Internet_20_link" text:visited-style-name="Visited_20_Internet_20_Link"><text:span text:style-name="T101">3-му Всеукраїнському з'їзді Рад</text:span></text:a><text:span text:style-name="T137"> 6—10 березня </text:span><text:a xlink:type="simple" xlink:href="https://uk.wikipedia.org/wiki/1919" text:style-name="Internet_20_link" text:visited-style-name="Visited_20_Internet_20_Link"><text:span text:style-name="T101">1919</text:span></text:a><text:span text:style-name="T137">, коли ухвалено першу </text:span><text:a xlink:type="simple" xlink:href="https://uk.wikipedia.org/w/index.php?title=Конституція_УСРР&amp;action=edit&amp;redlink=1" text:style-name="Internet_20_link" text:visited-style-name="Visited_20_Internet_20_Link"><text:span text:style-name="T146">конституцію УСРР</text:span></text:a><text:span text:style-name="T137">. Остаточно вона затверджена Всеукраїнським Центральним Виконавчим Комітетом на засіданні 14 березня 1919, підписана членами президії з'їзду: </text:span><text:a xlink:type="simple" xlink:href="https://uk.wikipedia.org/wiki/Раковський_Християн_Георгійович" text:style-name="Internet_20_link" text:visited-style-name="Visited_20_Internet_20_Link"><text:span text:style-name="T101">Раковським</text:span></text:a><text:span text:style-name="T137">, </text:span><text:a xlink:type="simple" xlink:href="https://uk.wikipedia.org/wiki/П%27ятаков_Юрій_Леонідович" text:style-name="Internet_20_link" text:visited-style-name="Visited_20_Internet_20_Link"><text:span text:style-name="T101">П'ятаковим</text:span></text:a><text:span text:style-name="T137">, </text:span><text:a xlink:type="simple" xlink:href="https://uk.wikipedia.org/wiki/Бубнов_Андрій_Сергійович" text:style-name="Internet_20_link" text:visited-style-name="Visited_20_Internet_20_Link"><text:span text:style-name="T101">Бубновим</text:span></text:a><text:span text:style-name="T137"> та </text:span><text:a xlink:type="simple" xlink:href="https://uk.wikipedia.org/wiki/Квірінг_Еммануїл_Йонович" text:style-name="Internet_20_link" text:visited-style-name="Visited_20_Internet_20_Link"><text:span text:style-name="T101">Квірінгом</text:span></text:a><text:span text:style-name="T137">, відомими більшовиками, але їх право виступати представниками українського народу дуже сумнівне</text:span><text:bookmark text:name="cite_ref-16"/><text:a xlink:type="simple" xlink:href="https://uk.wikipedia.org/wiki/Українська_Радянська_Соціалістична_Республіка#cite_note-16" text:style-name="Internet_20_link" text:visited-style-name="Visited_20_Internet_20_Link"><text:span text:style-name="T101">[16]</text:span></text:a><text:span text:style-name="T137">.</text:span></text:p>
      <text:p text:style-name="P36"><text:span text:style-name="T137">УСРР проголошена 10 березня 1919 на 3-му Всеукраїнському з'їзді Рад у Харкові стосовно території, що знаходилася під контролем </text:span><text:a xlink:type="simple" xlink:href="https://uk.wikipedia.org/wiki/Червона_армія" text:style-name="Internet_20_link" text:visited-style-name="Visited_20_Internet_20_Link"><text:span text:style-name="T101">Червоної армії</text:span></text:a><text:span text:style-name="T137"> РСФРР</text:span><text:bookmark text:name="cite_ref-17"/><text:a xlink:type="simple" xlink:href="https://uk.wikipedia.org/wiki/Українська_Радянська_Соціалістична_Республіка#cite_note-17" text:style-name="Internet_20_link" text:visited-style-name="Visited_20_Internet_20_Link"><text:span text:style-name="T101">[17]</text:span></text:a><text:span text:style-name="T137">. До початку 1923 року мала формальні ознаки незалежної держави, що від грудня 1920 року мала союзні відносини із </text:span><text:a xlink:type="simple" xlink:href="https://uk.wikipedia.org/wiki/Російська_Радянська_Федеративна_Соціалістична_Республіка" text:style-name="Internet_20_link" text:visited-style-name="Visited_20_Internet_20_Link"><text:span text:style-name="T101">РСФРР</text:span></text:a><text:span text:style-name="T137">, </text:span><text:a xlink:type="simple" xlink:href="https://uk.wikipedia.org/wiki/Білоруська_Радянська_Соціалістична_Республіка" text:style-name="Internet_20_link" text:visited-style-name="Visited_20_Internet_20_Link"><text:span text:style-name="T101">БСРР</text:span></text:a><text:span text:style-name="T137">, </text:span><text:a xlink:type="simple" xlink:href="https://uk.wikipedia.org/wiki/Закавказька_Соціалістична_Федеративна_Радянська_Республіка" text:style-name="Internet_20_link" text:visited-style-name="Visited_20_Internet_20_Link"><text:span text:style-name="T101">ЗСФРР</text:span></text:a><text:span text:style-name="T137">. На час створення УСРР керівною силою в ній проголошено </text:span><text:a xlink:type="simple" xlink:href="https://uk.wikipedia.org/wiki/Комуністична_партія_України" text:style-name="Internet_20_link" text:visited-style-name="Visited_20_Internet_20_Link"><text:span text:style-name="T101">КП(б)У</text:span></text:a><text:span text:style-name="T137">, що входила на правах обласної організації до </text:span><text:a xlink:type="simple" xlink:href="https://uk.wikipedia.org/wiki/Комуністична_партія_Радянського_Союзу" text:style-name="Internet_20_link" text:visited-style-name="Visited_20_Internet_20_Link"><text:span text:style-name="T101">РКП(б)</text:span></text:a><text:span text:style-name="T137"> і спиралася на збройні сили РСЧА РСФСР. КП(б)У була на той час малочисельною (4364 членів, з яких 130 українців, наприкінці 1918 р. на </text:span><text:soft-page-break/><text:span text:style-name="T137">десятки мільйонів українського населення)</text:span><text:bookmark text:name="cite_ref-18"/><text:a xlink:type="simple" xlink:href="https://uk.wikipedia.org/wiki/Українська_Радянська_Соціалістична_Республіка#cite_note-18" text:style-name="Internet_20_link" text:visited-style-name="Visited_20_Internet_20_Link"><text:span text:style-name="T101">[18]</text:span></text:a><text:span text:style-name="T137"> і, внаслідок цієї обставини, не була представником ні українського робітничого класу, ні українського селянства.</text:span></text:p>
      <text:h text:style-name="P99" text:outline-level="3"><text:bookmark text:name=".D0.92.D1.81.D1.82.D1.83.D0.BF_.D0.B4.D0.BE_.D0.A1.D0.A0.D0.A1.D0.A0"/><text:bookmark text:name="Вступ_до_СРСР"/><text:span text:style-name="T42">Вступ до СРСР</text:span><text:span text:style-name="T70">[</text:span><text:a xlink:type="simple" xlink:href="https://uk.wikipedia.org/w/index.php?title=Українська_Радянська_Соціалістична_Республіка&amp;veaction=edit&amp;section=3" text:style-name="Internet_20_link" text:visited-style-name="Visited_20_Internet_20_Link"><text:span text:style-name="T101">ред.</text:span></text:a><text:span text:style-name="T70"> | </text:span><text:a xlink:type="simple" xlink:href="https://uk.wikipedia.org/w/index.php?title=Українська_Радянська_Соціалістична_Республіка&amp;action=edit&amp;section=3" text:style-name="Internet_20_link" text:visited-style-name="Visited_20_Internet_20_Link"><text:span text:style-name="T101">ред. код</text:span></text:a><text:span text:style-name="T70">]</text:span></text:h>
      <text:p text:style-name="P36"><text:span text:style-name="T137">28 грудня 1920 під час VIII Всеросійського з'їзду Рад у Москві підписаний </text:span><text:a xlink:type="simple" xlink:href="https://uk.wikipedia.org/wiki/Союзний_договір_між_РСФРР_та_УСРР_(1920)" text:style-name="Internet_20_link" text:visited-style-name="Visited_20_Internet_20_Link"><text:span text:style-name="T101">«Союзний договір між РСФРР та УСРР»</text:span></text:a><text:span text:style-name="T137"> про «військовий та господарський союз»: з боку РСФРР — Головою Раднаркому РСФРР </text:span><text:a xlink:type="simple" xlink:href="https://uk.wikipedia.org/wiki/Ленін_Володимир_Ілліч" text:style-name="Internet_20_link" text:visited-style-name="Visited_20_Internet_20_Link"><text:span text:style-name="T101">В. Леніним</text:span></text:a><text:span text:style-name="T137"> та Наркомом закордонних справ РСФРР </text:span><text:a xlink:type="simple" xlink:href="https://uk.wikipedia.org/wiki/Чичерін_Георгій_Васильович" text:style-name="Internet_20_link" text:visited-style-name="Visited_20_Internet_20_Link"><text:span text:style-name="T101">Г. Чичеріним</text:span></text:a><text:span text:style-name="T137">, з боку УСРР — Головою Раднаркому УСРР та Наркомом закордонних справ </text:span><text:a xlink:type="simple" xlink:href="https://uk.wikipedia.org/wiki/Раковський_Християн_Георгійович" text:style-name="Internet_20_link" text:visited-style-name="Visited_20_Internet_20_Link">Х. Раковським</text:a><text:bookmark text:name="cite_ref-19"/><text:a xlink:type="simple" xlink:href="https://uk.wikipedia.org/wiki/Українська_Радянська_Соціалістична_Республіка#cite_note-19" text:style-name="Internet_20_link" text:visited-style-name="Visited_20_Internet_20_Link">[19]</text:a><text:bookmark text:name="cite_ref-20"/><text:a xlink:type="simple" xlink:href="https://uk.wikipedia.org/wiki/Українська_Радянська_Соціалістична_Республіка#cite_note-20" text:style-name="Internet_20_link" text:visited-style-name="Visited_20_Internet_20_Link">[20]</text:a><text:bookmark text:name="cite_ref-21"/><text:a xlink:type="simple" xlink:href="https://uk.wikipedia.org/wiki/Українська_Радянська_Соціалістична_Республіка#cite_note-21" text:style-name="Internet_20_link" text:visited-style-name="Visited_20_Internet_20_Link">[21]</text:a><text:span text:style-name="T137">. Для досягнення проголошеної мети об'єднувалися «Комісаріати: 1) Воєнних та Морських Справ, 2) Bища Рада Народного Господарства, 3) Зовнішньої Торгівлі, 4) Фінансів, 5) Праці, 6) Шляхів Сполучення і 7) Пошти й Телеграфу». Від цього часу всі рішення стосовно господарської діяльності в Україні приймалися урядом РСФРР, а уряд УСРР ставав його виконавчим підрозділом.</text:span></text:p>
      <text:p text:style-name="P36"><text:a xlink:type="simple" xlink:href="https://uk.wikipedia.org/wiki/30_грудня" text:style-name="Internet_20_link" text:visited-style-name="Visited_20_Internet_20_Link"><text:span text:style-name="T101">30 грудня</text:span></text:a><text:span text:style-name="T137"> </text:span><text:a xlink:type="simple" xlink:href="https://uk.wikipedia.org/wiki/1922" text:style-name="Internet_20_link" text:visited-style-name="Visited_20_Internet_20_Link"><text:span text:style-name="T101">1922</text:span></text:a><text:span text:style-name="T137"> Українська СРР разом з РСФРР, Білоруською РСР і Закавказькою Радянською Федеративною Соціалістичною Республікою (</text:span><text:a xlink:type="simple" xlink:href="https://uk.wikipedia.org/wiki/Грузія" text:style-name="Internet_20_link" text:visited-style-name="Visited_20_Internet_20_Link"><text:span text:style-name="T101">Грузія</text:span></text:a><text:span text:style-name="T137">, </text:span><text:a xlink:type="simple" xlink:href="https://uk.wikipedia.org/wiki/Вірменія" text:style-name="Internet_20_link" text:visited-style-name="Visited_20_Internet_20_Link"><text:span text:style-name="T101">Вірменія</text:span></text:a><text:span text:style-name="T137">, </text:span><text:a xlink:type="simple" xlink:href="https://uk.wikipedia.org/wiki/Азербайджан" text:style-name="Internet_20_link" text:visited-style-name="Visited_20_Internet_20_Link"><text:span text:style-name="T101">Азербайджан</text:span></text:a><text:span text:style-name="T137">) увійшла до складу </text:span><text:a xlink:type="simple" xlink:href="https://uk.wikipedia.org/wiki/Союз_Радянських_Соціалістичних_Республік" text:style-name="Internet_20_link" text:visited-style-name="Visited_20_Internet_20_Link"><text:span text:style-name="T101">СРСР</text:span></text:a><text:span text:style-name="T137"> на федеративних засадах, а фактично була анексована, втрачаючи таким чином номінальну незалежність, яку мала доти.</text:span></text:p>
      <text:p text:style-name="P36"><text:span text:style-name="T137">У жовтні </text:span><text:a xlink:type="simple" xlink:href="https://uk.wikipedia.org/wiki/1924" text:style-name="Internet_20_link" text:visited-style-name="Visited_20_Internet_20_Link"><text:span text:style-name="T101">1924</text:span></text:a><text:span text:style-name="T137"> </text:span><text:a xlink:type="simple" xlink:href="https://uk.wikipedia.org/wiki/Таганрізький_округ_(Область_війська_Донського)" text:style-name="Internet_20_link" text:visited-style-name="Visited_20_Internet_20_Link"><text:span text:style-name="T101">Таганрізький</text:span></text:a><text:span text:style-name="T137"> та </text:span><text:a xlink:type="simple" xlink:href="https://uk.wikipedia.org/wiki/Шахтинський_повіт" text:style-name="Internet_20_link" text:visited-style-name="Visited_20_Internet_20_Link"><text:span text:style-name="T101">Шахтинський</text:span></text:a><text:span text:style-name="T137"> округи передані до складу </text:span><text:a xlink:type="simple" xlink:href="https://uk.wikipedia.org/wiki/Російська_Радянська_Федеративна_Соціалістична_Республіка" text:style-name="Internet_20_link" text:visited-style-name="Visited_20_Internet_20_Link"><text:span text:style-name="T101">РСФРР</text:span></text:a><text:span text:style-name="T137">. У жовтні </text:span><text:a xlink:type="simple" xlink:href="https://uk.wikipedia.org/wiki/1925" text:style-name="Internet_20_link" text:visited-style-name="Visited_20_Internet_20_Link"><text:span text:style-name="T101">1925</text:span></text:a><text:span text:style-name="T137"> постановою ЦВК СРСР «Про врегулювання кордонів Української СРР з Російською СФРР і Білоруською СРР» до УСРР приєднано територію з населенням 278 000 осіб, а до складу інших республік, передусім до РСФРР, передано від України територію з населенням близько 479 000 осіб.</text:span><text:bookmark text:name="cite_ref-22"/><text:a xlink:type="simple" xlink:href="https://uk.wikipedia.org/wiki/Українська_Радянська_Соціалістична_Республіка#cite_note-22" text:style-name="Internet_20_link" text:visited-style-name="Visited_20_Internet_20_Link"><text:span text:style-name="T101">[22]</text:span></text:a><text:span text:style-name="T137">. Водночас </text:span><text:a xlink:type="simple" xlink:href="https://uk.wikipedia.org/wiki/Кубань" text:style-name="Internet_20_link" text:visited-style-name="Visited_20_Internet_20_Link"><text:span text:style-name="T101">Кубань</text:span></text:a><text:span text:style-name="T137">, заселена переважно українцями, не увійшла до УРСР і була поступово зросійщена.</text:span></text:p>
      <text:p text:style-name="P36"><text:span text:style-name="T137">На час утворення СРСР назва республіки була </text:span><text:span text:style-name="T140">Українська Соціялістична Радянська Республіка.</text:span><text:span text:style-name="T137"> Згідно з </text:span><text:a xlink:type="simple" xlink:href="https://uk.wikipedia.org/wiki/Конституція_СРСР_1936_року" text:style-name="Internet_20_link" text:visited-style-name="Visited_20_Internet_20_Link"><text:span text:style-name="T101">Конституцією 1936 року</text:span></text:a><text:span text:style-name="T137">, порядок слів у назві республіки змінено на «Українська Радянська Соціалістична Республіка» </text:span><text:soft-page-break/><text:span text:style-name="T137">(УРСР). Територія УСРР/УРСР зазнала низки змін і остаточно сформувалася в </text:span><text:a xlink:type="simple" xlink:href="https://uk.wikipedia.org/wiki/1954_в_Українській_РСР" text:style-name="Internet_20_link" text:visited-style-name="Visited_20_Internet_20_Link"><text:span text:style-name="T101">1954</text:span></text:a><text:span text:style-name="T137">.</text:span></text:p>
      <text:h text:style-name="P100" text:outline-level="3"><text:bookmark text:name=".D0.A3.D0.BA.D1.80.D0.B0.D1.97.D0.BD.D1.96.D0.B7.D0.B0.D1.86.D1.96.D1.8F"/><text:bookmark text:name="Українізація"/><text:span text:style-name="T12">Українізація</text:span></text:h>
      <text:p text:style-name="P36"><text:span text:style-name="T137">У квітні </text:span><text:a xlink:type="simple" xlink:href="https://uk.wikipedia.org/wiki/1923" text:style-name="Internet_20_link" text:visited-style-name="Visited_20_Internet_20_Link"><text:span text:style-name="T101">1923</text:span></text:a><text:span text:style-name="T137"> ХІІ з'їзд РКП(б) проголосив політику </text:span><text:a xlink:type="simple" xlink:href="https://uk.wikipedia.org/wiki/Коренізація" text:style-name="Internet_20_link" text:visited-style-name="Visited_20_Internet_20_Link"><text:span text:style-name="T101">коренізації</text:span></text:a><text:span text:style-name="T137">. Її метою було посилення більшовицького контролю та впливу в національних районах шляхом сприяння розвитку національної за формою культури. Український варіант коренізації називався </text:span><text:a xlink:type="simple" xlink:href="https://uk.wikipedia.org/wiki/Українізація" text:style-name="Internet_20_link" text:visited-style-name="Visited_20_Internet_20_Link">українізація</text:a><text:bookmark text:name="cite_ref-Мета_укр_23-0"/><text:a xlink:type="simple" xlink:href="https://uk.wikipedia.org/wiki/Українська_Радянська_Соціалістична_Республіка#cite_note-Мета_укр-23" text:style-name="Internet_20_link" text:visited-style-name="Visited_20_Internet_20_Link">[23]</text:a><text:span text:style-name="T137">. Вона проводилася шляхом залучення українців до державного апарату та керівних органів громадських організацій, запровадження </text:span><text:a xlink:type="simple" xlink:href="https://uk.wikipedia.org/wiki/Українська_мова" text:style-name="Internet_20_link" text:visited-style-name="Visited_20_Internet_20_Link"><text:span text:style-name="T101">української мови</text:span></text:a><text:span text:style-name="T137"> в усьому суспільному житті, в усіх установах і навчальних закладах. Хоча частка українців серед населення України становила 80 %, у керівному апараті </text:span><text:a xlink:type="simple" xlink:href="https://uk.wikipedia.org/wiki/Комуністична_партія_України" text:style-name="Internet_20_link" text:visited-style-name="Visited_20_Internet_20_Link"><text:span text:style-name="T101">КП(б)У</text:span></text:a><text:span text:style-name="T137"> їх було менше 30 %</text:span><text:bookmark text:name="cite_ref-Мета_укр_23-1"/><text:a xlink:type="simple" xlink:href="https://uk.wikipedia.org/wiki/Українська_Радянська_Соціалістична_Республіка#cite_note-Мета_укр-23" text:style-name="Internet_20_link" text:visited-style-name="Visited_20_Internet_20_Link"><text:span text:style-name="T101">[23]</text:span></text:a><text:span text:style-name="T137">. Органи радянської влади в Україні на 95 % складалися з російських або зросійщених працівників</text:span><text:bookmark text:name="cite_ref-Мета_укр_23-2"/><text:a xlink:type="simple" xlink:href="https://uk.wikipedia.org/wiki/Українська_Радянська_Соціалістична_Республіка#cite_note-Мета_укр-23" text:style-name="Internet_20_link" text:visited-style-name="Visited_20_Internet_20_Link"><text:span text:style-name="T101">[23]</text:span></text:a><text:span text:style-name="T137">. Через це значна частина керівництва КП(б)У на чолі з </text:span><text:a xlink:type="simple" xlink:href="https://uk.wikipedia.org/wiki/Лебідь_Дмитро_Захарович" text:style-name="Internet_20_link" text:visited-style-name="Visited_20_Internet_20_Link"><text:span text:style-name="T101">Дмитром Лебедем</text:span></text:a><text:span text:style-name="T137"> опиралася українізації. Їй протистояла група, очолювана </text:span><text:a xlink:type="simple" xlink:href="https://uk.wikipedia.org/wiki/Скрипник_Микола_Олексійович" text:style-name="Internet_20_link" text:visited-style-name="Visited_20_Internet_20_Link"><text:span text:style-name="T101">Миколою Скрипником</text:span></text:a><text:span text:style-name="T137">, </text:span><text:a xlink:type="simple" xlink:href="https://uk.wikipedia.org/wiki/Шумський_Олександр_Якович" text:style-name="Internet_20_link" text:visited-style-name="Visited_20_Internet_20_Link"><text:span text:style-name="T101">Олександром Шумським</text:span></text:a><text:span text:style-name="T137">, </text:span><text:a xlink:type="simple" xlink:href="https://uk.wikipedia.org/wiki/Затонський_Володимир_Петрович" text:style-name="Internet_20_link" text:visited-style-name="Visited_20_Internet_20_Link">Володимиром Затонським</text:a><text:bookmark text:name="cite_ref-Мета_укр_23-3"/><text:a xlink:type="simple" xlink:href="https://uk.wikipedia.org/wiki/Українська_Радянська_Соціалістична_Республіка#cite_note-Мета_укр-23" text:style-name="Internet_20_link" text:visited-style-name="Visited_20_Internet_20_Link">[23]</text:a><text:span text:style-name="T137">.</text:span></text:p>
      <text:p text:style-name="P36"><text:a xlink:type="simple" xlink:href="https://uk.wikipedia.org/wiki/27_липня" text:style-name="Internet_20_link" text:visited-style-name="Visited_20_Internet_20_Link"><text:span text:style-name="T101">27 липня</text:span></text:a><text:span text:style-name="T137"> </text:span><text:a xlink:type="simple" xlink:href="https://uk.wikipedia.org/wiki/1923" text:style-name="Internet_20_link" text:visited-style-name="Visited_20_Internet_20_Link"><text:span text:style-name="T101">1923</text:span></text:a><text:span text:style-name="T137"> року </text:span><text:a xlink:type="simple" xlink:href="https://uk.wikipedia.org/wiki/Рада_народних_комісарів_Української_РСР" text:style-name="Internet_20_link" text:visited-style-name="Visited_20_Internet_20_Link"><text:span text:style-name="T101">Раднарком УСРР</text:span></text:a><text:span text:style-name="T137"> видав декрет «Про заходи в справі українізації шкільно-виховних та культурно-освітніх установ», яким визначав порядок і терміни переведення викладання на українську мову у навчальних закладах. 1 серпня того ж року видано постанову </text:span><text:a xlink:type="simple" xlink:href="https://uk.wikisource.org/wiki/ЗУРРСУУ/1927/1/34/Про_забезпечення_рівноправности_мов_та_про_сприяння_розвиткові_української_культури" text:style-name="Internet_20_link" text:visited-style-name="Visited_20_Internet_20_Link"><text:span text:style-name="T168">«Про забезпечення рівноправності мов та про сприяння розвиткові української культури»</text:span></text:a><text:span text:style-name="T137">, яка проголошувала рівноправність усіх мов на території УСРР й офіційність української мови як основної для офіційних зносин. Ставилася на меті українізація всього державного апарату задля зміцнення союзу влади і населення</text:span><text:bookmark text:name="cite_ref-ХУ_24-0"/><text:a xlink:type="simple" xlink:href="https://uk.wikipedia.org/wiki/Українська_Радянська_Соціалістична_Республіка#cite_note-ХУ-24" text:style-name="Internet_20_link" text:visited-style-name="Visited_20_Internet_20_Link"><text:span text:style-name="T101">[24]</text:span></text:a><text:span text:style-name="T137">. Протягом </text:span><text:a xlink:type="simple" xlink:href="https://uk.wikipedia.org/wiki/1924" text:style-name="Internet_20_link" text:visited-style-name="Visited_20_Internet_20_Link"><text:span text:style-name="T101">1924</text:span></text:a><text:span text:style-name="T137">—1925 років українська мова запроваджена у більшості шкіл та установ республіки. Нагляд за проведенням українізації здійснював секретар </text:span><text:a xlink:type="simple" xlink:href="https://uk.wikipedia.org/wiki/Центральний_комітет_Комуністичної_партії_України" text:style-name="Internet_20_link" text:visited-style-name="Visited_20_Internet_20_Link"><text:span text:style-name="T101">ЦК КП(б)У</text:span></text:a><text:span text:style-name="T137"> Володимир Затонський. 30 квітня 1925 року Президія </text:span><text:a xlink:type="simple" xlink:href="https://uk.wikipedia.org/wiki/Всеукраїнський_центральний_виконавчий_комітет" text:style-name="Internet_20_link" text:visited-style-name="Visited_20_Internet_20_Link"><text:span text:style-name="T101">ВУЦВК</text:span></text:a><text:span text:style-name="T137"> і Раднаркому УСРР створили Всеукраїнську центральну комісію українізації на чолі з головою уряду </text:span><text:a xlink:type="simple" xlink:href="https://uk.wikipedia.org/wiki/Чубар_Влас_Якович" text:style-name="Internet_20_link" text:visited-style-name="Visited_20_Internet_20_Link"><text:span text:style-name="T101">Власом Чубарем</text:span></text:a><text:span text:style-name="T137">. 20—29 листопада </text:span><text:a xlink:type="simple" xlink:href="https://uk.wikipedia.org/wiki/1927" text:style-name="Internet_20_link" text:visited-style-name="Visited_20_Internet_20_Link"><text:span text:style-name="T101">1927</text:span></text:a><text:span text:style-name="T137"> року, в Харкові, пройшов </text:span><text:a xlink:type="simple" xlink:href="https://uk.wikipedia.org/wiki/X_з%27їзд_КП(б)У" text:style-name="Internet_20_link" text:visited-style-name="Visited_20_Internet_20_Link"><text:span text:style-name="T101">Х з'їзд КП(б)У</text:span></text:a><text:span text:style-name="T137">, який відзначив </text:span><text:soft-page-break/><text:span text:style-name="T137">«величезні досягнення» у галузі проведення національної політики</text:span><text:bookmark text:name="cite_ref-ХУ_24-1"/><text:a xlink:type="simple" xlink:href="https://uk.wikipedia.org/wiki/Українська_Радянська_Соціалістична_Республіка#cite_note-ХУ-24" text:style-name="Internet_20_link" text:visited-style-name="Visited_20_Internet_20_Link"><text:span text:style-name="T101">[24]</text:span></text:a><text:span text:style-name="T137">. Чисельність українців у КП(б)У тоді становила 54,5 % її складу, у </text:span><text:a xlink:type="simple" xlink:href="https://uk.wikipedia.org/wiki/Комсомол" text:style-name="Internet_20_link" text:visited-style-name="Visited_20_Internet_20_Link"><text:span text:style-name="T101">комсомолі</text:span></text:a><text:span text:style-name="T137"> — 65 %</text:span><text:bookmark text:name="cite_ref-ХУ_24-2"/><text:a xlink:type="simple" xlink:href="https://uk.wikipedia.org/wiki/Українська_Радянська_Соціалістична_Республіка#cite_note-ХУ-24" text:style-name="Internet_20_link" text:visited-style-name="Visited_20_Internet_20_Link"><text:span text:style-name="T101">[24]</text:span></text:a><text:span text:style-name="T137">. Понад 50 % серед відповідальних працівників і працівників окружкомів партії було українців, у складі ЦК КП(б)У — 35 %, Політбюро ЦК КП(б)У — 66 %. Українською велося викладання і видання газет, журналів і літератури. Керівництво УСРР надавало культурну допомогу українцям Кубані, у Курській і Воронезькій губерніях, на Далекому Сході і в Казахстані.</text:span></text:p>
      <text:p text:style-name="P36"><text:span text:style-name="T137">Негативно на розвитку української культури позначилася діяльність одного з найближчих соратників Сталіна </text:span><text:a xlink:type="simple" xlink:href="https://uk.wikipedia.org/wiki/Каганович_Лазар_Мойсейович" text:style-name="Internet_20_link" text:visited-style-name="Visited_20_Internet_20_Link"><text:span text:style-name="T101">Лазаря Кагановича</text:span></text:a><text:span text:style-name="T137">, який у 1925—</text:span><text:a xlink:type="simple" xlink:href="https://uk.wikipedia.org/wiki/1928" text:style-name="Internet_20_link" text:visited-style-name="Visited_20_Internet_20_Link"><text:span text:style-name="T101">1928</text:span></text:a><text:span text:style-name="T137"> роках був генеральним секретарем ЦК КП(б)У. Він займався дискредитацію керівних діячів КП(б)У, був упередженим до української інтелігенції, опирався українізації, вишукуючи націоналістичні ухили</text:span><text:bookmark text:name="cite_ref-ХУ_24-3"/><text:a xlink:type="simple" xlink:href="https://uk.wikipedia.org/wiki/Українська_Радянська_Соціалістична_Республіка#cite_note-ХУ-24" text:style-name="Internet_20_link" text:visited-style-name="Visited_20_Internet_20_Link"><text:span text:style-name="T101">[24]</text:span></text:a><text:span text:style-name="T137">. 26 квітня </text:span><text:a xlink:type="simple" xlink:href="https://uk.wikipedia.org/wiki/1926" text:style-name="Internet_20_link" text:visited-style-name="Visited_20_Internet_20_Link"><text:span text:style-name="T101">1926</text:span></text:a><text:span text:style-name="T137"> року Сталін надіслав Кагановичу та іншим членам Політбюро ЦК КП(б)У листа, у яких розкритикував політику українізації. Цей документ використано проти лідерів українізації, зокрема Олександра Шумського. 2 лютого 1927 року під тиском Кагановича Політбюро ЦК КП(б)У звільнило Шумського з посади наркома освіти УСРР. На об'єднаному пленумі ЦК і ЦКК КП(б)У, що працював 26 лютого — 3 березня 1927 року, Каганович дав початок кампанії боротьби проти «шумськізму», «хвильовизму» й «волобуєвщини», що загальмувало українізацію. На початку 1930-х років Сталін і його прихильники остаточно припинили її. Активні українізатори були репресовані більшовицьким режимом</text:span><text:bookmark text:name="cite_ref-ХУ_24-4"/><text:a xlink:type="simple" xlink:href="https://uk.wikipedia.org/wiki/Українська_Радянська_Соціалістична_Республіка#cite_note-ХУ-24" text:style-name="Internet_20_link" text:visited-style-name="Visited_20_Internet_20_Link"><text:span text:style-name="T101">[</text:span></text:a></text:p>
      <text:h text:style-name="P99" text:outline-level="3"><text:bookmark text:name=".D0.9F.D0.BE.D0.BB.D1.96.D1.82.D0.B8.D0.BA.D0.B0_.D0.BA.D0.B5.D1.80.D1.96.D0.B2.D0.BD.D0.B8.D1.86.D1.82.D0.B2.D0.B0_.D0.A0.D0.B0.D0.B4.D1.8F.D0.BD.D1.81.D1.8C.D0.BA.D0.BE.D1.97_.D0.A0.D0.BE.D1.81.D1.96.D1.97_.D1.82.D0.B0_.D0.A1.D0.A0.D0.A1.D0.A0_.D1.89.D0.BE.D0.B4.D0.BE_.D0.A3.D0.A1.D0.A0.D0.A0.E2.80.94.D0.A3.D0.A0.D0.A1.D0.A0"/><text:bookmark text:name="Політика_керівництва_Радянської_Росії_та_СРСР_щодо_УСРР—УРСР"/><text:span text:style-name="T42">Політика керівництва Радянської Росії та СРСР щодо УСРР—УРСР</text:span><text:span text:style-name="T70">[</text:span><text:a xlink:type="simple" xlink:href="https://uk.wikipedia.org/w/index.php?title=Українська_Радянська_Соціалістична_Республіка&amp;veaction=edit&amp;section=7" text:style-name="Internet_20_link" text:visited-style-name="Visited_20_Internet_20_Link"><text:span text:style-name="T101">ред.</text:span></text:a><text:span text:style-name="T70"> | </text:span><text:a xlink:type="simple" xlink:href="https://uk.wikipedia.org/w/index.php?title=Українська_Радянська_Соціалістична_Республіка&amp;action=edit&amp;section=7" text:style-name="Internet_20_link" text:visited-style-name="Visited_20_Internet_20_Link"><text:span text:style-name="T101">ред. код</text:span></text:a><text:span text:style-name="T70">]</text:span></text:h>
      <text:p text:style-name="P129"><text:span text:style-name="T140">Докладніше: </text:span><text:a xlink:type="simple" xlink:href="https://uk.wikipedia.org/wiki/Індустріалізація_УСРР_1920-1930-х_рр." text:style-name="Internet_20_link" text:visited-style-name="Visited_20_Internet_20_Link"><text:span text:style-name="T106">Індустріалізація УСРР 1920-1930-х рр.</text:span></text:a></text:p>
      <text:p text:style-name="P129"><text:span text:style-name="T140">Докладніше: </text:span><text:a xlink:type="simple" xlink:href="https://uk.wikipedia.org/wiki/Голодомор_в_Україні_1932—1933" text:style-name="Internet_20_link" text:visited-style-name="Visited_20_Internet_20_Link"><text:span text:style-name="T106">Голодомор в Україні 1932—1933</text:span></text:a></text:p>
      <text:p text:style-name="P36"><text:span text:style-name="T137">Від першого дня захоплення влади у Російській республіці</text:span><text:bookmark text:name="cite_ref-27"/><text:a xlink:type="simple" xlink:href="https://uk.wikipedia.org/wiki/Українська_Радянська_Соціалістична_Республіка#cite_note-27" text:style-name="Internet_20_link" text:visited-style-name="Visited_20_Internet_20_Link"><text:span text:style-name="T101">[27]</text:span></text:a><text:span text:style-name="T137">, більшовицьке крило РСДРП провадило політику насильницького утримання українських земель під владою Росії.</text:span></text:p>
      <text:p text:style-name="P36"><text:soft-page-break/><text:span text:style-name="T137">1928 року, вперше в СРСР, у журналі «Більшовик України» (№ 2—3) економістом-географом </text:span><text:a xlink:type="simple" xlink:href="https://uk.wikipedia.org/wiki/Волобуєв_Михайло_Симонович" text:style-name="Internet_20_link" text:visited-style-name="Visited_20_Internet_20_Link"><text:span text:style-name="T101">Михайлом Волобуєвим</text:span></text:a><text:span text:style-name="T137"> у статті «До проблеми української економіки»</text:span><text:bookmark text:name="cite_ref-28"/><text:a xlink:type="simple" xlink:href="https://uk.wikipedia.org/wiki/Українська_Радянська_Соціалістична_Республіка#cite_note-28" text:style-name="Internet_20_link" text:visited-style-name="Visited_20_Internet_20_Link"><text:span text:style-name="T101">[28]</text:span></text:a><text:span text:style-name="T137"> було викрито колоніальний характер політики російського керівництва держави щодо українських земель у складі СРСР. У статті окреслено фази розвитку </text:span><text:a xlink:type="simple" xlink:href="https://uk.wikipedia.org/wiki/Колоніальна_політика" text:style-name="Internet_20_link" text:visited-style-name="Visited_20_Internet_20_Link"><text:span text:style-name="T101">колоніальної політики</text:span></text:a><text:span text:style-name="T137"> царату в Україні до 1917 року і спростовано версію про повну єдність дореволюційної російської економіки. На думку Волобуєва, економіка була єдиною на антагоністичній імперіалістичній основі, але, з погляду відцентрових сил пригнічених нею </text:span><text:a xlink:type="simple" xlink:href="https://uk.wikipedia.org/wiki/Колонія" text:style-name="Internet_20_link" text:visited-style-name="Visited_20_Internet_20_Link"><text:span text:style-name="T101">колоній</text:span></text:a><text:span text:style-name="T137">, вона являла собою комплекс національних економік. Україна ж являла собою єдиний господарський комплекс.</text:span></text:p>
      <text:p text:style-name="P36"><text:span text:style-name="T137">Однак, за радянської влади, ці обставини ігнорували і російські економісти, і московські керівні установи (зокрема </text:span><text:a xlink:type="simple" xlink:href="https://uk.wikipedia.org/wiki/Держплан_СРСР" text:style-name="Internet_20_link" text:visited-style-name="Visited_20_Internet_20_Link"><text:span text:style-name="T101">Держплан СРСР</text:span></text:a><text:span text:style-name="T137">), які взагалі уникали навіть назви «Україна», віддаючи перевагу термінам «Південь», «Південний район», «Південно-Західний», «Південь Європейської Росії», «Південноросійське господарство», і, також, вважали Україну </text:span><text:a xlink:type="simple" xlink:href="https://uk.wikipedia.org/wiki/Колонія" text:style-name="Internet_20_link" text:visited-style-name="Visited_20_Internet_20_Link"><text:span text:style-name="T101">колонією</text:span></text:a><text:span text:style-name="T137"> європейського типу, що увійшла до складу </text:span><text:a xlink:type="simple" xlink:href="https://uk.wikipedia.org/wiki/Союз_Радянських_Соціалістичних_Республік" text:style-name="Internet_20_link" text:visited-style-name="Visited_20_Internet_20_Link"><text:span text:style-name="T101">СРСР</text:span></text:a><text:span text:style-name="T137">. Волобуєв заявив, що Україна має всі ознаки колонії Росії і економічно експлуатується нею</text:span><text:bookmark text:name="cite_ref-29"/><text:a xlink:type="simple" xlink:href="https://uk.wikipedia.org/wiki/Українська_Радянська_Соціалістична_Республіка#cite_note-29" text:style-name="Internet_20_link" text:visited-style-name="Visited_20_Internet_20_Link"><text:span text:style-name="T101">[29]</text:span></text:a><text:span text:style-name="T137">.</text:span></text:p>
      <text:p text:style-name="P36"><text:span text:style-name="T137">За перше пореволюційне десятиріччя питання про конфлікти між Україною і Росією, питання українських домагань й опозиційних рухів стояло близько десяти разів перед керівництвом </text:span><text:a xlink:type="simple" xlink:href="https://uk.wikipedia.org/wiki/Комуністичний_інтернаціонал" text:style-name="Internet_20_link" text:visited-style-name="Visited_20_Internet_20_Link"><text:span text:style-name="T101">Комінтерну</text:span></text:a><text:span text:style-name="T137"> — на міжнародних конгресах і на пленумах</text:span><text:bookmark text:name="cite_ref-30"/><text:a xlink:type="simple" xlink:href="https://uk.wikipedia.org/wiki/Українська_Радянська_Соціалістична_Республіка#cite_note-30" text:style-name="Internet_20_link" text:visited-style-name="Visited_20_Internet_20_Link"><text:span text:style-name="T101">[30]</text:span></text:a><text:span text:style-name="T137">.</text:span></text:p>
      <text:p text:style-name="P36"><text:span text:style-name="T137">За рішенням ЦК ВКП(б) від </text:span><text:a xlink:type="simple" xlink:href="https://uk.wikipedia.org/wiki/24_січня" text:style-name="Internet_20_link" text:visited-style-name="Visited_20_Internet_20_Link"><text:span text:style-name="T101">24 січня</text:span></text:a><text:span text:style-name="T137"> </text:span><text:a xlink:type="simple" xlink:href="https://uk.wikipedia.org/wiki/1933" text:style-name="Internet_20_link" text:visited-style-name="Visited_20_Internet_20_Link"><text:span text:style-name="T101">1933</text:span></text:a><text:span text:style-name="T137"> року другим секретарем ЦК КП(б)У призначений Павло Постишев, з наданням йому диктаторських повноважень. Одночасно із ним в Україну направлено до кожного району близько 30 «політкомісарів», що разом складало близько 15 000 осіб</text:span><text:bookmark text:name="cite_ref-31"/><text:a xlink:type="simple" xlink:href="https://uk.wikipedia.org/wiki/Українська_Радянська_Соціалістична_Республіка#cite_note-31" text:style-name="Internet_20_link" text:visited-style-name="Visited_20_Internet_20_Link"><text:span text:style-name="T101">[31]</text:span></text:a><text:span text:style-name="T137">. Ця акція ознаменувала початок насильницького втручання Москви в українській внутрішні справи.</text:span></text:p>
      <text:h text:style-name="Heading_20_1" text:outline-level="1"><text:soft-page-break/>8.4</text:h>
      <text:p text:style-name="P54"><text:span text:style-name="T58">ЗАХІДНОУКРАЇНСЬКА НАРОДНА РЕСПУБЛІКА (ЗУНР) – укр. д-ва, утворена в листоп. 1918 на західноукр. землях, що перебували в складі </text:span><text:a xlink:type="simple" xlink:href="http://resource.history.org.ua/cgi-bin/eiu/history.exe?Z21ID=&amp;I21DBN=EIU&amp;P21DBN=EIU&amp;S21STN=1&amp;S21REF=10&amp;S21FMT=eiu_all&amp;C21COM=S&amp;S21CNR=20&amp;S21P01=0&amp;S21P02=0&amp;S21P03=TRN=&amp;S21COLORTERMS=0&amp;S21STR=Avstro_Uhorschyna" text:style-name="Internet_20_link" text:visited-style-name="Visited_20_Internet_20_Link"><text:span text:style-name="T59">Австро-Угорщини</text:span></text:a><text:span text:style-name="T58">. В жовт. 1918 поразка австро-нім. блоку в </text:span><text:a xlink:type="simple" xlink:href="http://resource.history.org.ua/cgi-bin/eiu/history.exe?Z21ID=&amp;I21DBN=EIU&amp;P21DBN=EIU&amp;S21STN=1&amp;S21REF=10&amp;S21FMT=eiu_all&amp;C21COM=S&amp;S21CNR=20&amp;S21P01=0&amp;S21P02=0&amp;S21P03=TRN=&amp;S21COLORTERMS=0&amp;S21STR=Persha_svitova" text:style-name="Internet_20_link" text:visited-style-name="Visited_20_Internet_20_Link"><text:span text:style-name="T59">Першій світовій війні</text:span></text:a><text:span text:style-name="T58"> та нац.-визвол. рух поневолених народів викликали розпад монархії </text:span><text:a xlink:type="simple" xlink:href="http://resource.history.org.ua/cgi-bin/eiu/history.exe?Z21ID=&amp;I21DBN=EIU&amp;P21DBN=EIU&amp;S21STN=1&amp;S21REF=10&amp;S21FMT=eiu_all&amp;C21COM=S&amp;S21CNR=20&amp;S21P01=0&amp;S21P02=0&amp;S21P03=TRN=&amp;S21COLORTERMS=0&amp;S21STR=Habsburhy_rid" text:style-name="Internet_20_link" text:visited-style-name="Visited_20_Internet_20_Link"><text:span text:style-name="T59">Габсбургів</text:span></text:a><text:span text:style-name="T58"> на кілька незалежних д-в. За цих обставин рішучих заходів щодо відродження нац. державності почало вживати й укр. нас. </text:span><text:a xlink:type="simple" xlink:href="http://resource.history.org.ua/cgi-bin/eiu/history.exe?Z21ID=&amp;I21DBN=EIU&amp;P21DBN=EIU&amp;S21STN=1&amp;S21REF=10&amp;S21FMT=eiu_all&amp;C21COM=S&amp;S21CNR=20&amp;S21P01=0&amp;S21P02=0&amp;S21P03=TRN=&amp;S21COLORTERMS=0&amp;S21STR=Skhidna_Halychyna" text:style-name="Internet_20_link" text:visited-style-name="Visited_20_Internet_20_Link"><text:span text:style-name="T59">Східної Галичини</text:span></text:a><text:span text:style-name="T58">. Наприкінці верес. 1918 у </text:span><text:a xlink:type="simple" xlink:href="http://resource.history.org.ua/cgi-bin/eiu/history.exe?Z21ID=&amp;I21DBN=EIU&amp;P21DBN=EIU&amp;S21STN=1&amp;S21REF=10&amp;S21FMT=eiu_all&amp;C21COM=S&amp;S21CNR=20&amp;S21P01=0&amp;S21P02=0&amp;S21P03=TRN=&amp;S21COLORTERMS=0&amp;S21STR=Lviv_mst" text:style-name="Internet_20_link" text:visited-style-name="Visited_20_Internet_20_Link"><text:span text:style-name="T59">Львові</text:span></text:a><text:span text:style-name="T58"> сформовано Укр. ген. військ. комісаріат (УГВК), який розпочав підготовку збройного виступу. В жовт. головою УГВК було призначено сотника </text:span><text:a xlink:type="simple" xlink:href="http://resource.history.org.ua/cgi-bin/eiu/history.exe?Z21ID=&amp;I21DBN=EIU&amp;P21DBN=EIU&amp;S21STN=1&amp;S21REF=10&amp;S21FMT=eiu_all&amp;C21COM=S&amp;S21CNR=20&amp;S21P01=0&amp;S21P02=0&amp;S21P03=TRN=&amp;S21COLORTERMS=0&amp;S21STR=Legion_Ukr_Sich_Striltsiv" text:style-name="Internet_20_link" text:visited-style-name="Visited_20_Internet_20_Link"><text:span text:style-name="T59">Легіону Українських січових стрільців</text:span></text:a><text:span text:style-name="T58"> </text:span><text:a xlink:type="simple" xlink:href="http://resource.history.org.ua/cgi-bin/eiu/history.exe?Z21ID=&amp;I21DBN=EIU&amp;P21DBN=EIU&amp;S21STN=1&amp;S21REF=10&amp;S21FMT=eiu_all&amp;C21COM=S&amp;S21CNR=20&amp;S21P01=0&amp;S21P02=0&amp;S21P03=TRN=&amp;S21COLORTERMS=0&amp;S21STR=Vitovskyj_D" text:style-name="Internet_20_link" text:visited-style-name="Visited_20_Internet_20_Link"><text:span text:style-name="T59">Д.Вітовського</text:span></text:a><text:span text:style-name="T58">. 18–19 жовт. 1918 у Львові на конституанті (зібранні) укр. депутатів австрійс. парламенту, послів (депутатів) галицького і буковинського крайових сеймів, представників нац. політ. партій </text:span><text:a xlink:type="simple" xlink:href="http://resource.history.org.ua/cgi-bin/eiu/history.exe?Z21ID=&amp;I21DBN=EIU&amp;P21DBN=EIU&amp;S21STN=1&amp;S21REF=10&amp;S21FMT=eiu_all&amp;C21COM=S&amp;S21CNR=20&amp;S21P01=0&amp;S21P02=0&amp;S21P03=TRN=&amp;S21COLORTERMS=0&amp;S21STR=Galychyna" text:style-name="Internet_20_link" text:visited-style-name="Visited_20_Internet_20_Link"><text:span text:style-name="T59">Галичини</text:span></text:a><text:span text:style-name="T58"> й </text:span><text:a xlink:type="simple" xlink:href="http://resource.history.org.ua/cgi-bin/eiu/history.exe?Z21ID=&amp;I21DBN=EIU&amp;P21DBN=EIU&amp;S21STN=1&amp;S21REF=10&amp;S21FMT=eiu_all&amp;C21COM=S&amp;S21CNR=20&amp;S21P01=0&amp;S21P02=0&amp;S21P03=TRN=&amp;S21COLORTERMS=0&amp;S21STR=Bukovyna" text:style-name="Internet_20_link" text:visited-style-name="Visited_20_Internet_20_Link"><text:span text:style-name="T59">Буковини</text:span></text:a><text:span text:style-name="T58">, духовенства і студентства утворено Укр. нац. раду (УНРада; див. </text:span><text:a xlink:type="simple" xlink:href="http://resource.history.org.ua/cgi-bin/eiu/history.exe?Z21ID=&amp;I21DBN=EIU&amp;P21DBN=EIU&amp;S21STN=1&amp;S21REF=10&amp;S21FMT=eiu_all&amp;C21COM=S&amp;S21CNR=20&amp;S21P01=0&amp;S21P02=0&amp;S21P03=TRN=&amp;S21COLORTERMS=0&amp;S21STR=Ukrainska_ZUNR" text:style-name="Internet_20_link" text:visited-style-name="Visited_20_Internet_20_Link"><text:span text:style-name="T59">Українська національна рада ЗУНР</text:span></text:a><text:span text:style-name="T58">), яка стала політ. представницьким органом укр. нас. Австро-Угорщини. 19 жовт., згідно з правом народів на самовизначення, УНРада проголосила Укр. д-ву на всій укр. етнічній тер. Галичини, Буковини й </text:span><text:a xlink:type="simple" xlink:href="http://resource.history.org.ua/cgi-bin/eiu/history.exe?Z21ID=&amp;I21DBN=EIU&amp;P21DBN=EIU&amp;S21STN=1&amp;S21REF=10&amp;S21FMT=eiu_all&amp;C21COM=S&amp;S21CNR=20&amp;S21P01=0&amp;S21P02=0&amp;S21P03=TRN=&amp;S21COLORTERMS=0&amp;S21STR=Zakarpatska_Ukraina" text:style-name="Internet_20_link" text:visited-style-name="Visited_20_Internet_20_Link"><text:span text:style-name="T59">Закарпатської України</text:span></text:a><text:span text:style-name="T58">, обрала президентом Ради </text:span><text:a xlink:type="simple" xlink:href="http://resource.history.org.ua/cgi-bin/eiu/history.exe?Z21ID=&amp;I21DBN=EIU&amp;P21DBN=EIU&amp;S21STN=1&amp;S21REF=10&amp;S21FMT=eiu_all&amp;C21COM=S&amp;S21CNR=20&amp;S21P01=0&amp;S21P02=0&amp;S21P03=TRN=&amp;S21COLORTERMS=0&amp;S21STR=Petrushevych_Y" text:style-name="Internet_20_link" text:visited-style-name="Visited_20_Internet_20_Link"><text:span text:style-name="T59">Є.Петрушевича</text:span></text:a><text:span text:style-name="T58"> та вирішила виробити демократ. конституцію.</text:span></text:p>
      <text:p text:style-name="P35"><text:span text:style-name="T58">31 жовт. у Львові стало відомо про приїзд до міста </text:span><text:a xlink:type="simple" xlink:href="http://resource.history.org.ua/cgi-bin/eiu/history.exe?Z21ID=&amp;I21DBN=EIU&amp;P21DBN=EIU&amp;S21STN=1&amp;S21REF=10&amp;S21FMT=eiu_all&amp;C21COM=S&amp;S21CNR=20&amp;S21P01=0&amp;S21P02=0&amp;S21P03=TRN=&amp;S21COLORTERMS=0&amp;S21STR=Polska_komisiia" text:style-name="Internet_20_link" text:visited-style-name="Visited_20_Internet_20_Link"><text:span text:style-name="T59">Польської ліквідаційної комісії</text:span></text:a><text:span text:style-name="T58">, що мала перебрати від австрійського намісника владу над краєм, приєднавши його до Польщі. Австрійський намісник Галичини ген. К.Гуйн відповів відмовою на вимогу УНРади передати їй повноту влади.</text:span></text:p>
      <text:p text:style-name="P35"><text:span text:style-name="T58">31 жовт. УГВК за підтримки УНРади ухвалив здобути владу в краї збройним шляхом. У ніч на 1 листоп. стрілецькі частини на чолі з Д.Вітовським взяли під контроль найважливіші установи Львова та більшості повітових міст краю (див. </text:span><text:a xlink:type="simple" xlink:href="http://resource.history.org.ua/cgi-bin/eiu/history.exe?Z21ID=&amp;I21DBN=EIU&amp;P21DBN=EIU&amp;S21STN=1&amp;S21REF=10&amp;S21FMT=eiu_all&amp;C21COM=S&amp;S21CNR=20&amp;S21P01=0&amp;S21P02=0&amp;S21P03=TRN=&amp;S21COLORTERMS=0&amp;S21STR=Listopadova_revolyutsiya_Galychyna" text:style-name="Internet_20_link" text:visited-style-name="Visited_20_Internet_20_Link"><text:span text:style-name="T59">Листопадова національно-демократична революція в Галичині 1918</text:span></text:a><text:span text:style-name="T58">). 9 листопада УНРада утворила тимчасовий виконавчий орган влади – </text:span><text:a xlink:type="simple" xlink:href="http://resource.history.org.ua/cgi-bin/eiu/history.exe?Z21ID=&amp;I21DBN=EIU&amp;P21DBN=EIU&amp;S21STN=1&amp;S21REF=10&amp;S21FMT=eiu_all&amp;C21COM=S&amp;S21CNR=20&amp;S21P01=0&amp;S21P02=0&amp;S21P03=TRN=&amp;S21COLORTERMS=0&amp;S21STR=Derzh_sek_at_ZUNR" text:style-name="Internet_20_link" text:visited-style-name="Visited_20_Internet_20_Link"><text:span text:style-name="T59">Державний секретаріат Західноукраїнської Народної Республіки</text:span></text:a><text:span text:style-name="T58"> на чолі з </text:span><text:a xlink:type="simple" xlink:href="http://resource.history.org.ua/cgi-bin/eiu/history.exe?Z21ID=&amp;I21DBN=EIU&amp;P21DBN=EIU&amp;S21STN=1&amp;S21REF=10&amp;S21FMT=eiu_all&amp;C21COM=S&amp;S21CNR=20&amp;S21P01=0&amp;S21P02=0&amp;S21P03=TRN=&amp;S21COLORTERMS=0&amp;S21STR=Levitsky_K_A" text:style-name="Internet_20_link" text:visited-style-name="Visited_20_Internet_20_Link"><text:span text:style-name="T59">К.Левицьким</text:span></text:a><text:span text:style-name="T58">. 13 листоп. затверджено конституційні засади нової д-ви – "Тимчасовий основний закон про державну самостійність українських земель </text:span><text:soft-page-break/><text:span text:style-name="T58">бувшої австро-угорської монархії", відповідно до якого вона одержала назву Західноукраїнська Народна Республіка (див. </text:span><text:a xlink:type="simple" xlink:href="http://resource.history.org.ua/cgi-bin/eiu/history.exe?Z21ID=&amp;I21DBN=EIU&amp;P21DBN=EIU&amp;S21STN=1&amp;S21REF=10&amp;S21FMT=eiu_all&amp;C21COM=S&amp;S21CNR=20&amp;S21P01=0&amp;S21P02=0&amp;S21P03=TRN=&amp;S21COLORTERMS=0&amp;S21STR=Konstitutsiya_ZUNR" text:style-name="Internet_20_link" text:visited-style-name="Visited_20_Internet_20_Link"><text:span text:style-name="T59">Конституція Західноукраїнської Народної Республіки</text:span></text:a><text:span text:style-name="T58">). Держ. секретаріат перетворювався на уряд – Державний секретаріат ЗУНР. Визначено тер. ЗУНР, що обіймала укр. етнічні землі – Сх. Галичину, Буковину й Закарпаття (70 тис. км²) із нас. у 6 млн осіб. Затверджено держ. герб (золотий лев на синьому тлі; згодом – </text:span><text:a xlink:type="simple" xlink:href="http://resource.history.org.ua/cgi-bin/eiu/history.exe?Z21ID=&amp;I21DBN=EIU&amp;P21DBN=EIU&amp;S21STN=1&amp;S21REF=10&amp;S21FMT=eiu_all&amp;C21COM=S&amp;S21CNR=20&amp;S21P01=0&amp;S21P02=0&amp;S21P03=TRN=&amp;S21COLORTERMS=0&amp;S21STR=Tryzub" text:style-name="Internet_20_link" text:visited-style-name="Visited_20_Internet_20_Link"><text:span text:style-name="T59">тризуб</text:span></text:a><text:span text:style-name="T58">) і прапор (блакитно-жовтий), а також держ. печатку. Етнічним меншинам гарантувалися рівні з укр. нас. права. Тимчасовий осн. закон доповнений низкою законів, що регламентували держ.-політ. та екон. життя республіки: закони про організацію регулярного війська – </text:span><text:a xlink:type="simple" xlink:href="http://resource.history.org.ua/cgi-bin/eiu/history.exe?Z21ID=&amp;I21DBN=EIU&amp;P21DBN=EIU&amp;S21STN=1&amp;S21REF=10&amp;S21FMT=eiu_all&amp;C21COM=S&amp;S21CNR=20&amp;S21P01=0&amp;S21P02=0&amp;S21P03=TRN=&amp;S21COLORTERMS=0&amp;S21STR=Ukrainska_Halytska" text:style-name="Internet_20_link" text:visited-style-name="Visited_20_Internet_20_Link"><text:span text:style-name="T59">Української Галицької армії</text:span></text:a><text:span text:style-name="T58"> (13 листоп. 1918); тимчасову адміністрацію (15 листоп.); тимчасову організацію судочинства (16 та 21 листоп.); держ. мову (1 лют. 1919); шкільництво (13 лют.); громадянство (8 квіт.); земельну реформу (14 квіт.); про сейм ЗУНР (16 квіт.). Ліквідовано старі органи місц. влади та управління й утворено нові: у сільс. та містечкових громадах діяли громад. й міські комісари з дорадчими "прибічними радами", що їх обирало нас.; у </text:span><text:a xlink:type="simple" xlink:href="http://resource.history.org.ua/cgi-bin/eiu/history.exe?Z21ID=&amp;I21DBN=EIU&amp;P21DBN=EIU&amp;S21STN=1&amp;S21REF=10&amp;S21FMT=eiu_all&amp;C21COM=S&amp;S21CNR=20&amp;S21P01=0&amp;S21P02=0&amp;S21P03=TRN=&amp;S21COLORTERMS=0&amp;S21STR=Povit" text:style-name="Internet_20_link" text:visited-style-name="Visited_20_Internet_20_Link"><text:span text:style-name="T59">повітах</text:span></text:a><text:span text:style-name="T58"> – повітові комісари й повітові нац. ради. Почала здійснюватися аграрна реформа; було монополізовано вир-во та продаж осн. видів пром. продукції (нафта, сірники та ін.) і продуктів харчування (борошно, сіль); оголошено 8-годинний робочий день та ін. Завдяки зовнішньополіт. активності уряду і УНРади відкрито посольства в Австрії, Угорщині й Німеччині, дипломатичні представництва в </text:span><text:a xlink:type="simple" xlink:href="http://resource.history.org.ua/cgi-bin/eiu/history.exe?Z21ID=&amp;I21DBN=EIU&amp;P21DBN=EIU&amp;S21STN=1&amp;S21REF=10&amp;S21FMT=eiu_all&amp;C21COM=S&amp;S21CNR=20&amp;S21P01=0&amp;S21P02=0&amp;S21P03=TRN=&amp;S21COLORTERMS=0&amp;S21STR=Chekhoslovachchyna" text:style-name="Internet_20_link" text:visited-style-name="Visited_20_Internet_20_Link"><text:span text:style-name="T59">Чехословаччині</text:span></text:a><text:span text:style-name="T58">, Канаді, США, Бразилії, Італії та ін. країнах.</text:span></text:p>
      <text:p text:style-name="P35"><text:span text:style-name="T58">Однак невдовзі УГА зазнала ударів з боку Польщі під час </text:span><text:a xlink:type="simple" xlink:href="http://resource.history.org.ua/cgi-bin/eiu/history.exe?Z21ID=&amp;I21DBN=EIU&amp;P21DBN=EIU&amp;S21STN=1&amp;S21REF=10&amp;S21FMT=eiu_all&amp;C21COM=S&amp;S21CNR=20&amp;S21P01=0&amp;S21P02=0&amp;S21P03=TRN=&amp;S21COLORTERMS=0&amp;S21STR=Ukrainsko_polska_1918" text:style-name="Internet_20_link" text:visited-style-name="Visited_20_Internet_20_Link"><text:span text:style-name="T59">українсько-польської війни 1918–1919</text:span></text:a><text:span text:style-name="T58">, а також Румунії й Чехословаччини. 11 листоп. 1918 румунські війська зайняли </text:span><text:a xlink:type="simple" xlink:href="http://resource.history.org.ua/cgi-bin/eiu/history.exe?Z21ID=&amp;I21DBN=EIU&amp;P21DBN=EIU&amp;S21STN=1&amp;S21REF=10&amp;S21FMT=eiu_all&amp;C21COM=S&amp;S21CNR=20&amp;S21P01=0&amp;S21P02=0&amp;S21P03=TRN=&amp;S21COLORTERMS=0&amp;S21STR=Chernivtsi_mst" text:style-name="Internet_20_link" text:visited-style-name="Visited_20_Internet_20_Link"><text:span text:style-name="T59">Чернівці</text:span></text:a><text:span text:style-name="T58">, а згодом усю</text:span><text:a xlink:type="simple" xlink:href="http://resource.history.org.ua/cgi-bin/eiu/history.exe?Z21ID=&amp;I21DBN=EIU&amp;P21DBN=EIU&amp;S21STN=1&amp;S21REF=10&amp;S21FMT=eiu_all&amp;C21COM=S&amp;S21CNR=20&amp;S21P01=0&amp;S21P02=0&amp;S21P03=TRN=&amp;S21COLORTERMS=0&amp;S21STR=Bukovyna_Pivnichna" text:style-name="Internet_20_link" text:visited-style-name="Visited_20_Internet_20_Link"><text:span text:style-name="T59"> Буковину Північну</text:span></text:a><text:span text:style-name="T58">. 21 листоп. внаслідок прорахунку Начальної команди УГА польс. частини опанували Львовом. Сфера дії органів держ. влади ЗУНР на рубежі 1918–19 фактично охоплювала лише ч. тер. Сх. Галичини. Уряд переїхав до Тарнополя (нині м. </text:span><text:a xlink:type="simple" xlink:href="http://resource.history.org.ua/cgi-bin/eiu/history.exe?Z21ID=&amp;I21DBN=EIU&amp;P21DBN=EIU&amp;S21STN=1&amp;S21REF=10&amp;S21FMT=eiu_all&amp;C21COM=S&amp;S21CNR=20&amp;S21P01=0&amp;S21P02=0&amp;S21P03=TRN=&amp;S21COLORTERMS=0&amp;S21STR=Ternopil_mst" text:style-name="Internet_20_link" text:visited-style-name="Visited_20_Internet_20_Link"><text:span text:style-name="T59">Тернопіль</text:span></text:a><text:span text:style-name="T58">), а від кін. грудня УНРада і уряд ЗУНР перебували в Станіславі (нині м. </text:span><text:a xlink:type="simple" xlink:href="http://resource.history.org.ua/cgi-bin/eiu/history.exe?Z21ID=&amp;I21DBN=EIU&amp;P21DBN=EIU&amp;S21STN=1&amp;S21REF=10&amp;S21FMT=eiu_all&amp;C21COM=S&amp;S21CNR=20&amp;S21P01=0&amp;S21P02=0&amp;S21P03=TRN=&amp;S21COLORTERMS=0&amp;S21STR=Ivano_Frankivsk" text:style-name="Internet_20_link" text:visited-style-name="Visited_20_Internet_20_Link"><text:span text:style-name="T59">Івано-Франківськ</text:span></text:a><text:span text:style-name="T58">). 4 січ. 1919 сформовано новий уряд на </text:span><text:soft-page-break/><text:span text:style-name="T58">чолі з </text:span><text:a xlink:type="simple" xlink:href="http://resource.history.org.ua/cgi-bin/eiu/history.exe?Z21ID=&amp;I21DBN=EIU&amp;P21DBN=EIU&amp;S21STN=1&amp;S21REF=10&amp;S21FMT=eiu_all&amp;C21COM=S&amp;S21CNR=20&amp;S21P01=0&amp;S21P02=0&amp;S21P03=TRN=&amp;S21COLORTERMS=0&amp;S21STR=Golubovych_S." text:style-name="Internet_20_link" text:visited-style-name="Visited_20_Internet_20_Link"><text:span text:style-name="T59">С.Голубовичем</text:span></text:a><text:span text:style-name="T58"> і створено виділ УНРади (9 осіб) під кер-вом Є.Петрушевича.</text:span></text:p>
      <text:p text:style-name="P35"><text:span text:style-name="T58">1 груд. 1918 делегація УНРади й </text:span><text:a xlink:type="simple" xlink:href="http://resource.history.org.ua/cgi-bin/eiu/history.exe?Z21ID=&amp;I21DBN=EIU&amp;P21DBN=EIU&amp;S21STN=1&amp;S21REF=10&amp;S21FMT=eiu_all&amp;C21COM=S&amp;S21CNR=20&amp;S21P01=0&amp;S21P02=0&amp;S21P03=TRN=&amp;S21COLORTERMS=0&amp;S21STR=Dyrektoriya" text:style-name="Internet_20_link" text:visited-style-name="Visited_20_Internet_20_Link"><text:span text:style-name="T59">Директорії</text:span></text:a><text:span text:style-name="T58"> УНР у </text:span><text:a xlink:type="simple" xlink:href="http://resource.history.org.ua/cgi-bin/eiu/history.exe?Z21ID=&amp;I21DBN=EIU&amp;P21DBN=EIU&amp;S21STN=1&amp;S21REF=10&amp;S21FMT=eiu_all&amp;C21COM=S&amp;S21CNR=20&amp;S21P01=0&amp;S21P02=0&amp;S21P03=TRN=&amp;S21COLORTERMS=0&amp;S21STR=Fastiv_mst" text:style-name="Internet_20_link" text:visited-style-name="Visited_20_Internet_20_Link"><text:span text:style-name="T59">Фастові</text:span></text:a><text:span text:style-name="T58"> підписали попередню угоду про об'єднання ЗУНР і </text:span><text:a xlink:type="simple" xlink:href="http://resource.history.org.ua/cgi-bin/eiu/history.exe?Z21ID=&amp;I21DBN=EIU&amp;P21DBN=EIU&amp;S21STN=1&amp;S21REF=10&amp;S21FMT=eiu_all&amp;C21COM=S&amp;S21CNR=20&amp;S21P01=0&amp;S21P02=0&amp;S21P03=TRN=&amp;S21COLORTERMS=0&amp;S21STR=Ukrainska_Nar_Respublika" text:style-name="Internet_20_link" text:visited-style-name="Visited_20_Internet_20_Link"><text:span text:style-name="T59">Української Народної Республіки</text:span></text:a><text:span text:style-name="T58">, остаточно схвалену вищим органом д-ви 3 січ. 1919. 22 січ. в </text:span><text:a xlink:type="simple" xlink:href="http://resource.history.org.ua/cgi-bin/eiu/history.exe?Z21ID=&amp;I21DBN=EIU&amp;P21DBN=EIU&amp;S21STN=1&amp;S21REF=10&amp;S21FMT=eiu_all&amp;C21COM=S&amp;S21CNR=20&amp;S21P01=0&amp;S21P02=0&amp;S21P03=TRN=&amp;S21COLORTERMS=0&amp;S21STR=Kyiv_mst" text:style-name="Internet_20_link" text:visited-style-name="Visited_20_Internet_20_Link"><text:span text:style-name="T59">Києві</text:span></text:a><text:span text:style-name="T58"> відбулося урочисте проголошення </text:span><text:a xlink:type="simple" xlink:href="http://resource.history.org.ua/cgi-bin/eiu/history.exe?Z21ID=&amp;I21DBN=EIU&amp;P21DBN=EIU&amp;S21STN=1&amp;S21REF=10&amp;S21FMT=eiu_all&amp;C21COM=S&amp;S21CNR=20&amp;S21P01=0&amp;S21P02=0&amp;S21P03=TRN=&amp;S21COLORTERMS=0&amp;S21STR=Akt_zluky_1919" text:style-name="Internet_20_link" text:visited-style-name="Visited_20_Internet_20_Link"><text:span text:style-name="T59">Акта злуки</text:span></text:a><text:span text:style-name="T58"> ЗУНР і УНР. Згідно з законом "Про форму української влади", ухваленим </text:span><text:a xlink:type="simple" xlink:href="http://resource.history.org.ua/cgi-bin/eiu/history.exe?Z21ID=&amp;I21DBN=EIU&amp;P21DBN=EIU&amp;S21STN=1&amp;S21REF=10&amp;S21FMT=eiu_all&amp;C21COM=S&amp;S21CNR=20&amp;S21P01=0&amp;S21P02=0&amp;S21P03=TRN=&amp;S21COLORTERMS=0&amp;S21STR=Trudovyj_konhres" text:style-name="Internet_20_link" text:visited-style-name="Visited_20_Internet_20_Link"><text:span text:style-name="T59">Трудовим конгресом України</text:span></text:a><text:span text:style-name="T58">, ЗУНР дістала назву </text:span><text:a xlink:type="simple" xlink:href="http://resource.history.org.ua/cgi-bin/eiu/history.exe?Z21ID=&amp;I21DBN=EIU&amp;P21DBN=EIU&amp;S21STN=1&amp;S21REF=10&amp;S21FMT=eiu_all&amp;C21COM=S&amp;S21CNR=20&amp;S21P01=0&amp;S21P02=0&amp;S21P03=TRN=&amp;S21COLORTERMS=0&amp;S21STR=Zakhidna_oblast_UNR" text:style-name="Internet_20_link" text:visited-style-name="Visited_20_Internet_20_Link"><text:span text:style-name="T59">Західна область Української Народної Республіки</text:span></text:a><text:span text:style-name="T58">. Проте внаслідок складної міжнар. й внутр. ситуації об'єднання двох укр. д-в не було завершене – у черв. 1919 виділ УНРади та Держ. секретаріат ухвалили закон про передання повноти військ. та цивільної влади в Зх. області УНР диктаторові Є.Петрушевичу, який утворив Колегію головноуповноважених і Військ. канцелярію, що виконували його вказівки.</text:span></text:p>
      <text:p text:style-name="P35"><text:span text:style-name="T58">16–18 лип. 1919, зважаючи на посилений польс. наступ, бригади УГА, Є.Петрушевич та Колегія перейшли через р. Збруч (прит. Дністра) у </text:span><text:a xlink:type="simple" xlink:href="http://resource.history.org.ua/cgi-bin/eiu/history.exe?Z21ID=&amp;I21DBN=EIU&amp;P21DBN=EIU&amp;S21STN=1&amp;S21REF=10&amp;S21FMT=eiu_all&amp;C21COM=S&amp;S21CNR=20&amp;S21P01=0&amp;S21P02=0&amp;S21P03=TRN=&amp;S21COLORTERMS=0&amp;S21STR=Pravoberezhna_Ukraina" text:style-name="Internet_20_link" text:visited-style-name="Visited_20_Internet_20_Link"><text:span text:style-name="T59">Правобережну Україну</text:span></text:a><text:span text:style-name="T58">, де перебували в </text:span><text:a xlink:type="simple" xlink:href="http://resource.history.org.ua/cgi-bin/eiu/history.exe?Z21ID=&amp;I21DBN=EIU&amp;P21DBN=EIU&amp;S21STN=1&amp;S21REF=10&amp;S21FMT=eiu_all&amp;C21COM=S&amp;S21CNR=20&amp;S21P01=0&amp;S21P02=0&amp;S21P03=TRN=&amp;S21COLORTERMS=0&amp;S21STR=Kamyanec_Podilsky" text:style-name="Internet_20_link" text:visited-style-name="Visited_20_Internet_20_Link"><text:span text:style-name="T59">Кам'янці-Подільському</text:span></text:a><text:span text:style-name="T58"> та його околицях. В листоп. 1919 Є.Петрушевич із оточенням виїхав до </text:span><text:a xlink:type="simple" xlink:href="http://resource.history.org.ua/cgi-bin/eiu/history.exe?Z21ID=&amp;I21DBN=EIU&amp;P21DBN=EIU&amp;S21STN=1&amp;S21REF=10&amp;S21FMT=eiu_all&amp;C21COM=S&amp;S21CNR=20&amp;S21P01=0&amp;S21P02=0&amp;S21P03=TRN=&amp;S21COLORTERMS=0&amp;S21STR=Viden_mst" text:style-name="Internet_20_link" text:visited-style-name="Visited_20_Internet_20_Link"><text:span text:style-name="T59">Відня</text:span></text:a><text:span text:style-name="T58">. 25 лип. 1920 було утворено закордонний галицький уряд (уряд диктатора ЗУНР). 14 берез. 1923 </text:span><text:a xlink:type="simple" xlink:href="http://resource.history.org.ua/cgi-bin/eiu/history.exe?Z21ID=&amp;I21DBN=EIU&amp;P21DBN=EIU&amp;S21STN=1&amp;S21REF=10&amp;S21FMT=eiu_all&amp;C21COM=S&amp;S21CNR=20&amp;S21P01=0&amp;S21P02=0&amp;S21P03=TRN=&amp;S21COLORTERMS=0&amp;S21STR=Antanta" text:style-name="Internet_20_link" text:visited-style-name="Visited_20_Internet_20_Link"><text:span text:style-name="T59">Антанта</text:span></text:a><text:span text:style-name="T58"> на пропозицію спец. комісії Ради послів визнала Сх. Галичину тер. Польщі за умови надання їй автономії. 15 берез. 1923 еміграційний уряд ЗУНР оголосив саморозпуск і Є.Петрушевич склав повноваження. Було розпущено всі органи й установи, дипломатичні представництва й місії ЗУНР, що означало остаточне припинення її існування.</text:span></text:p>
      <text:p text:style-name="P90">9.<text:span text:style-name="T208">1</text:span></text:p>
      <text:p text:style-name="P22">Друга світова війна охоплює період з вересня 1939 року по вересень 1945 року – війна двох світових військово-політичних коаліцій, найбільша війна в історії людства. У війні брали участь 72 держави, що існували на той момент(80 % населення земної кулі Бойові дії велися на території трьох континентів і у водах чотирьох океанів. Єдиний конфлікт з <text:soft-page-break/>використанням  атомної зброї. Мобілізовано на фронт 110 мільйонів чоловік, втрати загиблими 65 мільйонів чоловік.</text:p>
      <text:p text:style-name="P23">Характеристика війни: загарбницький, несправедливий, антигуманний з боку держав агресорів. Фашистський режим мав плани колонізації, насильницької депортації, фізичного винищення окремих народів.</text:p>
      <text:p text:style-name="P20"> </text:p>
      <text:p text:style-name="P21"> </text:p>
      <text:p text:style-name="P38"><text:span text:style-name="Strong_20_Emphasis"><text:span text:style-name="T172">Причини, характер, періодизація Другої світової війни</text:span></text:span></text:p>
      <text:p text:style-name="P36"><text:span text:style-name="Strong_20_Emphasis"><text:span text:style-name="Emphasis"><text:span text:style-name="T44">Причини:</text:span></text:span></text:span></text:p>
      <text:p text:style-name="P24">-        несправедливість Версальської угоди  поставило багато народів у принизливе становище, сприяла приходу до влади сил, які прагнули до реваншу, нового переділу світу. У найбільшій мірі це проявилось у політиці Німеччини, Італії, Японії.</text:p>
      <text:p text:style-name="P24">·       економічна криза 30-х років загострила суперечності між країнами світу, що позбавило їх можливості об'єднати зусилля у боротьбі за збереження миру. Всю систему безпеки, створену у 20-ті роки, було зруйновано.</text:p>
      <text:p text:style-name="P24">·       розв'язанню війни сприяла політика урядів Англії та Франції, спрямована на "умиротворення" агресора, а також "ізоляція" США, які, прийнявши закон про нейтралітет, фактично самоусунулись від впливу на розвиток подій у світі.</text:p>
      <text:p text:style-name="P24">·       не останню роль у розв'язанні війни відіграв. СРСР, який, підписавши пакт про ненапад з Німеччиною і таємний протокол до нього, відкрив шлях Німеччині для нападу на Польщу.</text:p>
      <text:p text:style-name="P21"> <text:span text:style-name="T5">В сучасній історіографії існують різні періодизації Другої світової війни.  Однією з таких є поділ війни на 5 періодів, кожен з яких має свої специфічні характеристики:</text:span></text:p>
      <text:p text:style-name="P35"><text:span text:style-name="Strong_20_Emphasis"><text:span text:style-name="Emphasis"><text:span text:style-name="T44">Перший період</text:span></text:span></text:span></text:p>
      <text:p text:style-name="P23">з 1 вересня 1939 по 22 червня 1941 року, з початку нападу Німеччини на Польщу до вступу у війну СРСР</text:p>
      <text:p text:style-name="P35"><text:span text:style-name="Strong_20_Emphasis"><text:span text:style-name="Emphasis"><text:span text:style-name="T44">Другий період</text:span></text:span></text:span></text:p>
      <text:p text:style-name="P23"><text:soft-page-break/>з червня 1941 по  листопад 1942 року  коли ініціатива переходить до рук союзників</text:p>
      <text:p text:style-name="P35"><text:span text:style-name="Strong_20_Emphasis"><text:span text:style-name="Emphasis"><text:span text:style-name="T44">Третій період</text:span></text:span></text:span></text:p>
      <text:p text:style-name="P23">листопад 1942-червень 1944 року  - корінний перелом у ході війни</text:p>
      <text:p text:style-name="P35"><text:span text:style-name="Strong_20_Emphasis"><text:span text:style-name="Emphasis"><text:span text:style-name="T44">Четвертий період</text:span></text:span></text:span></text:p>
      <text:p text:style-name="P23">червень 1944- травень 1945 року  - наступ антифашистських сил на усіх фронтах</text:p>
      <text:p text:style-name="P35"><text:span text:style-name="Strong_20_Emphasis"><text:span text:style-name="Emphasis"><text:span text:style-name="T45">П'ятий</text:span></text:span></text:span><text:span text:style-name="Strong_20_Emphasis"><text:span text:style-name="Emphasis"><text:span text:style-name="T44"> період</text:span></text:span></text:span></text:p>
      <text:p text:style-name="P20"><text:span text:style-name="T5">9 травня 1945-2 вересня 1945 року від капітуляції Німеччини до капітуляції Японії.</text:span></text:p>
      <text:p text:style-name="P38"><text:span text:style-name="Strong_20_Emphasis"><text:span text:style-name="T172">Основні події  на першому етапі війни (1939- 1941)</text:span></text:span></text:p>
      <text:p text:style-name="P41"><text:span text:style-name="T14">1 вересня 1939 року Німеччина напала на Польщу</text:span></text:p>
      <text:p text:style-name="P24">У відповідь війну Німеччині оголошують Франція, Великобританія і країни від них залежні.</text:p>
      <text:p text:style-name="P24">Відповідно до секретних  протоколів до пакту про ненапад Молотова-Ріббентропа СРСР ввело свої війська на територія Польщі(Західну Україну і Білорусію).</text:p>
      <text:p text:style-name="P24">28 вересня 1939 року СРСР і Німеччина уклали договір про дружбу. За цим договором СРСР розміщувало свої війська в Прибалтиці.</text:p>
      <text:p text:style-name="P41"><text:span text:style-name="T14">Восени - взимку 1939/40 років між СРСР і Фінляндією стався військовий конфлікт, за Кольского півострова та Карелії. Шляхом великих втрат СРСР війну  виграло, після цього СРСР виключили з Ліги Нації, що ще більше посилило її ізоляцію у світі.</text:span></text:p>
      <text:p text:style-name="P24">Окупація Німеччиною Данії, Норвегії, Голландії, Бельгії і Люксембургу. Поразка Франції</text:p>
      <text:p text:style-name="P23">Події на Півночі Європи спонукали Англію та Францію до більш рішучих дій. Прагнучи сильніше стиснути блокаду навколо Німеччини (припинити вивіз залізної руди зі Швеції через норвезький порт Нарвік і блокувати німецький флот на Балтійському морі, почали мінування прибережних вод Норвегії, направили туди транспорт з військами. Проте німці випередили супротивників. <text:soft-page-break/>9 квітня 1940 гітлерівці без оголошення війни напали на Данію, Норвегію. Данія капітулювала, Норвегія вчинила опір. Проте все рівно була окупована через місяць, єдиною перевагою було те, що німецький  флот зазнав значних втрат.</text:p>
      <text:p text:style-name="P23">10 травня німецькі  війська вторглися у Бельгію, Голландію, Люксембург. 15 травня капітулювала Голландія, 28 травня - Бельгія. 5 червня 1940 німецька армія виступила на Південь.  Спроби генерала де Голля зупинити ворога на підступах до Парижу не мали успіху. 10 червня уряд Франції переїхав до Бордо. 14 червня німці вступили до Парижу. Уряд пішов в відставку. Новий голова уряду маршал А.Ф. Петен звернувся до німецького командування з проханням про перемир'я. 22 червня в Комп'єнському лісі в доставленому з музею штабному вагоні маршала Ф. Фоша було підписано перемир'я. (У цьому вагоні в 1918 р. Німеччина підписала перемир'я, яке означало поразку останньої у Першій світовій війні.)</text:p>
      <text:p text:style-name="P49"/>
      <text:p text:style-name="P91">9.2</text:p>
      <text:p text:style-name="P55"><text:span text:style-name="T221">Українське питання напередодні Другої світової війни було ще більш заплутаним, </text:span><text:a xlink:type="simple" xlink:href="https://www.istpravda.com.ua/articles/2013/08/4/132525/" text:style-name="Internet_20_link" text:visited-style-name="Visited_20_Internet_20_Link"><text:span text:style-name="T221">ніж у 1914 році</text:span></text:a><text:span text:style-name="T221">. Його вирішення впливало на долю щонайменше чотирьох держав, до складу яких входили українські етнічні землі у міжвоєнний період.</text:span></text:p>
      <text:p text:style-name="P40">З приходом у 1933 р. до влади в Німеччині націонал-соціалістичної партії, лідери якої відкрито декларували необхідність геополітичних змін у Європі, "українська проблема" набула нового звучання в устах європейських дипломатів, політиків і журналістів.</text:p>
      <text:p text:style-name="P43">Стороною, яка відразу включила "українське питання" до порядку денного, була Німеччина. Нацистська партія Німеччини, яка прийшла до влади в країні 1933 року, бачила Україну складовою "життєвого простору на Сході".</text:p>
      <text:p text:style-name="P43">Основним способом досягнення мети Німеччина обрала дестабілізацію внутрішньої ситуації у країнах, що мали бути підкорені в майбутньому.</text:p>
      <text:p text:style-name="P40"><text:soft-page-break/>Першочерговою ціллю стала Польща, яка опинялася в ситуації "між молотом і ковадлом" — підтримка Німеччиною українського руху загрожувала втратою Західної України, а ідея співпрацювати з СРСР була неприйнятною.</text:p>
      <text:p text:style-name="P40">Німці використали цей момент: на зустрічі Гітлера з послом Польщі у Берліні Висоцьким польській делегації прозоро натякнули, що Німеччина не буде заперечувати, якщо за участь у майбутній війні проти СРСР Польща отримає змогу розширити кордони до Дніпра та Чорного моря або очолить федерацію із квазі-держав, утворених на окраїнах колишнього Радянського Союзу.</text:p>
      <text:p text:style-name="P40">Безпосередні переговори про можливу участь Польщі в майбутній війні проти більшовицької Росії розпочалися у Берліні в листопаді 1933 році. Посланець Варшави Ю.Ліпський цілковито погодився із думками, висловленими Гітлером, його підтримав міністр закордонних справ Польщі Ю.Бек — відвертий прихильник польсько-німецької співпраці.</text:p>
      <text:p text:style-name="P40">Тож не дивно, що Берлін із Варшавою знайшли повне порозуміння, яке вилилося у підписання 26 січня 1934 року польсько-німецького договору про ненапад, фактично спрямованого проти СРСР.</text:p>
      <text:p text:style-name="P40">"Українське питання" втратило на якийсь час актуальність, оскільки Німеччина після угоди сконцентрувалася на вибудовуванні відносин із країнами Західної Європи, а Польща уникала різких кроків через власну геополітичну вразливість.</text:p>
      <text:p text:style-name="P34"><text:span text:style-name="T221">Знову "українська проблема" потрапила до "порядку денного" німецької політики під час "Чехословацької кризи", коли українське Закарпаття</text:span><text:span text:style-name="Emphasis"><text:span text:style-name="T221"> [входило до складу міжвоєнної Чехословаччини - </text:span></text:span><text:span text:style-name="Emphasis"><text:span text:style-name="Strong_20_Emphasis"><text:span text:style-name="T221">ІП</text:span></text:span></text:span><text:span text:style-name="Emphasis"><text:span text:style-name="T221">]</text:span></text:span><text:span text:style-name="T221">, скориставшись фактичним розвалом ЧСР, оголосило – за негласної підтримки Німеччини — про бажання автономії.</text:span></text:p>
      <text:p text:style-name="P40">З іншого боку, поява потенційного зародку української державності лякала Угорщину, СРСР, Польщу та Румунію, які заявили протест.</text:p>
      <text:p text:style-name="P40">На фоні автономізації Закарпаття починається зближення Угорщини та Польщі. Остання цілковито підтримала плани М. Горті приєднати Закарпаття до <text:soft-page-break/>Угорщини, а також все наполегливіше вимагала ліквідувати українську автономію в ЧСР.</text:p>
      <text:p text:style-name="P40">Під час переговорів з німецькою делегацією міністр закордонних справ Польщі відверто зізнався: у Варшаві бояться, аби Німеччина не використала "українську карту" за зразком "Судетської проблеми" і не розколола Польщу.</text:p>
      <text:p text:style-name="P34"><text:span text:style-name="T221">У відповідь Й.Ріббентроп натякнув польському посланцеві, що позитивне для Польщі вирішення Карпатоукраїнського питання можливе лише у випадку, якщо Варшава буде поступливою щодо передачі Німеччині Данцига </text:span><text:span text:style-name="Emphasis"><text:span text:style-name="T221">[нині Ґданськ - </text:span></text:span><text:span text:style-name="Emphasis"><text:span text:style-name="Strong_20_Emphasis"><text:span text:style-name="T221">ІП</text:span></text:span></text:span><text:span text:style-name="Emphasis"><text:span text:style-name="T221">]</text:span></text:span><text:span text:style-name="T221">, будівництві автостради і залізниці через "польський коридор" </text:span><text:span text:style-name="Emphasis"><text:span text:style-name="T221">[між "материнською" Німеччиною і її анклавом Східна Прусія - </text:span></text:span><text:span text:style-name="Emphasis"><text:span text:style-name="Strong_20_Emphasis"><text:span text:style-name="T221">ІП</text:span></text:span></text:span><text:span text:style-name="Emphasis"><text:span text:style-name="T221">]</text:span></text:span><text:span text:style-name="T221">, а також приєднається до Антикомінтернівського пакту.</text:span></text:p>
      <text:p text:style-name="P40">Польський уряд не погодився на такі вимоги і питання Закарпаття на деякий час залишилося без остаточного вирішення.</text:p>
      <text:p text:style-name="P34"><text:span text:style-name="T221">Демонструючи всесильність у питаннях встановлення кордонів і долі народів, нацисти 2 листопада 1938 р. під час засідання так званого Віденського арбітражу частково задовольнили претензії Будапешта, </text:span><text:a xlink:type="simple" xlink:href="https://www.istpravda.com.ua/videos/2010/11/2/2196/" text:style-name="Internet_20_link" text:visited-style-name="Visited_20_Internet_20_Link"><text:span text:style-name="T221">передавши Угорщині південні реґіони Закарпаття</text:span></text:a><text:span text:style-name="T221"> із найбільшими містами Ужгородом, Мукачевим, Береговим і стратегічною залізницею.</text:span></text:p>
      <text:p text:style-name="P40">Однак події набирали нового несподіваного розвитку: наприкінці грудня 1938 року радник німецького посольства у Варшаві заявив, що Німеччина не має наміру перетворювати Карпатську Україну на зародок майбутньої української державності, а вже 5 січня 1939-го Гітлер, приймаючи у своїй резиденції Берхтесгаден міністра закордонних справ Польщі Ю.Бека, заявив, що Німеччина втратила інтерес до українського питання.</text:p>
      <text:p text:style-name="P34"><text:span text:style-name="T221">Наступного дня німецький колега Бека чітко заявив —  Німеччина вважає "українську проблему" внутрішньою справою Польщі. Ріббентроп провокаційно запитав, чи не відмовилася Варшава від амбітних планів покійного маршала Пілсудського підкорити собі Україну, на що отримав відповідь: </text:span><text:span text:style-name="Emphasis"><text:span text:style-name="T221">"</text:span></text:span><text:a xlink:type="simple" xlink:href="https://www.istpravda.com.ua/columns/2011/11/3/61164/" text:style-name="Internet_20_link" text:visited-style-name="Visited_20_Internet_20_Link"><text:span text:style-name="Emphasis"><text:span text:style-name="T221">Польські війська були у самому Києві</text:span></text:span></text:a><text:span text:style-name="Emphasis"><text:span text:style-name="T221"> і ці прагнення усе ще живі й сьогодні"</text:span></text:span><text:span text:style-name="T221">.</text:span></text:p>
      <text:p text:style-name="P40"><text:soft-page-break/>26 січня 1939 р. Ю.Бек отримав запевнення від німецьких урядовців, що Німеччина готова віддати Польщі територію України до Дніпра та Чорного моря.</text:p>
      <text:p text:style-name="P40">Втім, поляки у прагненні позбутися "української небезпеки", не врахували того, що самі були одною з цілей нацистів. 8 березня, виступаючи у вузькому колі представників військового командування та партійного керівництва, Гітлер наголосив, що до 15 березня повинна бути ліквідована Чехословаччина, після чого настане черга Польщі.</text:p>
      <text:p text:style-name="P40">Війна проти Польщі означала війну проти Франції та Англії, а це тягло за собою гостру необхідність добитися підтримки СРСР. "Українське питання" проступило вже на етапі налагоджування діалогу.  </text:p>
      <text:p text:style-name="P40">Під час виступу у Рейхстазі 30 січня 1939 року Гітлер наголосив на поверненні Німеччині її колишніх африканських колоній і необхідності створити в Африці німецький "життєвий простір".</text:p>
      <text:p text:style-name="P40">Продемонструвавши Кремлю зміну пріоритетів і натякнувши на можливість порозуміння, лідер нацистів очікував від лідера більшовиків відповіді, у якій слід було чітко окреслити проблему, що стояла на перепоні німецько-радянського зближення і усунення якої могло б відновити довіру між двома державами.</text:p>
      <text:p text:style-name="P40">10 березня 1939 р. у доповіді на ХVІІІ з'їзді ВКП(б) Сталін чітко вказав на найбільший подразник у німецько-радянських стосунках:</text:p>
      <text:p text:style-name="P34"><text:span text:style-name="Emphasis"><text:span text:style-name="T221">"Характерним є той шум, який зчинила англо-французька й північноамериканська преса з приводу Радянської України.</text:span></text:span></text:p>
      <text:p text:style-name="P34"><text:span text:style-name="Emphasis"><text:span text:style-name="T221">Діячі цієї преси до хрипоти галасують про те, що німці йдуть на Радянську Україну, що вони вже тепер мають у руках так звану Карпатську Україну, яка налічує близько 700 тисяч населення, що німці щонайпізніше весною цього року, приєднають Радянську Україну, яка має понад 30 мільйонів населення, до так званої Карпатської України.</text:span></text:span></text:p>
      <text:p text:style-name="P34"><text:soft-page-break/><text:span text:style-name="Emphasis"><text:span text:style-name="T221">Схоже на те, що цей підозрілий шум мав своєю метою підняти лють Радянського Союзу проти Німеччини, отруїти атмосферу і спровокувати конфлікт з Німеччиною без видимих на те підстав.</text:span></text:span></text:p>
      <text:p text:style-name="P34"><text:span text:style-name="Emphasis"><text:span text:style-name="T221">(...) Звичайно, цілком можливо, що в Німеччині є божевільні, які мріють приєднати слона, тобто Радянську Україну, до кузьки, тобто до так званої Карпатської України. І, коли дійсно є там такі безумці, можна не мати сумніву, що в нашій країні знайдеться необхідна кількість гамівних сорочок для таких божевільних.</text:span></text:span></text:p>
      <text:p text:style-name="P34"><text:span text:style-name="Emphasis"><text:span text:style-name="T221">Але якщо відкинути геть божевільних і звернутися до нормальних людей, то хіба неясно, що смішно і безглуздо говорити серйозно про приєднання Радянської України до так званої Карпатської України?".</text:span></text:span></text:p>
      <text:p text:style-name="P40">Сталін також наголосив, що саме у Франції, Британії та США очікують "походу Гітлера" на Радянську Україну і розглядають війну Німеччини проти СРСР як плату за згоду Заходу приєднати до Райху Судети і знищити Чехословаччину.</text:p>
      <text:p text:style-name="P40">Німецький канцлер одразу ж оцінив ситуацію. Проблема Карпатської України була основною перешкодою на шляху до радянсько-німецького порозуміння.</text:p>
      <text:p text:style-name="P40">Рішення щодо майбутньої долі маленької української держави було прийняте без зволікань. 10 березня виступив Сталін, а 14 березня угорські війська з благословення Гітлера атакували українське Закарпаття.</text:p>
      <text:p text:style-name="P34"><text:span text:style-name="T221">15 березня Сойм Карпатської України </text:span><text:a xlink:type="simple" xlink:href="https://www.istpravda.com.ua/articles/2012/03/15/76954/" text:style-name="Internet_20_link" text:visited-style-name="Visited_20_Internet_20_Link"><text:span text:style-name="T221">прийняв декларацію про незалежність</text:span></text:a><text:span text:style-name="T221"> і звернувся до німецького консула Гофмана з пропозицією, щоб Німеччина взяла під свій патронат Закарпаття, </text:span><text:a xlink:type="simple" xlink:href="https://www.istpravda.com.ua/columns/2011/10/22/60060/" text:style-name="Internet_20_link" text:visited-style-name="Visited_20_Internet_20_Link"><text:span text:style-name="T221">як Словаччину</text:span></text:a><text:span text:style-name="T221">. Відповідь із Берліна, від самої канцелярії Гітлера, надійшла миттєво – реґіон без опору має перейти до Угорщини.</text:span></text:p>
      <text:p text:style-name="P39"><text:span text:style-name="T221">Президент Карпатської України Августин Волошин </text:span><text:a xlink:type="simple" xlink:href="https://www.istpravda.com.ua/articles/2013/03/15/117613/" text:style-name="Internet_20_link" text:visited-style-name="Visited_20_Internet_20_Link"><text:span text:style-name="T221">відкинув німецький ультиматум</text:span></text:a><text:span text:style-name="T221">. Героїчний спротив Української Карпатської Республіки був потоплений у крові угорськими ґонведами, "українська проблема" черговий раз </text:span><text:soft-page-break/><text:span text:style-name="T221">була принесена в жертву геополітичним інтересам могутніх європейських гравців.</text:span></text:p>
      <text:p text:style-name="P43">Розправившись із залишками Чехословаччини, німецький фюрер уже 3 квітня віддав наказ про підготовку нападу на Польщу, а 11 квітня підписав план війни з Польщею (план "Вайс"). Відтак українське питання знову стало актуальним для німецьких політичних комбінацій.</text:p>
      <text:p text:style-name="P40">Здавалося б, що Німеччина вже знайшла порозуміння з Радянським Союзом, однак між майбутніми партнерами залишалася певна недовіра, що підігрівалася діями обох сторін.</text:p>
      <text:p text:style-name="P40">Причиною стала активізація англійської та французької дипломатії, які занепокоїлися планами Німеччини щодо розгрому Польщі. 12 серпня 1939 р. до Москви прибули військові місії Британії та Франції, однак із надзвичайно обмеженими повноваженнями.</text:p>
      <text:p text:style-name="P40">Переговори між Москвою та західними демократіями відверто насторожували Берлін. У якості контрзаходу німці вирішили черговий раз розіграти "українську карту".</text:p>
      <text:p text:style-name="P34"><text:span text:style-name="T221">Плануючи війну проти Польщі, німецькі дипломати й експерти зі спецслужб докладали всіх можливих зусиль для того, щоб "конфлікт із Польщею був викликаний не з боку Німеччини", а українським повстанням в Галичині та на Волині. Одночасно німці своїми діями натякали Кремлю про можливість </text:span><text:span text:style-name="Emphasis"><text:span text:style-name="T221">"взяти під свою опіку"</text:span></text:span><text:span text:style-name="T221"> західних українців, якщо Москва піде на угоду із Британією та Францією.</text:span></text:p>
      <text:p text:style-name="P34"><text:span text:style-name="T221">З метою активізувати український антипольский рух в Західній Україні представники німецької військової розвідки (Абверу) нав'язали контакти із </text:span><text:a xlink:type="simple" xlink:href="https://www.istpravda.com.ua/articles/2010/12/14/8893/" text:style-name="Internet_20_link" text:visited-style-name="Visited_20_Internet_20_Link"><text:span text:style-name="T221">лідером ОУН Андрієм Мельником</text:span></text:a><text:span text:style-name="T221"> і зуміли переконати в необхідності координувати зусилля націоналістів із Німеччиною, незважаючи на зраду німцями Карпатської України.</text:span></text:p>
      <text:p text:style-name="P40">Співробітники Абверу наголошували: "здача" Угорщині Закарпаття була лише тактичною поступкою, необхідною для майбутнього відродження української державності на більшості територій України.</text:p>
      <text:p text:style-name="P40"><text:soft-page-break/>Демонструючи "добру волю" щодо українців, представники Абверу визволили з угорського полону 400 карпатських січовиків. Їх, за домовленістю з керівництвом ОУН, було перевезено до навчальних таборів Абверу в Кірхендорфі та Гакенштейні (Верхня Австрія).</text:p>
      <text:p text:style-name="P40">Через три дні після початку переговорів між радянською і англо-французькою делегацією в Москві керівництво Абверу отримало дозвіл на створення з колишніх карпатських січовиків українського диверсійного загіну під кодовою назвою "Bergbauernhilfe" ("Допомога горян"). Підготовкою загону займався Абвер–2 (другий відділ Абверу – "Диверсії та психологічна війна").</text:p>
      <text:p text:style-name="P43">Український Легіон із 200 (за деякими даними із 600) осіб очолив полковник Роман Сушко, його формування стало важливим чинником тиску на Кремль для німецької дипломатії.</text:p>
      <text:p text:style-name="P43">Намагаючись використати українців, нацисти водночас пильнували, щоб їхні ініціативи не вийшли із-під контролю. Про це свідчить відмова німців сформувати з українських емігрантів окремий корпус для війни з Польщею.</text:p>
      <text:p text:style-name="P34"><text:span text:style-name="T221">Українські еміграційні організації та військові товариства готові були надати у розпорядження вермахту 12 тисяч солдатів та 1300 офіцерів, які добровільно бажали воювати проти Польщі за </text:span><text:a xlink:type="simple" xlink:href="https://www.istpravda.com.ua/articles/2011/02/3/21714/" text:style-name="Internet_20_link" text:visited-style-name="Visited_20_Internet_20_Link"><text:span text:style-name="T221">визволення західноукраїнських земель</text:span></text:a><text:span text:style-name="T221">.</text:span></text:p>
      <text:p text:style-name="P40">Через побоювання, що надмірний ентузіазм українських еміграційних кіл справді призведе до формування повноцінної української армії та нового проголошення української державності на руїнах Польщі, Берліном були відкинуті всі українські ініціативи.</text:p>
      <text:p text:style-name="P40">Загін Сушка повинен був лише виконати свою обмежену місію – закинутий в Галичину легіон мав спровокувати українське повстання, "на допомогу" якому прийшли б війська "Великої Німеччини".</text:p>
      <text:p text:style-name="P40">Паралельно із розігруванням "української карти" німецькі дипломати гарячково шукали шляхів до порозуміння із радянським диктатором.</text:p>
      <text:p text:style-name="P40">26 липня 1939 року співробітники німецького МЗС вперше натякнули радянському представникові в Берліні Г.Астахову про потребу відновити <text:soft-page-break/>взаємовигідні стосунки, на перепоні яким не стане ані проблема Прибалтики, ані "українське питання".</text:p>
      <text:p text:style-name="P34"><text:span text:style-name="T221">2 серпня  глава МЗС Третього Райху Й.Ріббентроп особисто спілкувався з радянським представником і запевнив, що </text:span><text:span text:style-name="Emphasis"><text:span text:style-name="T221">Німеччина "прихильно ставиться до Москви"</text:span></text:span><text:span text:style-name="T221">, запропонувавши водночас Кремлю визначитися, чи він йтиме з Францією та Британією, чи з Німеччиною.</text:span></text:p>
      <text:p text:style-name="P40">У випадку прихильності до Німеччини Ріббентроп обіцяв, що всі проблеми між Балтійським та Чорним морем будуть вирішуватися Берліном спільно з Москвою. Стосовно Польщі — натякнув на можливість спільного вирішення долі цієї країни і запропонував радянському представникові подумати над можливістю того, аби СРСР отримав у підпорядкування східну частину польської держави, тобто території Західної України та Західної Білорусі.</text:p>
      <text:p text:style-name="P40">12 серпня (у той самий день, коли до Москви прибула англо-французька місія) новий радянський нарком закордонних справ В'ячеслав Молотов повідомив через Астахова, що радянський уряд готовий вести переговори з Берліном.</text:p>
      <text:p text:style-name="P40">А 15 серпня 1939 р. (того ж дня, коли було сформовано український диверсійний легіон Романа Сушка) Ріббентроп передав через німецького посла в Москві Шуленбурга своє особисте звернення до Молотова. Справжнім автором послання був Гітлер.</text:p>
      <text:p text:style-name="P40">Молотов із зацікавленням вивчив документ і з насутпного дня між представниками німецького та радянського закордонних відомств розпочалися інтенсивні переговори.</text:p>
      <text:p text:style-name="P40">Першим результатом стало підписання 19 серпня надзвичайно широкого економічного договору. Того ж дня Молотов передав до Берліна проект пакту про ненапад між двома країнами. Угода про ненапад гарантувала Гітлерові спокій на східних рубежах Німеччини і дозволяла, "не озираючись", воювати з Польщею, Францією та Британією.</text:p>
      <text:p text:style-name="P40"><text:soft-page-break/>У Берліні із захопленням зустріли проект договору, але нацистів не влаштовували висловлені Молотовим дати можливого підписання угоди – 26-27 серпня 1939 року. Час минав, дипломатичний конфлікт між Польщею та Німеччиною загострювався й Гітлер боявся, що політичний договір із Кремлем може бути не підписаний до початку бойових дій.</text:p>
      <text:p text:style-name="P40">20 серпня, поставивши на кін свій власний авторитет, німецький канцлер звернувся до Сталіна з особистим посланням:</text:p>
      <text:p text:style-name="P34"><text:span text:style-name="Emphasis"><text:span text:style-name="T221">"Я приймаю проект пакту про ненапад, що його передав нам ваш міністр закордонних справ пан Молотов, але вважаю вкрай необхідним з'ясувати питання, пов'язані з ним, якнайшвидше [...]</text:span></text:span></text:p>
      <text:p text:style-name="P34"><text:span text:style-name="Emphasis"><text:span text:style-name="T221">Суть додаткового протоколу, бажаного радянському урядові, може, я переконаний, бути з'ясована у найкоротший час, якщо відповідальний німецький державний діяч зможе особисто прибути до Москви для переговорів [...]</text:span></text:span></text:p>
      <text:p text:style-name="P34"><text:span text:style-name="Emphasis"><text:span text:style-name="T221">На мою думку, враховуючи наміри обох наших держав вступити у нові відносини між собою, бажано не гаяти часу. Тому я пропоную, щоб Ви прийняли мого міністра закордонних справ у вівторок, 22 серпня, або щонайпізніше в середу, 23 серпня"</text:span></text:span><text:span text:style-name="T221">.</text:span></text:p>
      <text:p text:style-name="P40">Наступного дня надійшла відповідь від Й.Сталіна:</text:p>
      <text:p text:style-name="P34"><text:span text:style-name="Emphasis"><text:span text:style-name="T221">"Канцлеру Німецької держави панові А.Гітлеру. Дякую за листа. Я сподіваюсь, що німецько-радянський пакт про ненапад стане вирішальним поворотом до кращого у політичних відносинах між нашими країнами. Народам наших країн потрібні мирні відносини. [...]</text:span></text:span></text:p>
      <text:p text:style-name="P34"><text:span text:style-name="Emphasis"><text:span text:style-name="T221">Радянський уряд уповноважив мене повідомити Вас, що він погоджується на приїзд пана фон Ріббентропа до Москви 23 серпня. Й.Сталін".</text:span></text:span></text:p>
      <text:p text:style-name="P40">21 серпня радянська дипломатія повинна була вирішити ще одне важливе завдання – перервати перемовини з англо-французькою місією. Саме цього дня на переговорах було досягнуто значних успіхів, англійці та французи пішли на <text:soft-page-break/>серйозні поступки у питанні пропуску радянських військ територіями сусідніх держав.</text:p>
      <text:p text:style-name="P34"><text:span text:style-name="T221">Однак опівдні до кімнати переговорів увійшов ад'ютант К.Ворошилова Р.Хмельницький і передав наркому оборони СРСР записку від особистого секретаря Сталіна Поскрьобишева: </text:span><text:span text:style-name="Emphasis"><text:span text:style-name="T221">"Клим! Коба велів згортати шарманку!"</text:span></text:span></text:p>
      <text:p text:style-name="P40">Виконуючи волю Сталіна, Ворошилов без пояснення причини перервав переговори, незважаючи на активні протести англійців і французів.</text:p>
      <text:p text:style-name="P39"><text:span text:style-name="T221">Гітлер із нетерпінням чекав на відповідь із Москви, тож, коли ад'ютант приніс йому коротеньку телеграму Сталіна, німецький канцлер радісно вигукнув: </text:span><text:span text:style-name="Emphasis"><text:span text:style-name="T221">"Я їх маю! Я знову отримав верх! Я маю в кишені весь світ!"</text:span></text:span></text:p>
      <text:p text:style-name="P43">Упевнений в успішності місії Ріббентропа фюрер, виступаючи на нараді вищого військового керівництва у Оберзальцбері, наголосив:</text:p>
      <text:p text:style-name="P34"><text:span text:style-name="Emphasis"><text:span text:style-name="T221">"Обнародування пакту про ненапад справить ефект бомби, що вибухнула. Наслідки – неосяжні. Сталін теж сказав, що такий курс піде на користь обом сторонам. Вплив на Польщу буде жахливим. [...] Тепер Польща в такому становищі, у яке я хотів її поставити. [...]</text:span></text:span></text:p>
      <text:p text:style-name="P34"><text:span text:style-name="Emphasis"><text:span text:style-name="T221">З осені 1938 року мною було прийняте рішення йти разом зі Сталіним. По суті, в усьому світі є тільки три великих державних діячі: Сталін, я і Муссоліні. Муссоліні – найслабкіший... Сталін і я – єдині, хто бачить майбутнє. Таким чином, через кілька тижнів я протягну руку Сталіну на спільному німецько-російському кордоні й разом із ним візьмуся за новий поділ світу".</text:span></text:span></text:p>
      <text:p text:style-name="P34"><text:span text:style-name="T221">Аналогічно радість з приводу майбутнього підписання угоди із Гітлером висловлював і радянський диктатор. За спогадами маршала Жукова, Сталін </text:span><text:span text:style-name="Emphasis"><text:span text:style-name="T221">"був переконаний, що він, спираючись на пакт, обведе Гітлера навколо пальця"</text:span></text:span><text:span text:style-name="T221">. Йому вторив і Хрущов, який у спогадах залишив такі слова Сталіна: </text:span><text:span text:style-name="Emphasis"><text:span text:style-name="T221">"Ну, для початку ми обманули Гітлера".</text:span></text:span></text:p>
      <text:p text:style-name="P40">23 серпня 1939 року до Москви прибув Ріббентроп. До складу німецької делегації входили Ріббентроп, Шуленбург, радник Гаус та перекладач Хільгер. З радянського боку, на здивування Ріббентропа, окрім Молотова та перекладача <text:soft-page-break/>Павлова, був присутній Сталін.Сталін особисто розпочав розмову, яка протікала зважено і спокійно. Згоди щодо пакту про ненапад дійшли швидко, поклавши в основу документа радянський проект. Більш жваво обговорювалися проблеми, що увійшли до тексту таємного додаткового протоколу.</text:p>
      <text:p text:style-name="P34"><text:span text:style-name="T221">Однак і в цьому випадку проблеми вирішувалися швидко, оскільки німецький проект таємного протоколу, взятий за основу, надавав СРСР достатньо переваг, а на всі додаткові радянські пропозиції Ріббентроп охоче погоджувався. Тому й не дивно, що гітлерівський міністр закордонних справ у своїх спогадах відзначав, що </text:span><text:span text:style-name="Emphasis"><text:span text:style-name="T221">"на переговорах панувала приємна атмосфера"</text:span></text:span><text:span text:style-name="T221">.</text:span></text:p>
      <text:p text:style-name="P34"><text:span text:style-name="T221">Близько опівночі розмова завершилася підписанням </text:span><text:a xlink:type="simple" xlink:href="https://www.istpravda.com.ua/reviews/2012/09/4/93221/" text:style-name="Internet_20_link" text:visited-style-name="Visited_20_Internet_20_Link"><text:span text:style-name="T221">пакту про ненапад, за яким в історіографії закріпилася назва "пакту Молотова-Ріббентропа"</text:span></text:a><text:span text:style-name="T221">. Термін дії угоди визначався десятьма роками із автоматичним продовженням на п'ять років у випадку, якщо жодна зі сторін його завчасно не денонсує.</text:span></text:p>
      <text:p text:style-name="P40">У самому факті підписання договору про ненапад не було нічого надто неординарного чи протиправного, якби разом із договором не було укладено таємний додатковий протокол. Цей документ передбачав розмежування сфер впливу сторін у Східній та Центральній Європі, грубо порушуючи суверенітет і територіальну цілісність цілої низки незалежних держав.</text:p>
      <text:p text:style-name="P40">Радянська сфера впливу охоплювала Естонію, Латвію, Фінляндію, Бессарабію та східну частину польської держави (на схід від річок Нарев, Вісла, Сян). На радянському боці, окрім українських і білоруських етнічних земель, опинилися Люблінське та частина Варшавського воєводств, заселених головним чином поляками.</text:p>
      <text:p text:style-name="P43">Після підписання угоди обидва диктатори залишилися вдоволеними. Гітлер вважав, що добився участі Кремля у війні проти Польщі та дружнього нейтралітету СРСР під час війни Німеччини з Францією та Британією. Німецький канцлер розраховував на швидкий розгром західних демократій і повернення німецьких дивізій на Схід для здобуття "життєвого простору", а більшовицький лідер бажав затяжної війни на Заході із подальшою радянізацією Європи.</text:p>
      <text:p text:style-name="P43"><text:soft-page-break/>Як показав розвиток подій, обоє прорахувалися у своїх планах. Втім, це не врятувало мешканців західноукраїнських територій від зустрічі з радянським тоталітарним режимом.</text:p>
      <text:p text:style-name="P40">Зважаючи на укладення угоди зі Сталіним, нацисти знову "заховали до рукава" українську карту. Легіон Сушка, передислокований до Словаччини в очікуванні вторгнення в Польщу, 25 серпня 1939 р. було заборонено використовувати під час бойових дій.</text:p>
      <text:p text:style-name="P40">До початку війни 1 вересня німці більше не згадували про "українську проблему" – у Берліна був новий, набагато вигідніший союзник, з яким розрахувалися західноукраїнськими землями.</text:p>
      <text:p text:style-name="P91">10.1</text:p>
      <text:p text:style-name="P55"><text:span text:style-name="T139">іме́цько-радя́нська війна́</text:span><text:span text:style-name="T137"> — війна між </text:span><text:a xlink:type="simple" xlink:href="https://uk.wikipedia.org/wiki/Третій_Рейх" text:style-name="Internet_20_link" text:visited-style-name="Visited_20_Internet_20_Link"><text:span text:style-name="T101">Німеччиною</text:span></text:a><text:span text:style-name="T137"> та </text:span><text:a xlink:type="simple" xlink:href="https://uk.wikipedia.org/wiki/Союз_Радянських_Соціалістичних_Республік" text:style-name="Internet_20_link" text:visited-style-name="Visited_20_Internet_20_Link"><text:span text:style-name="T101">Радянським Союзом</text:span></text:a><text:span text:style-name="T137">, що тривала від </text:span><text:a xlink:type="simple" xlink:href="https://uk.wikipedia.org/wiki/22_червня" text:style-name="Internet_20_link" text:visited-style-name="Visited_20_Internet_20_Link"><text:span text:style-name="T101">22 червня</text:span></text:a><text:span text:style-name="T137"> </text:span><text:a xlink:type="simple" xlink:href="https://uk.wikipedia.org/wiki/1941" text:style-name="Internet_20_link" text:visited-style-name="Visited_20_Internet_20_Link"><text:span text:style-name="T101">1941</text:span></text:a><text:span text:style-name="T137"> року до </text:span><text:a xlink:type="simple" xlink:href="https://uk.wikipedia.org/wiki/8_травня" text:style-name="Internet_20_link" text:visited-style-name="Visited_20_Internet_20_Link"><text:span text:style-name="T101">8 травня</text:span></text:a><text:span text:style-name="T137"> </text:span><text:a xlink:type="simple" xlink:href="https://uk.wikipedia.org/wiki/1945" text:style-name="Internet_20_link" text:visited-style-name="Visited_20_Internet_20_Link"><text:span text:style-name="T101">1945</text:span></text:a><text:span text:style-name="T137"> року. Складова </text:span><text:a xlink:type="simple" xlink:href="https://uk.wikipedia.org/wiki/Східноєвропейський_театр_воєнних_дій_Другої_світової_війни" text:style-name="Internet_20_link" text:visited-style-name="Visited_20_Internet_20_Link"><text:span text:style-name="T101">східноєвропейського театру воєнних дій</text:span></text:a><text:span text:style-name="T137"> </text:span><text:a xlink:type="simple" xlink:href="https://uk.wikipedia.org/wiki/Друга_світова_війна" text:style-name="Internet_20_link" text:visited-style-name="Visited_20_Internet_20_Link"><text:span text:style-name="T101">Другої світової війни</text:span></text:a><text:span text:style-name="T137">.</text:span></text:p>
      <text:p text:style-name="P36"><text:span text:style-name="T137">На боці Німеччини виступили </text:span><text:a xlink:type="simple" xlink:href="https://uk.wikipedia.org/wiki/Королівство_Італія_(1861—1946)" text:style-name="Internet_20_link" text:visited-style-name="Visited_20_Internet_20_Link"><text:span text:style-name="T101">Італія</text:span></text:a><text:span text:style-name="T137">, </text:span><text:a xlink:type="simple" xlink:href="https://uk.wikipedia.org/wiki/Королівство_Угорщина_(1920—1946)" text:style-name="Internet_20_link" text:visited-style-name="Visited_20_Internet_20_Link"><text:span text:style-name="T101">Угорщина</text:span></text:a><text:span text:style-name="T137">, </text:span><text:a xlink:type="simple" xlink:href="https://uk.wikipedia.org/wiki/Королівство_Румунія" text:style-name="Internet_20_link" text:visited-style-name="Visited_20_Internet_20_Link"><text:span text:style-name="T101">Румунія</text:span></text:a><text:span text:style-name="T137">, </text:span><text:a xlink:type="simple" xlink:href="https://uk.wikipedia.org/wiki/Незалежна_Держава_Хорватія" text:style-name="Internet_20_link" text:visited-style-name="Visited_20_Internet_20_Link"><text:span text:style-name="T101">Хорватія</text:span></text:a><text:span text:style-name="T137">, </text:span><text:a xlink:type="simple" xlink:href="https://uk.wikipedia.org/wiki/Третє_Болгарське_царство" text:style-name="Internet_20_link" text:visited-style-name="Visited_20_Internet_20_Link"><text:span text:style-name="T101">Болгарія</text:span></text:a><text:span text:style-name="T137">, </text:span><text:a xlink:type="simple" xlink:href="https://uk.wikipedia.org/wiki/Перша_словацька_республіка" text:style-name="Internet_20_link" text:visited-style-name="Visited_20_Internet_20_Link"><text:span text:style-name="T101">Словаччина</text:span></text:a><text:span text:style-name="T137"> і </text:span><text:a xlink:type="simple" xlink:href="https://uk.wikipedia.org/wiki/Фінляндія" text:style-name="Internet_20_link" text:visited-style-name="Visited_20_Internet_20_Link"><text:span text:style-name="T101">Фінляндія</text:span></text:a><text:span text:style-name="T137">. Радянський Союз підтримували </text:span><text:a xlink:type="simple" xlink:href="https://uk.wikipedia.org/wiki/Антигітлерівська_коаліція" text:style-name="Internet_20_link" text:visited-style-name="Visited_20_Internet_20_Link"><text:span text:style-name="T101">держави-союзники</text:span></text:a><text:span text:style-name="T137">, насамперед </text:span><text:a xlink:type="simple" xlink:href="https://uk.wikipedia.org/wiki/Сполучені_Штати_Америки" text:style-name="Internet_20_link" text:visited-style-name="Visited_20_Internet_20_Link"><text:span text:style-name="T101">США</text:span></text:a><text:span text:style-name="T137"> та </text:span><text:a xlink:type="simple" xlink:href="https://uk.wikipedia.org/wiki/Велика_Британія" text:style-name="Internet_20_link" text:visited-style-name="Visited_20_Internet_20_Link"><text:span text:style-name="T101">Велика Британія</text:span></text:a><text:span text:style-name="T137">.</text:span></text:p>
      <text:p text:style-name="P36"><text:span text:style-name="T137">Бої німецько-радянської війни є одними з наймасштабніших у воєнній історії ХХ століття. Війна мала тотальний характер і супроводжувалася надзвичайною жорстокістю, масштабними руйнуваннями населених пунктів, знищенням великих груп населення, </text:span><text:a xlink:type="simple" xlink:href="https://uk.wikipedia.org/wiki/Депортація" text:style-name="Internet_20_link" text:visited-style-name="Visited_20_Internet_20_Link"><text:span text:style-name="T101">депортаціями</text:span></text:a><text:span text:style-name="T137"> тощо. Близько третини усіх загиблих у Другій світовій війні припадає на німецько-радянську війну.[</text:span><text:a xlink:type="simple" xlink:href="https://uk.wikipedia.org/wiki/Вікіпедія:Посилання_на_джерела" text:style-name="Internet_20_link" text:visited-style-name="Visited_20_Internet_20_Link"><text:span text:style-name="T106">джерело?</text:span></text:a><text:span text:style-name="T137">]</text:span></text:p>
      <text:p text:style-name="P36"><text:span text:style-name="T137">Перебіг війни зумовив поразку Німеччини, а з нею усіх </text:span><text:a xlink:type="simple" xlink:href="https://uk.wikipedia.org/wiki/Країни_Осі" text:style-name="Internet_20_link" text:visited-style-name="Visited_20_Internet_20_Link"><text:span text:style-name="T101">країн Осі</text:span></text:a><text:span text:style-name="T137"> у </text:span><text:a xlink:type="simple" xlink:href="https://uk.wikipedia.org/wiki/Друга_світова_війна" text:style-name="Internet_20_link" text:visited-style-name="Visited_20_Internet_20_Link"><text:span text:style-name="T101">Другій світовій війні</text:span></text:a><text:span text:style-name="T137">. Результати війни спричинили посилення СРСР та сприяли створенню в </text:span><text:a xlink:type="simple" xlink:href="https://uk.wikipedia.org/wiki/Східна_Європа" text:style-name="Internet_20_link" text:visited-style-name="Visited_20_Internet_20_Link"><text:span text:style-name="T101">Східній Європі</text:span></text:a><text:span text:style-name="T137"> низки залежних від нього </text:span><text:a xlink:type="simple" xlink:href="https://uk.wikipedia.org/wiki/Комунізм" text:style-name="Internet_20_link" text:visited-style-name="Visited_20_Internet_20_Link"><text:span text:style-name="T101">комуністичних режимів</text:span></text:a><text:span text:style-name="T137">.</text:span></text:p>
      <text:p text:style-name="P55"><text:span text:style-name="T137">Після того, як в 1933 році канцлером Німеччини став Адольф Гітлер, а наступного — </text:span><text:a xlink:type="simple" xlink:href="https://uk.wikipedia.org/wiki/Націонал-соціалістична_робітнича_партія_Німеччини" text:style-name="Internet_20_link" text:visited-style-name="Visited_20_Internet_20_Link"><text:span text:style-name="T101">НСРПН</text:span></text:a><text:span text:style-name="T137"> здобула всю повноту влади в країні, ідея реваншу за </text:span><text:soft-page-break/><text:span text:style-name="T137">поразку в Першій Світовій війні для німців стала домінуючою у зовнішній політиці нацистів. У 1936 році в порушення Версальського договору і Локарнських угод німецькі війська зайняли Рейнську область, в 1938-у — приєднали Австрію, яка стала однією із земель Німецької імперії, в 1939-у — окупували і розчленували Чехословаччину. Всі намагання Британії і Франції "замирити" Гітлера виявились марними — жодна з цих агресій не зустріла серйозної протидії з боку світових держав і 5 січня 1939 року Німеччина заявила претензії на "вільне місто" Данциг, 23 березня змусила Литву передати їй Клайпедський край, а 1 вересня того ж року напала на Польщу, що стало початком Другої Світової війни.</text:span></text:p>
      <text:p text:style-name="P36"><text:span text:style-name="T137">Після успішно проведених бойових дій у </text:span><text:a xlink:type="simple" xlink:href="https://uk.wikipedia.org/wiki/Польща" text:style-name="Internet_20_link" text:visited-style-name="Visited_20_Internet_20_Link"><text:span text:style-name="T101">Польщі</text:span></text:a><text:span text:style-name="T137"> та </text:span><text:a xlink:type="simple" xlink:href="https://uk.wikipedia.org/wiki/Франція" text:style-name="Internet_20_link" text:visited-style-name="Visited_20_Internet_20_Link"><text:span text:style-name="T101">Франції</text:span></text:a><text:span text:style-name="T137"> серед німецьких офіцерів зміцнилася віра у </text:span><text:a xlink:type="simple" xlink:href="https://uk.wikipedia.org/wiki/Адольф_Гітлер" text:style-name="Internet_20_link" text:visited-style-name="Visited_20_Internet_20_Link"><text:span text:style-name="T101">Гітлера</text:span></text:a><text:span text:style-name="T137"> та </text:span><text:a xlink:type="simple" xlink:href="https://uk.wikipedia.org/wiki/Нацизм" text:style-name="Internet_20_link" text:visited-style-name="Visited_20_Internet_20_Link"><text:span text:style-name="T101">нацистський</text:span></text:a><text:span text:style-name="T137"> режим. Однак при цьому радники Гітлера та МЗС </text:span><text:a xlink:type="simple" xlink:href="https://uk.wikipedia.org/wiki/Третій_Рейх" text:style-name="Internet_20_link" text:visited-style-name="Visited_20_Internet_20_Link"><text:span text:style-name="T101">Німеччини</text:span></text:a><text:span text:style-name="T137"> виступали проти війни з </text:span><text:a xlink:type="simple" xlink:href="https://uk.wikipedia.org/wiki/Союз_Радянських_Соціалістичних_Республік" text:style-name="Internet_20_link" text:visited-style-name="Visited_20_Internet_20_Link"><text:span text:style-name="T101">СРСР</text:span></text:a><text:span text:style-name="T137">, оскільки не хотіли більше «випробовувати долю». Сам Гітлер не погоджувався з ними, стверджуючи, що СРСР у будь-який момент може першим розв'язати війну проти Третього Рейху, тому, щоб запобігти цьому, німецька армія повинна завдати </text:span><text:a xlink:type="simple" xlink:href="https://uk.wikipedia.org/wiki/Превентивна_війна" text:style-name="Internet_20_link" text:visited-style-name="Visited_20_Internet_20_Link"><text:span text:style-name="T101">превентивних ударів</text:span></text:a><text:span text:style-name="T137"> по Радянському Союзу. Головною метою майбутньої війни з Росією для Гітлера було розширення </text:span><text:a xlink:type="simple" xlink:href="https://uk.wikipedia.org/wiki/Життєвий_простір_на_Сході" text:style-name="Internet_20_link" text:visited-style-name="Visited_20_Internet_20_Link"><text:span text:style-name="T101">«життєвого простору»</text:span></text:a><text:span text:style-name="T137"> на Схід за рахунок територій, що входили до її складу; натомість Гітлер запевняв своїх підлеглих, що напад на Радянський Союз є лише способом забезпечити перемогу у війні з </text:span><text:a xlink:type="simple" xlink:href="https://uk.wikipedia.org/wiki/Велика_Британія" text:style-name="Internet_20_link" text:visited-style-name="Visited_20_Internet_20_Link"><text:span text:style-name="T101">Великою Британією</text:span></text:a><text:span text:style-name="T137">.</text:span></text:p>
      <text:p text:style-name="P36"><text:span text:style-name="T137">Німецько-радянській війні передувала змова СРСР і Німеччини щодо розподілу Східної Європи та </text:span><text:a xlink:type="simple" xlink:href="https://uk.wikipedia.org/wiki/Балканський_півострів" text:style-name="Internet_20_link" text:visited-style-name="Visited_20_Internet_20_Link"><text:span text:style-name="T101">Балкан</text:span></text:a><text:span text:style-name="T137">. Протягом 1939 — першої половини 1941 років обидві держави ліквідували </text:span><text:a xlink:type="simple" xlink:href="https://uk.wikipedia.org/wiki/Польща" text:style-name="Internet_20_link" text:visited-style-name="Visited_20_Internet_20_Link"><text:span text:style-name="T101">Польщу</text:span></text:a><text:span text:style-name="T137">, країни </text:span><text:a xlink:type="simple" xlink:href="https://uk.wikipedia.org/wiki/Балтійські_країни" text:style-name="Internet_20_link" text:visited-style-name="Visited_20_Internet_20_Link"><text:span text:style-name="T101">Балтії</text:span></text:a><text:span text:style-name="T137">, а також балканські держави. СРСР та Німеччина отримали спільні кордони, а також привід для наступу на сусіда для </text:span><text:a xlink:type="simple" xlink:href="https://uk.wikipedia.org/wiki/Військова_окупація" text:style-name="Internet_20_link" text:visited-style-name="Visited_20_Internet_20_Link"><text:span text:style-name="T101">«звільнення»</text:span></text:a><text:span text:style-name="T137"> завойованих ним територій.</text:span><text:a xlink:type="simple" xlink:href="https://uk.wikipedia.org/wiki/19_серпня" text:style-name="Internet_20_link" text:visited-style-name="Visited_20_Internet_20_Link"><text:span text:style-name="T101">19 серпня</text:span></text:a><text:span text:style-name="T137"> </text:span><text:a xlink:type="simple" xlink:href="https://uk.wikipedia.org/wiki/1939" text:style-name="Internet_20_link" text:visited-style-name="Visited_20_Internet_20_Link"><text:span text:style-name="T101">1939</text:span></text:a><text:span text:style-name="T137"> року — СРСР та Німеччина уклали </text:span><text:a xlink:type="simple" xlink:href="https://uk.wikipedia.org/wiki/Німецько-радянський_торговельний_договір_(1939)" text:style-name="Internet_20_link" text:visited-style-name="Visited_20_Internet_20_Link"><text:span text:style-name="T101">торговельний договір</text:span></text:a></text:p>
      <text:list xml:id="list363201917" text:style-name="L23">
        <text:list-item>
          <text:p text:style-name="P83"><text:a xlink:type="simple" xlink:href="https://uk.wikipedia.org/wiki/24_серпня" text:style-name="Internet_20_link" text:visited-style-name="Visited_20_Internet_20_Link"><text:span text:style-name="T101">24 серпня</text:span></text:a><text:span text:style-name="T137"> </text:span><text:a xlink:type="simple" xlink:href="https://uk.wikipedia.org/wiki/1939" text:style-name="Internet_20_link" text:visited-style-name="Visited_20_Internet_20_Link"><text:span text:style-name="T101">1939</text:span></text:a><text:span text:style-name="T137"> року — СРСР та Німеччина уклали </text:span><text:a xlink:type="simple" xlink:href="https://uk.wikipedia.org/wiki/Пакт_Молотова_—_Ріббентропа" text:style-name="Internet_20_link" text:visited-style-name="Visited_20_Internet_20_Link"><text:span text:style-name="T101">пакт про ненапад (Пакт Молотова — Ріббентропа)</text:span></text:a><text:span text:style-name="T137"> та розподіл сфер впливу у Східній Європі.</text:span></text:p>
        </text:list-item>
        <text:list-item>
          <text:p text:style-name="P83"><text:a xlink:type="simple" xlink:href="https://uk.wikipedia.org/wiki/1_вересня" text:style-name="Internet_20_link" text:visited-style-name="Visited_20_Internet_20_Link"><text:span text:style-name="T101">1 вересня</text:span></text:a><text:span text:style-name="T137"> </text:span><text:a xlink:type="simple" xlink:href="https://uk.wikipedia.org/wiki/1939" text:style-name="Internet_20_link" text:visited-style-name="Visited_20_Internet_20_Link"><text:span text:style-name="T101">1939</text:span></text:a><text:span text:style-name="T137"> року — Німеччина </text:span><text:a xlink:type="simple" xlink:href="https://uk.wikipedia.org/wiki/Польська_кампанія_(1939)" text:style-name="Internet_20_link" text:visited-style-name="Visited_20_Internet_20_Link"><text:span text:style-name="T101">напала на Польщу</text:span></text:a><text:span text:style-name="T137">.</text:span></text:p>
        </text:list-item>
        <text:list-item>
          <text:p text:style-name="P83"><text:soft-page-break/><text:a xlink:type="simple" xlink:href="https://uk.wikipedia.org/wiki/17_вересня" text:style-name="Internet_20_link" text:visited-style-name="Visited_20_Internet_20_Link"><text:span text:style-name="T101">17 вересня</text:span></text:a><text:span text:style-name="T137"> </text:span><text:a xlink:type="simple" xlink:href="https://uk.wikipedia.org/wiki/1939" text:style-name="Internet_20_link" text:visited-style-name="Visited_20_Internet_20_Link"><text:span text:style-name="T101">1939</text:span></text:a><text:span text:style-name="T137"> року — СРСР </text:span><text:a xlink:type="simple" xlink:href="https://uk.wikipedia.org/wiki/Радянське_вторгнення_до_Польщі" text:style-name="Internet_20_link" text:visited-style-name="Visited_20_Internet_20_Link"><text:span text:style-name="T101">напав на Польщу</text:span></text:a><text:span text:style-name="T137">.</text:span></text:p>
        </text:list-item>
        <text:list-item>
          <text:p text:style-name="P83"><text:a xlink:type="simple" xlink:href="https://uk.wikipedia.org/wiki/30_листопада" text:style-name="Internet_20_link" text:visited-style-name="Visited_20_Internet_20_Link"><text:span text:style-name="T101">30 листопада</text:span></text:a><text:span text:style-name="T137"> </text:span><text:a xlink:type="simple" xlink:href="https://uk.wikipedia.org/wiki/1939" text:style-name="Internet_20_link" text:visited-style-name="Visited_20_Internet_20_Link"><text:span text:style-name="T101">1939</text:span></text:a><text:span text:style-name="T137"> року — СРСР </text:span><text:a xlink:type="simple" xlink:href="https://uk.wikipedia.org/wiki/Радянсько-фінська_війна_(1939—1940)" text:style-name="Internet_20_link" text:visited-style-name="Visited_20_Internet_20_Link"><text:span text:style-name="T101">напав на Фінляндію</text:span></text:a><text:span text:style-name="T137">.</text:span></text:p>
        </text:list-item>
        <text:list-item>
          <text:p text:style-name="P83"><text:a xlink:type="simple" xlink:href="https://uk.wikipedia.org/wiki/28_червня" text:style-name="Internet_20_link" text:visited-style-name="Visited_20_Internet_20_Link"><text:span text:style-name="T101">28 червня</text:span></text:a><text:span text:style-name="T137"> </text:span><text:a xlink:type="simple" xlink:href="https://uk.wikipedia.org/wiki/1940" text:style-name="Internet_20_link" text:visited-style-name="Visited_20_Internet_20_Link"><text:span text:style-name="T101">1940</text:span></text:a><text:span text:style-name="T137"> року — СРСР здійснив </text:span><text:a xlink:type="simple" xlink:href="https://uk.wikipedia.org/wiki/Приєднання_Бессарабії_та_Північної_Буковини_до_СРСР" text:style-name="Internet_20_link" text:visited-style-name="Visited_20_Internet_20_Link"><text:span text:style-name="T101">Бессарабсько-Буковинський похід</text:span></text:a><text:span text:style-name="T137">.</text:span></text:p>
        </text:list-item>
        <text:list-item>
          <text:p text:style-name="P83"><text:a xlink:type="simple" xlink:href="https://uk.wikipedia.org/wiki/14_липня" text:style-name="Internet_20_link" text:visited-style-name="Visited_20_Internet_20_Link"><text:span text:style-name="T101">14 липня</text:span></text:a><text:span text:style-name="T137"> </text:span><text:a xlink:type="simple" xlink:href="https://uk.wikipedia.org/wiki/1940" text:style-name="Internet_20_link" text:visited-style-name="Visited_20_Internet_20_Link"><text:span text:style-name="T101">1940</text:span></text:a><text:span text:style-name="T137"> року — СРСР </text:span><text:a xlink:type="simple" xlink:href="https://uk.wikipedia.org/wiki/Окупація_балтійських_країн" text:style-name="Internet_20_link" text:visited-style-name="Visited_20_Internet_20_Link"><text:span text:style-name="T101">окупував Литву, Латвію та Естонію</text:span></text:a><text:span text:style-name="T137">.</text:span></text:p>
        </text:list-item>
        <text:list-item>
          <text:p text:style-name="P83"><text:a xlink:type="simple" xlink:href="https://uk.wikipedia.org/wiki/18_грудня" text:style-name="Internet_20_link" text:visited-style-name="Visited_20_Internet_20_Link"><text:span text:style-name="T101">18 грудня</text:span></text:a><text:span text:style-name="T137"> </text:span><text:a xlink:type="simple" xlink:href="https://uk.wikipedia.org/wiki/1940" text:style-name="Internet_20_link" text:visited-style-name="Visited_20_Internet_20_Link"><text:span text:style-name="T101">1940</text:span></text:a><text:span text:style-name="T137"> року — Німеччина затвердила </text:span><text:a xlink:type="simple" xlink:href="https://uk.wikipedia.org/wiki/План_«Барбаросса»" text:style-name="Internet_20_link" text:visited-style-name="Visited_20_Internet_20_Link"><text:span text:style-name="T112">план «Барбаросса»</text:span></text:a><text:span text:style-name="T137">.</text:span></text:p>
        </text:list-item>
        <text:list-item>
          <text:p text:style-name="P83"><text:a xlink:type="simple" xlink:href="https://uk.wikipedia.org/wiki/1_червня" text:style-name="Internet_20_link" text:visited-style-name="Visited_20_Internet_20_Link"><text:span text:style-name="T101">1 червня</text:span></text:a><text:span text:style-name="T137"> </text:span><text:a xlink:type="simple" xlink:href="https://uk.wikipedia.org/wiki/1941" text:style-name="Internet_20_link" text:visited-style-name="Visited_20_Internet_20_Link"><text:span text:style-name="T101">1941</text:span></text:a><text:span text:style-name="T137"> року — Німеччина окупувала країни Балкан.</text:span></text:p>
        </text:list-item>
      </text:list>
      <text:h text:style-name="P109" text:outline-level="2"><text:bookmark text:name="Перебіг"/><text:span text:style-name="T15">Перебіг</text:span></text:h>
      <text:h text:style-name="P108" text:outline-level="2"><text:span text:style-name="T137">Німеччина вторглась на територію СРСР </text:span><text:a xlink:type="simple" xlink:href="https://uk.wikipedia.org/wiki/22_червня" text:style-name="Internet_20_link" text:visited-style-name="Visited_20_Internet_20_Link"><text:span text:style-name="T101">22 червня</text:span></text:a><text:span text:style-name="T137"> </text:span><text:a xlink:type="simple" xlink:href="https://uk.wikipedia.org/wiki/1941" text:style-name="Internet_20_link" text:visited-style-name="Visited_20_Internet_20_Link"><text:span text:style-name="T101">1941</text:span></text:a><text:span text:style-name="T137"> р., до кінця </text:span><text:a xlink:type="simple" xlink:href="https://uk.wikipedia.org/wiki/1942" text:style-name="Internet_20_link" text:visited-style-name="Visited_20_Internet_20_Link"><text:span text:style-name="T101">1942</text:span></text:a><text:span text:style-name="T137"> року </text:span><text:a xlink:type="simple" xlink:href="https://uk.wikipedia.org/wiki/Червона_армія" text:style-name="Internet_20_link" text:visited-style-name="Visited_20_Internet_20_Link"><text:span text:style-name="T101">Червона армія</text:span></text:a><text:span text:style-name="T137"> відступала.</text:span></text:h>
      <text:p text:style-name="P36"><text:span text:style-name="T137">У своїй промові перед німецьким Рейхстагом на його 7 сесії, 11 грудня 1941 року А. Гітлер пояснив причину </text:span><text:a xlink:type="simple" xlink:href="https://uk.wikipedia.org/wiki/Превентивна_війна" text:style-name="Internet_20_link" text:visited-style-name="Visited_20_Internet_20_Link"><text:span text:style-name="T101">превентивного нападу</text:span></text:a><text:span text:style-name="T137"> на радянську Росію — значна концентрація військової техніки та частин Радянської армії на кордоні та плани нападу влітку 1941 року радянської Росії на Європу</text:span><text:bookmark text:name="cite_ref-11"/><text:a xlink:type="simple" xlink:href="https://uk.wikipedia.org/wiki/Німецько-радянська_війна#cite_note-11" text:style-name="Internet_20_link" text:visited-style-name="Visited_20_Internet_20_Link"><text:span text:style-name="T101">[11]</text:span></text:a><text:span text:style-name="T137">.</text:span></text:p>
      <text:p text:style-name="P36"><text:span text:style-name="T137">Союзники </text:span><text:a xlink:type="simple" xlink:href="https://uk.wikipedia.org/wiki/Союз_Радянських_Соціалістичних_Республік" text:style-name="Internet_20_link" text:visited-style-name="Visited_20_Internet_20_Link"><text:span text:style-name="T101">СРСР</text:span></text:a><text:span text:style-name="T137"> (</text:span><text:a xlink:type="simple" xlink:href="https://uk.wikipedia.org/wiki/Сполучені_Штати_Америки" text:style-name="Internet_20_link" text:visited-style-name="Visited_20_Internet_20_Link"><text:span text:style-name="T101">США</text:span></text:a><text:span text:style-name="T137"> та </text:span><text:a xlink:type="simple" xlink:href="https://uk.wikipedia.org/wiki/Велика_Британія" text:style-name="Internet_20_link" text:visited-style-name="Visited_20_Internet_20_Link"><text:span text:style-name="T101">Велика Британія</text:span></text:a><text:span text:style-name="T137">) підтримували Радянський Союз технікою та продуктами харчування через порти </text:span><text:a xlink:type="simple" xlink:href="https://uk.wikipedia.org/wiki/Мурманськ" text:style-name="Internet_20_link" text:visited-style-name="Visited_20_Internet_20_Link"><text:span text:style-name="T101">Мурманськ</text:span></text:a><text:span text:style-name="T137"> і </text:span><text:a xlink:type="simple" xlink:href="https://uk.wikipedia.org/wiki/Архангельськ" text:style-name="Internet_20_link" text:visited-style-name="Visited_20_Internet_20_Link"><text:span text:style-name="T101">Архангельськ</text:span></text:a><text:span text:style-name="T137">,</text:span><text:bookmark text:name="cite_ref-121"/><text:a xlink:type="simple" xlink:href="https://uk.wikipedia.org/wiki/Німецько-радянська_війна#cite_note-12" text:style-name="Internet_20_link" text:visited-style-name="Visited_20_Internet_20_Link"><text:span text:style-name="T101">[12]</text:span></text:a><text:span text:style-name="T137"> незважаючи на всі спроби німецького флоту блокувати морські шляхи сполучення та порти.</text:span></text:p>
      <text:h text:style-name="P100" text:outline-level="3"><text:bookmark text:name="1941"/><text:span text:style-name="T12">1941</text:span></text:h>
      <text:p text:style-name="P36"><text:span text:style-name="T137">22 червня 1941 року о 4.00 </text:span><text:a xlink:type="simple" xlink:href="https://uk.wikipedia.org/wiki/Йоахім_фон_Ріббентроп" text:style-name="Internet_20_link" text:visited-style-name="Visited_20_Internet_20_Link"><text:span text:style-name="T101">Йоахім фон Ріббентроп</text:span></text:a><text:span text:style-name="T137"> вручив меморандум радянському послу в Берліні </text:span><text:a xlink:type="simple" xlink:href="https://uk.wikipedia.org/wiki/Деканозов_Володимир_Георгійович" text:style-name="Internet_20_link" text:visited-style-name="Visited_20_Internet_20_Link"><text:span text:style-name="T101">В. Деканозову</text:span></text:a><text:span text:style-name="T137">, в якому чітко виклав причини німецького нападу. В СРСР цей документ ніколи не оприлюднювався</text:span><text:bookmark text:name="cite_ref-132"/><text:a xlink:type="simple" xlink:href="https://uk.wikipedia.org/wiki/Німецько-радянська_війна#cite_note-13" text:style-name="Internet_20_link" text:visited-style-name="Visited_20_Internet_20_Link"><text:span text:style-name="T101">[13]</text:span></text:a><text:span text:style-name="T137">.</text:span></text:p>
      <text:p text:style-name="P29">1941 рік пройшов у повній стратегічній і тактичній перевазі Німеччини. За півроку їй вдалося захопити Прибалтику, Білорусь, Україну, частину земель європейської Росії. СРСР не спромігся організувати належну оборону на жодній ділянці фронту.</text:p>
      <text:p text:style-name="P36"><text:span text:style-name="T137">Називаючи причини поразок Червоної армії у перші місяці після нападу Німеччини, нідерландський історик </text:span><text:a xlink:type="simple" xlink:href="https://uk.wikipedia.org/wiki/Карел_Беркгоф" text:style-name="Internet_20_link" text:visited-style-name="Visited_20_Internet_20_Link"><text:span text:style-name="T101">Карел Беркгоф</text:span></text:a><text:span text:style-name="T137"> у дослідженні </text:span><text:a xlink:type="simple" xlink:href="https://uk.wikipedia.org/wiki/Жнива_розпачу:_Життя_і_смерть_в_Україні_під_нацистською_владою" text:style-name="Internet_20_link" text:visited-style-name="Visited_20_Internet_20_Link"><text:span text:style-name="T101">«Жнива розпачу: Життя і смерть в Україні під нацистською владою»</text:span></text:a><text:span text:style-name="T137"> значно важливішими, ніж нестача спорядження, зброї, завбачливості керівництва СРСР чи вишколу солдатів, називає «дезертирство і небажання воювати» (с. 23)</text:span><text:bookmark text:name="cite_ref-n_14-0"/><text:a xlink:type="simple" xlink:href="https://uk.wikipedia.org/wiki/Німецько-радянська_війна#cite_note-n-14" text:style-name="Internet_20_link" text:visited-style-name="Visited_20_Internet_20_Link"><text:span text:style-name="T101">[14]</text:span></text:a></text:p>
      <text:p text:style-name="P36"><text:soft-page-break/><text:span text:style-name="T137">Це ж дослідження характеризує репресивні дії </text:span><text:a xlink:type="simple" xlink:href="https://uk.wikipedia.org/wiki/Народний_комісаріат_внутрішніх_справ_СРСР" text:style-name="Internet_20_link" text:visited-style-name="Visited_20_Internet_20_Link"><text:span text:style-name="T101">НКВС</text:span></text:a><text:span text:style-name="T137">, а також застосування тактики «випаленої землі» Червоною армією при відступі з України.</text:span><text:bookmark text:name="cite_ref-n_14-1"/><text:a xlink:type="simple" xlink:href="https://uk.wikipedia.org/wiki/Німецько-радянська_війна#cite_note-n-14" text:style-name="Internet_20_link" text:visited-style-name="Visited_20_Internet_20_Link"><text:span text:style-name="T101">[14]</text:span></text:a></text:p>
      <text:list xml:id="list1410828978" text:style-name="L24">
        <text:list-item>
          <text:p text:style-name="P84"><text:a xlink:type="simple" xlink:href="https://uk.wikipedia.org/wiki/22_червня" text:style-name="Internet_20_link" text:visited-style-name="Visited_20_Internet_20_Link"><text:span text:style-name="T101">22 червня</text:span></text:a><text:span text:style-name="T137"> — </text:span><text:a xlink:type="simple" xlink:href="https://uk.wikipedia.org/w/index.php?title=Нота_міністерства_закордонних_справ_Німеччини_Радянському_Уряду_від_21_червня_1941&amp;action=edit&amp;redlink=1" text:style-name="Internet_20_link" text:visited-style-name="Visited_20_Internet_20_Link"><text:span text:style-name="T146">Нота міністерства закордонних справ Німеччини Радянському Уряду від 21 червня 1941</text:span></text:a><text:span text:style-name="T137">, напад Німеччини на СРСР.</text:span></text:p>
        </text:list-item>
        <text:list-item>
          <text:p text:style-name="P84"><text:a xlink:type="simple" xlink:href="https://uk.wikipedia.org/wiki/27_червня" text:style-name="Internet_20_link" text:visited-style-name="Visited_20_Internet_20_Link"><text:span text:style-name="T101">27 червня</text:span></text:a><text:span text:style-name="T137"> — Німеччина здобула </text:span><text:a xlink:type="simple" xlink:href="https://uk.wikipedia.org/wiki/Расейняй" text:style-name="Internet_20_link" text:visited-style-name="Visited_20_Internet_20_Link"><text:span text:style-name="T101">Расейняй</text:span></text:a><text:span text:style-name="T137"> (</text:span><text:a xlink:type="simple" xlink:href="https://uk.wikipedia.org/wiki/Литовська_Радянська_Соціалістична_Республіка" text:style-name="Internet_20_link" text:visited-style-name="Visited_20_Internet_20_Link"><text:span text:style-name="T101">Литовська РСР</text:span></text:a><text:span text:style-name="T137">).</text:span></text:p>
        </text:list-item>
        <text:list-item>
          <text:p text:style-name="P84"><text:a xlink:type="simple" xlink:href="https://uk.wikipedia.org/wiki/29_червня" text:style-name="Internet_20_link" text:visited-style-name="Visited_20_Internet_20_Link"><text:span text:style-name="T101">29 червня</text:span></text:a><text:span text:style-name="T137"> — Німеччина здобула </text:span><text:a xlink:type="simple" xlink:href="https://uk.wikipedia.org/wiki/Мінськ" text:style-name="Internet_20_link" text:visited-style-name="Visited_20_Internet_20_Link"><text:span text:style-name="T101">Мінськ</text:span></text:a><text:span text:style-name="T137"> (</text:span><text:a xlink:type="simple" xlink:href="https://uk.wikipedia.org/wiki/Білоруська_Радянська_Соціалістична_Республіка" text:style-name="Internet_20_link" text:visited-style-name="Visited_20_Internet_20_Link"><text:span text:style-name="T101">БРСР</text:span></text:a><text:span text:style-name="T137">).</text:span></text:p>
        </text:list-item>
        <text:list-item>
          <text:p text:style-name="P84"><text:a xlink:type="simple" xlink:href="https://uk.wikipedia.org/wiki/30_червня" text:style-name="Internet_20_link" text:visited-style-name="Visited_20_Internet_20_Link"><text:span text:style-name="T101">30 червня</text:span></text:a><text:span text:style-name="T137"> — Німеччина здобула </text:span><text:a xlink:type="simple" xlink:href="https://uk.wikipedia.org/wiki/Берестя" text:style-name="Internet_20_link" text:visited-style-name="Visited_20_Internet_20_Link"><text:span text:style-name="T101">Берестя</text:span></text:a><text:span text:style-name="T137"> (БРСР); </text:span><text:a xlink:type="simple" xlink:href="https://uk.wikipedia.org/wiki/Волинь" text:style-name="Internet_20_link" text:visited-style-name="Visited_20_Internet_20_Link"><text:span text:style-name="T101">Волинь</text:span></text:a><text:span text:style-name="T137"> і </text:span><text:a xlink:type="simple" xlink:href="https://uk.wikipedia.org/wiki/Галичина" text:style-name="Internet_20_link" text:visited-style-name="Visited_20_Internet_20_Link"><text:span text:style-name="T101">Галичину</text:span></text:a><text:span text:style-name="T137">(</text:span><text:a xlink:type="simple" xlink:href="https://uk.wikipedia.org/wiki/Українська_Радянська_Соціалістична_Республіка" text:style-name="Internet_20_link" text:visited-style-name="Visited_20_Internet_20_Link"><text:span text:style-name="T101">УРСР</text:span></text:a><text:span text:style-name="T137">).</text:span></text:p>
        </text:list-item>
        <text:list-item>
          <text:p text:style-name="P84"><text:a xlink:type="simple" xlink:href="https://uk.wikipedia.org/wiki/24_липня" text:style-name="Internet_20_link" text:visited-style-name="Visited_20_Internet_20_Link"><text:span text:style-name="T101">24 липня</text:span></text:a><text:span text:style-name="T137"> — Німеччина і Румунія захопили </text:span><text:a xlink:type="simple" xlink:href="https://uk.wikipedia.org/wiki/Бессарабія" text:style-name="Internet_20_link" text:visited-style-name="Visited_20_Internet_20_Link"><text:span text:style-name="T101">Бессарабію</text:span></text:a><text:span text:style-name="T137">.</text:span></text:p>
        </text:list-item>
        <text:list-item>
          <text:p text:style-name="P84"><text:a xlink:type="simple" xlink:href="https://uk.wikipedia.org/wiki/5_серпня" text:style-name="Internet_20_link" text:visited-style-name="Visited_20_Internet_20_Link"><text:span text:style-name="T101">5 серпня</text:span></text:a><text:span text:style-name="T137"> — Німеччина здобула </text:span><text:a xlink:type="simple" xlink:href="https://uk.wikipedia.org/wiki/Смоленськ" text:style-name="Internet_20_link" text:visited-style-name="Visited_20_Internet_20_Link"><text:span text:style-name="T101">Смоленськ</text:span></text:a><text:span text:style-name="T137"> (</text:span><text:a xlink:type="simple" xlink:href="https://uk.wikipedia.org/wiki/Російська_Радянська_Федеративна_Соціалістична_Республіка" text:style-name="Internet_20_link" text:visited-style-name="Visited_20_Internet_20_Link"><text:span text:style-name="T101">РРФСР</text:span></text:a><text:span text:style-name="T137">).</text:span></text:p>
        </text:list-item>
        <text:list-item>
          <text:p text:style-name="P84"><text:a xlink:type="simple" xlink:href="https://uk.wikipedia.org/wiki/8_серпня" text:style-name="Internet_20_link" text:visited-style-name="Visited_20_Internet_20_Link"><text:span text:style-name="T101">8 серпня</text:span></text:a><text:span text:style-name="T137"> — Німеччина здобула </text:span><text:a xlink:type="simple" xlink:href="https://uk.wikipedia.org/wiki/Умань" text:style-name="Internet_20_link" text:visited-style-name="Visited_20_Internet_20_Link"><text:span text:style-name="T101">Умань</text:span></text:a><text:span text:style-name="T137"> і захопила </text:span><text:a xlink:type="simple" xlink:href="https://uk.wikipedia.org/wiki/Правобережна_Україна" text:style-name="Internet_20_link" text:visited-style-name="Visited_20_Internet_20_Link"><text:span text:style-name="T101">Правобережну Україну</text:span></text:a><text:span text:style-name="T137">.</text:span></text:p>
        </text:list-item>
        <text:list-item>
          <text:p text:style-name="P84"><text:a xlink:type="simple" xlink:href="https://uk.wikipedia.org/wiki/31_серпня" text:style-name="Internet_20_link" text:visited-style-name="Visited_20_Internet_20_Link"><text:span text:style-name="T101">31 серпня</text:span></text:a><text:span text:style-name="T137"> — Німеччина і </text:span><text:a xlink:type="simple" xlink:href="https://uk.wikipedia.org/wiki/Фінляндія" text:style-name="Internet_20_link" text:visited-style-name="Visited_20_Internet_20_Link"><text:span text:style-name="T101">Фінляндія</text:span></text:a><text:span text:style-name="T137"> здобули </text:span><text:a xlink:type="simple" xlink:href="https://uk.wikipedia.org/wiki/Таллінн" text:style-name="Internet_20_link" text:visited-style-name="Visited_20_Internet_20_Link"><text:span text:style-name="T101">Таллінн</text:span></text:a><text:span text:style-name="T137"> (</text:span><text:a xlink:type="simple" xlink:href="https://uk.wikipedia.org/wiki/Естонська_Радянська_Соціалістична_Республіка" text:style-name="Internet_20_link" text:visited-style-name="Visited_20_Internet_20_Link"><text:span text:style-name="T101">ЕРСР</text:span></text:a><text:span text:style-name="T137">) і захопили </text:span><text:a xlink:type="simple" xlink:href="https://uk.wikipedia.org/wiki/Естонія" text:style-name="Internet_20_link" text:visited-style-name="Visited_20_Internet_20_Link"><text:span text:style-name="T101">Естонію</text:span></text:a><text:span text:style-name="T137">.</text:span></text:p>
        </text:list-item>
        <text:list-item>
          <text:p text:style-name="P84"><text:a xlink:type="simple" xlink:href="https://uk.wikipedia.org/wiki/8_вересня" text:style-name="Internet_20_link" text:visited-style-name="Visited_20_Internet_20_Link"><text:span text:style-name="T101">8 вересня</text:span></text:a><text:span text:style-name="T137"> — Німеччина приступила до </text:span><text:a xlink:type="simple" xlink:href="https://uk.wikipedia.org/wiki/Блокада_Ленінграда" text:style-name="Internet_20_link" text:visited-style-name="Visited_20_Internet_20_Link"><text:span text:style-name="T101">облоги Ленінграда</text:span></text:a><text:span text:style-name="T137"> (РСФСР).</text:span></text:p>
        </text:list-item>
        <text:list-item>
          <text:p text:style-name="P84"><text:a xlink:type="simple" xlink:href="https://uk.wikipedia.org/wiki/19_вересня" text:style-name="Internet_20_link" text:visited-style-name="Visited_20_Internet_20_Link"><text:span text:style-name="T101">19 вересня</text:span></text:a><text:span text:style-name="T137"> — Німеччина </text:span><text:a xlink:type="simple" xlink:href="https://uk.wikipedia.org/wiki/Битва_за_Київ_(1941)" text:style-name="Internet_20_link" text:visited-style-name="Visited_20_Internet_20_Link"><text:span text:style-name="T101">здобула Київ</text:span></text:a><text:span text:style-name="T137"> (УРСР).</text:span></text:p>
        </text:list-item>
        <text:list-item>
          <text:p text:style-name="P84"><text:a xlink:type="simple" xlink:href="https://uk.wikipedia.org/wiki/16_жовтня" text:style-name="Internet_20_link" text:visited-style-name="Visited_20_Internet_20_Link"><text:span text:style-name="T101">16 жовтня</text:span></text:a><text:span text:style-name="T137"> — Німеччина і Румунія здобули </text:span><text:a xlink:type="simple" xlink:href="https://uk.wikipedia.org/wiki/Одеса" text:style-name="Internet_20_link" text:visited-style-name="Visited_20_Internet_20_Link"><text:span text:style-name="T101">Одесу</text:span></text:a><text:span text:style-name="T137"> (УРСР).</text:span></text:p>
        </text:list-item>
        <text:list-item>
          <text:p text:style-name="P84"><text:a xlink:type="simple" xlink:href="https://uk.wikipedia.org/wiki/24_жовтня" text:style-name="Internet_20_link" text:visited-style-name="Visited_20_Internet_20_Link"><text:span text:style-name="T101">24 жовтня</text:span></text:a><text:span text:style-name="T137"> — Німеччина здобула Харків (УРСР) і захопила </text:span><text:a xlink:type="simple" xlink:href="https://uk.wikipedia.org/wiki/Лівобережна_Україна" text:style-name="Internet_20_link" text:visited-style-name="Visited_20_Internet_20_Link"><text:span text:style-name="T101">Лівобережжя</text:span></text:a><text:span text:style-name="T137"> та </text:span><text:a xlink:type="simple" xlink:href="https://uk.wikipedia.org/wiki/Слобожанщина" text:style-name="Internet_20_link" text:visited-style-name="Visited_20_Internet_20_Link"><text:span text:style-name="T101">Слобожанщину</text:span></text:a><text:span text:style-name="T137">.</text:span></text:p>
        </text:list-item>
        <text:list-item>
          <text:p text:style-name="P84"><text:a xlink:type="simple" xlink:href="https://uk.wikipedia.org/wiki/2_жовтня" text:style-name="Internet_20_link" text:visited-style-name="Visited_20_Internet_20_Link"><text:span text:style-name="T101">2 жовтня</text:span></text:a><text:span text:style-name="T137"> — Німеччина розпочала </text:span><text:a xlink:type="simple" xlink:href="https://uk.wikipedia.org/wiki/Битва_за_Москву" text:style-name="Internet_20_link" text:visited-style-name="Visited_20_Internet_20_Link"><text:span text:style-name="T101">наступ на Москву</text:span></text:a><text:span text:style-name="T137">.</text:span></text:p>
        </text:list-item>
        <text:list-item>
          <text:p text:style-name="P84"><text:a xlink:type="simple" xlink:href="https://uk.wikipedia.org/wiki/30_жовтня" text:style-name="Internet_20_link" text:visited-style-name="Visited_20_Internet_20_Link"><text:span text:style-name="T101">30 жовтня</text:span></text:a><text:span text:style-name="T137"> — Німеччина і Румунія розпочали </text:span><text:a xlink:type="simple" xlink:href="https://uk.wikipedia.org/wiki/Операція_«Штерфанг»" text:style-name="Internet_20_link" text:visited-style-name="Visited_20_Internet_20_Link"><text:span text:style-name="T101">облогу Севастополя</text:span></text:a><text:span text:style-name="T137">.</text:span></text:p>
        </text:list-item>
        <text:list-item>
          <text:p text:style-name="P84"><text:a xlink:type="simple" xlink:href="https://uk.wikipedia.org/wiki/27_листопада" text:style-name="Internet_20_link" text:visited-style-name="Visited_20_Internet_20_Link"><text:span text:style-name="T101">27 листопада</text:span></text:a><text:span text:style-name="T137"> — Німеччина здобула </text:span><text:a xlink:type="simple" xlink:href="https://uk.wikipedia.org/wiki/Ростов-на-Дону" text:style-name="Internet_20_link" text:visited-style-name="Visited_20_Internet_20_Link"><text:span text:style-name="T101">Ростов-на-Дону</text:span></text:a><text:span text:style-name="T137"> (РСФСР).</text:span></text:p>
        </text:list-item>
      </text:list>
      <text:h text:style-name="P102" text:outline-level="3"><text:bookmark text:name="1942"/>1942</text:h>
      <text:p text:style-name="P129"><text:span text:style-name="T140">Докладніше: </text:span><text:a xlink:type="simple" xlink:href="https://uk.wikipedia.org/wiki/Харківська_операція_1942" text:style-name="Internet_20_link" text:visited-style-name="Visited_20_Internet_20_Link"><text:span text:style-name="T106">Харківська операція 1942</text:span></text:a></text:p>
      <text:p text:style-name="P129"><text:span text:style-name="T140">Докладніше: </text:span><text:a xlink:type="simple" xlink:href="https://uk.wikipedia.org/wiki/Сталінградська_битва" text:style-name="Internet_20_link" text:visited-style-name="Visited_20_Internet_20_Link"><text:span text:style-name="T106">Сталінградська битва</text:span></text:a></text:p>
      <text:p text:style-name="P29">1942 рік позначився провалом німецького наступу на Москву та початком контрнаступу радянських військ. Німеччина спромоглася захопити Донщину, Кубань та Кавказ. В районі Сталінграда СРСР зміг організувати ефективний опір німецьким військам.</text:p>
      <text:list xml:id="list59945567" text:style-name="L25">
        <text:list-item>
          <text:p text:style-name="P85"><text:a xlink:type="simple" xlink:href="https://uk.wikipedia.org/wiki/7_січня" text:style-name="Internet_20_link" text:visited-style-name="Visited_20_Internet_20_Link"><text:span text:style-name="T101">7 січня</text:span></text:a><text:span text:style-name="T137"> — СРСР відбив наступ Німеччини на </text:span><text:a xlink:type="simple" xlink:href="https://uk.wikipedia.org/wiki/Битва_за_Москву" text:style-name="Internet_20_link" text:visited-style-name="Visited_20_Internet_20_Link"><text:span text:style-name="T101">Москву</text:span></text:a><text:span text:style-name="T137">.</text:span></text:p>
        </text:list-item>
        <text:list-item>
          <text:p text:style-name="P85"><text:soft-page-break/><text:a xlink:type="simple" xlink:href="https://uk.wikipedia.org/wiki/8_січня" text:style-name="Internet_20_link" text:visited-style-name="Visited_20_Internet_20_Link"><text:span text:style-name="T101">8 січня</text:span></text:a><text:span text:style-name="T137"> — СРСР розпочав </text:span><text:a xlink:type="simple" xlink:href="https://uk.wikipedia.org/wiki/Ржевська_битва" text:style-name="Internet_20_link" text:visited-style-name="Visited_20_Internet_20_Link"><text:span text:style-name="T101">Ржевську битву</text:span></text:a><text:span text:style-name="T137">.</text:span></text:p>
        </text:list-item>
        <text:list-item>
          <text:p text:style-name="P85"><text:a xlink:type="simple" xlink:href="https://uk.wikipedia.org/wiki/6_лютого" text:style-name="Internet_20_link" text:visited-style-name="Visited_20_Internet_20_Link"><text:span text:style-name="T101">6 лютого</text:span></text:a><text:span text:style-name="T137"> — СРСР здобув Торопець і Холм.</text:span></text:p>
        </text:list-item>
        <text:list-item>
          <text:p text:style-name="P85"><text:a xlink:type="simple" xlink:href="https://uk.wikipedia.org/wiki/21_квітня" text:style-name="Internet_20_link" text:visited-style-name="Visited_20_Internet_20_Link"><text:span text:style-name="T101">21 квітня</text:span></text:a><text:span text:style-name="T137"> — СРСР здобув </text:span><text:a xlink:type="simple" xlink:href="https://uk.wikipedia.org/wiki/Дем%27янськ" text:style-name="Internet_20_link" text:visited-style-name="Visited_20_Internet_20_Link"><text:span text:style-name="T101">Дем'янськ</text:span></text:a><text:span text:style-name="T137"> (РРФСР).</text:span></text:p>
        </text:list-item>
        <text:list-item>
          <text:p text:style-name="P85"><text:a xlink:type="simple" xlink:href="https://uk.wikipedia.org/wiki/28_травня" text:style-name="Internet_20_link" text:visited-style-name="Visited_20_Internet_20_Link"><text:span text:style-name="T101">28 травня</text:span></text:a><text:span text:style-name="T137"> — Німеччина відбила </text:span><text:a xlink:type="simple" xlink:href="https://uk.wikipedia.org/wiki/Харківська_операція_(1942)" text:style-name="Internet_20_link" text:visited-style-name="Visited_20_Internet_20_Link"><text:span text:style-name="T101">наступ СРСР в районі Харкова</text:span></text:a><text:span text:style-name="T137">.</text:span></text:p>
        </text:list-item>
        <text:list-item>
          <text:p text:style-name="P85"><text:a xlink:type="simple" xlink:href="https://uk.wikipedia.org/wiki/28_червня" text:style-name="Internet_20_link" text:visited-style-name="Visited_20_Internet_20_Link"><text:span text:style-name="T101">28 червня</text:span></text:a><text:span text:style-name="T137"> — Німеччина </text:span><text:a xlink:type="simple" xlink:href="https://uk.wikipedia.org/wiki/План_«Блау»" text:style-name="Internet_20_link" text:visited-style-name="Visited_20_Internet_20_Link"><text:span text:style-name="T101">розпочала наступ</text:span></text:a><text:span text:style-name="T137"> на </text:span><text:a xlink:type="simple" xlink:href="https://uk.wikipedia.org/wiki/Донщина" text:style-name="Internet_20_link" text:visited-style-name="Visited_20_Internet_20_Link"><text:span text:style-name="T101">Донщину</text:span></text:a><text:span text:style-name="T137">, </text:span><text:a xlink:type="simple" xlink:href="https://uk.wikipedia.org/wiki/Кубань" text:style-name="Internet_20_link" text:visited-style-name="Visited_20_Internet_20_Link"><text:span text:style-name="T101">Кубань</text:span></text:a><text:span text:style-name="T137"> і </text:span><text:a xlink:type="simple" xlink:href="https://uk.wikipedia.org/wiki/Кавказ" text:style-name="Internet_20_link" text:visited-style-name="Visited_20_Internet_20_Link"><text:span text:style-name="T101">Кавказ</text:span></text:a><text:span text:style-name="T137">.</text:span></text:p>
        </text:list-item>
        <text:list-item>
          <text:p text:style-name="P85"><text:a xlink:type="simple" xlink:href="https://uk.wikipedia.org/wiki/4_липня" text:style-name="Internet_20_link" text:visited-style-name="Visited_20_Internet_20_Link"><text:span text:style-name="T101">4 липня</text:span></text:a><text:span text:style-name="T137"> — Німеччина здобула </text:span><text:a xlink:type="simple" xlink:href="https://uk.wikipedia.org/wiki/Севастополь" text:style-name="Internet_20_link" text:visited-style-name="Visited_20_Internet_20_Link"><text:span text:style-name="T101">Севастополь</text:span></text:a><text:span text:style-name="T137"> (РРФСР).</text:span></text:p>
        </text:list-item>
        <text:list-item>
          <text:p text:style-name="P85"><text:a xlink:type="simple" xlink:href="https://uk.wikipedia.org/wiki/6_липня" text:style-name="Internet_20_link" text:visited-style-name="Visited_20_Internet_20_Link"><text:span text:style-name="T101">6 липня</text:span></text:a><text:span text:style-name="T137"> — Німеччина здобула </text:span><text:a xlink:type="simple" xlink:href="https://uk.wikipedia.org/wiki/Воронеж" text:style-name="Internet_20_link" text:visited-style-name="Visited_20_Internet_20_Link"><text:span text:style-name="T101">Воронеж</text:span></text:a><text:span text:style-name="T137"> (РРФСР).</text:span></text:p>
        </text:list-item>
        <text:list-item>
          <text:p text:style-name="P85"><text:a xlink:type="simple" xlink:href="https://uk.wikipedia.org/wiki/17_липня" text:style-name="Internet_20_link" text:visited-style-name="Visited_20_Internet_20_Link"><text:span text:style-name="T101">17 липня</text:span></text:a><text:span text:style-name="T137"> — Німеччина розпочала </text:span><text:a xlink:type="simple" xlink:href="https://uk.wikipedia.org/wiki/Сталінградська_битва" text:style-name="Internet_20_link" text:visited-style-name="Visited_20_Internet_20_Link"><text:span text:style-name="T101">битву за Сталінград</text:span></text:a><text:span text:style-name="T137">.</text:span></text:p>
        </text:list-item>
        <text:list-item>
          <text:p text:style-name="P85"><text:a xlink:type="simple" xlink:href="https://uk.wikipedia.org/wiki/21_серпня" text:style-name="Internet_20_link" text:visited-style-name="Visited_20_Internet_20_Link"><text:span text:style-name="T101">21 серпня</text:span></text:a><text:span text:style-name="T137"> — Німеччина здобула </text:span><text:a xlink:type="simple" xlink:href="https://uk.wikipedia.org/wiki/Ельбрус" text:style-name="Internet_20_link" text:visited-style-name="Visited_20_Internet_20_Link"><text:span text:style-name="T101">Ельбрус</text:span></text:a><text:span text:style-name="T137"> і захопила Кубань і Кавказ.</text:span></text:p>
        </text:list-item>
        <text:list-item>
          <text:p text:style-name="P85"><text:a xlink:type="simple" xlink:href="https://uk.wikipedia.org/wiki/19_листопада" text:style-name="Internet_20_link" text:visited-style-name="Visited_20_Internet_20_Link"><text:span text:style-name="T101">19 листопада</text:span></text:a><text:span text:style-name="T137"> — СРСР </text:span><text:a xlink:type="simple" xlink:href="https://uk.wikipedia.org/wiki/Операція_«Уран»" text:style-name="Internet_20_link" text:visited-style-name="Visited_20_Internet_20_Link"><text:span text:style-name="T101">розпочав наступ</text:span></text:a><text:span text:style-name="T137"> в районі </text:span><text:a xlink:type="simple" xlink:href="https://uk.wikipedia.org/wiki/Сталінград" text:style-name="Internet_20_link" text:visited-style-name="Visited_20_Internet_20_Link"><text:span text:style-name="T101">Сталінграда</text:span></text:a><text:span text:style-name="T137">.</text:span></text:p>
        </text:list-item>
        <text:list-item>
          <text:p text:style-name="P85"><text:a xlink:type="simple" xlink:href="https://uk.wikipedia.org/wiki/18_грудня" text:style-name="Internet_20_link" text:visited-style-name="Visited_20_Internet_20_Link"><text:span text:style-name="T101">18 грудня</text:span></text:a><text:span text:style-name="T137">  — радянські війська ввійшли до першого населеного пункту УРСР — с. </text:span><text:a xlink:type="simple" xlink:href="https://uk.wikipedia.org/wiki/Півнівка_(Міловський_район)" text:style-name="Internet_20_link" text:visited-style-name="Visited_20_Internet_20_Link"><text:span text:style-name="T101">Півнівки</text:span></text:a><text:span text:style-name="T137"> </text:span><text:a xlink:type="simple" xlink:href="https://uk.wikipedia.org/wiki/Міловський_район" text:style-name="Internet_20_link" text:visited-style-name="Visited_20_Internet_20_Link"><text:span text:style-name="T101">Міловського району</text:span></text:a><text:span text:style-name="T137"> </text:span><text:a xlink:type="simple" xlink:href="https://uk.wikipedia.org/wiki/Луганська_область" text:style-name="Internet_20_link" text:visited-style-name="Visited_20_Internet_20_Link"><text:span text:style-name="T101">Ворошиловградської області</text:span></text:a><text:span text:style-name="T137">. Розпочався набір </text:span><text:a xlink:type="simple" xlink:href="https://uk.wikipedia.org/wiki/Чорнопіджачники" text:style-name="Internet_20_link" text:visited-style-name="Visited_20_Internet_20_Link"><text:span text:style-name="T101">«чорнопіджачників»</text:span></text:a><text:span text:style-name="T137"> до лав Червоної армії.</text:span></text:p>
        </text:list-item>
        <text:list-item>
          <text:p text:style-name="P85"><text:a xlink:type="simple" xlink:href="https://uk.wikipedia.org/wiki/23_грудня" text:style-name="Internet_20_link" text:visited-style-name="Visited_20_Internet_20_Link"><text:span text:style-name="T101">23 грудня</text:span></text:a><text:span text:style-name="T137"> — Німеччина </text:span><text:a xlink:type="simple" xlink:href="https://uk.wikipedia.org/wiki/Операція_«Вінтергевіттер»" text:style-name="Internet_20_link" text:visited-style-name="Visited_20_Internet_20_Link"><text:span text:style-name="T101">втратила армію під Сталінградом</text:span></text:a><text:span text:style-name="T137">.</text:span></text:p>
        </text:list-item>
      </text:list>
      <text:h text:style-name="P102" text:outline-level="3"><text:bookmark text:name="1943"/>1943</text:h>
      <text:p text:style-name="P129"><text:span text:style-name="T140">Докладніше: </text:span><text:a xlink:type="simple" xlink:href="https://uk.wikipedia.org/wiki/Битва_на_Курській_дузі" text:style-name="Internet_20_link" text:visited-style-name="Visited_20_Internet_20_Link"><text:span text:style-name="T106">Битва на Курській дузі</text:span></text:a></text:p>
      <text:p text:style-name="P129"><text:span text:style-name="T140">Докладніше: </text:span><text:a xlink:type="simple" xlink:href="https://uk.wikipedia.org/wiki/Битва_під_Прохоровкою" text:style-name="Internet_20_link" text:visited-style-name="Visited_20_Internet_20_Link"><text:span text:style-name="T106">Битва під Прохоровкою</text:span></text:a></text:p>
      <text:p text:style-name="P129"><text:span text:style-name="T140">Докладніше: </text:span><text:a xlink:type="simple" xlink:href="https://uk.wikipedia.org/wiki/Битва_за_Київ_(1943)" text:style-name="Internet_20_link" text:visited-style-name="Visited_20_Internet_20_Link"><text:span text:style-name="T106">Битва за Київ (1943)</text:span></text:a></text:p>
      <text:p text:style-name="P29">1943 рік позначився втратою стратегічної ініціативи Німеччини у війні. СРСР перейшов у наступ, відвоював Кавказ і Донщину, відкинувши німців на Україну. У районі Курської дуги відбулася найзапекліша танкова битва Другої світової війни, в результаті якої Німеччина остаточно перейшла до оборони по всьому фронту. Наприкінці року СРСР вдалося захопити Східну Білорусь та Східну Україну.</text:p>
      <text:list xml:id="list4100011568" text:style-name="L26">
        <text:list-item>
          <text:p text:style-name="P86"><text:a xlink:type="simple" xlink:href="https://uk.wikipedia.org/wiki/16_січня" text:style-name="Internet_20_link" text:visited-style-name="Visited_20_Internet_20_Link"><text:span text:style-name="T101">16 січня</text:span></text:a><text:span text:style-name="T137"> — СРСР здобув </text:span><text:a xlink:type="simple" xlink:href="https://uk.wikipedia.org/wiki/Великі_Луки_(Росія)" text:style-name="Internet_20_link" text:visited-style-name="Visited_20_Internet_20_Link"><text:span text:style-name="T101">Великі Луки</text:span></text:a><text:span text:style-name="T137"> (РРФСР).</text:span></text:p>
        </text:list-item>
        <text:list-item>
          <text:p text:style-name="P86"><text:a xlink:type="simple" xlink:href="https://uk.wikipedia.org/wiki/2_лютого" text:style-name="Internet_20_link" text:visited-style-name="Visited_20_Internet_20_Link"><text:span text:style-name="T101">2 лютого</text:span></text:a><text:span text:style-name="T137"> — СРСР </text:span><text:a xlink:type="simple" xlink:href="https://uk.wikipedia.org/wiki/Сталінградська_битва" text:style-name="Internet_20_link" text:visited-style-name="Visited_20_Internet_20_Link"><text:span text:style-name="T101">розбив</text:span></text:a><text:span text:style-name="T137"> Німеччину під </text:span><text:a xlink:type="simple" xlink:href="https://uk.wikipedia.org/wiki/Волгоград" text:style-name="Internet_20_link" text:visited-style-name="Visited_20_Internet_20_Link"><text:span text:style-name="T101">Сталінградом</text:span></text:a><text:span text:style-name="T137">. Перелом у війні на користь СРСР.</text:span></text:p>
        </text:list-item>
        <text:list-item>
          <text:p text:style-name="P86"><text:a xlink:type="simple" xlink:href="https://uk.wikipedia.org/wiki/15_березня" text:style-name="Internet_20_link" text:visited-style-name="Visited_20_Internet_20_Link"><text:span text:style-name="T101">15 березня</text:span></text:a><text:span text:style-name="T137"> — Німеччина відбила наступ СРСР під Харковом.</text:span></text:p>
        </text:list-item>
        <text:list-item>
          <text:p text:style-name="P86"><text:a xlink:type="simple" xlink:href="https://uk.wikipedia.org/wiki/31_березня" text:style-name="Internet_20_link" text:visited-style-name="Visited_20_Internet_20_Link"><text:span text:style-name="T101">31 березня</text:span></text:a><text:span text:style-name="T137"> — СРСР здобув </text:span><text:a xlink:type="simple" xlink:href="https://uk.wikipedia.org/wiki/Ржев" text:style-name="Internet_20_link" text:visited-style-name="Visited_20_Internet_20_Link"><text:span text:style-name="T101">Ржев</text:span></text:a><text:span text:style-name="T137"> (РРФСР).</text:span></text:p>
        </text:list-item>
        <text:list-item>
          <text:p text:style-name="P86"><text:a xlink:type="simple" xlink:href="https://uk.wikipedia.org/wiki/4_липня" text:style-name="Internet_20_link" text:visited-style-name="Visited_20_Internet_20_Link"><text:span text:style-name="T101">4 липня</text:span></text:a><text:span text:style-name="T137"> — СРСР розпочав </text:span><text:a xlink:type="simple" xlink:href="https://uk.wikipedia.org/wiki/Битва_на_Курській_дузі" text:style-name="Internet_20_link" text:visited-style-name="Visited_20_Internet_20_Link"><text:span text:style-name="T101">наступ на Курській дузі</text:span></text:a><text:span text:style-name="T137">.</text:span></text:p>
        </text:list-item>
        <text:list-item>
          <text:p text:style-name="P86"><text:soft-page-break/><text:a xlink:type="simple" xlink:href="https://uk.wikipedia.org/wiki/5_серпня" text:style-name="Internet_20_link" text:visited-style-name="Visited_20_Internet_20_Link"><text:span text:style-name="T101">5 серпня</text:span></text:a><text:span text:style-name="T137"> — СРСР здобув </text:span><text:a xlink:type="simple" xlink:href="https://uk.wikipedia.org/wiki/Орел" text:style-name="Internet_20_link" text:visited-style-name="Visited_20_Internet_20_Link"><text:span text:style-name="T101">Орел</text:span></text:a><text:span text:style-name="T137"> та </text:span><text:a xlink:type="simple" xlink:href="https://uk.wikipedia.org/wiki/Бєлгород" text:style-name="Internet_20_link" text:visited-style-name="Visited_20_Internet_20_Link"><text:span text:style-name="T101">Білгород</text:span></text:a><text:span text:style-name="T137"> (РРФСР).</text:span></text:p>
        </text:list-item>
        <text:list-item>
          <text:p text:style-name="P86"><text:a xlink:type="simple" xlink:href="https://uk.wikipedia.org/wiki/23_серпня" text:style-name="Internet_20_link" text:visited-style-name="Visited_20_Internet_20_Link"><text:span text:style-name="T101">23 серпня</text:span></text:a><text:span text:style-name="T137"> — СРСР розбив Німеччину на </text:span><text:a xlink:type="simple" xlink:href="https://uk.wikipedia.org/wiki/Битва_на_Курській_дузі" text:style-name="Internet_20_link" text:visited-style-name="Visited_20_Internet_20_Link"><text:span text:style-name="T101">Курській дузі</text:span></text:a><text:span text:style-name="T137">, здобув Харків, УРСР і захопив Слобожанщину.</text:span></text:p>
        </text:list-item>
        <text:list-item>
          <text:p text:style-name="P86"><text:a xlink:type="simple" xlink:href="https://uk.wikipedia.org/wiki/24_серпня" text:style-name="Internet_20_link" text:visited-style-name="Visited_20_Internet_20_Link"><text:span text:style-name="T101">24 серпня</text:span></text:a><text:span text:style-name="T137"> — СРСР розпочав </text:span><text:a xlink:type="simple" xlink:href="https://uk.wikipedia.org/wiki/Битва_за_Дніпро" text:style-name="Internet_20_link" text:visited-style-name="Visited_20_Internet_20_Link"><text:span text:style-name="T101">битву за Дніпро</text:span></text:a><text:span text:style-name="T137">.</text:span></text:p>
        </text:list-item>
        <text:list-item>
          <text:p text:style-name="P86"><text:a xlink:type="simple" xlink:href="https://uk.wikipedia.org/wiki/2_жовтня" text:style-name="Internet_20_link" text:visited-style-name="Visited_20_Internet_20_Link"><text:span text:style-name="T101">2 жовтня</text:span></text:a><text:span text:style-name="T137"> — СРСР здобув Смоленськ.</text:span></text:p>
        </text:list-item>
        <text:list-item>
          <text:p text:style-name="P86"><text:a xlink:type="simple" xlink:href="https://uk.wikipedia.org/wiki/6_листопада" text:style-name="Internet_20_link" text:visited-style-name="Visited_20_Internet_20_Link"><text:span text:style-name="T101">6 листопада</text:span></text:a><text:span text:style-name="T137"> — СРСР здобув Київ.</text:span></text:p>
        </text:list-item>
        <text:list-item>
          <text:p text:style-name="P86"><text:a xlink:type="simple" xlink:href="https://uk.wikipedia.org/wiki/24_грудня" text:style-name="Internet_20_link" text:visited-style-name="Visited_20_Internet_20_Link"><text:span text:style-name="T101">24 грудня</text:span></text:a><text:span text:style-name="T137"> — СРСР розпочав </text:span><text:a xlink:type="simple" xlink:href="https://uk.wikipedia.org/wiki/Дніпровсько-Карпатська_операція" text:style-name="Internet_20_link" text:visited-style-name="Visited_20_Internet_20_Link"><text:span text:style-name="T101">Дніпровсько-карпатську операцію</text:span></text:a><text:span text:style-name="T137">.</text:span></text:p>
        </text:list-item>
        <text:list-item>
          <text:p text:style-name="P86"><text:a xlink:type="simple" xlink:href="https://uk.wikipedia.org/wiki/31_грудня" text:style-name="Internet_20_link" text:visited-style-name="Visited_20_Internet_20_Link"><text:span text:style-name="T101">31 грудня</text:span></text:a><text:span text:style-name="T137"> — СРСР здобув </text:span><text:a xlink:type="simple" xlink:href="https://uk.wikipedia.org/wiki/Житомир" text:style-name="Internet_20_link" text:visited-style-name="Visited_20_Internet_20_Link"><text:span text:style-name="T101">Житомир</text:span></text:a><text:span text:style-name="T137"> (УРСР).</text:span></text:p>
        </text:list-item>
      </text:list>
      <text:h text:style-name="P100" text:outline-level="3"><text:bookmark text:name="1944"/><text:span text:style-name="T12">1944</text:span></text:h>
      <text:p text:style-name="P29">1944 рік позначився масштабним наступом СРСР на всьому фронті. Радянські війська захопили всю Білорусь, Україну, Крим, Прибалтику, Східну Польщу, вивели з війни Фінляндію та Румунію і почали облогу Будапешту.</text:p>
      <text:list xml:id="list3686676956" text:style-name="L27">
        <text:list-item>
          <text:p text:style-name="P87"><text:a xlink:type="simple" xlink:href="https://uk.wikipedia.org/wiki/5_січня" text:style-name="Internet_20_link" text:visited-style-name="Visited_20_Internet_20_Link"><text:span text:style-name="T101">5 січня</text:span></text:a><text:span text:style-name="T137"> — СРСР здобув </text:span><text:a xlink:type="simple" xlink:href="https://uk.wikipedia.org/wiki/Кропивницький" text:style-name="Internet_20_link" text:visited-style-name="Visited_20_Internet_20_Link"><text:span text:style-name="T101">Кіровоград</text:span></text:a><text:span text:style-name="T137"> (УРСР).</text:span></text:p>
        </text:list-item>
        <text:list-item>
          <text:p text:style-name="P87"><text:a xlink:type="simple" xlink:href="https://uk.wikipedia.org/wiki/27_січня" text:style-name="Internet_20_link" text:visited-style-name="Visited_20_Internet_20_Link"><text:span text:style-name="T101">27 січня</text:span></text:a><text:span text:style-name="T137"> — СРСР зняв блокаду з Ленінграду.</text:span></text:p>
        </text:list-item>
        <text:list-item>
          <text:p text:style-name="P87"><text:a xlink:type="simple" xlink:href="https://uk.wikipedia.org/wiki/11_лютого" text:style-name="Internet_20_link" text:visited-style-name="Visited_20_Internet_20_Link"><text:span text:style-name="T101">11 лютого</text:span></text:a><text:span text:style-name="T137"> — СРСР здобув Рівне, Луцьк, Волинь (</text:span><text:a xlink:type="simple" xlink:href="https://uk.wikipedia.org/wiki/Радянська_анексія_західноукраїнських_земель" text:style-name="Internet_20_link" text:visited-style-name="Visited_20_Internet_20_Link"><text:span text:style-name="T101">окуповану ним до цього у 1939</text:span></text:a><text:span text:style-name="T137">)</text:span></text:p>
        </text:list-item>
        <text:list-item>
          <text:p text:style-name="P87"><text:a xlink:type="simple" xlink:href="https://uk.wikipedia.org/wiki/17_лютого" text:style-name="Internet_20_link" text:visited-style-name="Visited_20_Internet_20_Link"><text:span text:style-name="T101">17 лютого</text:span></text:a><text:span text:style-name="T137"> — СРСР завершив </text:span><text:a xlink:type="simple" xlink:href="https://uk.wikipedia.org/wiki/Корсунь-Шевченківська_операція" text:style-name="Internet_20_link" text:visited-style-name="Visited_20_Internet_20_Link"><text:span text:style-name="T101">Корсунь-Шевченківську операцію</text:span></text:a><text:span text:style-name="T137">.</text:span></text:p>
        </text:list-item>
        <text:list-item>
          <text:p text:style-name="P87"><text:a xlink:type="simple" xlink:href="https://uk.wikipedia.org/wiki/17_квітня" text:style-name="Internet_20_link" text:visited-style-name="Visited_20_Internet_20_Link"><text:span text:style-name="T101">17 квітня</text:span></text:a><text:span text:style-name="T137">— СРСР </text:span><text:a xlink:type="simple" xlink:href="https://uk.wikipedia.org/wiki/Умансько-Ботошанська_операція" text:style-name="Internet_20_link" text:visited-style-name="Visited_20_Internet_20_Link"><text:span text:style-name="T101">здобув Правобережну Україну та північну Бесарабію</text:span></text:a><text:span text:style-name="T137">.</text:span></text:p>
        </text:list-item>
        <text:list-item>
          <text:p text:style-name="P87"><text:a xlink:type="simple" xlink:href="https://uk.wikipedia.org/wiki/12_травня" text:style-name="Internet_20_link" text:visited-style-name="Visited_20_Internet_20_Link"><text:span text:style-name="T101">12 травня</text:span></text:a><text:span text:style-name="T137"> — СРСР </text:span><text:a xlink:type="simple" xlink:href="https://uk.wikipedia.org/wiki/Кримська_операція_(1944)" text:style-name="Internet_20_link" text:visited-style-name="Visited_20_Internet_20_Link"><text:span text:style-name="T101">здобув Крим</text:span></text:a><text:span text:style-name="T137">.</text:span></text:p>
        </text:list-item>
        <text:list-item>
          <text:p text:style-name="P87"><text:a xlink:type="simple" xlink:href="https://uk.wikipedia.org/wiki/22_червня" text:style-name="Internet_20_link" text:visited-style-name="Visited_20_Internet_20_Link"><text:span text:style-name="T101">22 червня</text:span></text:a><text:span text:style-name="T137"> — СРСР розпочав </text:span><text:a xlink:type="simple" xlink:href="https://uk.wikipedia.org/wiki/Білоруська_операція_1944" text:style-name="Internet_20_link" text:visited-style-name="Visited_20_Internet_20_Link"><text:span text:style-name="T101">Білоруську операцію</text:span></text:a><text:span text:style-name="T137">.</text:span></text:p>
        </text:list-item>
        <text:list-item>
          <text:p text:style-name="P87"><text:a xlink:type="simple" xlink:href="https://uk.wikipedia.org/wiki/4_липня" text:style-name="Internet_20_link" text:visited-style-name="Visited_20_Internet_20_Link"><text:span text:style-name="T101">4 липня</text:span></text:a><text:span text:style-name="T137"> — СРСР здобув </text:span><text:a xlink:type="simple" xlink:href="https://uk.wikipedia.org/wiki/Мінськ" text:style-name="Internet_20_link" text:visited-style-name="Visited_20_Internet_20_Link"><text:span text:style-name="T101">Мінськ</text:span></text:a><text:span text:style-name="T137">.</text:span></text:p>
        </text:list-item>
        <text:list-item>
          <text:p text:style-name="P87"><text:a xlink:type="simple" xlink:href="https://uk.wikipedia.org/wiki/20_липня" text:style-name="Internet_20_link" text:visited-style-name="Visited_20_Internet_20_Link"><text:span text:style-name="T101">20 липня</text:span></text:a><text:span text:style-name="T137"> — СРСР здобув </text:span><text:a xlink:type="simple" xlink:href="https://uk.wikipedia.org/wiki/Вільнюс" text:style-name="Internet_20_link" text:visited-style-name="Visited_20_Internet_20_Link"><text:span text:style-name="T101">Вільнюс</text:span></text:a><text:span text:style-name="T137"> (Литва).</text:span></text:p>
        </text:list-item>
        <text:list-item>
          <text:p text:style-name="P87"><text:a xlink:type="simple" xlink:href="https://uk.wikipedia.org/wiki/27_липня" text:style-name="Internet_20_link" text:visited-style-name="Visited_20_Internet_20_Link"><text:span text:style-name="T101">27 липня</text:span></text:a><text:span text:style-name="T137"> — СРСР здобув </text:span><text:a xlink:type="simple" xlink:href="https://uk.wikipedia.org/wiki/Львів" text:style-name="Internet_20_link" text:visited-style-name="Visited_20_Internet_20_Link"><text:span text:style-name="T101">Львів</text:span></text:a><text:span text:style-name="T137"> (окупований ним до цього у 1939)</text:span></text:p>
        </text:list-item>
        <text:list-item>
          <text:p text:style-name="P87"><text:a xlink:type="simple" xlink:href="https://uk.wikipedia.org/wiki/2_серпня" text:style-name="Internet_20_link" text:visited-style-name="Visited_20_Internet_20_Link"><text:span text:style-name="T101">2 серпня</text:span></text:a><text:span text:style-name="T137"> — СРСР здобув </text:span><text:a xlink:type="simple" xlink:href="https://uk.wikipedia.org/wiki/Люблін" text:style-name="Internet_20_link" text:visited-style-name="Visited_20_Internet_20_Link"><text:span text:style-name="T101">Люблін</text:span></text:a><text:span text:style-name="T137"> (Польща).</text:span></text:p>
        </text:list-item>
        <text:list-item>
          <text:p text:style-name="P87"><text:a xlink:type="simple" xlink:href="https://uk.wikipedia.org/wiki/9_серпня" text:style-name="Internet_20_link" text:visited-style-name="Visited_20_Internet_20_Link"><text:span text:style-name="T101">9 серпня</text:span></text:a><text:span text:style-name="T137"> — СРСР здобув </text:span><text:a xlink:type="simple" xlink:href="https://uk.wikipedia.org/wiki/Карелія" text:style-name="Internet_20_link" text:visited-style-name="Visited_20_Internet_20_Link"><text:span text:style-name="T101">Карелію</text:span></text:a><text:span text:style-name="T137">. Фінляндія вийшла з війни.</text:span></text:p>
        </text:list-item>
        <text:list-item>
          <text:p text:style-name="P87"><text:a xlink:type="simple" xlink:href="https://uk.wikipedia.org/wiki/10_серпня" text:style-name="Internet_20_link" text:visited-style-name="Visited_20_Internet_20_Link"><text:span text:style-name="T101">10 серпня</text:span></text:a><text:span text:style-name="T137"> — СРСР здобув </text:span><text:a xlink:type="simple" xlink:href="https://uk.wikipedia.org/wiki/Естонія" text:style-name="Internet_20_link" text:visited-style-name="Visited_20_Internet_20_Link"><text:span text:style-name="T101">Естонію</text:span></text:a><text:span text:style-name="T137">.</text:span></text:p>
        </text:list-item>
        <text:list-item>
          <text:p text:style-name="P87"><text:a xlink:type="simple" xlink:href="https://uk.wikipedia.org/wiki/29_серпня" text:style-name="Internet_20_link" text:visited-style-name="Visited_20_Internet_20_Link"><text:span text:style-name="T101">29 серпня</text:span></text:a><text:span text:style-name="T137"> — СРСР </text:span><text:a xlink:type="simple" xlink:href="https://uk.wikipedia.org/wiki/Львівсько-Сандомирська_операція" text:style-name="Internet_20_link" text:visited-style-name="Visited_20_Internet_20_Link"><text:span text:style-name="T101">здобув Галичину</text:span></text:a><text:span text:style-name="T137">, </text:span><text:a xlink:type="simple" xlink:href="https://uk.wikipedia.org/wiki/Яссько-Кишинівська_операція" text:style-name="Internet_20_link" text:visited-style-name="Visited_20_Internet_20_Link"><text:span text:style-name="T101">південну Бесарабію та Східну Румунію</text:span></text:a><text:span text:style-name="T137">.</text:span></text:p>
        </text:list-item>
        <text:list-item>
          <text:p text:style-name="P87"><text:a xlink:type="simple" xlink:href="https://uk.wikipedia.org/wiki/29_жовтня" text:style-name="Internet_20_link" text:visited-style-name="Visited_20_Internet_20_Link"><text:span text:style-name="T101">29 жовтня</text:span></text:a><text:span text:style-name="T137"> — СРСР здобув більшу частину </text:span><text:a xlink:type="simple" xlink:href="https://uk.wikipedia.org/wiki/Угорщина" text:style-name="Internet_20_link" text:visited-style-name="Visited_20_Internet_20_Link"><text:span text:style-name="T101">Угорщини</text:span></text:a><text:span text:style-name="T137"> і розпочав наступ на </text:span><text:a xlink:type="simple" xlink:href="https://uk.wikipedia.org/wiki/Будапешт" text:style-name="Internet_20_link" text:visited-style-name="Visited_20_Internet_20_Link"><text:span text:style-name="T101">Будапешт</text:span></text:a><text:span text:style-name="T137">.</text:span></text:p>
        </text:list-item>
        <text:list-item>
          <text:p text:style-name="P87"><text:soft-page-break/><text:a xlink:type="simple" xlink:href="https://uk.wikipedia.org/wiki/24_листопада" text:style-name="Internet_20_link" text:visited-style-name="Visited_20_Internet_20_Link"><text:span text:style-name="T101">24 листопада</text:span></text:a><text:span text:style-name="T137"> — СРСР здобув країни Прибалтики (окуповані ним до цього у 1940).</text:span></text:p>
        </text:list-item>
      </text:list>
      <text:h text:style-name="P101" text:outline-level="3"><text:bookmark text:name="1945"/><text:span text:style-name="T12">1945</text:span></text:h>
      <text:p text:style-name="P37"><text:span text:style-name="T137">1945 рік позначився приходом військ СРСР до країн Східної Європи та насильним встановленням комуністичних урядів в цих країнах. Радянські війська окупували Східну Пруссію, Західну Польщу, Східну Австрію, Словаччину, Чехію та Бранденбург. Після падіння Берліна Німеччина підписала </text:span><text:a xlink:type="simple" xlink:href="https://uk.wikipedia.org/wiki/Капітуляція" text:style-name="Internet_20_link" text:visited-style-name="Visited_20_Internet_20_Link"><text:span text:style-name="T101">капітуляцію</text:span></text:a><text:span text:style-name="T137">, яка завершила німецько-радянську війну та поклала край Другій світовій війні на європейському театрі бойових дій.</text:span></text:p>
      <text:list xml:id="list2073478304" text:style-name="L28">
        <text:list-item>
          <text:p text:style-name="P88"><text:a xlink:type="simple" xlink:href="https://uk.wikipedia.org/wiki/13_січня" text:style-name="Internet_20_link" text:visited-style-name="Visited_20_Internet_20_Link"><text:span text:style-name="T101">13 січня</text:span></text:a><text:span text:style-name="T137"> — СРСР розпочав </text:span><text:a xlink:type="simple" xlink:href="https://uk.wikipedia.org/wiki/Східно-Прусська_операція" text:style-name="Internet_20_link" text:visited-style-name="Visited_20_Internet_20_Link"><text:span text:style-name="T101">наступ у Східну Пруссію</text:span></text:a><text:span text:style-name="T137">.</text:span></text:p>
        </text:list-item>
        <text:list-item>
          <text:p text:style-name="P88"><text:a xlink:type="simple" xlink:href="https://uk.wikipedia.org/wiki/17_січня" text:style-name="Internet_20_link" text:visited-style-name="Visited_20_Internet_20_Link"><text:span text:style-name="T101">17 січня</text:span></text:a><text:span text:style-name="T137"> — СРСР здобув </text:span><text:a xlink:type="simple" xlink:href="https://uk.wikipedia.org/wiki/Варшава" text:style-name="Internet_20_link" text:visited-style-name="Visited_20_Internet_20_Link"><text:span text:style-name="T101">Варшаву</text:span></text:a><text:span text:style-name="T137"> (Польща).</text:span></text:p>
        </text:list-item>
        <text:list-item>
          <text:p text:style-name="P88"><text:a xlink:type="simple" xlink:href="https://uk.wikipedia.org/wiki/19_січня" text:style-name="Internet_20_link" text:visited-style-name="Visited_20_Internet_20_Link"><text:span text:style-name="T101">19 січня</text:span></text:a><text:span text:style-name="T137"> — СРСР здобув </text:span><text:a xlink:type="simple" xlink:href="https://uk.wikipedia.org/wiki/Краків" text:style-name="Internet_20_link" text:visited-style-name="Visited_20_Internet_20_Link"><text:span text:style-name="T101">Краків</text:span></text:a><text:span text:style-name="T137"> (Польща).</text:span></text:p>
        </text:list-item>
        <text:list-item>
          <text:p text:style-name="P88"><text:a xlink:type="simple" xlink:href="https://uk.wikipedia.org/wiki/28_березня" text:style-name="Internet_20_link" text:visited-style-name="Visited_20_Internet_20_Link"><text:span text:style-name="T101">28 березня</text:span></text:a><text:span text:style-name="T137"> — СРСР </text:span><text:a xlink:type="simple" xlink:href="https://uk.wikipedia.org/wiki/Східно-Померанська_операція" text:style-name="Internet_20_link" text:visited-style-name="Visited_20_Internet_20_Link"><text:span text:style-name="T101">здобув</text:span></text:a><text:span text:style-name="T137"> </text:span><text:a xlink:type="simple" xlink:href="https://uk.wikipedia.org/wiki/Данциг" text:style-name="Internet_20_link" text:visited-style-name="Visited_20_Internet_20_Link"><text:span text:style-name="T101">Данциг</text:span></text:a><text:span text:style-name="T137"> (Пруссія, Німеччина).</text:span></text:p>
        </text:list-item>
        <text:list-item>
          <text:p text:style-name="P88"><text:a xlink:type="simple" xlink:href="https://uk.wikipedia.org/wiki/9_квітня" text:style-name="Internet_20_link" text:visited-style-name="Visited_20_Internet_20_Link"><text:span text:style-name="T101">9 квітня</text:span></text:a><text:span text:style-name="T137"> — СРСР здобув </text:span><text:a xlink:type="simple" xlink:href="https://uk.wikipedia.org/wiki/Кьонігсберг" text:style-name="Internet_20_link" text:visited-style-name="Visited_20_Internet_20_Link"><text:span text:style-name="T101">Кьонігсберг</text:span></text:a><text:span text:style-name="T137"> (Пруссія, Німеччина).</text:span></text:p>
        </text:list-item>
        <text:list-item>
          <text:p text:style-name="P88"><text:a xlink:type="simple" xlink:href="https://uk.wikipedia.org/wiki/4_квітня" text:style-name="Internet_20_link" text:visited-style-name="Visited_20_Internet_20_Link"><text:span text:style-name="T101">4 квітня</text:span></text:a><text:span text:style-name="T137"> — СРСР здобув </text:span><text:a xlink:type="simple" xlink:href="https://uk.wikipedia.org/wiki/Братислава" text:style-name="Internet_20_link" text:visited-style-name="Visited_20_Internet_20_Link"><text:span text:style-name="T101">Братиславу</text:span></text:a><text:span text:style-name="T137"> (Словаччина).</text:span></text:p>
        </text:list-item>
        <text:list-item>
          <text:p text:style-name="P88"><text:a xlink:type="simple" xlink:href="https://uk.wikipedia.org/wiki/15_квітня" text:style-name="Internet_20_link" text:visited-style-name="Visited_20_Internet_20_Link"><text:span text:style-name="T101">15 квітня</text:span></text:a><text:span text:style-name="T137"> — СРСР </text:span><text:a xlink:type="simple" xlink:href="https://uk.wikipedia.org/wiki/Віденська_операція" text:style-name="Internet_20_link" text:visited-style-name="Visited_20_Internet_20_Link"><text:span text:style-name="T101">здобув</text:span></text:a><text:span text:style-name="T137"> </text:span><text:a xlink:type="simple" xlink:href="https://uk.wikipedia.org/wiki/Відень" text:style-name="Internet_20_link" text:visited-style-name="Visited_20_Internet_20_Link"><text:span text:style-name="T101">Відень</text:span></text:a><text:span text:style-name="T137"> (Австрія).</text:span></text:p>
        </text:list-item>
        <text:list-item>
          <text:p text:style-name="P88"><text:a xlink:type="simple" xlink:href="https://uk.wikipedia.org/wiki/16_квітня" text:style-name="Internet_20_link" text:visited-style-name="Visited_20_Internet_20_Link"><text:span text:style-name="T101">16 квітня</text:span></text:a><text:span text:style-name="T137"> — СРСР розпочав </text:span><text:a xlink:type="simple" xlink:href="https://uk.wikipedia.org/wiki/Битва_за_Берлін" text:style-name="Internet_20_link" text:visited-style-name="Visited_20_Internet_20_Link"><text:span text:style-name="T101">битву за Берлін</text:span></text:a><text:span text:style-name="T137">.</text:span></text:p>
        </text:list-item>
        <text:list-item>
          <text:p text:style-name="P88"><text:a xlink:type="simple" xlink:href="https://uk.wikipedia.org/wiki/2_травня" text:style-name="Internet_20_link" text:visited-style-name="Visited_20_Internet_20_Link"><text:span text:style-name="T101">2 травня</text:span></text:a><text:span text:style-name="T137"> — СРСР здобув </text:span><text:a xlink:type="simple" xlink:href="https://uk.wikipedia.org/wiki/Берлін" text:style-name="Internet_20_link" text:visited-style-name="Visited_20_Internet_20_Link"><text:span text:style-name="T101">Берлін</text:span></text:a><text:span text:style-name="T137"> (Пруссія, Німеччина).</text:span></text:p>
        </text:list-item>
        <text:list-item>
          <text:p text:style-name="P88"><text:a xlink:type="simple" xlink:href="https://uk.wikipedia.org/wiki/8_травня" text:style-name="Internet_20_link" text:visited-style-name="Visited_20_Internet_20_Link"><text:span text:style-name="T101">8 травня</text:span></text:a><text:span text:style-name="T137"> — Німеччина підписала капітуляцію.</text:span></text:p>
        </text:list-item>
        <text:list-item>
          <text:p text:style-name="P89"><text:a xlink:type="simple" xlink:href="https://uk.wikipedia.org/wiki/9_травня" text:style-name="Internet_20_link" text:visited-style-name="Visited_20_Internet_20_Link"><text:span text:style-name="T101">9 травня</text:span></text:a><text:span text:style-name="T137"> — СРСР здобув </text:span><text:a xlink:type="simple" xlink:href="https://uk.wikipedia.org/wiki/Прага" text:style-name="Internet_20_link" text:visited-style-name="Visited_20_Internet_20_Link"><text:span text:style-name="T101">Прагу</text:span></text:a><text:span text:style-name="T137"> (Чехія).</text:span></text:p>
        </text:list-item>
        <text:list-item>
          <text:p text:style-name="P89"><text:span text:style-name="T137">О 22 годині 43 хвилини за центрально-європейським часом </text:span><text:a xlink:type="simple" xlink:href="https://uk.wikipedia.org/wiki/8_травня" text:style-name="Internet_20_link" text:visited-style-name="Visited_20_Internet_20_Link"><text:span text:style-name="T101">8 травня</text:span></text:a><text:span text:style-name="T137"> </text:span><text:a xlink:type="simple" xlink:href="https://uk.wikipedia.org/wiki/1945" text:style-name="Internet_20_link" text:visited-style-name="Visited_20_Internet_20_Link"><text:span text:style-name="T101">1945</text:span></text:a><text:span text:style-name="T137"> року війна в Європі завершилася беззастережною капітуляцією збройних сил Німеччини. Бойові дії цієї війни тривали 1418 днів. Проте, прийнявши капітуляцію, Радянський Союз не підписав миру з Німеччиною, тобто формально залишився з нею у стані війни. Війна з Німеччиною була формально закінчена </text:span><text:a xlink:type="simple" xlink:href="https://uk.wikipedia.org/wiki/25_січня" text:style-name="Internet_20_link" text:visited-style-name="Visited_20_Internet_20_Link"><text:span text:style-name="T101">25 січня</text:span></text:a><text:span text:style-name="T137"> </text:span><text:a xlink:type="simple" xlink:href="https://uk.wikipedia.org/wiki/1955" text:style-name="Internet_20_link" text:visited-style-name="Visited_20_Internet_20_Link"><text:span text:style-name="T101">1955</text:span></text:a><text:span text:style-name="T137"> року виданням </text:span><text:a xlink:type="simple" xlink:href="https://uk.wikipedia.org/wiki/Президія_Верховної_Ради_СРСР" text:style-name="Internet_20_link" text:visited-style-name="Visited_20_Internet_20_Link"><text:span text:style-name="T101">Президією Верховної Ради СРСР</text:span></text:a><text:span text:style-name="T137"> Указу «Про припинення стану війни між Радянським Союзом і Німеччиною».</text:span></text:p>
        </text:list-item>
      </text:list>
      <text:p text:style-name="P36"><text:span text:style-name="T137">Перемогу у війні святкують </text:span><text:a xlink:type="simple" xlink:href="https://uk.wikipedia.org/wiki/9_травня" text:style-name="Internet_20_link" text:visited-style-name="Visited_20_Internet_20_Link"><text:span text:style-name="T101">9 травня</text:span></text:a><text:span text:style-name="T137"> </text:span><text:a xlink:type="simple" xlink:href="https://uk.wikipedia.org/wiki/1945" text:style-name="Internet_20_link" text:visited-style-name="Visited_20_Internet_20_Link"><text:span text:style-name="T101">1945</text:span></text:a><text:span text:style-name="T137">, в день підпису </text:span><text:a xlink:type="simple" xlink:href="https://uk.wikipedia.org/wiki/Капітуляція" text:style-name="Internet_20_link" text:visited-style-name="Visited_20_Internet_20_Link"><text:span text:style-name="T101">капітуляції</text:span></text:a><text:span text:style-name="T137"> Німеччини </text:span><text:span text:style-name="T140">за московським</text:span><text:span text:style-name="T137"> часом (в Європі ще був день 8 </text:span><text:soft-page-break/><text:span text:style-name="T137">травня). Проте інколи в радянській історіографії закінчення цієї війни відносять на </text:span><text:a xlink:type="simple" xlink:href="https://uk.wikipedia.org/wiki/2_вересня" text:style-name="Internet_20_link" text:visited-style-name="Visited_20_Internet_20_Link"><text:span text:style-name="T101">2 вересня</text:span></text:a><text:span text:style-name="T137"> </text:span><text:a xlink:type="simple" xlink:href="https://uk.wikipedia.org/wiki/1945" text:style-name="Internet_20_link" text:visited-style-name="Visited_20_Internet_20_Link"><text:span text:style-name="T101">1945</text:span></text:a><text:span text:style-name="T137"> — дату капітуляції </text:span><text:a xlink:type="simple" xlink:href="https://uk.wikipedia.org/wiki/Японська_імперія" text:style-name="Internet_20_link" text:visited-style-name="Visited_20_Internet_20_Link"><text:span text:style-name="T101">Японії</text:span></text:a><text:span text:style-name="T137">.</text:span></text:p>
      <text:p text:style-name="P36"><text:a xlink:type="simple" xlink:href="https://uk.wikipedia.org/wiki/24_червня" text:style-name="Internet_20_link" text:visited-style-name="Visited_20_Internet_20_Link"><text:span text:style-name="T101">24 червня</text:span></text:a><text:span text:style-name="T137"> </text:span><text:a xlink:type="simple" xlink:href="https://uk.wikipedia.org/wiki/1945" text:style-name="Internet_20_link" text:visited-style-name="Visited_20_Internet_20_Link"><text:span text:style-name="T101">1945</text:span></text:a><text:span text:style-name="T137"> року у </text:span><text:a xlink:type="simple" xlink:href="https://uk.wikipedia.org/wiki/Москва" text:style-name="Internet_20_link" text:visited-style-name="Visited_20_Internet_20_Link"><text:span text:style-name="T101">Москві</text:span></text:a><text:span text:style-name="T137"> на </text:span><text:a xlink:type="simple" xlink:href="https://uk.wikipedia.org/wiki/Красна_площа" text:style-name="Internet_20_link" text:visited-style-name="Visited_20_Internet_20_Link"><text:span text:style-name="T101">Красній площі</text:span></text:a><text:span text:style-name="T137"> відбувся </text:span><text:a xlink:type="simple" xlink:href="https://uk.wikipedia.org/wiki/Парад_Перемоги" text:style-name="Internet_20_link" text:visited-style-name="Visited_20_Internet_20_Link"><text:span text:style-name="T101">Парад Перемоги</text:span></text:a><text:span text:style-name="T137">. На </text:span><text:a xlink:type="simple" xlink:href="https://uk.wikipedia.org/wiki/Потсдамська_конференція" text:style-name="Internet_20_link" text:visited-style-name="Visited_20_Internet_20_Link"><text:span text:style-name="T101">Потсдамській конференції</text:span></text:a><text:span text:style-name="T137"> (липень-серпень 1945 року) керівників </text:span><text:a xlink:type="simple" xlink:href="https://uk.wikipedia.org/wiki/Союз_Радянських_Соціалістичних_Республік" text:style-name="Internet_20_link" text:visited-style-name="Visited_20_Internet_20_Link"><text:span text:style-name="T101">СРСР</text:span></text:a><text:span text:style-name="T137">, </text:span><text:a xlink:type="simple" xlink:href="https://uk.wikipedia.org/wiki/Велика_Британія" text:style-name="Internet_20_link" text:visited-style-name="Visited_20_Internet_20_Link"><text:span text:style-name="T101">Великої Британії</text:span></text:a><text:span text:style-name="T137"> і </text:span><text:a xlink:type="simple" xlink:href="https://uk.wikipedia.org/wiki/Сполучені_Штати_Америки" text:style-name="Internet_20_link" text:visited-style-name="Visited_20_Internet_20_Link"><text:span text:style-name="T101">США</text:span></text:a><text:span text:style-name="T137"> була досягнута домовленість з питань післявоєнного облаштування Європи.</text:span></text:p>
      <text:p text:style-name="P92">11</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Arial"/>
    <style:font-face style:name="Arial" svg:font-family="Arial, Helvetica, sans-serif"/>
    <style:font-face style:name="Arial3" svg:font-family="Arial, Verdana"/>
    <style:font-face style:name="Arial2" svg:font-family="Arial, sans-serif"/>
    <style:font-face style:name="Georgia" svg:font-family="Georgia, Times, serif"/>
    <style:font-face style:name="Linux Libertine" svg:font-family="'Linux Libertine', Georgia, Times, serif"/>
    <style:font-face style:name="Lohit Devanagari1" svg:font-family="'Lohit Devanagari'"/>
    <style:font-face style:name="Lucida Grande" svg:font-family="'Lucida Grande', 'Lucida Sans', Arial, sans-serif"/>
    <style:font-face style:name="PT Sans" svg:font-family="'PT Sans', sans-serif"/>
    <style:font-face style:name="Symbol" svg:font-family="Symbol"/>
    <style:font-face style:name="Times New Roman1" svg:font-family="'Times New Roman'"/>
    <style:font-face style:name="arial1" svg:font-family="arial, helvetica, sans-serif"/>
    <style:font-face style:name="arial" svg:font-family="arial, sans-serif"/>
    <style:font-face style:name="inherit" svg:font-family="inherit"/>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default-outline-level="">
      <style:paragraph-properties fo:margin-left="0cm" fo:margin-right="0cm" fo:margin-top="0.494cm" fo:margin-bottom="0cm" loext:contextual-spacing="false" fo:line-height="115%" fo:text-align="start" style:justify-single-word="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letter-kerning="false" style:font-name-asian="SimSun" style:font-family-asian="SimSun"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ar" style:country-complex="none"/>
    </style:style>
    <style:style style:name="Title" style:family="paragraph" style:parent-style-name="Heading" style:next-style-name="Text_20_body" style:class="chapter">
      <style:paragraph-properties fo:margin-left="0cm" fo:margin-right="0cm" fo:margin-top="0cm" fo:margin-bottom="0cm" loext:contextual-spacing="false" fo:line-height="150%" fo:text-align="center" style:justify-single-word="false" fo:text-indent="1.251cm" style:auto-text-indent="false"/>
      <style:text-properties style:font-name="Times New Roman" fo:font-family="'Times New Roman'" style:font-family-generic="roman" style:font-pitch="variable" fo:font-size="14pt" fo:font-weight="bold" officeooo:rsid="00299895"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19:07:12.706011232</meta:creation-date>
    <meta:editing-duration>PT3H13M2S</meta:editing-duration>
    <meta:editing-cycles>32</meta:editing-cycles>
    <meta:generator>LibreOffice/6.0.7.3$Linux_X86_64 LibreOffice_project/00m0$Build-3</meta:generator>
    <dc:date>2021-01-02T17:19:53.849587006</dc:date>
    <meta:document-statistic meta:table-count="6" meta:image-count="3" meta:object-count="1" meta:page-count="99" meta:paragraph-count="676" meta:word-count="24248" meta:character-count="179033" meta:non-whitespace-character-count="155316"/>
  </office:meta>
</office:document-meta>
</file>